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_BT_comb_static_floating_Table" table:style-name="ta1">
        <table:shapes>
          <draw:frame draw:z-index="0" draw:style-name="gr1" draw:text-style-name="P1" svg:width="777.57pt" svg:height="444.98pt" svg:x="211.35pt" svg:y="36.91pt">
            <loext:p draw:notify-on-update-of-ranges="ex_BT_comb_static_floating_Table.A1:ex_BT_comb_static_floating_Table.A1 ex_BT_comb_static_floating_Table.A2:ex_BT_comb_static_floating_Table.A1549 ex_BT_comb_static_floating_Table.B1:ex_BT_comb_static_floating_Table.B1 ex_BT_comb_static_floating_Table.B2:ex_BT_comb_static_floating_Table.B15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ometric mean</text:p>
          </table:table-cell>
        </table:table-row>
        <table:table-row table:style-name="ro1">
          <table:table-cell/>
          <table:table-cell office:value-type="float" office:value="1153.52769109" calcext:value-type="float">
            <text:p>1153.52769109</text:p>
          </table:table-cell>
        </table:table-row>
        <table:table-row table:style-name="ro1">
          <table:table-cell/>
          <table:table-cell office:value-type="float" office:value="1120.81739184" calcext:value-type="float">
            <text:p>1120.81739184</text:p>
          </table:table-cell>
        </table:table-row>
        <table:table-row table:style-name="ro1">
          <table:table-cell/>
          <table:table-cell office:value-type="float" office:value="1118.28272462" calcext:value-type="float">
            <text:p>1118.28272462</text:p>
          </table:table-cell>
        </table:table-row>
        <table:table-row table:style-name="ro1">
          <table:table-cell/>
          <table:table-cell office:value-type="float" office:value="1085.62132938" calcext:value-type="float">
            <text:p>1085.62132938</text:p>
          </table:table-cell>
        </table:table-row>
        <table:table-row table:style-name="ro1">
          <table:table-cell/>
          <table:table-cell office:value-type="float" office:value="1084.01830444" calcext:value-type="float">
            <text:p>1084.01830444</text:p>
          </table:table-cell>
        </table:table-row>
        <table:table-row table:style-name="ro1">
          <table:table-cell/>
          <table:table-cell office:value-type="float" office:value="1081.89194244" calcext:value-type="float">
            <text:p>1081.89194244</text:p>
          </table:table-cell>
        </table:table-row>
        <table:table-row table:style-name="ro1">
          <table:table-cell/>
          <table:table-cell office:value-type="float" office:value="1055.17466438" calcext:value-type="float">
            <text:p>1055.17466438</text:p>
          </table:table-cell>
        </table:table-row>
        <table:table-row table:style-name="ro1">
          <table:table-cell/>
          <table:table-cell office:value-type="float" office:value="1048.13394456" calcext:value-type="float">
            <text:p>1048.13394456</text:p>
          </table:table-cell>
        </table:table-row>
        <table:table-row table:style-name="ro1">
          <table:table-cell/>
          <table:table-cell office:value-type="float" office:value="1047.92755804" calcext:value-type="float">
            <text:p>1047.92755804</text:p>
          </table:table-cell>
        </table:table-row>
        <table:table-row table:style-name="ro1">
          <table:table-cell/>
          <table:table-cell office:value-type="float" office:value="1046.38353546" calcext:value-type="float">
            <text:p>1046.38353546</text:p>
          </table:table-cell>
        </table:table-row>
        <table:table-row table:style-name="ro1">
          <table:table-cell/>
          <table:table-cell office:value-type="float" office:value="1044.23332484" calcext:value-type="float">
            <text:p>1044.23332484</text:p>
          </table:table-cell>
        </table:table-row>
        <table:table-row table:style-name="ro1">
          <table:table-cell/>
          <table:table-cell office:value-type="float" office:value="1028.81040665" calcext:value-type="float">
            <text:p>1028.81040665</text:p>
          </table:table-cell>
        </table:table-row>
        <table:table-row table:style-name="ro1">
          <table:table-cell/>
          <table:table-cell office:value-type="float" office:value="1026.42613831" calcext:value-type="float">
            <text:p>1026.42613831</text:p>
          </table:table-cell>
        </table:table-row>
        <table:table-row table:style-name="ro1">
          <table:table-cell/>
          <table:table-cell office:value-type="float" office:value="1020.82628778" calcext:value-type="float">
            <text:p>1020.82628778</text:p>
          </table:table-cell>
        </table:table-row>
        <table:table-row table:style-name="ro1">
          <table:table-cell/>
          <table:table-cell office:value-type="float" office:value="1018.38378807" calcext:value-type="float">
            <text:p>1018.38378807</text:p>
          </table:table-cell>
        </table:table-row>
        <table:table-row table:style-name="ro1">
          <table:table-cell/>
          <table:table-cell office:value-type="float" office:value="1009.35857693" calcext:value-type="float">
            <text:p>1009.35857693</text:p>
          </table:table-cell>
        </table:table-row>
        <table:table-row table:style-name="ro1">
          <table:table-cell/>
          <table:table-cell office:value-type="float" office:value="1009.25940144" calcext:value-type="float">
            <text:p>1009.25940144</text:p>
          </table:table-cell>
        </table:table-row>
        <table:table-row table:style-name="ro1">
          <table:table-cell/>
          <table:table-cell office:value-type="float" office:value="1008.8629916" calcext:value-type="float">
            <text:p>1008.8629916</text:p>
          </table:table-cell>
        </table:table-row>
        <table:table-row table:style-name="ro1">
          <table:table-cell/>
          <table:table-cell office:value-type="float" office:value="1007.57787826" calcext:value-type="float">
            <text:p>1007.57787826</text:p>
          </table:table-cell>
        </table:table-row>
        <table:table-row table:style-name="ro1">
          <table:table-cell/>
          <table:table-cell office:value-type="float" office:value="999.9190776" calcext:value-type="float">
            <text:p>999.9190776</text:p>
          </table:table-cell>
        </table:table-row>
        <table:table-row table:style-name="ro1">
          <table:table-cell/>
          <table:table-cell office:value-type="float" office:value="998.370015357" calcext:value-type="float">
            <text:p>998.370015357</text:p>
          </table:table-cell>
        </table:table-row>
        <table:table-row table:style-name="ro1">
          <table:table-cell/>
          <table:table-cell office:value-type="float" office:value="996.443773903" calcext:value-type="float">
            <text:p>996.443773903</text:p>
          </table:table-cell>
        </table:table-row>
        <table:table-row table:style-name="ro1">
          <table:table-cell/>
          <table:table-cell office:value-type="float" office:value="996.415766875" calcext:value-type="float">
            <text:p>996.415766875</text:p>
          </table:table-cell>
        </table:table-row>
        <table:table-row table:style-name="ro1">
          <table:table-cell/>
          <table:table-cell office:value-type="float" office:value="994.108355596" calcext:value-type="float">
            <text:p>994.108355596</text:p>
          </table:table-cell>
        </table:table-row>
        <table:table-row table:style-name="ro1">
          <table:table-cell/>
          <table:table-cell office:value-type="float" office:value="980.005014507" calcext:value-type="float">
            <text:p>980.005014507</text:p>
          </table:table-cell>
        </table:table-row>
        <table:table-row table:style-name="ro1">
          <table:table-cell/>
          <table:table-cell office:value-type="float" office:value="969.859961131" calcext:value-type="float">
            <text:p>969.859961131</text:p>
          </table:table-cell>
        </table:table-row>
        <table:table-row table:style-name="ro1">
          <table:table-cell/>
          <table:table-cell office:value-type="float" office:value="969.417615054" calcext:value-type="float">
            <text:p>969.417615054</text:p>
          </table:table-cell>
        </table:table-row>
        <table:table-row table:style-name="ro1">
          <table:table-cell/>
          <table:table-cell office:value-type="float" office:value="969.323583566" calcext:value-type="float">
            <text:p>969.323583566</text:p>
          </table:table-cell>
        </table:table-row>
        <table:table-row table:style-name="ro1">
          <table:table-cell/>
          <table:table-cell office:value-type="float" office:value="969.260934204" calcext:value-type="float">
            <text:p>969.260934204</text:p>
          </table:table-cell>
        </table:table-row>
        <table:table-row table:style-name="ro1">
          <table:table-cell/>
          <table:table-cell office:value-type="float" office:value="969.015824481" calcext:value-type="float">
            <text:p>969.015824481</text:p>
          </table:table-cell>
        </table:table-row>
        <table:table-row table:style-name="ro1">
          <table:table-cell/>
          <table:table-cell office:value-type="float" office:value="969.015824481" calcext:value-type="float">
            <text:p>969.015824481</text:p>
          </table:table-cell>
        </table:table-row>
        <table:table-row table:style-name="ro1">
          <table:table-cell/>
          <table:table-cell office:value-type="float" office:value="968.35833846" calcext:value-type="float">
            <text:p>968.35833846</text:p>
          </table:table-cell>
        </table:table-row>
        <table:table-row table:style-name="ro1">
          <table:table-cell/>
          <table:table-cell office:value-type="float" office:value="967.916386719" calcext:value-type="float">
            <text:p>967.916386719</text:p>
          </table:table-cell>
        </table:table-row>
        <table:table-row table:style-name="ro1">
          <table:table-cell/>
          <table:table-cell office:value-type="float" office:value="966.491081924" calcext:value-type="float">
            <text:p>966.491081924</text:p>
          </table:table-cell>
        </table:table-row>
        <table:table-row table:style-name="ro1">
          <table:table-cell/>
          <table:table-cell office:value-type="float" office:value="965.956567505" calcext:value-type="float">
            <text:p>965.956567505</text:p>
          </table:table-cell>
        </table:table-row>
        <table:table-row table:style-name="ro1">
          <table:table-cell/>
          <table:table-cell office:value-type="float" office:value="947.182380769" calcext:value-type="float">
            <text:p>947.182380769</text:p>
          </table:table-cell>
        </table:table-row>
        <table:table-row table:style-name="ro1">
          <table:table-cell/>
          <table:table-cell office:value-type="float" office:value="942.745371987" calcext:value-type="float">
            <text:p>942.745371987</text:p>
          </table:table-cell>
        </table:table-row>
        <table:table-row table:style-name="ro1">
          <table:table-cell/>
          <table:table-cell office:value-type="float" office:value="941.599161957" calcext:value-type="float">
            <text:p>941.599161957</text:p>
          </table:table-cell>
        </table:table-row>
        <table:table-row table:style-name="ro1">
          <table:table-cell/>
          <table:table-cell office:value-type="float" office:value="941.507881926" calcext:value-type="float">
            <text:p>941.507881926</text:p>
          </table:table-cell>
        </table:table-row>
        <table:table-row table:style-name="ro1">
          <table:table-cell/>
          <table:table-cell office:value-type="float" office:value="940.141859227" calcext:value-type="float">
            <text:p>940.141859227</text:p>
          </table:table-cell>
        </table:table-row>
        <table:table-row table:style-name="ro1">
          <table:table-cell/>
          <table:table-cell office:value-type="float" office:value="939.712086311" calcext:value-type="float">
            <text:p>939.712086311</text:p>
          </table:table-cell>
        </table:table-row>
        <table:table-row table:style-name="ro1">
          <table:table-cell/>
          <table:table-cell office:value-type="float" office:value="938.149071468" calcext:value-type="float">
            <text:p>938.149071468</text:p>
          </table:table-cell>
        </table:table-row>
        <table:table-row table:style-name="ro1">
          <table:table-cell/>
          <table:table-cell office:value-type="float" office:value="937.783022361" calcext:value-type="float">
            <text:p>937.783022361</text:p>
          </table:table-cell>
        </table:table-row>
        <table:table-row table:style-name="ro1">
          <table:table-cell/>
          <table:table-cell office:value-type="float" office:value="937.692094642" calcext:value-type="float">
            <text:p>937.692094642</text:p>
          </table:table-cell>
        </table:table-row>
        <table:table-row table:style-name="ro1">
          <table:table-cell/>
          <table:table-cell office:value-type="float" office:value="937.32864808" calcext:value-type="float">
            <text:p>937.32864808</text:p>
          </table:table-cell>
        </table:table-row>
        <table:table-row table:style-name="ro1">
          <table:table-cell/>
          <table:table-cell office:value-type="float" office:value="936.240838837" calcext:value-type="float">
            <text:p>936.240838837</text:p>
          </table:table-cell>
        </table:table-row>
        <table:table-row table:style-name="ro1">
          <table:table-cell/>
          <table:table-cell office:value-type="float" office:value="928.347129478" calcext:value-type="float">
            <text:p>928.347129478</text:p>
          </table:table-cell>
        </table:table-row>
        <table:table-row table:style-name="ro1">
          <table:table-cell/>
          <table:table-cell office:value-type="float" office:value="927.608615939" calcext:value-type="float">
            <text:p>927.608615939</text:p>
          </table:table-cell>
        </table:table-row>
        <table:table-row table:style-name="ro1">
          <table:table-cell/>
          <table:table-cell office:value-type="float" office:value="921.35323683" calcext:value-type="float">
            <text:p>921.35323683</text:p>
          </table:table-cell>
        </table:table-row>
        <table:table-row table:style-name="ro1">
          <table:table-cell/>
          <table:table-cell office:value-type="float" office:value="916.122013751" calcext:value-type="float">
            <text:p>916.122013751</text:p>
          </table:table-cell>
        </table:table-row>
        <table:table-row table:style-name="ro1">
          <table:table-cell/>
          <table:table-cell office:value-type="float" office:value="914.866789487" calcext:value-type="float">
            <text:p>914.866789487</text:p>
          </table:table-cell>
        </table:table-row>
        <table:table-row table:style-name="ro1">
          <table:table-cell/>
          <table:table-cell office:value-type="float" office:value="912.356422779" calcext:value-type="float">
            <text:p>912.356422779</text:p>
          </table:table-cell>
        </table:table-row>
        <table:table-row table:style-name="ro1">
          <table:table-cell/>
          <table:table-cell office:value-type="float" office:value="912.268011865" calcext:value-type="float">
            <text:p>912.268011865</text:p>
          </table:table-cell>
        </table:table-row>
        <table:table-row table:style-name="ro1">
          <table:table-cell/>
          <table:table-cell office:value-type="float" office:value="911.914625057" calcext:value-type="float">
            <text:p>911.914625057</text:p>
          </table:table-cell>
        </table:table-row>
        <table:table-row table:style-name="ro1">
          <table:table-cell/>
          <table:table-cell office:value-type="float" office:value="910.856923609" calcext:value-type="float">
            <text:p>910.856923609</text:p>
          </table:table-cell>
        </table:table-row>
        <table:table-row table:style-name="ro1">
          <table:table-cell/>
          <table:table-cell office:value-type="float" office:value="908.745490532" calcext:value-type="float">
            <text:p>908.745490532</text:p>
          </table:table-cell>
        </table:table-row>
        <table:table-row table:style-name="ro1">
          <table:table-cell/>
          <table:table-cell office:value-type="float" office:value="905.807790674" calcext:value-type="float">
            <text:p>905.807790674</text:p>
          </table:table-cell>
        </table:table-row>
        <table:table-row table:style-name="ro1">
          <table:table-cell/>
          <table:table-cell office:value-type="float" office:value="905.050471723" calcext:value-type="float">
            <text:p>905.050471723</text:p>
          </table:table-cell>
        </table:table-row>
        <table:table-row table:style-name="ro1">
          <table:table-cell/>
          <table:table-cell office:value-type="float" office:value="905.050471723" calcext:value-type="float">
            <text:p>905.050471723</text:p>
          </table:table-cell>
        </table:table-row>
        <table:table-row table:style-name="ro1">
          <table:table-cell/>
          <table:table-cell office:value-type="float" office:value="896.425945995" calcext:value-type="float">
            <text:p>896.425945995</text:p>
          </table:table-cell>
        </table:table-row>
        <table:table-row table:style-name="ro1">
          <table:table-cell/>
          <table:table-cell office:value-type="float" office:value="892.973108607" calcext:value-type="float">
            <text:p>892.973108607</text:p>
          </table:table-cell>
        </table:table-row>
        <table:table-row table:style-name="ro1">
          <table:table-cell/>
          <table:table-cell office:value-type="float" office:value="891.251739233" calcext:value-type="float">
            <text:p>891.251739233</text:p>
          </table:table-cell>
        </table:table-row>
        <table:table-row table:style-name="ro1">
          <table:table-cell/>
          <table:table-cell office:value-type="float" office:value="888.924138359" calcext:value-type="float">
            <text:p>888.924138359</text:p>
          </table:table-cell>
        </table:table-row>
        <table:table-row table:style-name="ro1">
          <table:table-cell/>
          <table:table-cell office:value-type="float" office:value="886.913885042" calcext:value-type="float">
            <text:p>886.913885042</text:p>
          </table:table-cell>
        </table:table-row>
        <table:table-row table:style-name="ro1">
          <table:table-cell/>
          <table:table-cell office:value-type="float" office:value="885.278494502" calcext:value-type="float">
            <text:p>885.278494502</text:p>
          </table:table-cell>
        </table:table-row>
        <table:table-row table:style-name="ro1">
          <table:table-cell/>
          <table:table-cell office:value-type="float" office:value="883.450786102" calcext:value-type="float">
            <text:p>883.450786102</text:p>
          </table:table-cell>
        </table:table-row>
        <table:table-row table:style-name="ro1">
          <table:table-cell/>
          <table:table-cell office:value-type="float" office:value="882.786605395" calcext:value-type="float">
            <text:p>882.786605395</text:p>
          </table:table-cell>
        </table:table-row>
        <table:table-row table:style-name="ro1">
          <table:table-cell/>
          <table:table-cell office:value-type="float" office:value="882.183110172" calcext:value-type="float">
            <text:p>882.183110172</text:p>
          </table:table-cell>
        </table:table-row>
        <table:table-row table:style-name="ro1">
          <table:table-cell/>
          <table:table-cell office:value-type="float" office:value="882.097672846" calcext:value-type="float">
            <text:p>882.097672846</text:p>
          </table:table-cell>
        </table:table-row>
        <table:table-row table:style-name="ro1">
          <table:table-cell/>
          <table:table-cell office:value-type="float" office:value="876.337904984" calcext:value-type="float">
            <text:p>876.337904984</text:p>
          </table:table-cell>
        </table:table-row>
        <table:table-row table:style-name="ro1">
          <table:table-cell/>
          <table:table-cell office:value-type="float" office:value="872.677393074" calcext:value-type="float">
            <text:p>872.677393074</text:p>
          </table:table-cell>
        </table:table-row>
        <table:table-row table:style-name="ro1">
          <table:table-cell/>
          <table:table-cell office:value-type="float" office:value="871.374694342" calcext:value-type="float">
            <text:p>871.374694342</text:p>
          </table:table-cell>
        </table:table-row>
        <table:table-row table:style-name="ro1">
          <table:table-cell/>
          <table:table-cell office:value-type="float" office:value="871.080447452" calcext:value-type="float">
            <text:p>871.080447452</text:p>
          </table:table-cell>
        </table:table-row>
        <table:table-row table:style-name="ro1">
          <table:table-cell/>
          <table:table-cell office:value-type="float" office:value="869.103158913" calcext:value-type="float">
            <text:p>869.103158913</text:p>
          </table:table-cell>
        </table:table-row>
        <table:table-row table:style-name="ro1">
          <table:table-cell/>
          <table:table-cell office:value-type="float" office:value="867.054189872" calcext:value-type="float">
            <text:p>867.054189872</text:p>
          </table:table-cell>
        </table:table-row>
        <table:table-row table:style-name="ro1">
          <table:table-cell/>
          <table:table-cell office:value-type="float" office:value="862.95357662" calcext:value-type="float">
            <text:p>862.95357662</text:p>
          </table:table-cell>
        </table:table-row>
        <table:table-row table:style-name="ro1">
          <table:table-cell/>
          <table:table-cell office:value-type="float" office:value="861.010019854" calcext:value-type="float">
            <text:p>861.010019854</text:p>
          </table:table-cell>
        </table:table-row>
        <table:table-row table:style-name="ro1">
          <table:table-cell/>
          <table:table-cell office:value-type="float" office:value="859.738655249" calcext:value-type="float">
            <text:p>859.738655249</text:p>
          </table:table-cell>
        </table:table-row>
        <table:table-row table:style-name="ro1">
          <table:table-cell/>
          <table:table-cell office:value-type="float" office:value="858.052230213" calcext:value-type="float">
            <text:p>858.052230213</text:p>
          </table:table-cell>
        </table:table-row>
        <table:table-row table:style-name="ro1">
          <table:table-cell/>
          <table:table-cell office:value-type="float" office:value="852.859683572" calcext:value-type="float">
            <text:p>852.859683572</text:p>
          </table:table-cell>
        </table:table-row>
        <table:table-row table:style-name="ro1">
          <table:table-cell/>
          <table:table-cell office:value-type="float" office:value="852.261242958" calcext:value-type="float">
            <text:p>852.261242958</text:p>
          </table:table-cell>
        </table:table-row>
        <table:table-row table:style-name="ro1">
          <table:table-cell/>
          <table:table-cell office:value-type="float" office:value="851.330721195" calcext:value-type="float">
            <text:p>851.330721195</text:p>
          </table:table-cell>
        </table:table-row>
        <table:table-row table:style-name="ro1">
          <table:table-cell/>
          <table:table-cell office:value-type="float" office:value="851.129403998" calcext:value-type="float">
            <text:p>851.129403998</text:p>
          </table:table-cell>
        </table:table-row>
        <table:table-row table:style-name="ro1">
          <table:table-cell/>
          <table:table-cell office:value-type="float" office:value="850.074885254" calcext:value-type="float">
            <text:p>850.074885254</text:p>
          </table:table-cell>
        </table:table-row>
        <table:table-row table:style-name="ro1">
          <table:table-cell/>
          <table:table-cell office:value-type="float" office:value="848.89371275" calcext:value-type="float">
            <text:p>848.89371275</text:p>
          </table:table-cell>
        </table:table-row>
        <table:table-row table:style-name="ro1">
          <table:table-cell/>
          <table:table-cell office:value-type="float" office:value="848.409050055" calcext:value-type="float">
            <text:p>848.409050055</text:p>
          </table:table-cell>
        </table:table-row>
        <table:table-row table:style-name="ro1">
          <table:table-cell/>
          <table:table-cell office:value-type="float" office:value="836.862664854" calcext:value-type="float">
            <text:p>836.862664854</text:p>
          </table:table-cell>
        </table:table-row>
        <table:table-row table:style-name="ro1">
          <table:table-cell/>
          <table:table-cell office:value-type="float" office:value="832.838332795" calcext:value-type="float">
            <text:p>832.838332795</text:p>
          </table:table-cell>
        </table:table-row>
        <table:table-row table:style-name="ro1">
          <table:table-cell/>
          <table:table-cell office:value-type="float" office:value="832.517823495" calcext:value-type="float">
            <text:p>832.517823495</text:p>
          </table:table-cell>
        </table:table-row>
        <table:table-row table:style-name="ro1">
          <table:table-cell/>
          <table:table-cell office:value-type="float" office:value="832.435943207" calcext:value-type="float">
            <text:p>832.435943207</text:p>
          </table:table-cell>
        </table:table-row>
        <table:table-row table:style-name="ro1">
          <table:table-cell/>
          <table:table-cell office:value-type="float" office:value="831.292150027" calcext:value-type="float">
            <text:p>831.292150027</text:p>
          </table:table-cell>
        </table:table-row>
        <table:table-row table:style-name="ro1">
          <table:table-cell/>
          <table:table-cell office:value-type="float" office:value="831.278645689" calcext:value-type="float">
            <text:p>831.278645689</text:p>
          </table:table-cell>
        </table:table-row>
        <table:table-row table:style-name="ro1">
          <table:table-cell/>
          <table:table-cell office:value-type="float" office:value="831.114959826" calcext:value-type="float">
            <text:p>831.114959826</text:p>
          </table:table-cell>
        </table:table-row>
        <table:table-row table:style-name="ro1">
          <table:table-cell/>
          <table:table-cell office:value-type="float" office:value="830.877940315" calcext:value-type="float">
            <text:p>830.877940315</text:p>
          </table:table-cell>
        </table:table-row>
        <table:table-row table:style-name="ro1">
          <table:table-cell/>
          <table:table-cell office:value-type="float" office:value="829.890390191" calcext:value-type="float">
            <text:p>829.890390191</text:p>
          </table:table-cell>
        </table:table-row>
        <table:table-row table:style-name="ro1">
          <table:table-cell/>
          <table:table-cell office:value-type="float" office:value="829.585266276" calcext:value-type="float">
            <text:p>829.585266276</text:p>
          </table:table-cell>
        </table:table-row>
        <table:table-row table:style-name="ro1">
          <table:table-cell/>
          <table:table-cell office:value-type="float" office:value="828.185050731" calcext:value-type="float">
            <text:p>828.185050731</text:p>
          </table:table-cell>
        </table:table-row>
        <table:table-row table:style-name="ro1">
          <table:table-cell/>
          <table:table-cell office:value-type="float" office:value="819.463217454" calcext:value-type="float">
            <text:p>819.463217454</text:p>
          </table:table-cell>
        </table:table-row>
        <table:table-row table:style-name="ro1">
          <table:table-cell/>
          <table:table-cell office:value-type="float" office:value="815.953081141" calcext:value-type="float">
            <text:p>815.953081141</text:p>
          </table:table-cell>
        </table:table-row>
        <table:table-row table:style-name="ro1">
          <table:table-cell/>
          <table:table-cell office:value-type="float" office:value="814.062109697" calcext:value-type="float">
            <text:p>814.062109697</text:p>
          </table:table-cell>
        </table:table-row>
        <table:table-row table:style-name="ro1">
          <table:table-cell/>
          <table:table-cell office:value-type="float" office:value="813.187258877" calcext:value-type="float">
            <text:p>813.187258877</text:p>
          </table:table-cell>
        </table:table-row>
        <table:table-row table:style-name="ro1">
          <table:table-cell/>
          <table:table-cell office:value-type="float" office:value="813.187258877" calcext:value-type="float">
            <text:p>813.187258877</text:p>
          </table:table-cell>
        </table:table-row>
        <table:table-row table:style-name="ro1">
          <table:table-cell/>
          <table:table-cell office:value-type="float" office:value="812.868174204" calcext:value-type="float">
            <text:p>812.868174204</text:p>
          </table:table-cell>
        </table:table-row>
        <table:table-row table:style-name="ro1">
          <table:table-cell/>
          <table:table-cell office:value-type="float" office:value="811.913169166" calcext:value-type="float">
            <text:p>811.913169166</text:p>
          </table:table-cell>
        </table:table-row>
        <table:table-row table:style-name="ro1">
          <table:table-cell/>
          <table:table-cell office:value-type="float" office:value="809.620848929" calcext:value-type="float">
            <text:p>809.620848929</text:p>
          </table:table-cell>
        </table:table-row>
        <table:table-row table:style-name="ro1">
          <table:table-cell/>
          <table:table-cell office:value-type="float" office:value="807.683693988" calcext:value-type="float">
            <text:p>807.683693988</text:p>
          </table:table-cell>
        </table:table-row>
        <table:table-row table:style-name="ro1">
          <table:table-cell/>
          <table:table-cell office:value-type="float" office:value="801.289118089" calcext:value-type="float">
            <text:p>801.289118089</text:p>
          </table:table-cell>
        </table:table-row>
        <table:table-row table:style-name="ro1">
          <table:table-cell/>
          <table:table-cell office:value-type="float" office:value="800.525767914" calcext:value-type="float">
            <text:p>800.525767914</text:p>
          </table:table-cell>
        </table:table-row>
        <table:table-row table:style-name="ro1">
          <table:table-cell/>
          <table:table-cell office:value-type="float" office:value="800.447111488" calcext:value-type="float">
            <text:p>800.447111488</text:p>
          </table:table-cell>
        </table:table-row>
        <table:table-row table:style-name="ro1">
          <table:table-cell/>
          <table:table-cell office:value-type="float" office:value="800.132717481" calcext:value-type="float">
            <text:p>800.132717481</text:p>
          </table:table-cell>
        </table:table-row>
        <table:table-row table:style-name="ro1">
          <table:table-cell/>
          <table:table-cell office:value-type="float" office:value="800.059592256" calcext:value-type="float">
            <text:p>800.059592256</text:p>
          </table:table-cell>
        </table:table-row>
        <table:table-row table:style-name="ro1">
          <table:table-cell/>
          <table:table-cell office:value-type="float" office:value="799.113489657" calcext:value-type="float">
            <text:p>799.113489657</text:p>
          </table:table-cell>
        </table:table-row>
        <table:table-row table:style-name="ro1">
          <table:table-cell/>
          <table:table-cell office:value-type="float" office:value="795.536338684" calcext:value-type="float">
            <text:p>795.536338684</text:p>
          </table:table-cell>
        </table:table-row>
        <table:table-row table:style-name="ro1">
          <table:table-cell/>
          <table:table-cell office:value-type="float" office:value="793.611255882" calcext:value-type="float">
            <text:p>793.611255882</text:p>
          </table:table-cell>
        </table:table-row>
        <table:table-row table:style-name="ro1">
          <table:table-cell/>
          <table:table-cell office:value-type="float" office:value="793.533538479" calcext:value-type="float">
            <text:p>793.533538479</text:p>
          </table:table-cell>
        </table:table-row>
        <table:table-row table:style-name="ro1">
          <table:table-cell/>
          <table:table-cell office:value-type="float" office:value="793.300523194" calcext:value-type="float">
            <text:p>793.300523194</text:p>
          </table:table-cell>
        </table:table-row>
        <table:table-row table:style-name="ro1">
          <table:table-cell/>
          <table:table-cell office:value-type="float" office:value="793.039268441" calcext:value-type="float">
            <text:p>793.039268441</text:p>
          </table:table-cell>
        </table:table-row>
        <table:table-row table:style-name="ro1">
          <table:table-cell/>
          <table:table-cell office:value-type="float" office:value="791.810701834" calcext:value-type="float">
            <text:p>791.810701834</text:p>
          </table:table-cell>
        </table:table-row>
        <table:table-row table:style-name="ro1">
          <table:table-cell/>
          <table:table-cell office:value-type="float" office:value="790.282993095" calcext:value-type="float">
            <text:p>790.282993095</text:p>
          </table:table-cell>
        </table:table-row>
        <table:table-row table:style-name="ro1">
          <table:table-cell/>
          <table:table-cell office:value-type="float" office:value="790.260780627" calcext:value-type="float">
            <text:p>790.260780627</text:p>
          </table:table-cell>
        </table:table-row>
        <table:table-row table:style-name="ro1">
          <table:table-cell/>
          <table:table-cell office:value-type="float" office:value="790.078403775" calcext:value-type="float">
            <text:p>790.078403775</text:p>
          </table:table-cell>
        </table:table-row>
        <table:table-row table:style-name="ro1">
          <table:table-cell/>
          <table:table-cell office:value-type="float" office:value="788.430764785" calcext:value-type="float">
            <text:p>788.430764785</text:p>
          </table:table-cell>
        </table:table-row>
        <table:table-row table:style-name="ro1">
          <table:table-cell/>
          <table:table-cell office:value-type="float" office:value="788.251278407" calcext:value-type="float">
            <text:p>788.251278407</text:p>
          </table:table-cell>
        </table:table-row>
        <table:table-row table:style-name="ro1">
          <table:table-cell/>
          <table:table-cell office:value-type="float" office:value="785.845959288" calcext:value-type="float">
            <text:p>785.845959288</text:p>
          </table:table-cell>
        </table:table-row>
        <table:table-row table:style-name="ro1">
          <table:table-cell/>
          <table:table-cell office:value-type="float" office:value="782.22992718" calcext:value-type="float">
            <text:p>782.22992718</text:p>
          </table:table-cell>
        </table:table-row>
        <table:table-row table:style-name="ro1">
          <table:table-cell/>
          <table:table-cell office:value-type="float" office:value="778.748376641" calcext:value-type="float">
            <text:p>778.748376641</text:p>
          </table:table-cell>
        </table:table-row>
        <table:table-row table:style-name="ro1">
          <table:table-cell/>
          <table:table-cell office:value-type="float" office:value="777.694894926" calcext:value-type="float">
            <text:p>777.694894926</text:p>
          </table:table-cell>
        </table:table-row>
        <table:table-row table:style-name="ro1">
          <table:table-cell/>
          <table:table-cell office:value-type="float" office:value="777.245356331" calcext:value-type="float">
            <text:p>777.245356331</text:p>
          </table:table-cell>
        </table:table-row>
        <table:table-row table:style-name="ro1">
          <table:table-cell/>
          <table:table-cell office:value-type="float" office:value="776.122658152" calcext:value-type="float">
            <text:p>776.122658152</text:p>
          </table:table-cell>
        </table:table-row>
        <table:table-row table:style-name="ro1">
          <table:table-cell/>
          <table:table-cell office:value-type="float" office:value="773.878736783" calcext:value-type="float">
            <text:p>773.878736783</text:p>
          </table:table-cell>
        </table:table-row>
        <table:table-row table:style-name="ro1">
          <table:table-cell/>
          <table:table-cell office:value-type="float" office:value="773.744887442" calcext:value-type="float">
            <text:p>773.744887442</text:p>
          </table:table-cell>
        </table:table-row>
        <table:table-row table:style-name="ro1">
          <table:table-cell/>
          <table:table-cell office:value-type="float" office:value="772.977511617" calcext:value-type="float">
            <text:p>772.977511617</text:p>
          </table:table-cell>
        </table:table-row>
        <table:table-row table:style-name="ro1">
          <table:table-cell/>
          <table:table-cell office:value-type="float" office:value="771.229465254" calcext:value-type="float">
            <text:p>771.229465254</text:p>
          </table:table-cell>
        </table:table-row>
        <table:table-row table:style-name="ro1">
          <table:table-cell/>
          <table:table-cell office:value-type="float" office:value="769.19927952" calcext:value-type="float">
            <text:p>769.19927952</text:p>
          </table:table-cell>
        </table:table-row>
        <table:table-row table:style-name="ro1">
          <table:table-cell/>
          <table:table-cell office:value-type="float" office:value="768.848453318" calcext:value-type="float">
            <text:p>768.848453318</text:p>
          </table:table-cell>
        </table:table-row>
        <table:table-row table:style-name="ro1">
          <table:table-cell/>
          <table:table-cell office:value-type="float" office:value="768.773876621" calcext:value-type="float">
            <text:p>768.773876621</text:p>
          </table:table-cell>
        </table:table-row>
        <table:table-row table:style-name="ro1">
          <table:table-cell/>
          <table:table-cell office:value-type="float" office:value="768.724189198" calcext:value-type="float">
            <text:p>768.724189198</text:p>
          </table:table-cell>
        </table:table-row>
        <table:table-row table:style-name="ro1">
          <table:table-cell/>
          <table:table-cell office:value-type="float" office:value="768.52979183" calcext:value-type="float">
            <text:p>768.52979183</text:p>
          </table:table-cell>
        </table:table-row>
        <table:table-row table:style-name="ro1">
          <table:table-cell/>
          <table:table-cell office:value-type="float" office:value="768.52979183" calcext:value-type="float">
            <text:p>768.52979183</text:p>
          </table:table-cell>
        </table:table-row>
        <table:table-row table:style-name="ro1">
          <table:table-cell/>
          <table:table-cell office:value-type="float" office:value="768.008337401" calcext:value-type="float">
            <text:p>768.008337401</text:p>
          </table:table-cell>
        </table:table-row>
        <table:table-row table:style-name="ro1">
          <table:table-cell/>
          <table:table-cell office:value-type="float" office:value="767.657823949" calcext:value-type="float">
            <text:p>767.657823949</text:p>
          </table:table-cell>
        </table:table-row>
        <table:table-row table:style-name="ro1">
          <table:table-cell/>
          <table:table-cell office:value-type="float" office:value="766.632424978" calcext:value-type="float">
            <text:p>766.632424978</text:p>
          </table:table-cell>
        </table:table-row>
        <table:table-row table:style-name="ro1">
          <table:table-cell/>
          <table:table-cell office:value-type="float" office:value="766.55823594" calcext:value-type="float">
            <text:p>766.55823594</text:p>
          </table:table-cell>
        </table:table-row>
        <table:table-row table:style-name="ro1">
          <table:table-cell/>
          <table:table-cell office:value-type="float" office:value="766.527409804" calcext:value-type="float">
            <text:p>766.527409804</text:p>
          </table:table-cell>
        </table:table-row>
        <table:table-row table:style-name="ro1">
          <table:table-cell/>
          <table:table-cell office:value-type="float" office:value="766.103484573" calcext:value-type="float">
            <text:p>766.103484573</text:p>
          </table:table-cell>
        </table:table-row>
        <table:table-row table:style-name="ro1">
          <table:table-cell/>
          <table:table-cell office:value-type="float" office:value="765.595734274" calcext:value-type="float">
            <text:p>765.595734274</text:p>
          </table:table-cell>
        </table:table-row>
        <table:table-row table:style-name="ro1">
          <table:table-cell/>
          <table:table-cell office:value-type="float" office:value="765.321406357" calcext:value-type="float">
            <text:p>765.321406357</text:p>
          </table:table-cell>
        </table:table-row>
        <table:table-row table:style-name="ro1">
          <table:table-cell/>
          <table:table-cell office:value-type="float" office:value="765.122317316" calcext:value-type="float">
            <text:p>765.122317316</text:p>
          </table:table-cell>
        </table:table-row>
        <table:table-row table:style-name="ro1">
          <table:table-cell/>
          <table:table-cell office:value-type="float" office:value="764.747578159" calcext:value-type="float">
            <text:p>764.747578159</text:p>
          </table:table-cell>
        </table:table-row>
        <table:table-row table:style-name="ro1">
          <table:table-cell/>
          <table:table-cell office:value-type="float" office:value="764.048553708" calcext:value-type="float">
            <text:p>764.048553708</text:p>
          </table:table-cell>
        </table:table-row>
        <table:table-row table:style-name="ro1">
          <table:table-cell/>
          <table:table-cell office:value-type="float" office:value="760.18001454" calcext:value-type="float">
            <text:p>760.18001454</text:p>
          </table:table-cell>
        </table:table-row>
        <table:table-row table:style-name="ro1">
          <table:table-cell/>
          <table:table-cell office:value-type="float" office:value="754.295611656" calcext:value-type="float">
            <text:p>754.295611656</text:p>
          </table:table-cell>
        </table:table-row>
        <table:table-row table:style-name="ro1">
          <table:table-cell/>
          <table:table-cell office:value-type="float" office:value="754.295611656" calcext:value-type="float">
            <text:p>754.295611656</text:p>
          </table:table-cell>
        </table:table-row>
        <table:table-row table:style-name="ro1">
          <table:table-cell/>
          <table:table-cell office:value-type="float" office:value="754.003870933" calcext:value-type="float">
            <text:p>754.003870933</text:p>
          </table:table-cell>
        </table:table-row>
        <table:table-row table:style-name="ro1">
          <table:table-cell/>
          <table:table-cell office:value-type="float" office:value="753.130675654" calcext:value-type="float">
            <text:p>753.130675654</text:p>
          </table:table-cell>
        </table:table-row>
        <table:table-row table:style-name="ro1">
          <table:table-cell/>
          <table:table-cell office:value-type="float" office:value="751.213612335" calcext:value-type="float">
            <text:p>751.213612335</text:p>
          </table:table-cell>
        </table:table-row>
        <table:table-row table:style-name="ro1">
          <table:table-cell/>
          <table:table-cell office:value-type="float" office:value="748.972089719" calcext:value-type="float">
            <text:p>748.972089719</text:p>
          </table:table-cell>
        </table:table-row>
        <table:table-row table:style-name="ro1">
          <table:table-cell/>
          <table:table-cell office:value-type="float" office:value="748.704365089" calcext:value-type="float">
            <text:p>748.704365089</text:p>
          </table:table-cell>
        </table:table-row>
        <table:table-row table:style-name="ro1">
          <table:table-cell/>
          <table:table-cell office:value-type="float" office:value="747.69460537" calcext:value-type="float">
            <text:p>747.69460537</text:p>
          </table:table-cell>
        </table:table-row>
        <table:table-row table:style-name="ro1">
          <table:table-cell/>
          <table:table-cell office:value-type="float" office:value="747.598830649" calcext:value-type="float">
            <text:p>747.598830649</text:p>
          </table:table-cell>
        </table:table-row>
        <table:table-row table:style-name="ro1">
          <table:table-cell/>
          <table:table-cell office:value-type="float" office:value="746.785542241" calcext:value-type="float">
            <text:p>746.785542241</text:p>
          </table:table-cell>
        </table:table-row>
        <table:table-row table:style-name="ro1">
          <table:table-cell/>
          <table:table-cell office:value-type="float" office:value="746.713147733" calcext:value-type="float">
            <text:p>746.713147733</text:p>
          </table:table-cell>
        </table:table-row>
        <table:table-row table:style-name="ro1">
          <table:table-cell/>
          <table:table-cell office:value-type="float" office:value="746.132374096" calcext:value-type="float">
            <text:p>746.132374096</text:p>
          </table:table-cell>
        </table:table-row>
        <table:table-row table:style-name="ro1">
          <table:table-cell/>
          <table:table-cell office:value-type="float" office:value="745.629750421" calcext:value-type="float">
            <text:p>745.629750421</text:p>
          </table:table-cell>
        </table:table-row>
        <table:table-row table:style-name="ro1">
          <table:table-cell/>
          <table:table-cell office:value-type="float" office:value="745.288896038" calcext:value-type="float">
            <text:p>745.288896038</text:p>
          </table:table-cell>
        </table:table-row>
        <table:table-row table:style-name="ro1">
          <table:table-cell/>
          <table:table-cell office:value-type="float" office:value="744.049263577" calcext:value-type="float">
            <text:p>744.049263577</text:p>
          </table:table-cell>
        </table:table-row>
        <table:table-row table:style-name="ro1">
          <table:table-cell/>
          <table:table-cell office:value-type="float" office:value="743.758948768" calcext:value-type="float">
            <text:p>743.758948768</text:p>
          </table:table-cell>
        </table:table-row>
        <table:table-row table:style-name="ro1">
          <table:table-cell/>
          <table:table-cell office:value-type="float" office:value="743.68683368" calcext:value-type="float">
            <text:p>743.68683368</text:p>
          </table:table-cell>
        </table:table-row>
        <table:table-row table:style-name="ro1">
          <table:table-cell/>
          <table:table-cell office:value-type="float" office:value="743.398582958" calcext:value-type="float">
            <text:p>743.398582958</text:p>
          </table:table-cell>
        </table:table-row>
        <table:table-row table:style-name="ro1">
          <table:table-cell/>
          <table:table-cell office:value-type="float" office:value="742.535837697" calcext:value-type="float">
            <text:p>742.535837697</text:p>
          </table:table-cell>
        </table:table-row>
        <table:table-row table:style-name="ro1">
          <table:table-cell/>
          <table:table-cell office:value-type="float" office:value="741.731564542" calcext:value-type="float">
            <text:p>741.731564542</text:p>
          </table:table-cell>
        </table:table-row>
        <table:table-row table:style-name="ro1">
          <table:table-cell/>
          <table:table-cell office:value-type="float" office:value="741.731564542" calcext:value-type="float">
            <text:p>741.731564542</text:p>
          </table:table-cell>
        </table:table-row>
        <table:table-row table:style-name="ro1">
          <table:table-cell/>
          <table:table-cell office:value-type="float" office:value="741.516497153" calcext:value-type="float">
            <text:p>741.516497153</text:p>
          </table:table-cell>
        </table:table-row>
        <table:table-row table:style-name="ro1">
          <table:table-cell/>
          <table:table-cell office:value-type="float" office:value="737.674002084" calcext:value-type="float">
            <text:p>737.674002084</text:p>
          </table:table-cell>
        </table:table-row>
        <table:table-row table:style-name="ro1">
          <table:table-cell/>
          <table:table-cell office:value-type="float" office:value="737.122198651" calcext:value-type="float">
            <text:p>737.122198651</text:p>
          </table:table-cell>
        </table:table-row>
        <table:table-row table:style-name="ro1">
          <table:table-cell/>
          <table:table-cell office:value-type="float" office:value="736.275309587" calcext:value-type="float">
            <text:p>736.275309587</text:p>
          </table:table-cell>
        </table:table-row>
        <table:table-row table:style-name="ro1">
          <table:table-cell/>
          <table:table-cell office:value-type="float" office:value="735.689591953" calcext:value-type="float">
            <text:p>735.689591953</text:p>
          </table:table-cell>
        </table:table-row>
        <table:table-row table:style-name="ro1">
          <table:table-cell/>
          <table:table-cell office:value-type="float" office:value="731.950294812" calcext:value-type="float">
            <text:p>731.950294812</text:p>
          </table:table-cell>
        </table:table-row>
        <table:table-row table:style-name="ro1">
          <table:table-cell/>
          <table:table-cell office:value-type="float" office:value="730.728429208" calcext:value-type="float">
            <text:p>730.728429208</text:p>
          </table:table-cell>
        </table:table-row>
        <table:table-row table:style-name="ro1">
          <table:table-cell/>
          <table:table-cell office:value-type="float" office:value="730.297304653" calcext:value-type="float">
            <text:p>730.297304653</text:p>
          </table:table-cell>
        </table:table-row>
        <table:table-row table:style-name="ro1">
          <table:table-cell/>
          <table:table-cell office:value-type="float" office:value="729.226831085" calcext:value-type="float">
            <text:p>729.226831085</text:p>
          </table:table-cell>
        </table:table-row>
        <table:table-row table:style-name="ro1">
          <table:table-cell/>
          <table:table-cell office:value-type="float" office:value="728.921651397" calcext:value-type="float">
            <text:p>728.921651397</text:p>
          </table:table-cell>
        </table:table-row>
        <table:table-row table:style-name="ro1">
          <table:table-cell/>
          <table:table-cell office:value-type="float" office:value="727.70666509" calcext:value-type="float">
            <text:p>727.70666509</text:p>
          </table:table-cell>
        </table:table-row>
        <table:table-row table:style-name="ro1">
          <table:table-cell/>
          <table:table-cell office:value-type="float" office:value="726.972129733" calcext:value-type="float">
            <text:p>726.972129733</text:p>
          </table:table-cell>
        </table:table-row>
        <table:table-row table:style-name="ro1">
          <table:table-cell/>
          <table:table-cell office:value-type="float" office:value="726.579528146" calcext:value-type="float">
            <text:p>726.579528146</text:p>
          </table:table-cell>
        </table:table-row>
        <table:table-row table:style-name="ro1">
          <table:table-cell/>
          <table:table-cell office:value-type="float" office:value="725.376205119" calcext:value-type="float">
            <text:p>725.376205119</text:p>
          </table:table-cell>
        </table:table-row>
        <table:table-row table:style-name="ro1">
          <table:table-cell/>
          <table:table-cell office:value-type="float" office:value="724.306591062" calcext:value-type="float">
            <text:p>724.306591062</text:p>
          </table:table-cell>
        </table:table-row>
        <table:table-row table:style-name="ro1">
          <table:table-cell/>
          <table:table-cell office:value-type="float" office:value="723.593024961" calcext:value-type="float">
            <text:p>723.593024961</text:p>
          </table:table-cell>
        </table:table-row>
        <table:table-row table:style-name="ro1">
          <table:table-cell/>
          <table:table-cell office:value-type="float" office:value="723.522905961" calcext:value-type="float">
            <text:p>723.522905961</text:p>
          </table:table-cell>
        </table:table-row>
        <table:table-row table:style-name="ro1">
          <table:table-cell/>
          <table:table-cell office:value-type="float" office:value="723.242633665" calcext:value-type="float">
            <text:p>723.242633665</text:p>
          </table:table-cell>
        </table:table-row>
        <table:table-row table:style-name="ro1">
          <table:table-cell/>
          <table:table-cell office:value-type="float" office:value="722.887771696" calcext:value-type="float">
            <text:p>722.887771696</text:p>
          </table:table-cell>
        </table:table-row>
        <table:table-row table:style-name="ro1">
          <table:table-cell/>
          <table:table-cell office:value-type="float" office:value="722.850996249" calcext:value-type="float">
            <text:p>722.850996249</text:p>
          </table:table-cell>
        </table:table-row>
        <table:table-row table:style-name="ro1">
          <table:table-cell/>
          <table:table-cell office:value-type="float" office:value="722.708660716" calcext:value-type="float">
            <text:p>722.708660716</text:p>
          </table:table-cell>
        </table:table-row>
        <table:table-row table:style-name="ro1">
          <table:table-cell/>
          <table:table-cell office:value-type="float" office:value="722.403766999" calcext:value-type="float">
            <text:p>722.403766999</text:p>
          </table:table-cell>
        </table:table-row>
        <table:table-row table:style-name="ro1">
          <table:table-cell/>
          <table:table-cell office:value-type="float" office:value="721.643817555" calcext:value-type="float">
            <text:p>721.643817555</text:p>
          </table:table-cell>
        </table:table-row>
        <table:table-row table:style-name="ro1">
          <table:table-cell/>
          <table:table-cell office:value-type="float" office:value="720.729182144" calcext:value-type="float">
            <text:p>720.729182144</text:p>
          </table:table-cell>
        </table:table-row>
        <table:table-row table:style-name="ro1">
          <table:table-cell/>
          <table:table-cell office:value-type="float" office:value="720.160913677" calcext:value-type="float">
            <text:p>720.160913677</text:p>
          </table:table-cell>
        </table:table-row>
        <table:table-row table:style-name="ro1">
          <table:table-cell/>
          <table:table-cell office:value-type="float" office:value="718.399282259" calcext:value-type="float">
            <text:p>718.399282259</text:p>
          </table:table-cell>
        </table:table-row>
        <table:table-row table:style-name="ro1">
          <table:table-cell/>
          <table:table-cell office:value-type="float" office:value="718.053826869" calcext:value-type="float">
            <text:p>718.053826869</text:p>
          </table:table-cell>
        </table:table-row>
        <table:table-row table:style-name="ro1">
          <table:table-cell/>
          <table:table-cell office:value-type="float" office:value="718.045318345" calcext:value-type="float">
            <text:p>718.045318345</text:p>
          </table:table-cell>
        </table:table-row>
        <table:table-row table:style-name="ro1">
          <table:table-cell/>
          <table:table-cell office:value-type="float" office:value="717.912658318" calcext:value-type="float">
            <text:p>717.912658318</text:p>
          </table:table-cell>
        </table:table-row>
        <table:table-row table:style-name="ro1">
          <table:table-cell/>
          <table:table-cell office:value-type="float" office:value="717.798649987" calcext:value-type="float">
            <text:p>717.798649987</text:p>
          </table:table-cell>
        </table:table-row>
        <table:table-row table:style-name="ro1">
          <table:table-cell/>
          <table:table-cell office:value-type="float" office:value="717.798649987" calcext:value-type="float">
            <text:p>717.798649987</text:p>
          </table:table-cell>
        </table:table-row>
        <table:table-row table:style-name="ro1">
          <table:table-cell/>
          <table:table-cell office:value-type="float" office:value="716.997087772" calcext:value-type="float">
            <text:p>716.997087772</text:p>
          </table:table-cell>
        </table:table-row>
        <table:table-row table:style-name="ro1">
          <table:table-cell/>
          <table:table-cell office:value-type="float" office:value="716.686661437" calcext:value-type="float">
            <text:p>716.686661437</text:p>
          </table:table-cell>
        </table:table-row>
        <table:table-row table:style-name="ro1">
          <table:table-cell/>
          <table:table-cell office:value-type="float" office:value="715.927602669" calcext:value-type="float">
            <text:p>715.927602669</text:p>
          </table:table-cell>
        </table:table-row>
        <table:table-row table:style-name="ro1">
          <table:table-cell/>
          <table:table-cell office:value-type="float" office:value="715.455608814" calcext:value-type="float">
            <text:p>715.455608814</text:p>
          </table:table-cell>
        </table:table-row>
        <table:table-row table:style-name="ro1">
          <table:table-cell/>
          <table:table-cell office:value-type="float" office:value="711.052382618" calcext:value-type="float">
            <text:p>711.052382618</text:p>
          </table:table-cell>
        </table:table-row>
        <table:table-row table:style-name="ro1">
          <table:table-cell/>
          <table:table-cell office:value-type="float" office:value="710.958508892" calcext:value-type="float">
            <text:p>710.958508892</text:p>
          </table:table-cell>
        </table:table-row>
        <table:table-row table:style-name="ro1">
          <table:table-cell/>
          <table:table-cell office:value-type="float" office:value="710.645312965" calcext:value-type="float">
            <text:p>710.645312965</text:p>
          </table:table-cell>
        </table:table-row>
        <table:table-row table:style-name="ro1">
          <table:table-cell/>
          <table:table-cell office:value-type="float" office:value="710.575597429" calcext:value-type="float">
            <text:p>710.575597429</text:p>
          </table:table-cell>
        </table:table-row>
        <table:table-row table:style-name="ro1">
          <table:table-cell/>
          <table:table-cell office:value-type="float" office:value="710.366573863" calcext:value-type="float">
            <text:p>710.366573863</text:p>
          </table:table-cell>
        </table:table-row>
        <table:table-row table:style-name="ro1">
          <table:table-cell/>
          <table:table-cell office:value-type="float" office:value="709.852020462" calcext:value-type="float">
            <text:p>709.852020462</text:p>
          </table:table-cell>
        </table:table-row>
        <table:table-row table:style-name="ro1">
          <table:table-cell/>
          <table:table-cell office:value-type="float" office:value="709.524418382" calcext:value-type="float">
            <text:p>709.524418382</text:p>
          </table:table-cell>
        </table:table-row>
        <table:table-row table:style-name="ro1">
          <table:table-cell/>
          <table:table-cell office:value-type="float" office:value="709.462931885" calcext:value-type="float">
            <text:p>709.462931885</text:p>
          </table:table-cell>
        </table:table-row>
        <table:table-row table:style-name="ro1">
          <table:table-cell/>
          <table:table-cell office:value-type="float" office:value="708.220051655" calcext:value-type="float">
            <text:p>708.220051655</text:p>
          </table:table-cell>
        </table:table-row>
        <table:table-row table:style-name="ro1">
          <table:table-cell/>
          <table:table-cell office:value-type="float" office:value="707.880095388" calcext:value-type="float">
            <text:p>707.880095388</text:p>
          </table:table-cell>
        </table:table-row>
        <table:table-row table:style-name="ro1">
          <table:table-cell/>
          <table:table-cell office:value-type="float" office:value="707.698041031" calcext:value-type="float">
            <text:p>707.698041031</text:p>
          </table:table-cell>
        </table:table-row>
        <table:table-row table:style-name="ro1">
          <table:table-cell/>
          <table:table-cell office:value-type="float" office:value="706.854827667" calcext:value-type="float">
            <text:p>706.854827667</text:p>
          </table:table-cell>
        </table:table-row>
        <table:table-row table:style-name="ro1">
          <table:table-cell/>
          <table:table-cell office:value-type="float" office:value="706.06237311" calcext:value-type="float">
            <text:p>706.06237311</text:p>
          </table:table-cell>
        </table:table-row>
        <table:table-row table:style-name="ro1">
          <table:table-cell/>
          <table:table-cell office:value-type="float" office:value="704.018129506" calcext:value-type="float">
            <text:p>704.018129506</text:p>
          </table:table-cell>
        </table:table-row>
        <table:table-row table:style-name="ro1">
          <table:table-cell/>
          <table:table-cell office:value-type="float" office:value="703.327430632" calcext:value-type="float">
            <text:p>703.327430632</text:p>
          </table:table-cell>
        </table:table-row>
        <table:table-row table:style-name="ro1">
          <table:table-cell/>
          <table:table-cell office:value-type="float" office:value="703.202681215" calcext:value-type="float">
            <text:p>703.202681215</text:p>
          </table:table-cell>
        </table:table-row>
        <table:table-row table:style-name="ro1">
          <table:table-cell/>
          <table:table-cell office:value-type="float" office:value="703.162422473" calcext:value-type="float">
            <text:p>703.162422473</text:p>
          </table:table-cell>
        </table:table-row>
        <table:table-row table:style-name="ro1">
          <table:table-cell/>
          <table:table-cell office:value-type="float" office:value="703.162422473" calcext:value-type="float">
            <text:p>703.162422473</text:p>
          </table:table-cell>
        </table:table-row>
        <table:table-row table:style-name="ro1">
          <table:table-cell/>
          <table:table-cell office:value-type="float" office:value="702.95602481" calcext:value-type="float">
            <text:p>702.95602481</text:p>
          </table:table-cell>
        </table:table-row>
        <table:table-row table:style-name="ro1">
          <table:table-cell/>
          <table:table-cell office:value-type="float" office:value="702.333646945" calcext:value-type="float">
            <text:p>702.333646945</text:p>
          </table:table-cell>
        </table:table-row>
        <table:table-row table:style-name="ro1">
          <table:table-cell/>
          <table:table-cell office:value-type="float" office:value="702.251948039" calcext:value-type="float">
            <text:p>702.251948039</text:p>
          </table:table-cell>
        </table:table-row>
        <table:table-row table:style-name="ro1">
          <table:table-cell/>
          <table:table-cell office:value-type="float" office:value="702.117426673" calcext:value-type="float">
            <text:p>702.117426673</text:p>
          </table:table-cell>
        </table:table-row>
        <table:table-row table:style-name="ro1">
          <table:table-cell/>
          <table:table-cell office:value-type="float" office:value="700.833051038" calcext:value-type="float">
            <text:p>700.833051038</text:p>
          </table:table-cell>
        </table:table-row>
        <table:table-row table:style-name="ro1">
          <table:table-cell/>
          <table:table-cell office:value-type="float" office:value="700.732534104" calcext:value-type="float">
            <text:p>700.732534104</text:p>
          </table:table-cell>
        </table:table-row>
        <table:table-row table:style-name="ro1">
          <table:table-cell/>
          <table:table-cell office:value-type="float" office:value="700.667864839" calcext:value-type="float">
            <text:p>700.667864839</text:p>
          </table:table-cell>
        </table:table-row>
        <table:table-row table:style-name="ro1">
          <table:table-cell/>
          <table:table-cell office:value-type="float" office:value="700.141100829" calcext:value-type="float">
            <text:p>700.141100829</text:p>
          </table:table-cell>
        </table:table-row>
        <table:table-row table:style-name="ro1">
          <table:table-cell/>
          <table:table-cell office:value-type="float" office:value="699.662466687" calcext:value-type="float">
            <text:p>699.662466687</text:p>
          </table:table-cell>
        </table:table-row>
        <table:table-row table:style-name="ro1">
          <table:table-cell/>
          <table:table-cell office:value-type="float" office:value="699.594706049" calcext:value-type="float">
            <text:p>699.594706049</text:p>
          </table:table-cell>
        </table:table-row>
        <table:table-row table:style-name="ro1">
          <table:table-cell/>
          <table:table-cell office:value-type="float" office:value="698.990802952" calcext:value-type="float">
            <text:p>698.990802952</text:p>
          </table:table-cell>
        </table:table-row>
        <table:table-row table:style-name="ro1">
          <table:table-cell/>
          <table:table-cell office:value-type="float" office:value="698.570736361" calcext:value-type="float">
            <text:p>698.570736361</text:p>
          </table:table-cell>
        </table:table-row>
        <table:table-row table:style-name="ro1">
          <table:table-cell/>
          <table:table-cell office:value-type="float" office:value="698.062529221" calcext:value-type="float">
            <text:p>698.062529221</text:p>
          </table:table-cell>
        </table:table-row>
        <table:table-row table:style-name="ro1">
          <table:table-cell/>
          <table:table-cell office:value-type="float" office:value="697.995015073" calcext:value-type="float">
            <text:p>697.995015073</text:p>
          </table:table-cell>
        </table:table-row>
        <table:table-row table:style-name="ro1">
          <table:table-cell/>
          <table:table-cell office:value-type="float" office:value="697.119109984" calcext:value-type="float">
            <text:p>697.119109984</text:p>
          </table:table-cell>
        </table:table-row>
        <table:table-row table:style-name="ro1">
          <table:table-cell/>
          <table:table-cell office:value-type="float" office:value="696.109363403" calcext:value-type="float">
            <text:p>696.109363403</text:p>
          </table:table-cell>
        </table:table-row>
        <table:table-row table:style-name="ro1">
          <table:table-cell/>
          <table:table-cell office:value-type="float" office:value="696.040966511" calcext:value-type="float">
            <text:p>696.040966511</text:p>
          </table:table-cell>
        </table:table-row>
        <table:table-row table:style-name="ro1">
          <table:table-cell/>
          <table:table-cell office:value-type="float" office:value="695.956234125" calcext:value-type="float">
            <text:p>695.956234125</text:p>
          </table:table-cell>
        </table:table-row>
        <table:table-row table:style-name="ro1">
          <table:table-cell/>
          <table:table-cell office:value-type="float" office:value="695.817880133" calcext:value-type="float">
            <text:p>695.817880133</text:p>
          </table:table-cell>
        </table:table-row>
        <table:table-row table:style-name="ro1">
          <table:table-cell/>
          <table:table-cell office:value-type="float" office:value="695.767580417" calcext:value-type="float">
            <text:p>695.767580417</text:p>
          </table:table-cell>
        </table:table-row>
        <table:table-row table:style-name="ro1">
          <table:table-cell/>
          <table:table-cell office:value-type="float" office:value="695.711125733" calcext:value-type="float">
            <text:p>695.711125733</text:p>
          </table:table-cell>
        </table:table-row>
        <table:table-row table:style-name="ro1">
          <table:table-cell/>
          <table:table-cell office:value-type="float" office:value="695.026614296" calcext:value-type="float">
            <text:p>695.026614296</text:p>
          </table:table-cell>
        </table:table-row>
        <table:table-row table:style-name="ro1">
          <table:table-cell/>
          <table:table-cell office:value-type="float" office:value="694.881295354" calcext:value-type="float">
            <text:p>694.881295354</text:p>
          </table:table-cell>
        </table:table-row>
        <table:table-row table:style-name="ro1">
          <table:table-cell/>
          <table:table-cell office:value-type="float" office:value="694.697923724" calcext:value-type="float">
            <text:p>694.697923724</text:p>
          </table:table-cell>
        </table:table-row>
        <table:table-row table:style-name="ro1">
          <table:table-cell/>
          <table:table-cell office:value-type="float" office:value="693.783398565" calcext:value-type="float">
            <text:p>693.783398565</text:p>
          </table:table-cell>
        </table:table-row>
        <table:table-row table:style-name="ro1">
          <table:table-cell/>
          <table:table-cell office:value-type="float" office:value="692.964240921" calcext:value-type="float">
            <text:p>692.964240921</text:p>
          </table:table-cell>
        </table:table-row>
        <table:table-row table:style-name="ro1">
          <table:table-cell/>
          <table:table-cell office:value-type="float" office:value="692.89724578" calcext:value-type="float">
            <text:p>692.89724578</text:p>
          </table:table-cell>
        </table:table-row>
        <table:table-row table:style-name="ro1">
          <table:table-cell/>
          <table:table-cell office:value-type="float" office:value="692.696376882" calcext:value-type="float">
            <text:p>692.696376882</text:p>
          </table:table-cell>
        </table:table-row>
        <table:table-row table:style-name="ro1">
          <table:table-cell/>
          <table:table-cell office:value-type="float" office:value="692.123449678" calcext:value-type="float">
            <text:p>692.123449678</text:p>
          </table:table-cell>
        </table:table-row>
        <table:table-row table:style-name="ro1">
          <table:table-cell/>
          <table:table-cell office:value-type="float" office:value="691.894644696" calcext:value-type="float">
            <text:p>691.894644696</text:p>
          </table:table-cell>
        </table:table-row>
        <table:table-row table:style-name="ro1">
          <table:table-cell/>
          <table:table-cell office:value-type="float" office:value="691.090274823" calcext:value-type="float">
            <text:p>691.090274823</text:p>
          </table:table-cell>
        </table:table-row>
        <table:table-row table:style-name="ro1">
          <table:table-cell/>
          <table:table-cell office:value-type="float" office:value="690.856906601" calcext:value-type="float">
            <text:p>690.856906601</text:p>
          </table:table-cell>
        </table:table-row>
        <table:table-row table:style-name="ro1">
          <table:table-cell/>
          <table:table-cell office:value-type="float" office:value="690.179023612" calcext:value-type="float">
            <text:p>690.179023612</text:p>
          </table:table-cell>
        </table:table-row>
        <table:table-row table:style-name="ro1">
          <table:table-cell/>
          <table:table-cell office:value-type="float" office:value="689.599363862" calcext:value-type="float">
            <text:p>689.599363862</text:p>
          </table:table-cell>
        </table:table-row>
        <table:table-row table:style-name="ro1">
          <table:table-cell/>
          <table:table-cell office:value-type="float" office:value="689.288712242" calcext:value-type="float">
            <text:p>689.288712242</text:p>
          </table:table-cell>
        </table:table-row>
        <table:table-row table:style-name="ro1">
          <table:table-cell/>
          <table:table-cell office:value-type="float" office:value="688.531045074" calcext:value-type="float">
            <text:p>688.531045074</text:p>
          </table:table-cell>
        </table:table-row>
        <table:table-row table:style-name="ro1">
          <table:table-cell/>
          <table:table-cell office:value-type="float" office:value="687.770579523" calcext:value-type="float">
            <text:p>687.770579523</text:p>
          </table:table-cell>
        </table:table-row>
        <table:table-row table:style-name="ro1">
          <table:table-cell/>
          <table:table-cell office:value-type="float" office:value="687.71366805" calcext:value-type="float">
            <text:p>687.71366805</text:p>
          </table:table-cell>
        </table:table-row>
        <table:table-row table:style-name="ro1">
          <table:table-cell/>
          <table:table-cell office:value-type="float" office:value="687.663667831" calcext:value-type="float">
            <text:p>687.663667831</text:p>
          </table:table-cell>
        </table:table-row>
        <table:table-row table:style-name="ro1">
          <table:table-cell/>
          <table:table-cell office:value-type="float" office:value="687.647219075" calcext:value-type="float">
            <text:p>687.647219075</text:p>
          </table:table-cell>
        </table:table-row>
        <table:table-row table:style-name="ro1">
          <table:table-cell/>
          <table:table-cell office:value-type="float" office:value="687.202602692" calcext:value-type="float">
            <text:p>687.202602692</text:p>
          </table:table-cell>
        </table:table-row>
        <table:table-row table:style-name="ro1">
          <table:table-cell/>
          <table:table-cell office:value-type="float" office:value="687.183287501" calcext:value-type="float">
            <text:p>687.183287501</text:p>
          </table:table-cell>
        </table:table-row>
        <table:table-row table:style-name="ro1">
          <table:table-cell/>
          <table:table-cell office:value-type="float" office:value="685.591969377" calcext:value-type="float">
            <text:p>685.591969377</text:p>
          </table:table-cell>
        </table:table-row>
        <table:table-row table:style-name="ro1">
          <table:table-cell/>
          <table:table-cell office:value-type="float" office:value="684.481573045" calcext:value-type="float">
            <text:p>684.481573045</text:p>
          </table:table-cell>
        </table:table-row>
        <table:table-row table:style-name="ro1">
          <table:table-cell/>
          <table:table-cell office:value-type="float" office:value="684.411457318" calcext:value-type="float">
            <text:p>684.411457318</text:p>
          </table:table-cell>
        </table:table-row>
        <table:table-row table:style-name="ro1">
          <table:table-cell/>
          <table:table-cell office:value-type="float" office:value="683.092961991" calcext:value-type="float">
            <text:p>683.092961991</text:p>
          </table:table-cell>
        </table:table-row>
        <table:table-row table:style-name="ro1">
          <table:table-cell/>
          <table:table-cell office:value-type="float" office:value="682.76301319" calcext:value-type="float">
            <text:p>682.76301319</text:p>
          </table:table-cell>
        </table:table-row>
        <table:table-row table:style-name="ro1">
          <table:table-cell/>
          <table:table-cell office:value-type="float" office:value="682.512365967" calcext:value-type="float">
            <text:p>682.512365967</text:p>
          </table:table-cell>
        </table:table-row>
        <table:table-row table:style-name="ro1">
          <table:table-cell/>
          <table:table-cell office:value-type="float" office:value="681.513554185" calcext:value-type="float">
            <text:p>681.513554185</text:p>
          </table:table-cell>
        </table:table-row>
        <table:table-row table:style-name="ro1">
          <table:table-cell/>
          <table:table-cell office:value-type="float" office:value="680.814382581" calcext:value-type="float">
            <text:p>680.814382581</text:p>
          </table:table-cell>
        </table:table-row>
        <table:table-row table:style-name="ro1">
          <table:table-cell/>
          <table:table-cell office:value-type="float" office:value="679.827742215" calcext:value-type="float">
            <text:p>679.827742215</text:p>
          </table:table-cell>
        </table:table-row>
        <table:table-row table:style-name="ro1">
          <table:table-cell/>
          <table:table-cell office:value-type="float" office:value="679.670444734" calcext:value-type="float">
            <text:p>679.670444734</text:p>
          </table:table-cell>
        </table:table-row>
        <table:table-row table:style-name="ro1">
          <table:table-cell/>
          <table:table-cell office:value-type="float" office:value="678.962585207" calcext:value-type="float">
            <text:p>678.962585207</text:p>
          </table:table-cell>
        </table:table-row>
        <table:table-row table:style-name="ro1">
          <table:table-cell/>
          <table:table-cell office:value-type="float" office:value="678.453624386" calcext:value-type="float">
            <text:p>678.453624386</text:p>
          </table:table-cell>
        </table:table-row>
        <table:table-row table:style-name="ro1">
          <table:table-cell/>
          <table:table-cell office:value-type="float" office:value="678.085750781" calcext:value-type="float">
            <text:p>678.085750781</text:p>
          </table:table-cell>
        </table:table-row>
        <table:table-row table:style-name="ro1">
          <table:table-cell/>
          <table:table-cell office:value-type="float" office:value="677.975555139" calcext:value-type="float">
            <text:p>677.975555139</text:p>
          </table:table-cell>
        </table:table-row>
        <table:table-row table:style-name="ro1">
          <table:table-cell/>
          <table:table-cell office:value-type="float" office:value="677.844329829" calcext:value-type="float">
            <text:p>677.844329829</text:p>
          </table:table-cell>
        </table:table-row>
        <table:table-row table:style-name="ro1">
          <table:table-cell/>
          <table:table-cell office:value-type="float" office:value="676.927881258" calcext:value-type="float">
            <text:p>676.927881258</text:p>
          </table:table-cell>
        </table:table-row>
        <table:table-row table:style-name="ro1">
          <table:table-cell/>
          <table:table-cell office:value-type="float" office:value="676.405955936" calcext:value-type="float">
            <text:p>676.405955936</text:p>
          </table:table-cell>
        </table:table-row>
        <table:table-row table:style-name="ro1">
          <table:table-cell/>
          <table:table-cell office:value-type="float" office:value="676.137307524" calcext:value-type="float">
            <text:p>676.137307524</text:p>
          </table:table-cell>
        </table:table-row>
        <table:table-row table:style-name="ro1">
          <table:table-cell/>
          <table:table-cell office:value-type="float" office:value="676.06412827" calcext:value-type="float">
            <text:p>676.06412827</text:p>
          </table:table-cell>
        </table:table-row>
        <table:table-row table:style-name="ro1">
          <table:table-cell/>
          <table:table-cell office:value-type="float" office:value="676.055169178" calcext:value-type="float">
            <text:p>676.055169178</text:p>
          </table:table-cell>
        </table:table-row>
        <table:table-row table:style-name="ro1">
          <table:table-cell/>
          <table:table-cell office:value-type="float" office:value="676.047868134" calcext:value-type="float">
            <text:p>676.047868134</text:p>
          </table:table-cell>
        </table:table-row>
        <table:table-row table:style-name="ro1">
          <table:table-cell/>
          <table:table-cell office:value-type="float" office:value="675.931330622" calcext:value-type="float">
            <text:p>675.931330622</text:p>
          </table:table-cell>
        </table:table-row>
        <table:table-row table:style-name="ro1">
          <table:table-cell/>
          <table:table-cell office:value-type="float" office:value="675.865527246" calcext:value-type="float">
            <text:p>675.865527246</text:p>
          </table:table-cell>
        </table:table-row>
        <table:table-row table:style-name="ro1">
          <table:table-cell/>
          <table:table-cell office:value-type="float" office:value="675.495228051" calcext:value-type="float">
            <text:p>675.495228051</text:p>
          </table:table-cell>
        </table:table-row>
        <table:table-row table:style-name="ro1">
          <table:table-cell/>
          <table:table-cell office:value-type="float" office:value="675.43597469" calcext:value-type="float">
            <text:p>675.43597469</text:p>
          </table:table-cell>
        </table:table-row>
        <table:table-row table:style-name="ro1">
          <table:table-cell/>
          <table:table-cell office:value-type="float" office:value="675.193330602" calcext:value-type="float">
            <text:p>675.193330602</text:p>
          </table:table-cell>
        </table:table-row>
        <table:table-row table:style-name="ro1">
          <table:table-cell/>
          <table:table-cell office:value-type="float" office:value="675.033665241" calcext:value-type="float">
            <text:p>675.033665241</text:p>
          </table:table-cell>
        </table:table-row>
        <table:table-row table:style-name="ro1">
          <table:table-cell/>
          <table:table-cell office:value-type="float" office:value="674.919292118" calcext:value-type="float">
            <text:p>674.919292118</text:p>
          </table:table-cell>
        </table:table-row>
        <table:table-row table:style-name="ro1">
          <table:table-cell/>
          <table:table-cell office:value-type="float" office:value="674.919292118" calcext:value-type="float">
            <text:p>674.919292118</text:p>
          </table:table-cell>
        </table:table-row>
        <table:table-row table:style-name="ro1">
          <table:table-cell/>
          <table:table-cell office:value-type="float" office:value="674.658251965" calcext:value-type="float">
            <text:p>674.658251965</text:p>
          </table:table-cell>
        </table:table-row>
        <table:table-row table:style-name="ro1">
          <table:table-cell/>
          <table:table-cell office:value-type="float" office:value="674.547301145" calcext:value-type="float">
            <text:p>674.547301145</text:p>
          </table:table-cell>
        </table:table-row>
        <table:table-row table:style-name="ro1">
          <table:table-cell/>
          <table:table-cell office:value-type="float" office:value="674.197322787" calcext:value-type="float">
            <text:p>674.197322787</text:p>
          </table:table-cell>
        </table:table-row>
        <table:table-row table:style-name="ro1">
          <table:table-cell/>
          <table:table-cell office:value-type="float" office:value="673.898929722" calcext:value-type="float">
            <text:p>673.898929722</text:p>
          </table:table-cell>
        </table:table-row>
        <table:table-row table:style-name="ro1">
          <table:table-cell/>
          <table:table-cell office:value-type="float" office:value="673.874872507" calcext:value-type="float">
            <text:p>673.874872507</text:p>
          </table:table-cell>
        </table:table-row>
        <table:table-row table:style-name="ro1">
          <table:table-cell/>
          <table:table-cell office:value-type="float" office:value="673.841387663" calcext:value-type="float">
            <text:p>673.841387663</text:p>
          </table:table-cell>
        </table:table-row>
        <table:table-row table:style-name="ro1">
          <table:table-cell/>
          <table:table-cell office:value-type="float" office:value="673.811958653" calcext:value-type="float">
            <text:p>673.811958653</text:p>
          </table:table-cell>
        </table:table-row>
        <table:table-row table:style-name="ro1">
          <table:table-cell/>
          <table:table-cell office:value-type="float" office:value="673.296587168" calcext:value-type="float">
            <text:p>673.296587168</text:p>
          </table:table-cell>
        </table:table-row>
        <table:table-row table:style-name="ro1">
          <table:table-cell/>
          <table:table-cell office:value-type="float" office:value="673.260530801" calcext:value-type="float">
            <text:p>673.260530801</text:p>
          </table:table-cell>
        </table:table-row>
        <table:table-row table:style-name="ro1">
          <table:table-cell/>
          <table:table-cell office:value-type="float" office:value="672.987815349" calcext:value-type="float">
            <text:p>672.987815349</text:p>
          </table:table-cell>
        </table:table-row>
        <table:table-row table:style-name="ro1">
          <table:table-cell/>
          <table:table-cell office:value-type="float" office:value="672.876143146" calcext:value-type="float">
            <text:p>672.876143146</text:p>
          </table:table-cell>
        </table:table-row>
        <table:table-row table:style-name="ro1">
          <table:table-cell/>
          <table:table-cell office:value-type="float" office:value="672.428328515" calcext:value-type="float">
            <text:p>672.428328515</text:p>
          </table:table-cell>
        </table:table-row>
        <table:table-row table:style-name="ro1">
          <table:table-cell/>
          <table:table-cell office:value-type="float" office:value="671.960427376" calcext:value-type="float">
            <text:p>671.960427376</text:p>
          </table:table-cell>
        </table:table-row>
        <table:table-row table:style-name="ro1">
          <table:table-cell/>
          <table:table-cell office:value-type="float" office:value="671.960427376" calcext:value-type="float">
            <text:p>671.960427376</text:p>
          </table:table-cell>
        </table:table-row>
        <table:table-row table:style-name="ro1">
          <table:table-cell/>
          <table:table-cell office:value-type="float" office:value="671.765590346" calcext:value-type="float">
            <text:p>671.765590346</text:p>
          </table:table-cell>
        </table:table-row>
        <table:table-row table:style-name="ro1">
          <table:table-cell/>
          <table:table-cell office:value-type="float" office:value="671.732442001" calcext:value-type="float">
            <text:p>671.732442001</text:p>
          </table:table-cell>
        </table:table-row>
        <table:table-row table:style-name="ro1">
          <table:table-cell/>
          <table:table-cell office:value-type="float" office:value="671.692610501" calcext:value-type="float">
            <text:p>671.692610501</text:p>
          </table:table-cell>
        </table:table-row>
        <table:table-row table:style-name="ro1">
          <table:table-cell/>
          <table:table-cell office:value-type="float" office:value="671.667474406" calcext:value-type="float">
            <text:p>671.667474406</text:p>
          </table:table-cell>
        </table:table-row>
        <table:table-row table:style-name="ro1">
          <table:table-cell/>
          <table:table-cell office:value-type="float" office:value="670.824607414" calcext:value-type="float">
            <text:p>670.824607414</text:p>
          </table:table-cell>
        </table:table-row>
        <table:table-row table:style-name="ro1">
          <table:table-cell/>
          <table:table-cell office:value-type="float" office:value="669.644237121" calcext:value-type="float">
            <text:p>669.644237121</text:p>
          </table:table-cell>
        </table:table-row>
        <table:table-row table:style-name="ro1">
          <table:table-cell/>
          <table:table-cell office:value-type="float" office:value="669.585162158" calcext:value-type="float">
            <text:p>669.585162158</text:p>
          </table:table-cell>
        </table:table-row>
        <table:table-row table:style-name="ro1">
          <table:table-cell/>
          <table:table-cell office:value-type="float" office:value="669.469730651" calcext:value-type="float">
            <text:p>669.469730651</text:p>
          </table:table-cell>
        </table:table-row>
        <table:table-row table:style-name="ro1">
          <table:table-cell/>
          <table:table-cell office:value-type="float" office:value="669.326335259" calcext:value-type="float">
            <text:p>669.326335259</text:p>
          </table:table-cell>
        </table:table-row>
        <table:table-row table:style-name="ro1">
          <table:table-cell/>
          <table:table-cell office:value-type="float" office:value="669.231040408" calcext:value-type="float">
            <text:p>669.231040408</text:p>
          </table:table-cell>
        </table:table-row>
        <table:table-row table:style-name="ro1">
          <table:table-cell/>
          <table:table-cell office:value-type="float" office:value="669.142717426" calcext:value-type="float">
            <text:p>669.142717426</text:p>
          </table:table-cell>
        </table:table-row>
        <table:table-row table:style-name="ro1">
          <table:table-cell/>
          <table:table-cell office:value-type="float" office:value="668.978046185" calcext:value-type="float">
            <text:p>668.978046185</text:p>
          </table:table-cell>
        </table:table-row>
        <table:table-row table:style-name="ro1">
          <table:table-cell/>
          <table:table-cell office:value-type="float" office:value="668.969730379" calcext:value-type="float">
            <text:p>668.969730379</text:p>
          </table:table-cell>
        </table:table-row>
        <table:table-row table:style-name="ro1">
          <table:table-cell/>
          <table:table-cell office:value-type="float" office:value="668.868938712" calcext:value-type="float">
            <text:p>668.868938712</text:p>
          </table:table-cell>
        </table:table-row>
        <table:table-row table:style-name="ro1">
          <table:table-cell/>
          <table:table-cell office:value-type="float" office:value="668.854480188" calcext:value-type="float">
            <text:p>668.854480188</text:p>
          </table:table-cell>
        </table:table-row>
        <table:table-row table:style-name="ro1">
          <table:table-cell/>
          <table:table-cell office:value-type="float" office:value="668.788397643" calcext:value-type="float">
            <text:p>668.788397643</text:p>
          </table:table-cell>
        </table:table-row>
        <table:table-row table:style-name="ro1">
          <table:table-cell/>
          <table:table-cell office:value-type="float" office:value="668.616105986" calcext:value-type="float">
            <text:p>668.616105986</text:p>
          </table:table-cell>
        </table:table-row>
        <table:table-row table:style-name="ro1">
          <table:table-cell/>
          <table:table-cell office:value-type="float" office:value="668.563872451" calcext:value-type="float">
            <text:p>668.563872451</text:p>
          </table:table-cell>
        </table:table-row>
        <table:table-row table:style-name="ro1">
          <table:table-cell/>
          <table:table-cell office:value-type="float" office:value="668.499023149" calcext:value-type="float">
            <text:p>668.499023149</text:p>
          </table:table-cell>
        </table:table-row>
        <table:table-row table:style-name="ro1">
          <table:table-cell/>
          <table:table-cell office:value-type="float" office:value="668.455816694" calcext:value-type="float">
            <text:p>668.455816694</text:p>
          </table:table-cell>
        </table:table-row>
        <table:table-row table:style-name="ro1">
          <table:table-cell/>
          <table:table-cell office:value-type="float" office:value="668.286775504" calcext:value-type="float">
            <text:p>668.286775504</text:p>
          </table:table-cell>
        </table:table-row>
        <table:table-row table:style-name="ro1">
          <table:table-cell/>
          <table:table-cell office:value-type="float" office:value="668.286775504" calcext:value-type="float">
            <text:p>668.286775504</text:p>
          </table:table-cell>
        </table:table-row>
        <table:table-row table:style-name="ro1">
          <table:table-cell/>
          <table:table-cell office:value-type="float" office:value="667.83333687" calcext:value-type="float">
            <text:p>667.83333687</text:p>
          </table:table-cell>
        </table:table-row>
        <table:table-row table:style-name="ro1">
          <table:table-cell/>
          <table:table-cell office:value-type="float" office:value="667.570802012" calcext:value-type="float">
            <text:p>667.570802012</text:p>
          </table:table-cell>
        </table:table-row>
        <table:table-row table:style-name="ro1">
          <table:table-cell/>
          <table:table-cell office:value-type="float" office:value="667.528542565" calcext:value-type="float">
            <text:p>667.528542565</text:p>
          </table:table-cell>
        </table:table-row>
        <table:table-row table:style-name="ro1">
          <table:table-cell/>
          <table:table-cell office:value-type="float" office:value="667.509376914" calcext:value-type="float">
            <text:p>667.509376914</text:p>
          </table:table-cell>
        </table:table-row>
        <table:table-row table:style-name="ro1">
          <table:table-cell/>
          <table:table-cell office:value-type="float" office:value="667.509376914" calcext:value-type="float">
            <text:p>667.509376914</text:p>
          </table:table-cell>
        </table:table-row>
        <table:table-row table:style-name="ro1">
          <table:table-cell/>
          <table:table-cell office:value-type="float" office:value="667.46882097" calcext:value-type="float">
            <text:p>667.46882097</text:p>
          </table:table-cell>
        </table:table-row>
        <table:table-row table:style-name="ro1">
          <table:table-cell/>
          <table:table-cell office:value-type="float" office:value="667.315942654" calcext:value-type="float">
            <text:p>667.315942654</text:p>
          </table:table-cell>
        </table:table-row>
        <table:table-row table:style-name="ro1">
          <table:table-cell/>
          <table:table-cell office:value-type="float" office:value="667.209783688" calcext:value-type="float">
            <text:p>667.209783688</text:p>
          </table:table-cell>
        </table:table-row>
        <table:table-row table:style-name="ro1">
          <table:table-cell/>
          <table:table-cell office:value-type="float" office:value="667.15248049" calcext:value-type="float">
            <text:p>667.15248049</text:p>
          </table:table-cell>
        </table:table-row>
        <table:table-row table:style-name="ro1">
          <table:table-cell/>
          <table:table-cell office:value-type="float" office:value="666.545573742" calcext:value-type="float">
            <text:p>666.545573742</text:p>
          </table:table-cell>
        </table:table-row>
        <table:table-row table:style-name="ro1">
          <table:table-cell/>
          <table:table-cell office:value-type="float" office:value="666.544559913" calcext:value-type="float">
            <text:p>666.544559913</text:p>
          </table:table-cell>
        </table:table-row>
        <table:table-row table:style-name="ro1">
          <table:table-cell/>
          <table:table-cell office:value-type="float" office:value="666.341155457" calcext:value-type="float">
            <text:p>666.341155457</text:p>
          </table:table-cell>
        </table:table-row>
        <table:table-row table:style-name="ro1">
          <table:table-cell/>
          <table:table-cell office:value-type="float" office:value="666.176943107" calcext:value-type="float">
            <text:p>666.176943107</text:p>
          </table:table-cell>
        </table:table-row>
        <table:table-row table:style-name="ro1">
          <table:table-cell/>
          <table:table-cell office:value-type="float" office:value="666.154763631" calcext:value-type="float">
            <text:p>666.154763631</text:p>
          </table:table-cell>
        </table:table-row>
        <table:table-row table:style-name="ro1">
          <table:table-cell/>
          <table:table-cell office:value-type="float" office:value="666.086925421" calcext:value-type="float">
            <text:p>666.086925421</text:p>
          </table:table-cell>
        </table:table-row>
        <table:table-row table:style-name="ro1">
          <table:table-cell/>
          <table:table-cell office:value-type="float" office:value="666.021401155" calcext:value-type="float">
            <text:p>666.021401155</text:p>
          </table:table-cell>
        </table:table-row>
        <table:table-row table:style-name="ro1">
          <table:table-cell/>
          <table:table-cell office:value-type="float" office:value="665.82503417" calcext:value-type="float">
            <text:p>665.82503417</text:p>
          </table:table-cell>
        </table:table-row>
        <table:table-row table:style-name="ro1">
          <table:table-cell/>
          <table:table-cell office:value-type="float" office:value="665.821226754" calcext:value-type="float">
            <text:p>665.821226754</text:p>
          </table:table-cell>
        </table:table-row>
        <table:table-row table:style-name="ro1">
          <table:table-cell/>
          <table:table-cell office:value-type="float" office:value="665.759766804" calcext:value-type="float">
            <text:p>665.759766804</text:p>
          </table:table-cell>
        </table:table-row>
        <table:table-row table:style-name="ro1">
          <table:table-cell/>
          <table:table-cell office:value-type="float" office:value="665.624834737" calcext:value-type="float">
            <text:p>665.624834737</text:p>
          </table:table-cell>
        </table:table-row>
        <table:table-row table:style-name="ro1">
          <table:table-cell/>
          <table:table-cell office:value-type="float" office:value="665.392586009" calcext:value-type="float">
            <text:p>665.392586009</text:p>
          </table:table-cell>
        </table:table-row>
        <table:table-row table:style-name="ro1">
          <table:table-cell/>
          <table:table-cell office:value-type="float" office:value="665.08644065" calcext:value-type="float">
            <text:p>665.08644065</text:p>
          </table:table-cell>
        </table:table-row>
        <table:table-row table:style-name="ro1">
          <table:table-cell/>
          <table:table-cell office:value-type="float" office:value="664.511107301" calcext:value-type="float">
            <text:p>664.511107301</text:p>
          </table:table-cell>
        </table:table-row>
        <table:table-row table:style-name="ro1">
          <table:table-cell/>
          <table:table-cell office:value-type="float" office:value="664.408234083" calcext:value-type="float">
            <text:p>664.408234083</text:p>
          </table:table-cell>
        </table:table-row>
        <table:table-row table:style-name="ro1">
          <table:table-cell/>
          <table:table-cell office:value-type="float" office:value="664.041177994" calcext:value-type="float">
            <text:p>664.041177994</text:p>
          </table:table-cell>
        </table:table-row>
        <table:table-row table:style-name="ro1">
          <table:table-cell/>
          <table:table-cell office:value-type="float" office:value="663.877215334" calcext:value-type="float">
            <text:p>663.877215334</text:p>
          </table:table-cell>
        </table:table-row>
        <table:table-row table:style-name="ro1">
          <table:table-cell/>
          <table:table-cell office:value-type="float" office:value="663.780133475" calcext:value-type="float">
            <text:p>663.780133475</text:p>
          </table:table-cell>
        </table:table-row>
        <table:table-row table:style-name="ro1">
          <table:table-cell/>
          <table:table-cell office:value-type="float" office:value="663.651928716" calcext:value-type="float">
            <text:p>663.651928716</text:p>
          </table:table-cell>
        </table:table-row>
        <table:table-row table:style-name="ro1">
          <table:table-cell/>
          <table:table-cell office:value-type="float" office:value="663.295517679" calcext:value-type="float">
            <text:p>663.295517679</text:p>
          </table:table-cell>
        </table:table-row>
        <table:table-row table:style-name="ro1">
          <table:table-cell/>
          <table:table-cell office:value-type="float" office:value="663.187592002" calcext:value-type="float">
            <text:p>663.187592002</text:p>
          </table:table-cell>
        </table:table-row>
        <table:table-row table:style-name="ro1">
          <table:table-cell/>
          <table:table-cell office:value-type="float" office:value="663.167948581" calcext:value-type="float">
            <text:p>663.167948581</text:p>
          </table:table-cell>
        </table:table-row>
        <table:table-row table:style-name="ro1">
          <table:table-cell/>
          <table:table-cell office:value-type="float" office:value="663.12346324" calcext:value-type="float">
            <text:p>663.12346324</text:p>
          </table:table-cell>
        </table:table-row>
        <table:table-row table:style-name="ro1">
          <table:table-cell/>
          <table:table-cell office:value-type="float" office:value="662.98017014" calcext:value-type="float">
            <text:p>662.98017014</text:p>
          </table:table-cell>
        </table:table-row>
        <table:table-row table:style-name="ro1">
          <table:table-cell/>
          <table:table-cell office:value-type="float" office:value="662.873506565" calcext:value-type="float">
            <text:p>662.873506565</text:p>
          </table:table-cell>
        </table:table-row>
        <table:table-row table:style-name="ro1">
          <table:table-cell/>
          <table:table-cell office:value-type="float" office:value="662.71541287" calcext:value-type="float">
            <text:p>662.71541287</text:p>
          </table:table-cell>
        </table:table-row>
        <table:table-row table:style-name="ro1">
          <table:table-cell/>
          <table:table-cell office:value-type="float" office:value="662.651354543" calcext:value-type="float">
            <text:p>662.651354543</text:p>
          </table:table-cell>
        </table:table-row>
        <table:table-row table:style-name="ro1">
          <table:table-cell/>
          <table:table-cell office:value-type="float" office:value="662.355366307" calcext:value-type="float">
            <text:p>662.355366307</text:p>
          </table:table-cell>
        </table:table-row>
        <table:table-row table:style-name="ro1">
          <table:table-cell/>
          <table:table-cell office:value-type="float" office:value="662.22760946" calcext:value-type="float">
            <text:p>662.22760946</text:p>
          </table:table-cell>
        </table:table-row>
        <table:table-row table:style-name="ro1">
          <table:table-cell/>
          <table:table-cell office:value-type="float" office:value="662.207388255" calcext:value-type="float">
            <text:p>662.207388255</text:p>
          </table:table-cell>
        </table:table-row>
        <table:table-row table:style-name="ro1">
          <table:table-cell/>
          <table:table-cell office:value-type="float" office:value="662.182893243" calcext:value-type="float">
            <text:p>662.182893243</text:p>
          </table:table-cell>
        </table:table-row>
        <table:table-row table:style-name="ro1">
          <table:table-cell/>
          <table:table-cell office:value-type="float" office:value="662.119243232" calcext:value-type="float">
            <text:p>662.119243232</text:p>
          </table:table-cell>
        </table:table-row>
        <table:table-row table:style-name="ro1">
          <table:table-cell/>
          <table:table-cell office:value-type="float" office:value="662.079363625" calcext:value-type="float">
            <text:p>662.079363625</text:p>
          </table:table-cell>
        </table:table-row>
        <table:table-row table:style-name="ro1">
          <table:table-cell/>
          <table:table-cell office:value-type="float" office:value="662.079363625" calcext:value-type="float">
            <text:p>662.079363625</text:p>
          </table:table-cell>
        </table:table-row>
        <table:table-row table:style-name="ro1">
          <table:table-cell/>
          <table:table-cell office:value-type="float" office:value="662.015379149" calcext:value-type="float">
            <text:p>662.015379149</text:p>
          </table:table-cell>
        </table:table-row>
        <table:table-row table:style-name="ro1">
          <table:table-cell/>
          <table:table-cell office:value-type="float" office:value="661.756483974" calcext:value-type="float">
            <text:p>661.756483974</text:p>
          </table:table-cell>
        </table:table-row>
        <table:table-row table:style-name="ro1">
          <table:table-cell/>
          <table:table-cell office:value-type="float" office:value="661.64139445" calcext:value-type="float">
            <text:p>661.64139445</text:p>
          </table:table-cell>
        </table:table-row>
        <table:table-row table:style-name="ro1">
          <table:table-cell/>
          <table:table-cell office:value-type="float" office:value="661.558895469" calcext:value-type="float">
            <text:p>661.558895469</text:p>
          </table:table-cell>
        </table:table-row>
        <table:table-row table:style-name="ro1">
          <table:table-cell/>
          <table:table-cell office:value-type="float" office:value="661.494973647" calcext:value-type="float">
            <text:p>661.494973647</text:p>
          </table:table-cell>
        </table:table-row>
        <table:table-row table:style-name="ro1">
          <table:table-cell/>
          <table:table-cell office:value-type="float" office:value="661.303319297" calcext:value-type="float">
            <text:p>661.303319297</text:p>
          </table:table-cell>
        </table:table-row>
        <table:table-row table:style-name="ro1">
          <table:table-cell/>
          <table:table-cell office:value-type="float" office:value="661.249009555" calcext:value-type="float">
            <text:p>661.249009555</text:p>
          </table:table-cell>
        </table:table-row>
        <table:table-row table:style-name="ro1">
          <table:table-cell/>
          <table:table-cell office:value-type="float" office:value="661.121539866" calcext:value-type="float">
            <text:p>661.121539866</text:p>
          </table:table-cell>
        </table:table-row>
        <table:table-row table:style-name="ro1">
          <table:table-cell/>
          <table:table-cell office:value-type="float" office:value="661.046478329" calcext:value-type="float">
            <text:p>661.046478329</text:p>
          </table:table-cell>
        </table:table-row>
        <table:table-row table:style-name="ro1">
          <table:table-cell/>
          <table:table-cell office:value-type="float" office:value="661.046478329" calcext:value-type="float">
            <text:p>661.046478329</text:p>
          </table:table-cell>
        </table:table-row>
        <table:table-row table:style-name="ro1">
          <table:table-cell/>
          <table:table-cell office:value-type="float" office:value="661.017595026" calcext:value-type="float">
            <text:p>661.017595026</text:p>
          </table:table-cell>
        </table:table-row>
        <table:table-row table:style-name="ro1">
          <table:table-cell/>
          <table:table-cell office:value-type="float" office:value="660.982606018" calcext:value-type="float">
            <text:p>660.982606018</text:p>
          </table:table-cell>
        </table:table-row>
        <table:table-row table:style-name="ro1">
          <table:table-cell/>
          <table:table-cell office:value-type="float" office:value="660.918752219" calcext:value-type="float">
            <text:p>660.918752219</text:p>
          </table:table-cell>
        </table:table-row>
        <table:table-row table:style-name="ro1">
          <table:table-cell/>
          <table:table-cell office:value-type="float" office:value="660.890610567" calcext:value-type="float">
            <text:p>660.890610567</text:p>
          </table:table-cell>
        </table:table-row>
        <table:table-row table:style-name="ro1">
          <table:table-cell/>
          <table:table-cell office:value-type="float" office:value="660.791100117" calcext:value-type="float">
            <text:p>660.791100117</text:p>
          </table:table-cell>
        </table:table-row>
        <table:table-row table:style-name="ro1">
          <table:table-cell/>
          <table:table-cell office:value-type="float" office:value="660.727301796" calcext:value-type="float">
            <text:p>660.727301796</text:p>
          </table:table-cell>
        </table:table-row>
        <table:table-row table:style-name="ro1">
          <table:table-cell/>
          <table:table-cell office:value-type="float" office:value="660.538364363" calcext:value-type="float">
            <text:p>660.538364363</text:p>
          </table:table-cell>
        </table:table-row>
        <table:table-row table:style-name="ro1">
          <table:table-cell/>
          <table:table-cell office:value-type="float" office:value="660.526953596" calcext:value-type="float">
            <text:p>660.526953596</text:p>
          </table:table-cell>
        </table:table-row>
        <table:table-row table:style-name="ro1">
          <table:table-cell/>
          <table:table-cell office:value-type="float" office:value="660.42094985" calcext:value-type="float">
            <text:p>660.42094985</text:p>
          </table:table-cell>
        </table:table-row>
        <table:table-row table:style-name="ro1">
          <table:table-cell/>
          <table:table-cell office:value-type="float" office:value="660.400564914" calcext:value-type="float">
            <text:p>660.400564914</text:p>
          </table:table-cell>
        </table:table-row>
        <table:table-row table:style-name="ro1">
          <table:table-cell/>
          <table:table-cell office:value-type="float" office:value="660.336791985" calcext:value-type="float">
            <text:p>660.336791985</text:p>
          </table:table-cell>
        </table:table-row>
        <table:table-row table:style-name="ro1">
          <table:table-cell/>
          <table:table-cell office:value-type="float" office:value="660.272756565" calcext:value-type="float">
            <text:p>660.272756565</text:p>
          </table:table-cell>
        </table:table-row>
        <table:table-row table:style-name="ro1">
          <table:table-cell/>
          <table:table-cell office:value-type="float" office:value="660.207817026" calcext:value-type="float">
            <text:p>660.207817026</text:p>
          </table:table-cell>
        </table:table-row>
        <table:table-row table:style-name="ro1">
          <table:table-cell/>
          <table:table-cell office:value-type="float" office:value="660.145583991" calcext:value-type="float">
            <text:p>660.145583991</text:p>
          </table:table-cell>
        </table:table-row>
        <table:table-row table:style-name="ro1">
          <table:table-cell/>
          <table:table-cell office:value-type="float" office:value="660.090333267" calcext:value-type="float">
            <text:p>660.090333267</text:p>
          </table:table-cell>
        </table:table-row>
        <table:table-row table:style-name="ro1">
          <table:table-cell/>
          <table:table-cell office:value-type="float" office:value="659.963160482" calcext:value-type="float">
            <text:p>659.963160482</text:p>
          </table:table-cell>
        </table:table-row>
        <table:table-row table:style-name="ro1">
          <table:table-cell/>
          <table:table-cell office:value-type="float" office:value="659.94714875" calcext:value-type="float">
            <text:p>659.94714875</text:p>
          </table:table-cell>
        </table:table-row>
        <table:table-row table:style-name="ro1">
          <table:table-cell/>
          <table:table-cell office:value-type="float" office:value="659.94714875" calcext:value-type="float">
            <text:p>659.94714875</text:p>
          </table:table-cell>
        </table:table-row>
        <table:table-row table:style-name="ro1">
          <table:table-cell/>
          <table:table-cell office:value-type="float" office:value="659.914243048" calcext:value-type="float">
            <text:p>659.914243048</text:p>
          </table:table-cell>
        </table:table-row>
        <table:table-row table:style-name="ro1">
          <table:table-cell/>
          <table:table-cell office:value-type="float" office:value="659.883419606" calcext:value-type="float">
            <text:p>659.883419606</text:p>
          </table:table-cell>
        </table:table-row>
        <table:table-row table:style-name="ro1">
          <table:table-cell/>
          <table:table-cell office:value-type="float" office:value="659.819708921" calcext:value-type="float">
            <text:p>659.819708921</text:p>
          </table:table-cell>
        </table:table-row>
        <table:table-row table:style-name="ro1">
          <table:table-cell/>
          <table:table-cell office:value-type="float" office:value="659.787543567" calcext:value-type="float">
            <text:p>659.787543567</text:p>
          </table:table-cell>
        </table:table-row>
        <table:table-row table:style-name="ro1">
          <table:table-cell/>
          <table:table-cell office:value-type="float" office:value="659.756016686" calcext:value-type="float">
            <text:p>659.756016686</text:p>
          </table:table-cell>
        </table:table-row>
        <table:table-row table:style-name="ro1">
          <table:table-cell/>
          <table:table-cell office:value-type="float" office:value="659.62868753" calcext:value-type="float">
            <text:p>659.62868753</text:p>
          </table:table-cell>
        </table:table-row>
        <table:table-row table:style-name="ro1">
          <table:table-cell/>
          <table:table-cell office:value-type="float" office:value="659.300670711" calcext:value-type="float">
            <text:p>659.300670711</text:p>
          </table:table-cell>
        </table:table-row>
        <table:table-row table:style-name="ro1">
          <table:table-cell/>
          <table:table-cell office:value-type="float" office:value="659.247185542" calcext:value-type="float">
            <text:p>659.247185542</text:p>
          </table:table-cell>
        </table:table-row>
        <table:table-row table:style-name="ro1">
          <table:table-cell/>
          <table:table-cell office:value-type="float" office:value="659.247185542" calcext:value-type="float">
            <text:p>659.247185542</text:p>
          </table:table-cell>
        </table:table-row>
        <table:table-row table:style-name="ro1">
          <table:table-cell/>
          <table:table-cell office:value-type="float" office:value="658.97215956" calcext:value-type="float">
            <text:p>658.97215956</text:p>
          </table:table-cell>
        </table:table-row>
        <table:table-row table:style-name="ro1">
          <table:table-cell/>
          <table:table-cell office:value-type="float" office:value="658.915845882" calcext:value-type="float">
            <text:p>658.915845882</text:p>
          </table:table-cell>
        </table:table-row>
        <table:table-row table:style-name="ro1">
          <table:table-cell/>
          <table:table-cell office:value-type="float" office:value="658.852240896" calcext:value-type="float">
            <text:p>658.852240896</text:p>
          </table:table-cell>
        </table:table-row>
        <table:table-row table:style-name="ro1">
          <table:table-cell/>
          <table:table-cell office:value-type="float" office:value="658.605189973" calcext:value-type="float">
            <text:p>658.605189973</text:p>
          </table:table-cell>
        </table:table-row>
        <table:table-row table:style-name="ro1">
          <table:table-cell/>
          <table:table-cell office:value-type="float" office:value="658.252958736" calcext:value-type="float">
            <text:p>658.252958736</text:p>
          </table:table-cell>
        </table:table-row>
        <table:table-row table:style-name="ro1">
          <table:table-cell/>
          <table:table-cell office:value-type="float" office:value="658.252958736" calcext:value-type="float">
            <text:p>658.252958736</text:p>
          </table:table-cell>
        </table:table-row>
        <table:table-row table:style-name="ro1">
          <table:table-cell/>
          <table:table-cell office:value-type="float" office:value="658.189491257" calcext:value-type="float">
            <text:p>658.189491257</text:p>
          </table:table-cell>
        </table:table-row>
        <table:table-row table:style-name="ro1">
          <table:table-cell/>
          <table:table-cell office:value-type="float" office:value="658.189491257" calcext:value-type="float">
            <text:p>658.189491257</text:p>
          </table:table-cell>
        </table:table-row>
        <table:table-row table:style-name="ro1">
          <table:table-cell/>
          <table:table-cell office:value-type="float" office:value="657.946935322" calcext:value-type="float">
            <text:p>657.946935322</text:p>
          </table:table-cell>
        </table:table-row>
        <table:table-row table:style-name="ro1">
          <table:table-cell/>
          <table:table-cell office:value-type="float" office:value="653.229228118" calcext:value-type="float">
            <text:p>653.229228118</text:p>
          </table:table-cell>
        </table:table-row>
        <table:table-row table:style-name="ro1">
          <table:table-cell/>
          <table:table-cell office:value-type="float" office:value="650.169222061" calcext:value-type="float">
            <text:p>650.169222061</text:p>
          </table:table-cell>
        </table:table-row>
        <table:table-row table:style-name="ro1">
          <table:table-cell/>
          <table:table-cell office:value-type="float" office:value="649.919103498" calcext:value-type="float">
            <text:p>649.919103498</text:p>
          </table:table-cell>
        </table:table-row>
        <table:table-row table:style-name="ro1">
          <table:table-cell/>
          <table:table-cell office:value-type="float" office:value="649.378732384" calcext:value-type="float">
            <text:p>649.378732384</text:p>
          </table:table-cell>
        </table:table-row>
        <table:table-row table:style-name="ro1">
          <table:table-cell/>
          <table:table-cell office:value-type="float" office:value="649.315780638" calcext:value-type="float">
            <text:p>649.315780638</text:p>
          </table:table-cell>
        </table:table-row>
        <table:table-row table:style-name="ro1">
          <table:table-cell/>
          <table:table-cell office:value-type="float" office:value="648.373696019" calcext:value-type="float">
            <text:p>648.373696019</text:p>
          </table:table-cell>
        </table:table-row>
        <table:table-row table:style-name="ro1">
          <table:table-cell/>
          <table:table-cell office:value-type="float" office:value="648.077300903" calcext:value-type="float">
            <text:p>648.077300903</text:p>
          </table:table-cell>
        </table:table-row>
        <table:table-row table:style-name="ro1">
          <table:table-cell office:value-type="string" calcext:value-type="string">
            <text:p>Comb</text:p>
          </table:table-cell>
          <table:table-cell office:value-type="float" office:value="646.999359633" calcext:value-type="float">
            <text:p>646.999359633</text:p>
          </table:table-cell>
        </table:table-row>
        <table:table-row table:style-name="ro1">
          <table:table-cell/>
          <table:table-cell office:value-type="float" office:value="646.746911972" calcext:value-type="float">
            <text:p>646.746911972</text:p>
          </table:table-cell>
        </table:table-row>
        <table:table-row table:style-name="ro1">
          <table:table-cell/>
          <table:table-cell office:value-type="float" office:value="646.6842032" calcext:value-type="float">
            <text:p>646.6842032</text:p>
          </table:table-cell>
        </table:table-row>
        <table:table-row table:style-name="ro1">
          <table:table-cell/>
          <table:table-cell office:value-type="float" office:value="646.433550399" calcext:value-type="float">
            <text:p>646.433550399</text:p>
          </table:table-cell>
        </table:table-row>
        <table:table-row table:style-name="ro1">
          <table:table-cell/>
          <table:table-cell office:value-type="float" office:value="645.683337128" calcext:value-type="float">
            <text:p>645.683337128</text:p>
          </table:table-cell>
        </table:table-row>
        <table:table-row table:style-name="ro1">
          <table:table-cell/>
          <table:table-cell office:value-type="float" office:value="644.941619109" calcext:value-type="float">
            <text:p>644.941619109</text:p>
          </table:table-cell>
        </table:table-row>
        <table:table-row table:style-name="ro1">
          <table:table-cell/>
          <table:table-cell office:value-type="float" office:value="644.941619109" calcext:value-type="float">
            <text:p>644.941619109</text:p>
          </table:table-cell>
        </table:table-row>
        <table:table-row table:style-name="ro1">
          <table:table-cell/>
          <table:table-cell office:value-type="float" office:value="644.688551954" calcext:value-type="float">
            <text:p>644.688551954</text:p>
          </table:table-cell>
        </table:table-row>
        <table:table-row table:style-name="ro1">
          <table:table-cell/>
          <table:table-cell office:value-type="float" office:value="643.931134166" calcext:value-type="float">
            <text:p>643.931134166</text:p>
          </table:table-cell>
        </table:table-row>
        <table:table-row table:style-name="ro1">
          <table:table-cell/>
          <table:table-cell office:value-type="float" office:value="640.239399641" calcext:value-type="float">
            <text:p>640.239399641</text:p>
          </table:table-cell>
        </table:table-row>
        <table:table-row table:style-name="ro1">
          <table:table-cell/>
          <table:table-cell office:value-type="float" office:value="639.730079959" calcext:value-type="float">
            <text:p>639.730079959</text:p>
          </table:table-cell>
        </table:table-row>
        <table:table-row table:style-name="ro1">
          <table:table-cell/>
          <table:table-cell office:value-type="float" office:value="635.505162621" calcext:value-type="float">
            <text:p>635.505162621</text:p>
          </table:table-cell>
        </table:table-row>
        <table:table-row table:style-name="ro1">
          <table:table-cell/>
          <table:table-cell office:value-type="float" office:value="635.416025399" calcext:value-type="float">
            <text:p>635.416025399</text:p>
          </table:table-cell>
        </table:table-row>
        <table:table-row table:style-name="ro1">
          <table:table-cell/>
          <table:table-cell office:value-type="float" office:value="634.530021445" calcext:value-type="float">
            <text:p>634.530021445</text:p>
          </table:table-cell>
        </table:table-row>
        <table:table-row table:style-name="ro1">
          <table:table-cell/>
          <table:table-cell office:value-type="float" office:value="631.808285345" calcext:value-type="float">
            <text:p>631.808285345</text:p>
          </table:table-cell>
        </table:table-row>
        <table:table-row table:style-name="ro1">
          <table:table-cell/>
          <table:table-cell office:value-type="float" office:value="629.415823631" calcext:value-type="float">
            <text:p>629.415823631</text:p>
          </table:table-cell>
        </table:table-row>
        <table:table-row table:style-name="ro1">
          <table:table-cell/>
          <table:table-cell office:value-type="float" office:value="629.35418569" calcext:value-type="float">
            <text:p>629.35418569</text:p>
          </table:table-cell>
        </table:table-row>
        <table:table-row table:style-name="ro1">
          <table:table-cell/>
          <table:table-cell office:value-type="float" office:value="629.211326054" calcext:value-type="float">
            <text:p>629.211326054</text:p>
          </table:table-cell>
        </table:table-row>
        <table:table-row table:style-name="ro1">
          <table:table-cell/>
          <table:table-cell office:value-type="float" office:value="629.169380464" calcext:value-type="float">
            <text:p>629.169380464</text:p>
          </table:table-cell>
        </table:table-row>
        <table:table-row table:style-name="ro1">
          <table:table-cell/>
          <table:table-cell office:value-type="float" office:value="629.150353009" calcext:value-type="float">
            <text:p>629.150353009</text:p>
          </table:table-cell>
        </table:table-row>
        <table:table-row table:style-name="ro1">
          <table:table-cell/>
          <table:table-cell office:value-type="float" office:value="628.906637969" calcext:value-type="float">
            <text:p>628.906637969</text:p>
          </table:table-cell>
        </table:table-row>
        <table:table-row table:style-name="ro1">
          <table:table-cell/>
          <table:table-cell office:value-type="float" office:value="628.177188694" calcext:value-type="float">
            <text:p>628.177188694</text:p>
          </table:table-cell>
        </table:table-row>
        <table:table-row table:style-name="ro1">
          <table:table-cell/>
          <table:table-cell office:value-type="float" office:value="626.721027952" calcext:value-type="float">
            <text:p>626.721027952</text:p>
          </table:table-cell>
        </table:table-row>
        <table:table-row table:style-name="ro1">
          <table:table-cell/>
          <table:table-cell office:value-type="float" office:value="626.613906442" calcext:value-type="float">
            <text:p>626.613906442</text:p>
          </table:table-cell>
        </table:table-row>
        <table:table-row table:style-name="ro1">
          <table:table-cell/>
          <table:table-cell office:value-type="float" office:value="625.164807012" calcext:value-type="float">
            <text:p>625.164807012</text:p>
          </table:table-cell>
        </table:table-row>
        <table:table-row table:style-name="ro1">
          <table:table-cell/>
          <table:table-cell office:value-type="float" office:value="624.695028051" calcext:value-type="float">
            <text:p>624.695028051</text:p>
          </table:table-cell>
        </table:table-row>
        <table:table-row table:style-name="ro1">
          <table:table-cell/>
          <table:table-cell office:value-type="float" office:value="624.172739119" calcext:value-type="float">
            <text:p>624.172739119</text:p>
          </table:table-cell>
        </table:table-row>
        <table:table-row table:style-name="ro1">
          <table:table-cell/>
          <table:table-cell office:value-type="float" office:value="624.172739119" calcext:value-type="float">
            <text:p>624.172739119</text:p>
          </table:table-cell>
        </table:table-row>
        <table:table-row table:style-name="ro1">
          <table:table-cell/>
          <table:table-cell office:value-type="float" office:value="623.257140124" calcext:value-type="float">
            <text:p>623.257140124</text:p>
          </table:table-cell>
        </table:table-row>
        <table:table-row table:style-name="ro1">
          <table:table-cell/>
          <table:table-cell office:value-type="float" office:value="620.389252591" calcext:value-type="float">
            <text:p>620.389252591</text:p>
          </table:table-cell>
        </table:table-row>
        <table:table-row table:style-name="ro1">
          <table:table-cell/>
          <table:table-cell office:value-type="float" office:value="618.224790341" calcext:value-type="float">
            <text:p>618.224790341</text:p>
          </table:table-cell>
        </table:table-row>
        <table:table-row table:style-name="ro1">
          <table:table-cell/>
          <table:table-cell office:value-type="float" office:value="617.628022854" calcext:value-type="float">
            <text:p>617.628022854</text:p>
          </table:table-cell>
        </table:table-row>
        <table:table-row table:style-name="ro1">
          <table:table-cell/>
          <table:table-cell office:value-type="float" office:value="616.792502873" calcext:value-type="float">
            <text:p>616.792502873</text:p>
          </table:table-cell>
        </table:table-row>
        <table:table-row table:style-name="ro1">
          <table:table-cell/>
          <table:table-cell office:value-type="float" office:value="615.843523178" calcext:value-type="float">
            <text:p>615.843523178</text:p>
          </table:table-cell>
        </table:table-row>
        <table:table-row table:style-name="ro1">
          <table:table-cell/>
          <table:table-cell office:value-type="float" office:value="615.545556465" calcext:value-type="float">
            <text:p>615.545556465</text:p>
          </table:table-cell>
        </table:table-row>
        <table:table-row table:style-name="ro1">
          <table:table-cell/>
          <table:table-cell office:value-type="float" office:value="614.656371884" calcext:value-type="float">
            <text:p>614.656371884</text:p>
          </table:table-cell>
        </table:table-row>
        <table:table-row table:style-name="ro1">
          <table:table-cell/>
          <table:table-cell office:value-type="float" office:value="613.76589469" calcext:value-type="float">
            <text:p>613.76589469</text:p>
          </table:table-cell>
        </table:table-row>
        <table:table-row table:style-name="ro1">
          <table:table-cell/>
          <table:table-cell office:value-type="float" office:value="613.659738316" calcext:value-type="float">
            <text:p>613.659738316</text:p>
          </table:table-cell>
        </table:table-row>
        <table:table-row table:style-name="ro1">
          <table:table-cell/>
          <table:table-cell office:value-type="float" office:value="610.536892759" calcext:value-type="float">
            <text:p>610.536892759</text:p>
          </table:table-cell>
        </table:table-row>
        <table:table-row table:style-name="ro1">
          <table:table-cell/>
          <table:table-cell office:value-type="float" office:value="609.276404207" calcext:value-type="float">
            <text:p>609.276404207</text:p>
          </table:table-cell>
        </table:table-row>
        <table:table-row table:style-name="ro1">
          <table:table-cell/>
          <table:table-cell office:value-type="float" office:value="608.818348547" calcext:value-type="float">
            <text:p>608.818348547</text:p>
          </table:table-cell>
        </table:table-row>
        <table:table-row table:style-name="ro1">
          <table:table-cell/>
          <table:table-cell office:value-type="float" office:value="608.402144945" calcext:value-type="float">
            <text:p>608.402144945</text:p>
          </table:table-cell>
        </table:table-row>
        <table:table-row table:style-name="ro1">
          <table:table-cell/>
          <table:table-cell office:value-type="float" office:value="608.343222651" calcext:value-type="float">
            <text:p>608.343222651</text:p>
          </table:table-cell>
        </table:table-row>
        <table:table-row table:style-name="ro1">
          <table:table-cell/>
          <table:table-cell office:value-type="float" office:value="608.01881981" calcext:value-type="float">
            <text:p>608.01881981</text:p>
          </table:table-cell>
        </table:table-row>
        <table:table-row table:style-name="ro1">
          <table:table-cell/>
          <table:table-cell office:value-type="float" office:value="607.959980228" calcext:value-type="float">
            <text:p>607.959980228</text:p>
          </table:table-cell>
        </table:table-row>
        <table:table-row table:style-name="ro1">
          <table:table-cell/>
          <table:table-cell office:value-type="float" office:value="607.196616838" calcext:value-type="float">
            <text:p>607.196616838</text:p>
          </table:table-cell>
        </table:table-row>
        <table:table-row table:style-name="ro1">
          <table:table-cell/>
          <table:table-cell office:value-type="float" office:value="606.979046421" calcext:value-type="float">
            <text:p>606.979046421</text:p>
          </table:table-cell>
        </table:table-row>
        <table:table-row table:style-name="ro1">
          <table:table-cell/>
          <table:table-cell office:value-type="float" office:value="606.821148216" calcext:value-type="float">
            <text:p>606.821148216</text:p>
          </table:table-cell>
        </table:table-row>
        <table:table-row table:style-name="ro1">
          <table:table-cell/>
          <table:table-cell office:value-type="float" office:value="606.523941298" calcext:value-type="float">
            <text:p>606.523941298</text:p>
          </table:table-cell>
        </table:table-row>
        <table:table-row table:style-name="ro1">
          <table:table-cell/>
          <table:table-cell office:value-type="float" office:value="605.969542596" calcext:value-type="float">
            <text:p>605.969542596</text:p>
          </table:table-cell>
        </table:table-row>
        <table:table-row table:style-name="ro1">
          <table:table-cell/>
          <table:table-cell office:value-type="float" office:value="604.370968954" calcext:value-type="float">
            <text:p>604.370968954</text:p>
          </table:table-cell>
        </table:table-row>
        <table:table-row table:style-name="ro1">
          <table:table-cell/>
          <table:table-cell office:value-type="float" office:value="602.901390842" calcext:value-type="float">
            <text:p>602.901390842</text:p>
          </table:table-cell>
        </table:table-row>
        <table:table-row table:style-name="ro1">
          <table:table-cell/>
          <table:table-cell office:value-type="float" office:value="601.846477981" calcext:value-type="float">
            <text:p>601.846477981</text:p>
          </table:table-cell>
        </table:table-row>
        <table:table-row table:style-name="ro1">
          <table:table-cell/>
          <table:table-cell office:value-type="float" office:value="600.948065063" calcext:value-type="float">
            <text:p>600.948065063</text:p>
          </table:table-cell>
        </table:table-row>
        <table:table-row table:style-name="ro1">
          <table:table-cell/>
          <table:table-cell office:value-type="float" office:value="600.745136175" calcext:value-type="float">
            <text:p>600.745136175</text:p>
          </table:table-cell>
        </table:table-row>
        <table:table-row table:style-name="ro1">
          <table:table-cell/>
          <table:table-cell office:value-type="float" office:value="599.381488906" calcext:value-type="float">
            <text:p>599.381488906</text:p>
          </table:table-cell>
        </table:table-row>
        <table:table-row table:style-name="ro1">
          <table:table-cell/>
          <table:table-cell office:value-type="float" office:value="598.234450624" calcext:value-type="float">
            <text:p>598.234450624</text:p>
          </table:table-cell>
        </table:table-row>
        <table:table-row table:style-name="ro1">
          <table:table-cell/>
          <table:table-cell office:value-type="float" office:value="598.234450624" calcext:value-type="float">
            <text:p>598.234450624</text:p>
          </table:table-cell>
        </table:table-row>
        <table:table-row table:style-name="ro1">
          <table:table-cell/>
          <table:table-cell office:value-type="float" office:value="598.003070051" calcext:value-type="float">
            <text:p>598.003070051</text:p>
          </table:table-cell>
        </table:table-row>
        <table:table-row table:style-name="ro1">
          <table:table-cell/>
          <table:table-cell office:value-type="float" office:value="597.96840681" calcext:value-type="float">
            <text:p>597.96840681</text:p>
          </table:table-cell>
        </table:table-row>
        <table:table-row table:style-name="ro1">
          <table:table-cell/>
          <table:table-cell office:value-type="float" office:value="597.310535863" calcext:value-type="float">
            <text:p>597.310535863</text:p>
          </table:table-cell>
        </table:table-row>
        <table:table-row table:style-name="ro1">
          <table:table-cell/>
          <table:table-cell office:value-type="float" office:value="595.140397668" calcext:value-type="float">
            <text:p>595.140397668</text:p>
          </table:table-cell>
        </table:table-row>
        <table:table-row table:style-name="ro1">
          <table:table-cell/>
          <table:table-cell office:value-type="float" office:value="594.012347019" calcext:value-type="float">
            <text:p>594.012347019</text:p>
          </table:table-cell>
        </table:table-row>
        <table:table-row table:style-name="ro1">
          <table:table-cell/>
          <table:table-cell office:value-type="float" office:value="588.269861533" calcext:value-type="float">
            <text:p>588.269861533</text:p>
          </table:table-cell>
        </table:table-row>
        <table:table-row table:style-name="ro1">
          <table:table-cell/>
          <table:table-cell office:value-type="float" office:value="588.269861533" calcext:value-type="float">
            <text:p>588.269861533</text:p>
          </table:table-cell>
        </table:table-row>
        <table:table-row table:style-name="ro1">
          <table:table-cell/>
          <table:table-cell office:value-type="float" office:value="588.179092118" calcext:value-type="float">
            <text:p>588.179092118</text:p>
          </table:table-cell>
        </table:table-row>
        <table:table-row table:style-name="ro1">
          <table:table-cell/>
          <table:table-cell office:value-type="float" office:value="588.099290846" calcext:value-type="float">
            <text:p>588.099290846</text:p>
          </table:table-cell>
        </table:table-row>
        <table:table-row table:style-name="ro1">
          <table:table-cell/>
          <table:table-cell office:value-type="float" office:value="587.766374454" calcext:value-type="float">
            <text:p>587.766374454</text:p>
          </table:table-cell>
        </table:table-row>
        <table:table-row table:style-name="ro1">
          <table:table-cell/>
          <table:table-cell office:value-type="float" office:value="587.124635307" calcext:value-type="float">
            <text:p>587.124635307</text:p>
          </table:table-cell>
        </table:table-row>
        <table:table-row table:style-name="ro1">
          <table:table-cell/>
          <table:table-cell office:value-type="float" office:value="586.985795861" calcext:value-type="float">
            <text:p>586.985795861</text:p>
          </table:table-cell>
        </table:table-row>
        <table:table-row table:style-name="ro1">
          <table:table-cell/>
          <table:table-cell office:value-type="float" office:value="586.258541554" calcext:value-type="float">
            <text:p>586.258541554</text:p>
          </table:table-cell>
        </table:table-row>
        <table:table-row table:style-name="ro1">
          <table:table-cell/>
          <table:table-cell office:value-type="float" office:value="585.443939828" calcext:value-type="float">
            <text:p>585.443939828</text:p>
          </table:table-cell>
        </table:table-row>
        <table:table-row table:style-name="ro1">
          <table:table-cell/>
          <table:table-cell office:value-type="float" office:value="585.109689692" calcext:value-type="float">
            <text:p>585.109689692</text:p>
          </table:table-cell>
        </table:table-row>
        <table:table-row table:style-name="ro1">
          <table:table-cell/>
          <table:table-cell office:value-type="float" office:value="585.051794757" calcext:value-type="float">
            <text:p>585.051794757</text:p>
          </table:table-cell>
        </table:table-row>
        <table:table-row table:style-name="ro1">
          <table:table-cell/>
          <table:table-cell office:value-type="float" office:value="584.614157551" calcext:value-type="float">
            <text:p>584.614157551</text:p>
          </table:table-cell>
        </table:table-row>
        <table:table-row table:style-name="ro1">
          <table:table-cell/>
          <table:table-cell office:value-type="float" office:value="580.512302782" calcext:value-type="float">
            <text:p>580.512302782</text:p>
          </table:table-cell>
        </table:table-row>
        <table:table-row table:style-name="ro1">
          <table:table-cell/>
          <table:table-cell office:value-type="float" office:value="579.201310587" calcext:value-type="float">
            <text:p>579.201310587</text:p>
          </table:table-cell>
        </table:table-row>
        <table:table-row table:style-name="ro1">
          <table:table-cell/>
          <table:table-cell office:value-type="float" office:value="578.352314309" calcext:value-type="float">
            <text:p>578.352314309</text:p>
          </table:table-cell>
        </table:table-row>
        <table:table-row table:style-name="ro1">
          <table:table-cell/>
          <table:table-cell office:value-type="float" office:value="578.110275246" calcext:value-type="float">
            <text:p>578.110275246</text:p>
          </table:table-cell>
        </table:table-row>
        <table:table-row table:style-name="ro1">
          <table:table-cell/>
          <table:table-cell office:value-type="float" office:value="576.564102892" calcext:value-type="float">
            <text:p>576.564102892</text:p>
          </table:table-cell>
        </table:table-row>
        <table:table-row table:style-name="ro1">
          <table:table-cell/>
          <table:table-cell office:value-type="float" office:value="575.298369577" calcext:value-type="float">
            <text:p>575.298369577</text:p>
          </table:table-cell>
        </table:table-row>
        <table:table-row table:style-name="ro1">
          <table:table-cell/>
          <table:table-cell office:value-type="float" office:value="574.45005498" calcext:value-type="float">
            <text:p>574.45005498</text:p>
          </table:table-cell>
        </table:table-row>
        <table:table-row table:style-name="ro1">
          <table:table-cell/>
          <table:table-cell office:value-type="float" office:value="574.371263996" calcext:value-type="float">
            <text:p>574.371263996</text:p>
          </table:table-cell>
        </table:table-row>
        <table:table-row table:style-name="ro1">
          <table:table-cell/>
          <table:table-cell office:value-type="float" office:value="574.1502231" calcext:value-type="float">
            <text:p>574.1502231</text:p>
          </table:table-cell>
        </table:table-row>
        <table:table-row table:style-name="ro1">
          <table:table-cell/>
          <table:table-cell office:value-type="float" office:value="574.093753936" calcext:value-type="float">
            <text:p>574.093753936</text:p>
          </table:table-cell>
        </table:table-row>
        <table:table-row table:style-name="ro1">
          <table:table-cell/>
          <table:table-cell office:value-type="float" office:value="573.324784448" calcext:value-type="float">
            <text:p>573.324784448</text:p>
          </table:table-cell>
        </table:table-row>
        <table:table-row table:style-name="ro1">
          <table:table-cell/>
          <table:table-cell office:value-type="float" office:value="573.304931053" calcext:value-type="float">
            <text:p>573.304931053</text:p>
          </table:table-cell>
        </table:table-row>
        <table:table-row table:style-name="ro1">
          <table:table-cell/>
          <table:table-cell office:value-type="float" office:value="573.019269183" calcext:value-type="float">
            <text:p>573.019269183</text:p>
          </table:table-cell>
        </table:table-row>
        <table:table-row table:style-name="ro1">
          <table:table-cell/>
          <table:table-cell office:value-type="float" office:value="572.127769845" calcext:value-type="float">
            <text:p>572.127769845</text:p>
          </table:table-cell>
        </table:table-row>
        <table:table-row table:style-name="ro1">
          <table:table-cell/>
          <table:table-cell office:value-type="float" office:value="569.490966137" calcext:value-type="float">
            <text:p>569.490966137</text:p>
          </table:table-cell>
        </table:table-row>
        <table:table-row table:style-name="ro1">
          <table:table-cell/>
          <table:table-cell office:value-type="float" office:value="569.484217998" calcext:value-type="float">
            <text:p>569.484217998</text:p>
          </table:table-cell>
        </table:table-row>
        <table:table-row table:style-name="ro1">
          <table:table-cell/>
          <table:table-cell office:value-type="float" office:value="569.379004872" calcext:value-type="float">
            <text:p>569.379004872</text:p>
          </table:table-cell>
        </table:table-row>
        <table:table-row table:style-name="ro1">
          <table:table-cell/>
          <table:table-cell office:value-type="float" office:value="568.652862716" calcext:value-type="float">
            <text:p>568.652862716</text:p>
          </table:table-cell>
        </table:table-row>
        <table:table-row table:style-name="ro1">
          <table:table-cell/>
          <table:table-cell office:value-type="float" office:value="568.406662519" calcext:value-type="float">
            <text:p>568.406662519</text:p>
          </table:table-cell>
        </table:table-row>
        <table:table-row table:style-name="ro1">
          <table:table-cell/>
          <table:table-cell office:value-type="float" office:value="567.804650393" calcext:value-type="float">
            <text:p>567.804650393</text:p>
          </table:table-cell>
        </table:table-row>
        <table:table-row table:style-name="ro1">
          <table:table-cell/>
          <table:table-cell office:value-type="float" office:value="567.430310438" calcext:value-type="float">
            <text:p>567.430310438</text:p>
          </table:table-cell>
        </table:table-row>
        <table:table-row table:style-name="ro1">
          <table:table-cell/>
          <table:table-cell office:value-type="float" office:value="565.14704652" calcext:value-type="float">
            <text:p>565.14704652</text:p>
          </table:table-cell>
        </table:table-row>
        <table:table-row table:style-name="ro1">
          <table:table-cell/>
          <table:table-cell office:value-type="float" office:value="563.938096559" calcext:value-type="float">
            <text:p>563.938096559</text:p>
          </table:table-cell>
        </table:table-row>
        <table:table-row table:style-name="ro1">
          <table:table-cell/>
          <table:table-cell office:value-type="float" office:value="563.615248214" calcext:value-type="float">
            <text:p>563.615248214</text:p>
          </table:table-cell>
        </table:table-row>
        <table:table-row table:style-name="ro1">
          <table:table-cell/>
          <table:table-cell office:value-type="float" office:value="563.559956582" calcext:value-type="float">
            <text:p>563.559956582</text:p>
          </table:table-cell>
        </table:table-row>
        <table:table-row table:style-name="ro1">
          <table:table-cell/>
          <table:table-cell office:value-type="float" office:value="563.394179271" calcext:value-type="float">
            <text:p>563.394179271</text:p>
          </table:table-cell>
        </table:table-row>
        <table:table-row table:style-name="ro1">
          <table:table-cell/>
          <table:table-cell office:value-type="float" office:value="562.986085194" calcext:value-type="float">
            <text:p>562.986085194</text:p>
          </table:table-cell>
        </table:table-row>
        <table:table-row table:style-name="ro1">
          <table:table-cell/>
          <table:table-cell office:value-type="float" office:value="562.677497702" calcext:value-type="float">
            <text:p>562.677497702</text:p>
          </table:table-cell>
        </table:table-row>
        <table:table-row table:style-name="ro1">
          <table:table-cell/>
          <table:table-cell office:value-type="float" office:value="561.27775668" calcext:value-type="float">
            <text:p>561.27775668</text:p>
          </table:table-cell>
        </table:table-row>
        <table:table-row table:style-name="ro1">
          <table:table-cell/>
          <table:table-cell office:value-type="float" office:value="560.818799225" calcext:value-type="float">
            <text:p>560.818799225</text:p>
          </table:table-cell>
        </table:table-row>
        <table:table-row table:style-name="ro1">
          <table:table-cell/>
          <table:table-cell office:value-type="float" office:value="560.818799225" calcext:value-type="float">
            <text:p>560.818799225</text:p>
          </table:table-cell>
        </table:table-row>
        <table:table-row table:style-name="ro1">
          <table:table-cell/>
          <table:table-cell office:value-type="float" office:value="560.59874083" calcext:value-type="float">
            <text:p>560.59874083</text:p>
          </table:table-cell>
        </table:table-row>
        <table:table-row table:style-name="ro1">
          <table:table-cell/>
          <table:table-cell office:value-type="float" office:value="559.980502812" calcext:value-type="float">
            <text:p>559.980502812</text:p>
          </table:table-cell>
        </table:table-row>
        <table:table-row table:style-name="ro1">
          <table:table-cell/>
          <table:table-cell office:value-type="float" office:value="559.940116666" calcext:value-type="float">
            <text:p>559.940116666</text:p>
          </table:table-cell>
        </table:table-row>
        <table:table-row table:style-name="ro1">
          <table:table-cell/>
          <table:table-cell office:value-type="float" office:value="557.811410501" calcext:value-type="float">
            <text:p>557.811410501</text:p>
          </table:table-cell>
        </table:table-row>
        <table:table-row table:style-name="ro1">
          <table:table-cell/>
          <table:table-cell office:value-type="float" office:value="557.712471308" calcext:value-type="float">
            <text:p>557.712471308</text:p>
          </table:table-cell>
        </table:table-row>
        <table:table-row table:style-name="ro1">
          <table:table-cell/>
          <table:table-cell office:value-type="float" office:value="557.680541961" calcext:value-type="float">
            <text:p>557.680541961</text:p>
          </table:table-cell>
        </table:table-row>
        <table:table-row table:style-name="ro1">
          <table:table-cell/>
          <table:table-cell office:value-type="float" office:value="557.680541961" calcext:value-type="float">
            <text:p>557.680541961</text:p>
          </table:table-cell>
        </table:table-row>
        <table:table-row table:style-name="ro1">
          <table:table-cell/>
          <table:table-cell office:value-type="float" office:value="557.516847263" calcext:value-type="float">
            <text:p>557.516847263</text:p>
          </table:table-cell>
        </table:table-row>
        <table:table-row table:style-name="ro1">
          <table:table-cell/>
          <table:table-cell office:value-type="float" office:value="556.958441548" calcext:value-type="float">
            <text:p>556.958441548</text:p>
          </table:table-cell>
        </table:table-row>
        <table:table-row table:style-name="ro1">
          <table:table-cell/>
          <table:table-cell office:value-type="float" office:value="555.833109444" calcext:value-type="float">
            <text:p>555.833109444</text:p>
          </table:table-cell>
        </table:table-row>
        <table:table-row table:style-name="ro1">
          <table:table-cell/>
          <table:table-cell office:value-type="float" office:value="555.753389117" calcext:value-type="float">
            <text:p>555.753389117</text:p>
          </table:table-cell>
        </table:table-row>
        <table:table-row table:style-name="ro1">
          <table:table-cell/>
          <table:table-cell office:value-type="float" office:value="554.372016134" calcext:value-type="float">
            <text:p>554.372016134</text:p>
          </table:table-cell>
        </table:table-row>
        <table:table-row table:style-name="ro1">
          <table:table-cell/>
          <table:table-cell office:value-type="float" office:value="554.038859872" calcext:value-type="float">
            <text:p>554.038859872</text:p>
          </table:table-cell>
        </table:table-row>
        <table:table-row table:style-name="ro1">
          <table:table-cell/>
          <table:table-cell office:value-type="float" office:value="553.635799038" calcext:value-type="float">
            <text:p>553.635799038</text:p>
          </table:table-cell>
        </table:table-row>
        <table:table-row table:style-name="ro1">
          <table:table-cell/>
          <table:table-cell office:value-type="float" office:value="553.582253335" calcext:value-type="float">
            <text:p>553.582253335</text:p>
          </table:table-cell>
        </table:table-row>
        <table:table-row table:style-name="ro1">
          <table:table-cell/>
          <table:table-cell office:value-type="float" office:value="552.887569988" calcext:value-type="float">
            <text:p>552.887569988</text:p>
          </table:table-cell>
        </table:table-row>
        <table:table-row table:style-name="ro1">
          <table:table-cell/>
          <table:table-cell office:value-type="float" office:value="552.613184888" calcext:value-type="float">
            <text:p>552.613184888</text:p>
          </table:table-cell>
        </table:table-row>
        <table:table-row table:style-name="ro1">
          <table:table-cell/>
          <table:table-cell office:value-type="float" office:value="551.965289134" calcext:value-type="float">
            <text:p>551.965289134</text:p>
          </table:table-cell>
        </table:table-row>
        <table:table-row table:style-name="ro1">
          <table:table-cell/>
          <table:table-cell office:value-type="float" office:value="551.855560105" calcext:value-type="float">
            <text:p>551.855560105</text:p>
          </table:table-cell>
        </table:table-row>
        <table:table-row table:style-name="ro1">
          <table:table-cell/>
          <table:table-cell office:value-type="float" office:value="551.770892823" calcext:value-type="float">
            <text:p>551.770892823</text:p>
          </table:table-cell>
        </table:table-row>
        <table:table-row table:style-name="ro1">
          <table:table-cell/>
          <table:table-cell office:value-type="float" office:value="551.765236038" calcext:value-type="float">
            <text:p>551.765236038</text:p>
          </table:table-cell>
        </table:table-row>
        <table:table-row table:style-name="ro1">
          <table:table-cell/>
          <table:table-cell office:value-type="float" office:value="550.967318816" calcext:value-type="float">
            <text:p>550.967318816</text:p>
          </table:table-cell>
        </table:table-row>
        <table:table-row table:style-name="ro1">
          <table:table-cell/>
          <table:table-cell office:value-type="float" office:value="550.242005759" calcext:value-type="float">
            <text:p>550.242005759</text:p>
          </table:table-cell>
        </table:table-row>
        <table:table-row table:style-name="ro1">
          <table:table-cell/>
          <table:table-cell office:value-type="float" office:value="549.592329006" calcext:value-type="float">
            <text:p>549.592329006</text:p>
          </table:table-cell>
        </table:table-row>
        <table:table-row table:style-name="ro1">
          <table:table-cell/>
          <table:table-cell office:value-type="float" office:value="549.539194928" calcext:value-type="float">
            <text:p>549.539194928</text:p>
          </table:table-cell>
        </table:table-row>
        <table:table-row table:style-name="ro1">
          <table:table-cell/>
          <table:table-cell office:value-type="float" office:value="549.379885114" calcext:value-type="float">
            <text:p>549.379885114</text:p>
          </table:table-cell>
        </table:table-row>
        <table:table-row table:style-name="ro1">
          <table:table-cell/>
          <table:table-cell office:value-type="float" office:value="548.744028552" calcext:value-type="float">
            <text:p>548.744028552</text:p>
          </table:table-cell>
        </table:table-row>
        <table:table-row table:style-name="ro1">
          <table:table-cell/>
          <table:table-cell office:value-type="float" office:value="547.383363554" calcext:value-type="float">
            <text:p>547.383363554</text:p>
          </table:table-cell>
        </table:table-row>
        <table:table-row table:style-name="ro1">
          <table:table-cell/>
          <table:table-cell office:value-type="float" office:value="547.318107505" calcext:value-type="float">
            <text:p>547.318107505</text:p>
          </table:table-cell>
        </table:table-row>
        <table:table-row table:style-name="ro1">
          <table:table-cell/>
          <table:table-cell office:value-type="float" office:value="547.264509296" calcext:value-type="float">
            <text:p>547.264509296</text:p>
          </table:table-cell>
        </table:table-row>
        <table:table-row table:style-name="ro1">
          <table:table-cell/>
          <table:table-cell office:value-type="float" office:value="547.103809099" calcext:value-type="float">
            <text:p>547.103809099</text:p>
          </table:table-cell>
        </table:table-row>
        <table:table-row table:style-name="ro1">
          <table:table-cell/>
          <table:table-cell office:value-type="float" office:value="545.473218242" calcext:value-type="float">
            <text:p>545.473218242</text:p>
          </table:table-cell>
        </table:table-row>
        <table:table-row table:style-name="ro1">
          <table:table-cell/>
          <table:table-cell office:value-type="float" office:value="545.428081557" calcext:value-type="float">
            <text:p>545.428081557</text:p>
          </table:table-cell>
        </table:table-row>
        <table:table-row table:style-name="ro1">
          <table:table-cell/>
          <table:table-cell office:value-type="float" office:value="545.375380646" calcext:value-type="float">
            <text:p>545.375380646</text:p>
          </table:table-cell>
        </table:table-row>
        <table:table-row table:style-name="ro1">
          <table:table-cell/>
          <table:table-cell office:value-type="float" office:value="544.881657776" calcext:value-type="float">
            <text:p>544.881657776</text:p>
          </table:table-cell>
        </table:table-row>
        <table:table-row table:style-name="ro1">
          <table:table-cell/>
          <table:table-cell office:value-type="float" office:value="543.621571315" calcext:value-type="float">
            <text:p>543.621571315</text:p>
          </table:table-cell>
        </table:table-row>
        <table:table-row table:style-name="ro1">
          <table:table-cell/>
          <table:table-cell office:value-type="float" office:value="542.864695864" calcext:value-type="float">
            <text:p>542.864695864</text:p>
          </table:table-cell>
        </table:table-row>
        <table:table-row table:style-name="ro1">
          <table:table-cell/>
          <table:table-cell office:value-type="float" office:value="541.962730543" calcext:value-type="float">
            <text:p>541.962730543</text:p>
          </table:table-cell>
        </table:table-row>
        <table:table-row table:style-name="ro1">
          <table:table-cell/>
          <table:table-cell office:value-type="float" office:value="541.763383648" calcext:value-type="float">
            <text:p>541.763383648</text:p>
          </table:table-cell>
        </table:table-row>
        <table:table-row table:style-name="ro1">
          <table:table-cell/>
          <table:table-cell office:value-type="float" office:value="541.501700117" calcext:value-type="float">
            <text:p>541.501700117</text:p>
          </table:table-cell>
        </table:table-row>
        <table:table-row table:style-name="ro1">
          <table:table-cell/>
          <table:table-cell office:value-type="float" office:value="541.30291094" calcext:value-type="float">
            <text:p>541.30291094</text:p>
          </table:table-cell>
        </table:table-row>
        <table:table-row table:style-name="ro1">
          <table:table-cell/>
          <table:table-cell office:value-type="float" office:value="540.510749871" calcext:value-type="float">
            <text:p>540.510749871</text:p>
          </table:table-cell>
        </table:table-row>
        <table:table-row table:style-name="ro1">
          <table:table-cell/>
          <table:table-cell office:value-type="float" office:value="539.956234461" calcext:value-type="float">
            <text:p>539.956234461</text:p>
          </table:table-cell>
        </table:table-row>
        <table:table-row table:style-name="ro1">
          <table:table-cell/>
          <table:table-cell office:value-type="float" office:value="539.468915296" calcext:value-type="float">
            <text:p>539.468915296</text:p>
          </table:table-cell>
        </table:table-row>
        <table:table-row table:style-name="ro1">
          <table:table-cell/>
          <table:table-cell office:value-type="float" office:value="539.173726584" calcext:value-type="float">
            <text:p>539.173726584</text:p>
          </table:table-cell>
        </table:table-row>
        <table:table-row table:style-name="ro1">
          <table:table-cell/>
          <table:table-cell office:value-type="float" office:value="539.048973409" calcext:value-type="float">
            <text:p>539.048973409</text:p>
          </table:table-cell>
        </table:table-row>
        <table:table-row table:style-name="ro1">
          <table:table-cell/>
          <table:table-cell office:value-type="float" office:value="538.487567578" calcext:value-type="float">
            <text:p>538.487567578</text:p>
          </table:table-cell>
        </table:table-row>
        <table:table-row table:style-name="ro1">
          <table:table-cell/>
          <table:table-cell office:value-type="float" office:value="538.083908996" calcext:value-type="float">
            <text:p>538.083908996</text:p>
          </table:table-cell>
        </table:table-row>
        <table:table-row table:style-name="ro1">
          <table:table-cell/>
          <table:table-cell office:value-type="float" office:value="537.792147172" calcext:value-type="float">
            <text:p>537.792147172</text:p>
          </table:table-cell>
        </table:table-row>
        <table:table-row table:style-name="ro1">
          <table:table-cell/>
          <table:table-cell office:value-type="float" office:value="537.704750627" calcext:value-type="float">
            <text:p>537.704750627</text:p>
          </table:table-cell>
        </table:table-row>
        <table:table-row table:style-name="ro1">
          <table:table-cell/>
          <table:table-cell office:value-type="float" office:value="537.600675382" calcext:value-type="float">
            <text:p>537.600675382</text:p>
          </table:table-cell>
        </table:table-row>
        <table:table-row table:style-name="ro1">
          <table:table-cell/>
          <table:table-cell office:value-type="float" office:value="537.067845959" calcext:value-type="float">
            <text:p>537.067845959</text:p>
          </table:table-cell>
        </table:table-row>
        <table:table-row table:style-name="ro1">
          <table:table-cell/>
          <table:table-cell office:value-type="float" office:value="536.873836859" calcext:value-type="float">
            <text:p>536.873836859</text:p>
          </table:table-cell>
        </table:table-row>
        <table:table-row table:style-name="ro1">
          <table:table-cell/>
          <table:table-cell office:value-type="float" office:value="536.341306846" calcext:value-type="float">
            <text:p>536.341306846</text:p>
          </table:table-cell>
        </table:table-row>
        <table:table-row table:style-name="ro1">
          <table:table-cell/>
          <table:table-cell office:value-type="float" office:value="536.246830105" calcext:value-type="float">
            <text:p>536.246830105</text:p>
          </table:table-cell>
        </table:table-row>
        <table:table-row table:style-name="ro1">
          <table:table-cell/>
          <table:table-cell office:value-type="float" office:value="536.188791386" calcext:value-type="float">
            <text:p>536.188791386</text:p>
          </table:table-cell>
        </table:table-row>
        <table:table-row table:style-name="ro1">
          <table:table-cell/>
          <table:table-cell office:value-type="float" office:value="536.1816859" calcext:value-type="float">
            <text:p>536.1816859</text:p>
          </table:table-cell>
        </table:table-row>
        <table:table-row table:style-name="ro1">
          <table:table-cell/>
          <table:table-cell office:value-type="float" office:value="536.175895417" calcext:value-type="float">
            <text:p>536.175895417</text:p>
          </table:table-cell>
        </table:table-row>
        <table:table-row table:style-name="ro1">
          <table:table-cell/>
          <table:table-cell office:value-type="float" office:value="535.737594661" calcext:value-type="float">
            <text:p>535.737594661</text:p>
          </table:table-cell>
        </table:table-row>
        <table:table-row table:style-name="ro1">
          <table:table-cell/>
          <table:table-cell office:value-type="float" office:value="535.690600616" calcext:value-type="float">
            <text:p>535.690600616</text:p>
          </table:table-cell>
        </table:table-row>
        <table:table-row table:style-name="ro1">
          <table:table-cell/>
          <table:table-cell office:value-type="float" office:value="535.280817887" calcext:value-type="float">
            <text:p>535.280817887</text:p>
          </table:table-cell>
        </table:table-row>
        <table:table-row table:style-name="ro1">
          <table:table-cell/>
          <table:table-cell office:value-type="float" office:value="535.280817887" calcext:value-type="float">
            <text:p>535.280817887</text:p>
          </table:table-cell>
        </table:table-row>
        <table:table-row table:style-name="ro1">
          <table:table-cell/>
          <table:table-cell office:value-type="float" office:value="535.257005622" calcext:value-type="float">
            <text:p>535.257005622</text:p>
          </table:table-cell>
        </table:table-row>
        <table:table-row table:style-name="ro1">
          <table:table-cell/>
          <table:table-cell office:value-type="float" office:value="535.073786041" calcext:value-type="float">
            <text:p>535.073786041</text:p>
          </table:table-cell>
        </table:table-row>
        <table:table-row table:style-name="ro1">
          <table:table-cell/>
          <table:table-cell office:value-type="float" office:value="534.985790563" calcext:value-type="float">
            <text:p>534.985790563</text:p>
          </table:table-cell>
        </table:table-row>
        <table:table-row table:style-name="ro1">
          <table:table-cell/>
          <table:table-cell office:value-type="float" office:value="534.471564952" calcext:value-type="float">
            <text:p>534.471564952</text:p>
          </table:table-cell>
        </table:table-row>
        <table:table-row table:style-name="ro1">
          <table:table-cell/>
          <table:table-cell office:value-type="float" office:value="534.452485092" calcext:value-type="float">
            <text:p>534.452485092</text:p>
          </table:table-cell>
        </table:table-row>
        <table:table-row table:style-name="ro1">
          <table:table-cell/>
          <table:table-cell office:value-type="float" office:value="534.425928147" calcext:value-type="float">
            <text:p>534.425928147</text:p>
          </table:table-cell>
        </table:table-row>
        <table:table-row table:style-name="ro1">
          <table:table-cell/>
          <table:table-cell office:value-type="float" office:value="534.402587898" calcext:value-type="float">
            <text:p>534.402587898</text:p>
          </table:table-cell>
        </table:table-row>
        <table:table-row table:style-name="ro1">
          <table:table-cell/>
          <table:table-cell office:value-type="float" office:value="533.993844995" calcext:value-type="float">
            <text:p>533.993844995</text:p>
          </table:table-cell>
        </table:table-row>
        <table:table-row table:style-name="ro1">
          <table:table-cell/>
          <table:table-cell office:value-type="float" office:value="533.748957001" calcext:value-type="float">
            <text:p>533.748957001</text:p>
          </table:table-cell>
        </table:table-row>
        <table:table-row table:style-name="ro1">
          <table:table-cell/>
          <table:table-cell office:value-type="float" office:value="533.709473644" calcext:value-type="float">
            <text:p>533.709473644</text:p>
          </table:table-cell>
        </table:table-row>
        <table:table-row table:style-name="ro1">
          <table:table-cell/>
          <table:table-cell office:value-type="float" office:value="533.617163753" calcext:value-type="float">
            <text:p>533.617163753</text:p>
          </table:table-cell>
        </table:table-row>
        <table:table-row table:style-name="ro1">
          <table:table-cell/>
          <table:table-cell office:value-type="float" office:value="533.305226064" calcext:value-type="float">
            <text:p>533.305226064</text:p>
          </table:table-cell>
        </table:table-row>
        <table:table-row table:style-name="ro1">
          <table:table-cell/>
          <table:table-cell office:value-type="float" office:value="532.934132057" calcext:value-type="float">
            <text:p>532.934132057</text:p>
          </table:table-cell>
        </table:table-row>
        <table:table-row table:style-name="ro1">
          <table:table-cell/>
          <table:table-cell office:value-type="float" office:value="532.934132057" calcext:value-type="float">
            <text:p>532.934132057</text:p>
          </table:table-cell>
        </table:table-row>
        <table:table-row table:style-name="ro1">
          <table:table-cell/>
          <table:table-cell office:value-type="float" office:value="532.779606137" calcext:value-type="float">
            <text:p>532.779606137</text:p>
          </table:table-cell>
        </table:table-row>
        <table:table-row table:style-name="ro1">
          <table:table-cell/>
          <table:table-cell office:value-type="float" office:value="532.753316069" calcext:value-type="float">
            <text:p>532.753316069</text:p>
          </table:table-cell>
        </table:table-row>
        <table:table-row table:style-name="ro1">
          <table:table-cell/>
          <table:table-cell office:value-type="float" office:value="532.72172557" calcext:value-type="float">
            <text:p>532.72172557</text:p>
          </table:table-cell>
        </table:table-row>
        <table:table-row table:style-name="ro1">
          <table:table-cell/>
          <table:table-cell office:value-type="float" office:value="532.701790046" calcext:value-type="float">
            <text:p>532.701790046</text:p>
          </table:table-cell>
        </table:table-row>
        <table:table-row table:style-name="ro1">
          <table:table-cell/>
          <table:table-cell office:value-type="float" office:value="532.033309328" calcext:value-type="float">
            <text:p>532.033309328</text:p>
          </table:table-cell>
        </table:table-row>
        <table:table-row table:style-name="ro1">
          <table:table-cell/>
          <table:table-cell office:value-type="float" office:value="531.097153578" calcext:value-type="float">
            <text:p>531.097153578</text:p>
          </table:table-cell>
        </table:table-row>
        <table:table-row table:style-name="ro1">
          <table:table-cell/>
          <table:table-cell office:value-type="float" office:value="531.050301022" calcext:value-type="float">
            <text:p>531.050301022</text:p>
          </table:table-cell>
        </table:table-row>
        <table:table-row table:style-name="ro1">
          <table:table-cell/>
          <table:table-cell office:value-type="float" office:value="530.958751896" calcext:value-type="float">
            <text:p>530.958751896</text:p>
          </table:table-cell>
        </table:table-row>
        <table:table-row table:style-name="ro1">
          <table:table-cell/>
          <table:table-cell office:value-type="float" office:value="530.845024516" calcext:value-type="float">
            <text:p>530.845024516</text:p>
          </table:table-cell>
        </table:table-row>
        <table:table-row table:style-name="ro1">
          <table:table-cell/>
          <table:table-cell office:value-type="float" office:value="530.76944584" calcext:value-type="float">
            <text:p>530.76944584</text:p>
          </table:table-cell>
        </table:table-row>
        <table:table-row table:style-name="ro1">
          <table:table-cell/>
          <table:table-cell office:value-type="float" office:value="530.699396579" calcext:value-type="float">
            <text:p>530.699396579</text:p>
          </table:table-cell>
        </table:table-row>
        <table:table-row table:style-name="ro1">
          <table:table-cell/>
          <table:table-cell office:value-type="float" office:value="530.56879525" calcext:value-type="float">
            <text:p>530.56879525</text:p>
          </table:table-cell>
        </table:table-row>
        <table:table-row table:style-name="ro1">
          <table:table-cell/>
          <table:table-cell office:value-type="float" office:value="530.562199956" calcext:value-type="float">
            <text:p>530.562199956</text:p>
          </table:table-cell>
        </table:table-row>
        <table:table-row table:style-name="ro1">
          <table:table-cell/>
          <table:table-cell office:value-type="float" office:value="530.470794632" calcext:value-type="float">
            <text:p>530.470794632</text:p>
          </table:table-cell>
        </table:table-row>
        <table:table-row table:style-name="ro1">
          <table:table-cell/>
          <table:table-cell office:value-type="float" office:value="530.418384337" calcext:value-type="float">
            <text:p>530.418384337</text:p>
          </table:table-cell>
        </table:table-row>
        <table:table-row table:style-name="ro1">
          <table:table-cell/>
          <table:table-cell office:value-type="float" office:value="530.28173923" calcext:value-type="float">
            <text:p>530.28173923</text:p>
          </table:table-cell>
        </table:table-row>
        <table:table-row table:style-name="ro1">
          <table:table-cell/>
          <table:table-cell office:value-type="float" office:value="529.452705044" calcext:value-type="float">
            <text:p>529.452705044</text:p>
          </table:table-cell>
        </table:table-row>
        <table:table-row table:style-name="ro1">
          <table:table-cell/>
          <table:table-cell office:value-type="float" office:value="529.403988587" calcext:value-type="float">
            <text:p>529.403988587</text:p>
          </table:table-cell>
        </table:table-row>
        <table:table-row table:style-name="ro1">
          <table:table-cell/>
          <table:table-cell office:value-type="float" office:value="529.403988587" calcext:value-type="float">
            <text:p>529.403988587</text:p>
          </table:table-cell>
        </table:table-row>
        <table:table-row table:style-name="ro1">
          <table:table-cell/>
          <table:table-cell office:value-type="float" office:value="529.371823528" calcext:value-type="float">
            <text:p>529.371823528</text:p>
          </table:table-cell>
        </table:table-row>
        <table:table-row table:style-name="ro1">
          <table:table-cell/>
          <table:table-cell office:value-type="float" office:value="529.250575208" calcext:value-type="float">
            <text:p>529.250575208</text:p>
          </table:table-cell>
        </table:table-row>
        <table:table-row table:style-name="ro1">
          <table:table-cell/>
          <table:table-cell office:value-type="float" office:value="529.166380166" calcext:value-type="float">
            <text:p>529.166380166</text:p>
          </table:table-cell>
        </table:table-row>
        <table:table-row table:style-name="ro1">
          <table:table-cell/>
          <table:table-cell office:value-type="float" office:value="529.120932802" calcext:value-type="float">
            <text:p>529.120932802</text:p>
          </table:table-cell>
        </table:table-row>
        <table:table-row table:style-name="ro1">
          <table:table-cell/>
          <table:table-cell office:value-type="float" office:value="528.712017227" calcext:value-type="float">
            <text:p>528.712017227</text:p>
          </table:table-cell>
        </table:table-row>
        <table:table-row table:style-name="ro1">
          <table:table-cell/>
          <table:table-cell office:value-type="float" office:value="528.660852373" calcext:value-type="float">
            <text:p>528.660852373</text:p>
          </table:table-cell>
        </table:table-row>
        <table:table-row table:style-name="ro1">
          <table:table-cell/>
          <table:table-cell office:value-type="float" office:value="528.638788897" calcext:value-type="float">
            <text:p>528.638788897</text:p>
          </table:table-cell>
        </table:table-row>
        <table:table-row table:style-name="ro1">
          <table:table-cell/>
          <table:table-cell office:value-type="float" office:value="528.477468122" calcext:value-type="float">
            <text:p>528.477468122</text:p>
          </table:table-cell>
        </table:table-row>
        <table:table-row table:style-name="ro1">
          <table:table-cell/>
          <table:table-cell office:value-type="float" office:value="528.329640122" calcext:value-type="float">
            <text:p>528.329640122</text:p>
          </table:table-cell>
        </table:table-row>
        <table:table-row table:style-name="ro1">
          <table:table-cell/>
          <table:table-cell office:value-type="float" office:value="528.275837402" calcext:value-type="float">
            <text:p>528.275837402</text:p>
          </table:table-cell>
        </table:table-row>
        <table:table-row table:style-name="ro1">
          <table:table-cell/>
          <table:table-cell office:value-type="float" office:value="528.223869881" calcext:value-type="float">
            <text:p>528.223869881</text:p>
          </table:table-cell>
        </table:table-row>
        <table:table-row table:style-name="ro1">
          <table:table-cell/>
          <table:table-cell office:value-type="float" office:value="528.068130549" calcext:value-type="float">
            <text:p>528.068130549</text:p>
          </table:table-cell>
        </table:table-row>
        <table:table-row table:style-name="ro1">
          <table:table-cell/>
          <table:table-cell office:value-type="float" office:value="528.065110874" calcext:value-type="float">
            <text:p>528.065110874</text:p>
          </table:table-cell>
        </table:table-row>
        <table:table-row table:style-name="ro1">
          <table:table-cell/>
          <table:table-cell office:value-type="float" office:value="528.016366776" calcext:value-type="float">
            <text:p>528.016366776</text:p>
          </table:table-cell>
        </table:table-row>
        <table:table-row table:style-name="ro1">
          <table:table-cell/>
          <table:table-cell office:value-type="float" office:value="527.99705812" calcext:value-type="float">
            <text:p>527.99705812</text:p>
          </table:table-cell>
        </table:table-row>
        <table:table-row table:style-name="ro1">
          <table:table-cell/>
          <table:table-cell office:value-type="float" office:value="527.909351688" calcext:value-type="float">
            <text:p>527.909351688</text:p>
          </table:table-cell>
        </table:table-row>
        <table:table-row table:style-name="ro1">
          <table:table-cell/>
          <table:table-cell office:value-type="float" office:value="527.807866453" calcext:value-type="float">
            <text:p>527.807866453</text:p>
          </table:table-cell>
        </table:table-row>
        <table:table-row table:style-name="ro1">
          <table:table-cell/>
          <table:table-cell office:value-type="float" office:value="527.725154421" calcext:value-type="float">
            <text:p>527.725154421</text:p>
          </table:table-cell>
        </table:table-row>
        <table:table-row table:style-name="ro1">
          <table:table-cell/>
          <table:table-cell office:value-type="float" office:value="527.670563666" calcext:value-type="float">
            <text:p>527.670563666</text:p>
          </table:table-cell>
        </table:table-row>
        <table:table-row table:style-name="ro1">
          <table:table-cell/>
          <table:table-cell office:value-type="float" office:value="527.482349481" calcext:value-type="float">
            <text:p>527.482349481</text:p>
          </table:table-cell>
        </table:table-row>
        <table:table-row table:style-name="ro1">
          <table:table-cell/>
          <table:table-cell office:value-type="float" office:value="527.412122868" calcext:value-type="float">
            <text:p>527.412122868</text:p>
          </table:table-cell>
        </table:table-row>
        <table:table-row table:style-name="ro1">
          <table:table-cell/>
          <table:table-cell office:value-type="float" office:value="527.026050618" calcext:value-type="float">
            <text:p>527.026050618</text:p>
          </table:table-cell>
        </table:table-row>
        <table:table-row table:style-name="ro1">
          <table:table-cell/>
          <table:table-cell office:value-type="float" office:value="526.944461514" calcext:value-type="float">
            <text:p>526.944461514</text:p>
          </table:table-cell>
        </table:table-row>
        <table:table-row table:style-name="ro1">
          <table:table-cell/>
          <table:table-cell office:value-type="float" office:value="526.93003704" calcext:value-type="float">
            <text:p>526.93003704</text:p>
          </table:table-cell>
        </table:table-row>
        <table:table-row table:style-name="ro1">
          <table:table-cell/>
          <table:table-cell office:value-type="float" office:value="526.653348064" calcext:value-type="float">
            <text:p>526.653348064</text:p>
          </table:table-cell>
        </table:table-row>
        <table:table-row table:style-name="ro1">
          <table:table-cell/>
          <table:table-cell office:value-type="float" office:value="526.523308713" calcext:value-type="float">
            <text:p>526.523308713</text:p>
          </table:table-cell>
        </table:table-row>
        <table:table-row table:style-name="ro1">
          <table:table-cell/>
          <table:table-cell office:value-type="float" office:value="526.446312757" calcext:value-type="float">
            <text:p>526.446312757</text:p>
          </table:table-cell>
        </table:table-row>
        <table:table-row table:style-name="ro1">
          <table:table-cell/>
          <table:table-cell office:value-type="float" office:value="526.34463312" calcext:value-type="float">
            <text:p>526.34463312</text:p>
          </table:table-cell>
        </table:table-row>
        <table:table-row table:style-name="ro1">
          <table:table-cell/>
          <table:table-cell office:value-type="float" office:value="526.061962297" calcext:value-type="float">
            <text:p>526.061962297</text:p>
          </table:table-cell>
        </table:table-row>
        <table:table-row table:style-name="ro1">
          <table:table-cell/>
          <table:table-cell office:value-type="float" office:value="525.97636607" calcext:value-type="float">
            <text:p>525.97636607</text:p>
          </table:table-cell>
        </table:table-row>
        <table:table-row table:style-name="ro1">
          <table:table-cell/>
          <table:table-cell office:value-type="float" office:value="525.960786805" calcext:value-type="float">
            <text:p>525.960786805</text:p>
          </table:table-cell>
        </table:table-row>
        <table:table-row table:style-name="ro1">
          <table:table-cell/>
          <table:table-cell office:value-type="float" office:value="525.925505328" calcext:value-type="float">
            <text:p>525.925505328</text:p>
          </table:table-cell>
        </table:table-row>
        <table:table-row table:style-name="ro1">
          <table:table-cell/>
          <table:table-cell office:value-type="float" office:value="525.811859076" calcext:value-type="float">
            <text:p>525.811859076</text:p>
          </table:table-cell>
        </table:table-row>
        <table:table-row table:style-name="ro1">
          <table:table-cell/>
          <table:table-cell office:value-type="float" office:value="525.727263827" calcext:value-type="float">
            <text:p>525.727263827</text:p>
          </table:table-cell>
        </table:table-row>
        <table:table-row table:style-name="ro1">
          <table:table-cell/>
          <table:table-cell office:value-type="float" office:value="525.601879172" calcext:value-type="float">
            <text:p>525.601879172</text:p>
          </table:table-cell>
        </table:table-row>
        <table:table-row table:style-name="ro1">
          <table:table-cell/>
          <table:table-cell office:value-type="float" office:value="525.551074293" calcext:value-type="float">
            <text:p>525.551074293</text:p>
          </table:table-cell>
        </table:table-row>
        <table:table-row table:style-name="ro1">
          <table:table-cell/>
          <table:table-cell office:value-type="float" office:value="525.316325002" calcext:value-type="float">
            <text:p>525.316325002</text:p>
          </table:table-cell>
        </table:table-row>
        <table:table-row table:style-name="ro1">
          <table:table-cell/>
          <table:table-cell office:value-type="float" office:value="525.215000606" calcext:value-type="float">
            <text:p>525.215000606</text:p>
          </table:table-cell>
        </table:table-row>
        <table:table-row table:style-name="ro1">
          <table:table-cell/>
          <table:table-cell office:value-type="float" office:value="525.198963099" calcext:value-type="float">
            <text:p>525.198963099</text:p>
          </table:table-cell>
        </table:table-row>
        <table:table-row table:style-name="ro1">
          <table:table-cell/>
          <table:table-cell office:value-type="float" office:value="525.179536021" calcext:value-type="float">
            <text:p>525.179536021</text:p>
          </table:table-cell>
        </table:table-row>
        <table:table-row table:style-name="ro1">
          <table:table-cell/>
          <table:table-cell office:value-type="float" office:value="525.129054977" calcext:value-type="float">
            <text:p>525.129054977</text:p>
          </table:table-cell>
        </table:table-row>
        <table:table-row table:style-name="ro1">
          <table:table-cell/>
          <table:table-cell office:value-type="float" office:value="525.097426324" calcext:value-type="float">
            <text:p>525.097426324</text:p>
          </table:table-cell>
        </table:table-row>
        <table:table-row table:style-name="ro1">
          <table:table-cell/>
          <table:table-cell office:value-type="float" office:value="525.097426324" calcext:value-type="float">
            <text:p>525.097426324</text:p>
          </table:table-cell>
        </table:table-row>
        <table:table-row table:style-name="ro1">
          <table:table-cell/>
          <table:table-cell office:value-type="float" office:value="525.046680015" calcext:value-type="float">
            <text:p>525.046680015</text:p>
          </table:table-cell>
        </table:table-row>
        <table:table-row table:style-name="ro1">
          <table:table-cell/>
          <table:table-cell office:value-type="float" office:value="524.841349358" calcext:value-type="float">
            <text:p>524.841349358</text:p>
          </table:table-cell>
        </table:table-row>
        <table:table-row table:style-name="ro1">
          <table:table-cell/>
          <table:table-cell office:value-type="float" office:value="524.750071461" calcext:value-type="float">
            <text:p>524.750071461</text:p>
          </table:table-cell>
        </table:table-row>
        <table:table-row table:style-name="ro1">
          <table:table-cell/>
          <table:table-cell office:value-type="float" office:value="524.684641234" calcext:value-type="float">
            <text:p>524.684641234</text:p>
          </table:table-cell>
        </table:table-row>
        <table:table-row table:style-name="ro1">
          <table:table-cell/>
          <table:table-cell office:value-type="float" office:value="524.633944617" calcext:value-type="float">
            <text:p>524.633944617</text:p>
          </table:table-cell>
        </table:table-row>
        <table:table-row table:style-name="ro1">
          <table:table-cell/>
          <table:table-cell office:value-type="float" office:value="524.481942891" calcext:value-type="float">
            <text:p>524.481942891</text:p>
          </table:table-cell>
        </table:table-row>
        <table:table-row table:style-name="ro1">
          <table:table-cell/>
          <table:table-cell office:value-type="float" office:value="524.438869648" calcext:value-type="float">
            <text:p>524.438869648</text:p>
          </table:table-cell>
        </table:table-row>
        <table:table-row table:style-name="ro1">
          <table:table-cell/>
          <table:table-cell office:value-type="float" office:value="524.337772997" calcext:value-type="float">
            <text:p>524.337772997</text:p>
          </table:table-cell>
        </table:table-row>
        <table:table-row table:style-name="ro1">
          <table:table-cell/>
          <table:table-cell office:value-type="float" office:value="524.278241434" calcext:value-type="float">
            <text:p>524.278241434</text:p>
          </table:table-cell>
        </table:table-row>
        <table:table-row table:style-name="ro1">
          <table:table-cell/>
          <table:table-cell office:value-type="float" office:value="524.278241434" calcext:value-type="float">
            <text:p>524.278241434</text:p>
          </table:table-cell>
        </table:table-row>
        <table:table-row table:style-name="ro1">
          <table:table-cell/>
          <table:table-cell office:value-type="float" office:value="524.262078993" calcext:value-type="float">
            <text:p>524.262078993</text:p>
          </table:table-cell>
        </table:table-row>
        <table:table-row table:style-name="ro1">
          <table:table-cell/>
          <table:table-cell office:value-type="float" office:value="524.255333986" calcext:value-type="float">
            <text:p>524.255333986</text:p>
          </table:table-cell>
        </table:table-row>
        <table:table-row table:style-name="ro1">
          <table:table-cell/>
          <table:table-cell office:value-type="float" office:value="524.227584084" calcext:value-type="float">
            <text:p>524.227584084</text:p>
          </table:table-cell>
        </table:table-row>
        <table:table-row table:style-name="ro1">
          <table:table-cell/>
          <table:table-cell office:value-type="float" office:value="524.176941415" calcext:value-type="float">
            <text:p>524.176941415</text:p>
          </table:table-cell>
        </table:table-row>
        <table:table-row table:style-name="ro1">
          <table:table-cell/>
          <table:table-cell office:value-type="float" office:value="524.154622173" calcext:value-type="float">
            <text:p>524.154622173</text:p>
          </table:table-cell>
        </table:table-row>
        <table:table-row table:style-name="ro1">
          <table:table-cell/>
          <table:table-cell office:value-type="float" office:value="524.075700093" calcext:value-type="float">
            <text:p>524.075700093</text:p>
          </table:table-cell>
        </table:table-row>
        <table:table-row table:style-name="ro1">
          <table:table-cell/>
          <table:table-cell office:value-type="float" office:value="524.025101425" calcext:value-type="float">
            <text:p>524.025101425</text:p>
          </table:table-cell>
        </table:table-row>
        <table:table-row table:style-name="ro1">
          <table:table-cell/>
          <table:table-cell office:value-type="float" office:value="523.875254495" calcext:value-type="float">
            <text:p>523.875254495</text:p>
          </table:table-cell>
        </table:table-row>
        <table:table-row table:style-name="ro1">
          <table:table-cell/>
          <table:table-cell office:value-type="float" office:value="523.782132639" calcext:value-type="float">
            <text:p>523.782132639</text:p>
          </table:table-cell>
        </table:table-row>
        <table:table-row table:style-name="ro1">
          <table:table-cell/>
          <table:table-cell office:value-type="float" office:value="523.765965277" calcext:value-type="float">
            <text:p>523.765965277</text:p>
          </table:table-cell>
        </table:table-row>
        <table:table-row table:style-name="ro1">
          <table:table-cell/>
          <table:table-cell office:value-type="float" office:value="523.715386747" calcext:value-type="float">
            <text:p>523.715386747</text:p>
          </table:table-cell>
        </table:table-row>
        <table:table-row table:style-name="ro1">
          <table:table-cell/>
          <table:table-cell office:value-type="float" office:value="523.563739028" calcext:value-type="float">
            <text:p>523.563739028</text:p>
          </table:table-cell>
        </table:table-row>
        <table:table-row table:style-name="ro1">
          <table:table-cell/>
          <table:table-cell office:value-type="float" office:value="523.519919488" calcext:value-type="float">
            <text:p>523.519919488</text:p>
          </table:table-cell>
        </table:table-row>
        <table:table-row table:style-name="ro1">
          <table:table-cell/>
          <table:table-cell office:value-type="float" office:value="523.419058314" calcext:value-type="float">
            <text:p>523.419058314</text:p>
          </table:table-cell>
        </table:table-row>
        <table:table-row table:style-name="ro1">
          <table:table-cell/>
          <table:table-cell office:value-type="float" office:value="523.406359353" calcext:value-type="float">
            <text:p>523.406359353</text:p>
          </table:table-cell>
        </table:table-row>
        <table:table-row table:style-name="ro1">
          <table:table-cell/>
          <table:table-cell office:value-type="float" office:value="523.406359353" calcext:value-type="float">
            <text:p>523.406359353</text:p>
          </table:table-cell>
        </table:table-row>
        <table:table-row table:style-name="ro1">
          <table:table-cell/>
          <table:table-cell office:value-type="float" office:value="523.380261728" calcext:value-type="float">
            <text:p>523.380261728</text:p>
          </table:table-cell>
        </table:table-row>
        <table:table-row table:style-name="ro1">
          <table:table-cell/>
          <table:table-cell office:value-type="float" office:value="523.355815549" calcext:value-type="float">
            <text:p>523.355815549</text:p>
          </table:table-cell>
        </table:table-row>
        <table:table-row table:style-name="ro1">
          <table:table-cell/>
          <table:table-cell office:value-type="float" office:value="523.305286385" calcext:value-type="float">
            <text:p>523.305286385</text:p>
          </table:table-cell>
        </table:table-row>
        <table:table-row table:style-name="ro1">
          <table:table-cell/>
          <table:table-cell office:value-type="float" office:value="523.279775932" calcext:value-type="float">
            <text:p>523.279775932</text:p>
          </table:table-cell>
        </table:table-row>
        <table:table-row table:style-name="ro1">
          <table:table-cell/>
          <table:table-cell office:value-type="float" office:value="523.254771854" calcext:value-type="float">
            <text:p>523.254771854</text:p>
          </table:table-cell>
        </table:table-row>
        <table:table-row table:style-name="ro1">
          <table:table-cell/>
          <table:table-cell office:value-type="float" office:value="523.153786661" calcext:value-type="float">
            <text:p>523.153786661</text:p>
          </table:table-cell>
        </table:table-row>
        <table:table-row table:style-name="ro1">
          <table:table-cell/>
          <table:table-cell office:value-type="float" office:value="522.851216119" calcext:value-type="float">
            <text:p>522.851216119</text:p>
          </table:table-cell>
        </table:table-row>
        <table:table-row table:style-name="ro1">
          <table:table-cell/>
          <table:table-cell office:value-type="float" office:value="522.851216119" calcext:value-type="float">
            <text:p>522.851216119</text:p>
          </table:table-cell>
        </table:table-row>
        <table:table-row table:style-name="ro1">
          <table:table-cell/>
          <table:table-cell office:value-type="float" office:value="522.588429492" calcext:value-type="float">
            <text:p>522.588429492</text:p>
          </table:table-cell>
        </table:table-row>
        <table:table-row table:style-name="ro1">
          <table:table-cell/>
          <table:table-cell office:value-type="float" office:value="522.537984159" calcext:value-type="float">
            <text:p>522.537984159</text:p>
          </table:table-cell>
        </table:table-row>
        <table:table-row table:style-name="ro1">
          <table:table-cell/>
          <table:table-cell office:value-type="float" office:value="522.34204722" calcext:value-type="float">
            <text:p>522.34204722</text:p>
          </table:table-cell>
        </table:table-row>
        <table:table-row table:style-name="ro1">
          <table:table-cell/>
          <table:table-cell office:value-type="float" office:value="522.062691411" calcext:value-type="float">
            <text:p>522.062691411</text:p>
          </table:table-cell>
        </table:table-row>
        <table:table-row table:style-name="ro1">
          <table:table-cell/>
          <table:table-cell office:value-type="float" office:value="522.062691411" calcext:value-type="float">
            <text:p>522.062691411</text:p>
          </table:table-cell>
        </table:table-row>
        <table:table-row table:style-name="ro1">
          <table:table-cell/>
          <table:table-cell office:value-type="float" office:value="522.012355134" calcext:value-type="float">
            <text:p>522.012355134</text:p>
          </table:table-cell>
        </table:table-row>
        <table:table-row table:style-name="ro1">
          <table:table-cell/>
          <table:table-cell office:value-type="float" office:value="522.012355134" calcext:value-type="float">
            <text:p>522.012355134</text:p>
          </table:table-cell>
        </table:table-row>
        <table:table-row table:style-name="ro1">
          <table:table-cell/>
          <table:table-cell office:value-type="float" office:value="520.203870108" calcext:value-type="float">
            <text:p>520.203870108</text:p>
          </table:table-cell>
        </table:table-row>
        <table:table-row table:style-name="ro1">
          <table:table-cell/>
          <table:table-cell office:value-type="float" office:value="520.203870108" calcext:value-type="float">
            <text:p>520.203870108</text:p>
          </table:table-cell>
        </table:table-row>
        <table:table-row table:style-name="ro1">
          <table:table-cell/>
          <table:table-cell office:value-type="float" office:value="520.002669609" calcext:value-type="float">
            <text:p>520.002669609</text:p>
          </table:table-cell>
        </table:table-row>
        <table:table-row table:style-name="ro1">
          <table:table-cell/>
          <table:table-cell office:value-type="float" office:value="519.400465968" calcext:value-type="float">
            <text:p>519.400465968</text:p>
          </table:table-cell>
        </table:table-row>
        <table:table-row table:style-name="ro1">
          <table:table-cell/>
          <table:table-cell office:value-type="float" office:value="516.532475668" calcext:value-type="float">
            <text:p>516.532475668</text:p>
          </table:table-cell>
        </table:table-row>
        <table:table-row table:style-name="ro1">
          <table:table-cell/>
          <table:table-cell office:value-type="float" office:value="511.539010029" calcext:value-type="float">
            <text:p>511.539010029</text:p>
          </table:table-cell>
        </table:table-row>
        <table:table-row table:style-name="ro1">
          <table:table-cell/>
          <table:table-cell office:value-type="float" office:value="511.539010029" calcext:value-type="float">
            <text:p>511.539010029</text:p>
          </table:table-cell>
        </table:table-row>
        <table:table-row table:style-name="ro1">
          <table:table-cell/>
          <table:table-cell office:value-type="float" office:value="511.390687692" calcext:value-type="float">
            <text:p>511.390687692</text:p>
          </table:table-cell>
        </table:table-row>
        <table:table-row table:style-name="ro1">
          <table:table-cell/>
          <table:table-cell office:value-type="float" office:value="508.740691093" calcext:value-type="float">
            <text:p>508.740691093</text:p>
          </table:table-cell>
        </table:table-row>
        <table:table-row table:style-name="ro1">
          <table:table-cell/>
          <table:table-cell office:value-type="float" office:value="508.360137001" calcext:value-type="float">
            <text:p>508.360137001</text:p>
          </table:table-cell>
        </table:table-row>
        <table:table-row table:style-name="ro1">
          <table:table-cell/>
          <table:table-cell office:value-type="float" office:value="504.793306767" calcext:value-type="float">
            <text:p>504.793306767</text:p>
          </table:table-cell>
        </table:table-row>
        <table:table-row table:style-name="ro1">
          <table:table-cell/>
          <table:table-cell office:value-type="float" office:value="503.653313554" calcext:value-type="float">
            <text:p>503.653313554</text:p>
          </table:table-cell>
        </table:table-row>
        <table:table-row table:style-name="ro1">
          <table:table-cell/>
          <table:table-cell office:value-type="float" office:value="502.915055921" calcext:value-type="float">
            <text:p>502.915055921</text:p>
          </table:table-cell>
        </table:table-row>
        <table:table-row table:style-name="ro1">
          <table:table-cell/>
          <table:table-cell office:value-type="float" office:value="502.70458717" calcext:value-type="float">
            <text:p>502.70458717</text:p>
          </table:table-cell>
        </table:table-row>
        <table:table-row table:style-name="ro1">
          <table:table-cell/>
          <table:table-cell office:value-type="float" office:value="501.36008947" calcext:value-type="float">
            <text:p>501.36008947</text:p>
          </table:table-cell>
        </table:table-row>
        <table:table-row table:style-name="ro1">
          <table:table-cell/>
          <table:table-cell office:value-type="float" office:value="500.259451806" calcext:value-type="float">
            <text:p>500.259451806</text:p>
          </table:table-cell>
        </table:table-row>
        <table:table-row table:style-name="ro1">
          <table:table-cell/>
          <table:table-cell office:value-type="float" office:value="499.521786939" calcext:value-type="float">
            <text:p>499.521786939</text:p>
          </table:table-cell>
        </table:table-row>
        <table:table-row table:style-name="ro1">
          <table:table-cell/>
          <table:table-cell office:value-type="float" office:value="498.543290824" calcext:value-type="float">
            <text:p>498.543290824</text:p>
          </table:table-cell>
        </table:table-row>
        <table:table-row table:style-name="ro1">
          <table:table-cell/>
          <table:table-cell office:value-type="float" office:value="495.209535771" calcext:value-type="float">
            <text:p>495.209535771</text:p>
          </table:table-cell>
        </table:table-row>
        <table:table-row table:style-name="ro1">
          <table:table-cell/>
          <table:table-cell office:value-type="float" office:value="495.203667824" calcext:value-type="float">
            <text:p>495.203667824</text:p>
          </table:table-cell>
        </table:table-row>
        <table:table-row table:style-name="ro1">
          <table:table-cell/>
          <table:table-cell office:value-type="float" office:value="495.11217815" calcext:value-type="float">
            <text:p>495.11217815</text:p>
          </table:table-cell>
        </table:table-row>
        <table:table-row table:style-name="ro1">
          <table:table-cell/>
          <table:table-cell office:value-type="float" office:value="494.480750188" calcext:value-type="float">
            <text:p>494.480750188</text:p>
          </table:table-cell>
        </table:table-row>
        <table:table-row table:style-name="ro1">
          <table:table-cell/>
          <table:table-cell office:value-type="float" office:value="494.26666306" calcext:value-type="float">
            <text:p>494.26666306</text:p>
          </table:table-cell>
        </table:table-row>
        <table:table-row table:style-name="ro1">
          <table:table-cell/>
          <table:table-cell office:value-type="float" office:value="493.743174255" calcext:value-type="float">
            <text:p>493.743174255</text:p>
          </table:table-cell>
        </table:table-row>
        <table:table-row table:style-name="ro1">
          <table:table-cell/>
          <table:table-cell office:value-type="float" office:value="493.417661251" calcext:value-type="float">
            <text:p>493.417661251</text:p>
          </table:table-cell>
        </table:table-row>
        <table:table-row table:style-name="ro1">
          <table:table-cell/>
          <table:table-cell office:value-type="float" office:value="490.380953529" calcext:value-type="float">
            <text:p>490.380953529</text:p>
          </table:table-cell>
        </table:table-row>
        <table:table-row table:style-name="ro1">
          <table:table-cell/>
          <table:table-cell office:value-type="float" office:value="490.100215838" calcext:value-type="float">
            <text:p>490.100215838</text:p>
          </table:table-cell>
        </table:table-row>
        <table:table-row table:style-name="ro1">
          <table:table-cell/>
          <table:table-cell office:value-type="float" office:value="490.052136158" calcext:value-type="float">
            <text:p>490.052136158</text:p>
          </table:table-cell>
        </table:table-row>
        <table:table-row table:style-name="ro1">
          <table:table-cell/>
          <table:table-cell office:value-type="float" office:value="489.907981974" calcext:value-type="float">
            <text:p>489.907981974</text:p>
          </table:table-cell>
        </table:table-row>
        <table:table-row table:style-name="ro1">
          <table:table-cell/>
          <table:table-cell office:value-type="float" office:value="489.55311756" calcext:value-type="float">
            <text:p>489.55311756</text:p>
          </table:table-cell>
        </table:table-row>
        <table:table-row table:style-name="ro1">
          <table:table-cell/>
          <table:table-cell office:value-type="float" office:value="489.28478061" calcext:value-type="float">
            <text:p>489.28478061</text:p>
          </table:table-cell>
        </table:table-row>
        <table:table-row table:style-name="ro1">
          <table:table-cell/>
          <table:table-cell office:value-type="float" office:value="488.067614505" calcext:value-type="float">
            <text:p>488.067614505</text:p>
          </table:table-cell>
        </table:table-row>
        <table:table-row table:style-name="ro1">
          <table:table-cell/>
          <table:table-cell office:value-type="float" office:value="486.939567663" calcext:value-type="float">
            <text:p>486.939567663</text:p>
          </table:table-cell>
        </table:table-row>
        <table:table-row table:style-name="ro1">
          <table:table-cell/>
          <table:table-cell office:value-type="float" office:value="485.053400436" calcext:value-type="float">
            <text:p>485.053400436</text:p>
          </table:table-cell>
        </table:table-row>
        <table:table-row table:style-name="ro1">
          <table:table-cell/>
          <table:table-cell office:value-type="float" office:value="484.967366355" calcext:value-type="float">
            <text:p>484.967366355</text:p>
          </table:table-cell>
        </table:table-row>
        <table:table-row table:style-name="ro1">
          <table:table-cell/>
          <table:table-cell office:value-type="float" office:value="484.939601706" calcext:value-type="float">
            <text:p>484.939601706</text:p>
          </table:table-cell>
        </table:table-row>
        <table:table-row table:style-name="ro1">
          <table:table-cell/>
          <table:table-cell office:value-type="float" office:value="484.939601706" calcext:value-type="float">
            <text:p>484.939601706</text:p>
          </table:table-cell>
        </table:table-row>
        <table:table-row table:style-name="ro1">
          <table:table-cell/>
          <table:table-cell office:value-type="float" office:value="484.79725849" calcext:value-type="float">
            <text:p>484.79725849</text:p>
          </table:table-cell>
        </table:table-row>
        <table:table-row table:style-name="ro1">
          <table:table-cell/>
          <table:table-cell office:value-type="float" office:value="484.311688302" calcext:value-type="float">
            <text:p>484.311688302</text:p>
          </table:table-cell>
        </table:table-row>
        <table:table-row table:style-name="ro1">
          <table:table-cell/>
          <table:table-cell office:value-type="float" office:value="483.333138647" calcext:value-type="float">
            <text:p>483.333138647</text:p>
          </table:table-cell>
        </table:table-row>
        <table:table-row table:style-name="ro1">
          <table:table-cell/>
          <table:table-cell office:value-type="float" office:value="483.263816623" calcext:value-type="float">
            <text:p>483.263816623</text:p>
          </table:table-cell>
        </table:table-row>
        <table:table-row table:style-name="ro1">
          <table:table-cell/>
          <table:table-cell office:value-type="float" office:value="482.062622726" calcext:value-type="float">
            <text:p>482.062622726</text:p>
          </table:table-cell>
        </table:table-row>
        <table:table-row table:style-name="ro1">
          <table:table-cell/>
          <table:table-cell office:value-type="float" office:value="481.772921628" calcext:value-type="float">
            <text:p>481.772921628</text:p>
          </table:table-cell>
        </table:table-row>
        <table:table-row table:style-name="ro1">
          <table:table-cell/>
          <table:table-cell office:value-type="float" office:value="481.422433945" calcext:value-type="float">
            <text:p>481.422433945</text:p>
          </table:table-cell>
        </table:table-row>
        <table:table-row table:style-name="ro1">
          <table:table-cell/>
          <table:table-cell office:value-type="float" office:value="481.375872464" calcext:value-type="float">
            <text:p>481.375872464</text:p>
          </table:table-cell>
        </table:table-row>
        <table:table-row table:style-name="ro1">
          <table:table-cell/>
          <table:table-cell office:value-type="float" office:value="480.771799989" calcext:value-type="float">
            <text:p>480.771799989</text:p>
          </table:table-cell>
        </table:table-row>
        <table:table-row table:style-name="ro1">
          <table:table-cell/>
          <table:table-cell office:value-type="float" office:value="479.969816638" calcext:value-type="float">
            <text:p>479.969816638</text:p>
          </table:table-cell>
        </table:table-row>
        <table:table-row table:style-name="ro1">
          <table:table-cell/>
          <table:table-cell office:value-type="float" office:value="479.874400092" calcext:value-type="float">
            <text:p>479.874400092</text:p>
          </table:table-cell>
        </table:table-row>
        <table:table-row table:style-name="ro1">
          <table:table-cell/>
          <table:table-cell office:value-type="float" office:value="479.800776367" calcext:value-type="float">
            <text:p>479.800776367</text:p>
          </table:table-cell>
        </table:table-row>
        <table:table-row table:style-name="ro1">
          <table:table-cell/>
          <table:table-cell office:value-type="float" office:value="479.102016361" calcext:value-type="float">
            <text:p>479.102016361</text:p>
          </table:table-cell>
        </table:table-row>
        <table:table-row table:style-name="ro1">
          <table:table-cell/>
          <table:table-cell office:value-type="float" office:value="478.471309355" calcext:value-type="float">
            <text:p>478.471309355</text:p>
          </table:table-cell>
        </table:table-row>
        <table:table-row table:style-name="ro1">
          <table:table-cell/>
          <table:table-cell office:value-type="float" office:value="477.906373049" calcext:value-type="float">
            <text:p>477.906373049</text:p>
          </table:table-cell>
        </table:table-row>
        <table:table-row table:style-name="ro1">
          <table:table-cell/>
          <table:table-cell office:value-type="float" office:value="477.860169503" calcext:value-type="float">
            <text:p>477.860169503</text:p>
          </table:table-cell>
        </table:table-row>
        <table:table-row table:style-name="ro1">
          <table:table-cell/>
          <table:table-cell office:value-type="float" office:value="477.721639229" calcext:value-type="float">
            <text:p>477.721639229</text:p>
          </table:table-cell>
        </table:table-row>
        <table:table-row table:style-name="ro1">
          <table:table-cell/>
          <table:table-cell office:value-type="float" office:value="477.16872048" calcext:value-type="float">
            <text:p>477.16872048</text:p>
          </table:table-cell>
        </table:table-row>
        <table:table-row table:style-name="ro1">
          <table:table-cell/>
          <table:table-cell office:value-type="float" office:value="475.985533525" calcext:value-type="float">
            <text:p>475.985533525</text:p>
          </table:table-cell>
        </table:table-row>
        <table:table-row table:style-name="ro1">
          <table:table-cell/>
          <table:table-cell office:value-type="float" office:value="474.324537602" calcext:value-type="float">
            <text:p>474.324537602</text:p>
          </table:table-cell>
        </table:table-row>
        <table:table-row table:style-name="ro1">
          <table:table-cell/>
          <table:table-cell office:value-type="float" office:value="474.28528831" calcext:value-type="float">
            <text:p>474.28528831</text:p>
          </table:table-cell>
        </table:table-row>
        <table:table-row table:style-name="ro1">
          <table:table-cell/>
          <table:table-cell office:value-type="float" office:value="474.239461431" calcext:value-type="float">
            <text:p>474.239461431</text:p>
          </table:table-cell>
        </table:table-row>
        <table:table-row table:style-name="ro1">
          <table:table-cell/>
          <table:table-cell office:value-type="float" office:value="472.056257273" calcext:value-type="float">
            <text:p>472.056257273</text:p>
          </table:table-cell>
        </table:table-row>
        <table:table-row table:style-name="ro1">
          <table:table-cell/>
          <table:table-cell office:value-type="float" office:value="471.098594477" calcext:value-type="float">
            <text:p>471.098594477</text:p>
          </table:table-cell>
        </table:table-row>
        <table:table-row table:style-name="ro1">
          <table:table-cell/>
          <table:table-cell office:value-type="float" office:value="470.87104358" calcext:value-type="float">
            <text:p>470.87104358</text:p>
          </table:table-cell>
        </table:table-row>
        <table:table-row table:style-name="ro1">
          <table:table-cell/>
          <table:table-cell office:value-type="float" office:value="470.698183426" calcext:value-type="float">
            <text:p>470.698183426</text:p>
          </table:table-cell>
        </table:table-row>
        <table:table-row table:style-name="ro1">
          <table:table-cell/>
          <table:table-cell office:value-type="float" office:value="470.009347714" calcext:value-type="float">
            <text:p>470.009347714</text:p>
          </table:table-cell>
        </table:table-row>
        <table:table-row table:style-name="ro1">
          <table:table-cell/>
          <table:table-cell office:value-type="float" office:value="469.527160401" calcext:value-type="float">
            <text:p>469.527160401</text:p>
          </table:table-cell>
        </table:table-row>
        <table:table-row table:style-name="ro1">
          <table:table-cell/>
          <table:table-cell office:value-type="float" office:value="468.846718769" calcext:value-type="float">
            <text:p>468.846718769</text:p>
          </table:table-cell>
        </table:table-row>
        <table:table-row table:style-name="ro1">
          <table:table-cell/>
          <table:table-cell office:value-type="float" office:value="468.738237747" calcext:value-type="float">
            <text:p>468.738237747</text:p>
          </table:table-cell>
        </table:table-row>
        <table:table-row table:style-name="ro1">
          <table:table-cell/>
          <table:table-cell office:value-type="float" office:value="468.250058763" calcext:value-type="float">
            <text:p>468.250058763</text:p>
          </table:table-cell>
        </table:table-row>
        <table:table-row table:style-name="ro1">
          <table:table-cell/>
          <table:table-cell office:value-type="float" office:value="467.899051301" calcext:value-type="float">
            <text:p>467.899051301</text:p>
          </table:table-cell>
        </table:table-row>
        <table:table-row table:style-name="ro1">
          <table:table-cell/>
          <table:table-cell office:value-type="float" office:value="467.645345366" calcext:value-type="float">
            <text:p>467.645345366</text:p>
          </table:table-cell>
        </table:table-row>
        <table:table-row table:style-name="ro1">
          <table:table-cell/>
          <table:table-cell office:value-type="float" office:value="467.569348372" calcext:value-type="float">
            <text:p>467.569348372</text:p>
          </table:table-cell>
        </table:table-row>
        <table:table-row table:style-name="ro1">
          <table:table-cell/>
          <table:table-cell office:value-type="float" office:value="467.478848158" calcext:value-type="float">
            <text:p>467.478848158</text:p>
          </table:table-cell>
        </table:table-row>
        <table:table-row table:style-name="ro1">
          <table:table-cell/>
          <table:table-cell office:value-type="float" office:value="466.846814661" calcext:value-type="float">
            <text:p>466.846814661</text:p>
          </table:table-cell>
        </table:table-row>
        <table:table-row table:style-name="ro1">
          <table:table-cell/>
          <table:table-cell office:value-type="float" office:value="466.301591395" calcext:value-type="float">
            <text:p>466.301591395</text:p>
          </table:table-cell>
        </table:table-row>
        <table:table-row table:style-name="ro1">
          <table:table-cell/>
          <table:table-cell office:value-type="float" office:value="466.251122945" calcext:value-type="float">
            <text:p>466.251122945</text:p>
          </table:table-cell>
        </table:table-row>
        <table:table-row table:style-name="ro1">
          <table:table-cell/>
          <table:table-cell office:value-type="float" office:value="466.244944261" calcext:value-type="float">
            <text:p>466.244944261</text:p>
          </table:table-cell>
        </table:table-row>
        <table:table-row table:style-name="ro1">
          <table:table-cell/>
          <table:table-cell office:value-type="float" office:value="466.239909058" calcext:value-type="float">
            <text:p>466.239909058</text:p>
          </table:table-cell>
        </table:table-row>
        <table:table-row table:style-name="ro1">
          <table:table-cell/>
          <table:table-cell office:value-type="float" office:value="465.858777966" calcext:value-type="float">
            <text:p>465.858777966</text:p>
          </table:table-cell>
        </table:table-row>
        <table:table-row table:style-name="ro1">
          <table:table-cell/>
          <table:table-cell office:value-type="float" office:value="465.817913579" calcext:value-type="float">
            <text:p>465.817913579</text:p>
          </table:table-cell>
        </table:table-row>
        <table:table-row table:style-name="ro1">
          <table:table-cell/>
          <table:table-cell office:value-type="float" office:value="465.461580771" calcext:value-type="float">
            <text:p>465.461580771</text:p>
          </table:table-cell>
        </table:table-row>
        <table:table-row table:style-name="ro1">
          <table:table-cell/>
          <table:table-cell office:value-type="float" office:value="465.461580771" calcext:value-type="float">
            <text:p>465.461580771</text:p>
          </table:table-cell>
        </table:table-row>
        <table:table-row table:style-name="ro1">
          <table:table-cell/>
          <table:table-cell office:value-type="float" office:value="465.281553079" calcext:value-type="float">
            <text:p>465.281553079</text:p>
          </table:table-cell>
        </table:table-row>
        <table:table-row table:style-name="ro1">
          <table:table-cell/>
          <table:table-cell office:value-type="float" office:value="465.205035272" calcext:value-type="float">
            <text:p>465.205035272</text:p>
          </table:table-cell>
        </table:table-row>
        <table:table-row table:style-name="ro1">
          <table:table-cell/>
          <table:table-cell office:value-type="float" office:value="464.757882567" calcext:value-type="float">
            <text:p>464.757882567</text:p>
          </table:table-cell>
        </table:table-row>
        <table:table-row table:style-name="ro1">
          <table:table-cell/>
          <table:table-cell office:value-type="float" office:value="464.741291384" calcext:value-type="float">
            <text:p>464.741291384</text:p>
          </table:table-cell>
        </table:table-row>
        <table:table-row table:style-name="ro1">
          <table:table-cell/>
          <table:table-cell office:value-type="float" office:value="464.718198388" calcext:value-type="float">
            <text:p>464.718198388</text:p>
          </table:table-cell>
        </table:table-row>
        <table:table-row table:style-name="ro1">
          <table:table-cell/>
          <table:table-cell office:value-type="float" office:value="464.69790252" calcext:value-type="float">
            <text:p>464.69790252</text:p>
          </table:table-cell>
        </table:table-row>
        <table:table-row table:style-name="ro1">
          <table:table-cell/>
          <table:table-cell office:value-type="float" office:value="464.342473909" calcext:value-type="float">
            <text:p>464.342473909</text:p>
          </table:table-cell>
        </table:table-row>
        <table:table-row table:style-name="ro1">
          <table:table-cell/>
          <table:table-cell office:value-type="float" office:value="464.129527827" calcext:value-type="float">
            <text:p>464.129527827</text:p>
          </table:table-cell>
        </table:table-row>
        <table:table-row table:style-name="ro1">
          <table:table-cell/>
          <table:table-cell office:value-type="float" office:value="463.743674838" calcext:value-type="float">
            <text:p>463.743674838</text:p>
          </table:table-cell>
        </table:table-row>
        <table:table-row table:style-name="ro1">
          <table:table-cell/>
          <table:table-cell office:value-type="float" office:value="463.420984397" calcext:value-type="float">
            <text:p>463.420984397</text:p>
          </table:table-cell>
        </table:table-row>
        <table:table-row table:style-name="ro1">
          <table:table-cell/>
          <table:table-cell office:value-type="float" office:value="463.420984397" calcext:value-type="float">
            <text:p>463.420984397</text:p>
          </table:table-cell>
        </table:table-row>
        <table:table-row table:style-name="ro1">
          <table:table-cell/>
          <table:table-cell office:value-type="float" office:value="463.286614032" calcext:value-type="float">
            <text:p>463.286614032</text:p>
          </table:table-cell>
        </table:table-row>
        <table:table-row table:style-name="ro1">
          <table:table-cell/>
          <table:table-cell office:value-type="float" office:value="463.263753104" calcext:value-type="float">
            <text:p>463.263753104</text:p>
          </table:table-cell>
        </table:table-row>
        <table:table-row table:style-name="ro1">
          <table:table-cell/>
          <table:table-cell office:value-type="float" office:value="463.236283104" calcext:value-type="float">
            <text:p>463.236283104</text:p>
          </table:table-cell>
        </table:table-row>
        <table:table-row table:style-name="ro1">
          <table:table-cell/>
          <table:table-cell office:value-type="float" office:value="463.218947866" calcext:value-type="float">
            <text:p>463.218947866</text:p>
          </table:table-cell>
        </table:table-row>
        <table:table-row table:style-name="ro1">
          <table:table-cell/>
          <table:table-cell office:value-type="float" office:value="462.637660285" calcext:value-type="float">
            <text:p>462.637660285</text:p>
          </table:table-cell>
        </table:table-row>
        <table:table-row table:style-name="ro1">
          <table:table-cell/>
          <table:table-cell office:value-type="float" office:value="461.823611808" calcext:value-type="float">
            <text:p>461.823611808</text:p>
          </table:table-cell>
        </table:table-row>
        <table:table-row table:style-name="ro1">
          <table:table-cell/>
          <table:table-cell office:value-type="float" office:value="461.782870454" calcext:value-type="float">
            <text:p>461.782870454</text:p>
          </table:table-cell>
        </table:table-row>
        <table:table-row table:style-name="ro1">
          <table:table-cell/>
          <table:table-cell office:value-type="float" office:value="461.703262518" calcext:value-type="float">
            <text:p>461.703262518</text:p>
          </table:table-cell>
        </table:table-row>
        <table:table-row table:style-name="ro1">
          <table:table-cell/>
          <table:table-cell office:value-type="float" office:value="461.604369144" calcext:value-type="float">
            <text:p>461.604369144</text:p>
          </table:table-cell>
        </table:table-row>
        <table:table-row table:style-name="ro1">
          <table:table-cell/>
          <table:table-cell office:value-type="float" office:value="461.538648557" calcext:value-type="float">
            <text:p>461.538648557</text:p>
          </table:table-cell>
        </table:table-row>
        <table:table-row table:style-name="ro1">
          <table:table-cell/>
          <table:table-cell office:value-type="float" office:value="461.477736156" calcext:value-type="float">
            <text:p>461.477736156</text:p>
          </table:table-cell>
        </table:table-row>
        <table:table-row table:style-name="ro1">
          <table:table-cell/>
          <table:table-cell office:value-type="float" office:value="461.364169783" calcext:value-type="float">
            <text:p>461.364169783</text:p>
          </table:table-cell>
        </table:table-row>
        <table:table-row table:style-name="ro1">
          <table:table-cell/>
          <table:table-cell office:value-type="float" office:value="461.358434744" calcext:value-type="float">
            <text:p>461.358434744</text:p>
          </table:table-cell>
        </table:table-row>
        <table:table-row table:style-name="ro1">
          <table:table-cell/>
          <table:table-cell office:value-type="float" office:value="461.278951854" calcext:value-type="float">
            <text:p>461.278951854</text:p>
          </table:table-cell>
        </table:table-row>
        <table:table-row table:style-name="ro1">
          <table:table-cell/>
          <table:table-cell office:value-type="float" office:value="461.233377685" calcext:value-type="float">
            <text:p>461.233377685</text:p>
          </table:table-cell>
        </table:table-row>
        <table:table-row table:style-name="ro1">
          <table:table-cell/>
          <table:table-cell office:value-type="float" office:value="461.114555852" calcext:value-type="float">
            <text:p>461.114555852</text:p>
          </table:table-cell>
        </table:table-row>
        <table:table-row table:style-name="ro1">
          <table:table-cell/>
          <table:table-cell office:value-type="float" office:value="460.39365656" calcext:value-type="float">
            <text:p>460.39365656</text:p>
          </table:table-cell>
        </table:table-row>
        <table:table-row table:style-name="ro1">
          <table:table-cell/>
          <table:table-cell office:value-type="float" office:value="460.351294423" calcext:value-type="float">
            <text:p>460.351294423</text:p>
          </table:table-cell>
        </table:table-row>
        <table:table-row table:style-name="ro1">
          <table:table-cell/>
          <table:table-cell office:value-type="float" office:value="460.351294423" calcext:value-type="float">
            <text:p>460.351294423</text:p>
          </table:table-cell>
        </table:table-row>
        <table:table-row table:style-name="ro1">
          <table:table-cell/>
          <table:table-cell office:value-type="float" office:value="460.323324807" calcext:value-type="float">
            <text:p>460.323324807</text:p>
          </table:table-cell>
        </table:table-row>
        <table:table-row table:style-name="ro1">
          <table:table-cell/>
          <table:table-cell office:value-type="float" office:value="460.217891486" calcext:value-type="float">
            <text:p>460.217891486</text:p>
          </table:table-cell>
        </table:table-row>
        <table:table-row table:style-name="ro1">
          <table:table-cell/>
          <table:table-cell office:value-type="float" office:value="460.144678405" calcext:value-type="float">
            <text:p>460.144678405</text:p>
          </table:table-cell>
        </table:table-row>
        <table:table-row table:style-name="ro1">
          <table:table-cell/>
          <table:table-cell office:value-type="float" office:value="460.105158959" calcext:value-type="float">
            <text:p>460.105158959</text:p>
          </table:table-cell>
        </table:table-row>
        <table:table-row table:style-name="ro1">
          <table:table-cell/>
          <table:table-cell office:value-type="float" office:value="459.685903389" calcext:value-type="float">
            <text:p>459.685903389</text:p>
          </table:table-cell>
        </table:table-row>
        <table:table-row table:style-name="ro1">
          <table:table-cell/>
          <table:table-cell office:value-type="float" office:value="459.545624453" calcext:value-type="float">
            <text:p>459.545624453</text:p>
          </table:table-cell>
        </table:table-row>
        <table:table-row table:style-name="ro1">
          <table:table-cell/>
          <table:table-cell office:value-type="float" office:value="459.417078366" calcext:value-type="float">
            <text:p>459.417078366</text:p>
          </table:table-cell>
        </table:table-row>
        <table:table-row table:style-name="ro1">
          <table:table-cell/>
          <table:table-cell office:value-type="float" office:value="459.370293394" calcext:value-type="float">
            <text:p>459.370293394</text:p>
          </table:table-cell>
        </table:table-row>
        <table:table-row table:style-name="ro1">
          <table:table-cell/>
          <table:table-cell office:value-type="float" office:value="459.325104245" calcext:value-type="float">
            <text:p>459.325104245</text:p>
          </table:table-cell>
        </table:table-row>
        <table:table-row table:style-name="ro1">
          <table:table-cell/>
          <table:table-cell office:value-type="float" office:value="459.189678738" calcext:value-type="float">
            <text:p>459.189678738</text:p>
          </table:table-cell>
        </table:table-row>
        <table:table-row table:style-name="ro1">
          <table:table-cell/>
          <table:table-cell office:value-type="float" office:value="459.187052934" calcext:value-type="float">
            <text:p>459.187052934</text:p>
          </table:table-cell>
        </table:table-row>
        <table:table-row table:style-name="ro1">
          <table:table-cell/>
          <table:table-cell office:value-type="float" office:value="459.144666762" calcext:value-type="float">
            <text:p>459.144666762</text:p>
          </table:table-cell>
        </table:table-row>
        <table:table-row table:style-name="ro1">
          <table:table-cell/>
          <table:table-cell office:value-type="float" office:value="459.051610164" calcext:value-type="float">
            <text:p>459.051610164</text:p>
          </table:table-cell>
        </table:table-row>
        <table:table-row table:style-name="ro1">
          <table:table-cell/>
          <table:table-cell office:value-type="float" office:value="458.891438627" calcext:value-type="float">
            <text:p>458.891438627</text:p>
          </table:table-cell>
        </table:table-row>
        <table:table-row table:style-name="ro1">
          <table:table-cell/>
          <table:table-cell office:value-type="float" office:value="458.680303897" calcext:value-type="float">
            <text:p>458.680303897</text:p>
          </table:table-cell>
        </table:table-row>
        <table:table-row table:style-name="ro1">
          <table:table-cell/>
          <table:table-cell office:value-type="float" office:value="458.283522276" calcext:value-type="float">
            <text:p>458.283522276</text:p>
          </table:table-cell>
        </table:table-row>
        <table:table-row table:style-name="ro1">
          <table:table-cell/>
          <table:table-cell office:value-type="float" office:value="458.21257523" calcext:value-type="float">
            <text:p>458.21257523</text:p>
          </table:table-cell>
        </table:table-row>
        <table:table-row table:style-name="ro1">
          <table:table-cell/>
          <table:table-cell office:value-type="float" office:value="457.9594331" calcext:value-type="float">
            <text:p>457.9594331</text:p>
          </table:table-cell>
        </table:table-row>
        <table:table-row table:style-name="ro1">
          <table:table-cell/>
          <table:table-cell office:value-type="float" office:value="457.846355403" calcext:value-type="float">
            <text:p>457.846355403</text:p>
          </table:table-cell>
        </table:table-row>
        <table:table-row table:style-name="ro1">
          <table:table-cell/>
          <table:table-cell office:value-type="float" office:value="457.779402397" calcext:value-type="float">
            <text:p>457.779402397</text:p>
          </table:table-cell>
        </table:table-row>
        <table:table-row table:style-name="ro1">
          <table:table-cell/>
          <table:table-cell office:value-type="float" office:value="457.690985321" calcext:value-type="float">
            <text:p>457.690985321</text:p>
          </table:table-cell>
        </table:table-row>
        <table:table-row table:style-name="ro1">
          <table:table-cell/>
          <table:table-cell office:value-type="float" office:value="457.445184606" calcext:value-type="float">
            <text:p>457.445184606</text:p>
          </table:table-cell>
        </table:table-row>
        <table:table-row table:style-name="ro1">
          <table:table-cell/>
          <table:table-cell office:value-type="float" office:value="457.370753104" calcext:value-type="float">
            <text:p>457.370753104</text:p>
          </table:table-cell>
        </table:table-row>
        <table:table-row table:style-name="ro1">
          <table:table-cell/>
          <table:table-cell office:value-type="float" office:value="457.357205918" calcext:value-type="float">
            <text:p>457.357205918</text:p>
          </table:table-cell>
        </table:table-row>
        <table:table-row table:style-name="ro1">
          <table:table-cell/>
          <table:table-cell office:value-type="float" office:value="457.326526372" calcext:value-type="float">
            <text:p>457.326526372</text:p>
          </table:table-cell>
        </table:table-row>
        <table:table-row table:style-name="ro1">
          <table:table-cell/>
          <table:table-cell office:value-type="float" office:value="457.227703545" calcext:value-type="float">
            <text:p>457.227703545</text:p>
          </table:table-cell>
        </table:table-row>
        <table:table-row table:style-name="ro1">
          <table:table-cell/>
          <table:table-cell office:value-type="float" office:value="457.154142459" calcext:value-type="float">
            <text:p>457.154142459</text:p>
          </table:table-cell>
        </table:table-row>
        <table:table-row table:style-name="ro1">
          <table:table-cell/>
          <table:table-cell office:value-type="float" office:value="457.045112324" calcext:value-type="float">
            <text:p>457.045112324</text:p>
          </table:table-cell>
        </table:table-row>
        <table:table-row table:style-name="ro1">
          <table:table-cell/>
          <table:table-cell office:value-type="float" office:value="457.000934168" calcext:value-type="float">
            <text:p>457.000934168</text:p>
          </table:table-cell>
        </table:table-row>
        <table:table-row table:style-name="ro1">
          <table:table-cell/>
          <table:table-cell office:value-type="float" office:value="456.796804349" calcext:value-type="float">
            <text:p>456.796804349</text:p>
          </table:table-cell>
        </table:table-row>
        <table:table-row table:style-name="ro1">
          <table:table-cell/>
          <table:table-cell office:value-type="float" office:value="456.708696179" calcext:value-type="float">
            <text:p>456.708696179</text:p>
          </table:table-cell>
        </table:table-row>
        <table:table-row table:style-name="ro1">
          <table:table-cell/>
          <table:table-cell office:value-type="float" office:value="456.69475052" calcext:value-type="float">
            <text:p>456.69475052</text:p>
          </table:table-cell>
        </table:table-row>
        <table:table-row table:style-name="ro1">
          <table:table-cell/>
          <table:table-cell office:value-type="float" office:value="456.677857409" calcext:value-type="float">
            <text:p>456.677857409</text:p>
          </table:table-cell>
        </table:table-row>
        <table:table-row table:style-name="ro1">
          <table:table-cell/>
          <table:table-cell office:value-type="float" office:value="456.63396085" calcext:value-type="float">
            <text:p>456.63396085</text:p>
          </table:table-cell>
        </table:table-row>
        <table:table-row table:style-name="ro1">
          <table:table-cell/>
          <table:table-cell office:value-type="float" office:value="456.606457673" calcext:value-type="float">
            <text:p>456.606457673</text:p>
          </table:table-cell>
        </table:table-row>
        <table:table-row table:style-name="ro1">
          <table:table-cell/>
          <table:table-cell office:value-type="float" office:value="456.606457673" calcext:value-type="float">
            <text:p>456.606457673</text:p>
          </table:table-cell>
        </table:table-row>
        <table:table-row table:style-name="ro1">
          <table:table-cell/>
          <table:table-cell office:value-type="float" office:value="456.562330448" calcext:value-type="float">
            <text:p>456.562330448</text:p>
          </table:table-cell>
        </table:table-row>
        <table:table-row table:style-name="ro1">
          <table:table-cell/>
          <table:table-cell office:value-type="float" office:value="456.383782051" calcext:value-type="float">
            <text:p>456.383782051</text:p>
          </table:table-cell>
        </table:table-row>
        <table:table-row table:style-name="ro1">
          <table:table-cell/>
          <table:table-cell office:value-type="float" office:value="456.304409966" calcext:value-type="float">
            <text:p>456.304409966</text:p>
          </table:table-cell>
        </table:table-row>
        <table:table-row table:style-name="ro1">
          <table:table-cell/>
          <table:table-cell office:value-type="float" office:value="456.247514117" calcext:value-type="float">
            <text:p>456.247514117</text:p>
          </table:table-cell>
        </table:table-row>
        <table:table-row table:style-name="ro1">
          <table:table-cell/>
          <table:table-cell office:value-type="float" office:value="456.203430102" calcext:value-type="float">
            <text:p>456.203430102</text:p>
          </table:table-cell>
        </table:table-row>
        <table:table-row table:style-name="ro1">
          <table:table-cell/>
          <table:table-cell office:value-type="float" office:value="456.071254688" calcext:value-type="float">
            <text:p>456.071254688</text:p>
          </table:table-cell>
        </table:table-row>
        <table:table-row table:style-name="ro1">
          <table:table-cell/>
          <table:table-cell office:value-type="float" office:value="456.033799693" calcext:value-type="float">
            <text:p>456.033799693</text:p>
          </table:table-cell>
        </table:table-row>
        <table:table-row table:style-name="ro1">
          <table:table-cell/>
          <table:table-cell office:value-type="float" office:value="455.945889562" calcext:value-type="float">
            <text:p>455.945889562</text:p>
          </table:table-cell>
        </table:table-row>
        <table:table-row table:style-name="ro1">
          <table:table-cell/>
          <table:table-cell office:value-type="float" office:value="455.894122986" calcext:value-type="float">
            <text:p>455.894122986</text:p>
          </table:table-cell>
        </table:table-row>
        <table:table-row table:style-name="ro1">
          <table:table-cell/>
          <table:table-cell office:value-type="float" office:value="455.894122986" calcext:value-type="float">
            <text:p>455.894122986</text:p>
          </table:table-cell>
        </table:table-row>
        <table:table-row table:style-name="ro1">
          <table:table-cell/>
          <table:table-cell office:value-type="float" office:value="455.874203466" calcext:value-type="float">
            <text:p>455.874203466</text:p>
          </table:table-cell>
        </table:table-row>
        <table:table-row table:style-name="ro1">
          <table:table-cell/>
          <table:table-cell office:value-type="float" office:value="455.850073117" calcext:value-type="float">
            <text:p>455.850073117</text:p>
          </table:table-cell>
        </table:table-row>
        <table:table-row table:style-name="ro1">
          <table:table-cell/>
          <table:table-cell office:value-type="float" office:value="455.806036013" calcext:value-type="float">
            <text:p>455.806036013</text:p>
          </table:table-cell>
        </table:table-row>
        <table:table-row table:style-name="ro1">
          <table:table-cell/>
          <table:table-cell office:value-type="float" office:value="455.786627977" calcext:value-type="float">
            <text:p>455.786627977</text:p>
          </table:table-cell>
        </table:table-row>
        <table:table-row table:style-name="ro1">
          <table:table-cell/>
          <table:table-cell office:value-type="float" office:value="455.718000081" calcext:value-type="float">
            <text:p>455.718000081</text:p>
          </table:table-cell>
        </table:table-row>
        <table:table-row table:style-name="ro1">
          <table:table-cell/>
          <table:table-cell office:value-type="float" office:value="455.674001239" calcext:value-type="float">
            <text:p>455.674001239</text:p>
          </table:table-cell>
        </table:table-row>
        <table:table-row table:style-name="ro1">
          <table:table-cell/>
          <table:table-cell office:value-type="float" office:value="455.543699561" calcext:value-type="float">
            <text:p>455.543699561</text:p>
          </table:table-cell>
        </table:table-row>
        <table:table-row table:style-name="ro1">
          <table:table-cell/>
          <table:table-cell office:value-type="float" office:value="455.462724034" calcext:value-type="float">
            <text:p>455.462724034</text:p>
          </table:table-cell>
        </table:table-row>
        <table:table-row table:style-name="ro1">
          <table:table-cell/>
          <table:table-cell office:value-type="float" office:value="455.448665458" calcext:value-type="float">
            <text:p>455.448665458</text:p>
          </table:table-cell>
        </table:table-row>
        <table:table-row table:style-name="ro1">
          <table:table-cell/>
          <table:table-cell office:value-type="float" office:value="455.404684127" calcext:value-type="float">
            <text:p>455.404684127</text:p>
          </table:table-cell>
        </table:table-row>
        <table:table-row table:style-name="ro1">
          <table:table-cell/>
          <table:table-cell office:value-type="float" office:value="455.272816546" calcext:value-type="float">
            <text:p>455.272816546</text:p>
          </table:table-cell>
        </table:table-row>
        <table:table-row table:style-name="ro1">
          <table:table-cell/>
          <table:table-cell office:value-type="float" office:value="455.234712598" calcext:value-type="float">
            <text:p>455.234712598</text:p>
          </table:table-cell>
        </table:table-row>
        <table:table-row table:style-name="ro1">
          <table:table-cell/>
          <table:table-cell office:value-type="float" office:value="455.14700723" calcext:value-type="float">
            <text:p>455.14700723</text:p>
          </table:table-cell>
        </table:table-row>
        <table:table-row table:style-name="ro1">
          <table:table-cell/>
          <table:table-cell office:value-type="float" office:value="455.135964655" calcext:value-type="float">
            <text:p>455.135964655</text:p>
          </table:table-cell>
        </table:table-row>
        <table:table-row table:style-name="ro1">
          <table:table-cell/>
          <table:table-cell office:value-type="float" office:value="455.135964655" calcext:value-type="float">
            <text:p>455.135964655</text:p>
          </table:table-cell>
        </table:table-row>
        <table:table-row table:style-name="ro1">
          <table:table-cell/>
          <table:table-cell office:value-type="float" office:value="455.113271067" calcext:value-type="float">
            <text:p>455.113271067</text:p>
          </table:table-cell>
        </table:table-row>
        <table:table-row table:style-name="ro1">
          <table:table-cell/>
          <table:table-cell office:value-type="float" office:value="455.092013521" calcext:value-type="float">
            <text:p>455.092013521</text:p>
          </table:table-cell>
        </table:table-row>
        <table:table-row table:style-name="ro1">
          <table:table-cell/>
          <table:table-cell office:value-type="float" office:value="455.048075118" calcext:value-type="float">
            <text:p>455.048075118</text:p>
          </table:table-cell>
        </table:table-row>
        <table:table-row table:style-name="ro1">
          <table:table-cell/>
          <table:table-cell office:value-type="float" office:value="455.025892114" calcext:value-type="float">
            <text:p>455.025892114</text:p>
          </table:table-cell>
        </table:table-row>
        <table:table-row table:style-name="ro1">
          <table:table-cell/>
          <table:table-cell office:value-type="float" office:value="455.004149438" calcext:value-type="float">
            <text:p>455.004149438</text:p>
          </table:table-cell>
        </table:table-row>
        <table:table-row table:style-name="ro1">
          <table:table-cell/>
          <table:table-cell office:value-type="float" office:value="454.916336227" calcext:value-type="float">
            <text:p>454.916336227</text:p>
          </table:table-cell>
        </table:table-row>
        <table:table-row table:style-name="ro1">
          <table:table-cell/>
          <table:table-cell office:value-type="float" office:value="454.653231408" calcext:value-type="float">
            <text:p>454.653231408</text:p>
          </table:table-cell>
        </table:table-row>
        <table:table-row table:style-name="ro1">
          <table:table-cell/>
          <table:table-cell office:value-type="float" office:value="454.653231408" calcext:value-type="float">
            <text:p>454.653231408</text:p>
          </table:table-cell>
        </table:table-row>
        <table:table-row table:style-name="ro1">
          <table:table-cell/>
          <table:table-cell office:value-type="float" office:value="454.424721297" calcext:value-type="float">
            <text:p>454.424721297</text:p>
          </table:table-cell>
        </table:table-row>
        <table:table-row table:style-name="ro1">
          <table:table-cell/>
          <table:table-cell office:value-type="float" office:value="454.38085579" calcext:value-type="float">
            <text:p>454.38085579</text:p>
          </table:table-cell>
        </table:table-row>
        <table:table-row table:style-name="ro1">
          <table:table-cell/>
          <table:table-cell office:value-type="float" office:value="454.210475844" calcext:value-type="float">
            <text:p>454.210475844</text:p>
          </table:table-cell>
        </table:table-row>
        <table:table-row table:style-name="ro1">
          <table:table-cell/>
          <table:table-cell office:value-type="float" office:value="453.967557749" calcext:value-type="float">
            <text:p>453.967557749</text:p>
          </table:table-cell>
        </table:table-row>
        <table:table-row table:style-name="ro1">
          <table:table-cell/>
          <table:table-cell office:value-type="float" office:value="453.967557749" calcext:value-type="float">
            <text:p>453.967557749</text:p>
          </table:table-cell>
        </table:table-row>
        <table:table-row table:style-name="ro1">
          <table:table-cell/>
          <table:table-cell office:value-type="float" office:value="453.923787074" calcext:value-type="float">
            <text:p>453.923787074</text:p>
          </table:table-cell>
        </table:table-row>
        <table:table-row table:style-name="ro1">
          <table:table-cell/>
          <table:table-cell office:value-type="float" office:value="453.923787074" calcext:value-type="float">
            <text:p>453.923787074</text:p>
          </table:table-cell>
        </table:table-row>
        <table:table-row table:style-name="ro1">
          <table:table-cell/>
          <table:table-cell office:value-type="float" office:value="10367.5155616" calcext:value-type="float">
            <text:p>10367.5155616</text:p>
          </table:table-cell>
        </table:table-row>
        <table:table-row table:style-name="ro1">
          <table:table-cell/>
          <table:table-cell office:value-type="float" office:value="9312.15296544" calcext:value-type="float">
            <text:p>9312.15296544</text:p>
          </table:table-cell>
        </table:table-row>
        <table:table-row table:style-name="ro1">
          <table:table-cell/>
          <table:table-cell office:value-type="float" office:value="8764.55698051" calcext:value-type="float">
            <text:p>8764.55698051</text:p>
          </table:table-cell>
        </table:table-row>
        <table:table-row table:style-name="ro1">
          <table:table-cell/>
          <table:table-cell office:value-type="float" office:value="8466.59935831" calcext:value-type="float">
            <text:p>8466.59935831</text:p>
          </table:table-cell>
        </table:table-row>
        <table:table-row table:style-name="ro1">
          <table:table-cell/>
          <table:table-cell office:value-type="float" office:value="8222.51234202" calcext:value-type="float">
            <text:p>8222.51234202</text:p>
          </table:table-cell>
        </table:table-row>
        <table:table-row table:style-name="ro1">
          <table:table-cell/>
          <table:table-cell office:value-type="float" office:value="7385.50062776" calcext:value-type="float">
            <text:p>7385.50062776</text:p>
          </table:table-cell>
        </table:table-row>
        <table:table-row table:style-name="ro1">
          <table:table-cell/>
          <table:table-cell office:value-type="float" office:value="7150.01073219" calcext:value-type="float">
            <text:p>7150.01073219</text:p>
          </table:table-cell>
        </table:table-row>
        <table:table-row table:style-name="ro1">
          <table:table-cell/>
          <table:table-cell office:value-type="float" office:value="6951.20036387" calcext:value-type="float">
            <text:p>6951.20036387</text:p>
          </table:table-cell>
        </table:table-row>
        <table:table-row table:style-name="ro1">
          <table:table-cell/>
          <table:table-cell office:value-type="float" office:value="6940.52297136" calcext:value-type="float">
            <text:p>6940.52297136</text:p>
          </table:table-cell>
        </table:table-row>
        <table:table-row table:style-name="ro1">
          <table:table-cell/>
          <table:table-cell office:value-type="float" office:value="6920.15715665" calcext:value-type="float">
            <text:p>6920.15715665</text:p>
          </table:table-cell>
        </table:table-row>
        <table:table-row table:style-name="ro1">
          <table:table-cell/>
          <table:table-cell office:value-type="float" office:value="6795.53062663" calcext:value-type="float">
            <text:p>6795.53062663</text:p>
          </table:table-cell>
        </table:table-row>
        <table:table-row table:style-name="ro1">
          <table:table-cell/>
          <table:table-cell office:value-type="float" office:value="6714.88914625" calcext:value-type="float">
            <text:p>6714.88914625</text:p>
          </table:table-cell>
        </table:table-row>
        <table:table-row table:style-name="ro1">
          <table:table-cell/>
          <table:table-cell office:value-type="float" office:value="6422.17445892" calcext:value-type="float">
            <text:p>6422.17445892</text:p>
          </table:table-cell>
        </table:table-row>
        <table:table-row table:style-name="ro1">
          <table:table-cell/>
          <table:table-cell office:value-type="float" office:value="6282.39188274" calcext:value-type="float">
            <text:p>6282.39188274</text:p>
          </table:table-cell>
        </table:table-row>
        <table:table-row table:style-name="ro1">
          <table:table-cell/>
          <table:table-cell office:value-type="float" office:value="6044.52205554" calcext:value-type="float">
            <text:p>6044.52205554</text:p>
          </table:table-cell>
        </table:table-row>
        <table:table-row table:style-name="ro1">
          <table:table-cell/>
          <table:table-cell office:value-type="float" office:value="6038.39675379" calcext:value-type="float">
            <text:p>6038.39675379</text:p>
          </table:table-cell>
        </table:table-row>
        <table:table-row table:style-name="ro1">
          <table:table-cell/>
          <table:table-cell office:value-type="float" office:value="6034.2791967" calcext:value-type="float">
            <text:p>6034.2791967</text:p>
          </table:table-cell>
        </table:table-row>
        <table:table-row table:style-name="ro1">
          <table:table-cell/>
          <table:table-cell office:value-type="float" office:value="5839.03404021" calcext:value-type="float">
            <text:p>5839.03404021</text:p>
          </table:table-cell>
        </table:table-row>
        <table:table-row table:style-name="ro1">
          <table:table-cell/>
          <table:table-cell office:value-type="float" office:value="5649.99640013" calcext:value-type="float">
            <text:p>5649.99640013</text:p>
          </table:table-cell>
        </table:table-row>
        <table:table-row table:style-name="ro1">
          <table:table-cell/>
          <table:table-cell office:value-type="float" office:value="5504.55270142" calcext:value-type="float">
            <text:p>5504.55270142</text:p>
          </table:table-cell>
        </table:table-row>
        <table:table-row table:style-name="ro1">
          <table:table-cell/>
          <table:table-cell office:value-type="float" office:value="5488.40050357" calcext:value-type="float">
            <text:p>5488.40050357</text:p>
          </table:table-cell>
        </table:table-row>
        <table:table-row table:style-name="ro1">
          <table:table-cell/>
          <table:table-cell office:value-type="float" office:value="5389.55877284" calcext:value-type="float">
            <text:p>5389.55877284</text:p>
          </table:table-cell>
        </table:table-row>
        <table:table-row table:style-name="ro1">
          <table:table-cell/>
          <table:table-cell office:value-type="float" office:value="4982.58666562" calcext:value-type="float">
            <text:p>4982.58666562</text:p>
          </table:table-cell>
        </table:table-row>
        <table:table-row table:style-name="ro1">
          <table:table-cell/>
          <table:table-cell office:value-type="float" office:value="4789.07328748" calcext:value-type="float">
            <text:p>4789.07328748</text:p>
          </table:table-cell>
        </table:table-row>
        <table:table-row table:style-name="ro1">
          <table:table-cell/>
          <table:table-cell office:value-type="float" office:value="4786.56756646" calcext:value-type="float">
            <text:p>4786.56756646</text:p>
          </table:table-cell>
        </table:table-row>
        <table:table-row table:style-name="ro1">
          <table:table-cell/>
          <table:table-cell office:value-type="float" office:value="4785.80763877" calcext:value-type="float">
            <text:p>4785.80763877</text:p>
          </table:table-cell>
        </table:table-row>
        <table:table-row table:style-name="ro1">
          <table:table-cell/>
          <table:table-cell office:value-type="float" office:value="4772.52217702" calcext:value-type="float">
            <text:p>4772.52217702</text:p>
          </table:table-cell>
        </table:table-row>
        <table:table-row table:style-name="ro1">
          <table:table-cell/>
          <table:table-cell office:value-type="float" office:value="4686.57284595" calcext:value-type="float">
            <text:p>4686.57284595</text:p>
          </table:table-cell>
        </table:table-row>
        <table:table-row table:style-name="ro1">
          <table:table-cell/>
          <table:table-cell office:value-type="float" office:value="4676.97163287" calcext:value-type="float">
            <text:p>4676.97163287</text:p>
          </table:table-cell>
        </table:table-row>
        <table:table-row table:style-name="ro1">
          <table:table-cell/>
          <table:table-cell office:value-type="float" office:value="4671.25988034" calcext:value-type="float">
            <text:p>4671.25988034</text:p>
          </table:table-cell>
        </table:table-row>
        <table:table-row table:style-name="ro1">
          <table:table-cell/>
          <table:table-cell office:value-type="float" office:value="4657.02159112" calcext:value-type="float">
            <text:p>4657.02159112</text:p>
          </table:table-cell>
        </table:table-row>
        <table:table-row table:style-name="ro1">
          <table:table-cell/>
          <table:table-cell office:value-type="float" office:value="4583.18383278" calcext:value-type="float">
            <text:p>4583.18383278</text:p>
          </table:table-cell>
        </table:table-row>
        <table:table-row table:style-name="ro1">
          <table:table-cell/>
          <table:table-cell office:value-type="float" office:value="4481.03162769" calcext:value-type="float">
            <text:p>4481.03162769</text:p>
          </table:table-cell>
        </table:table-row>
        <table:table-row table:style-name="ro1">
          <table:table-cell/>
          <table:table-cell office:value-type="float" office:value="4368.50997378" calcext:value-type="float">
            <text:p>4368.50997378</text:p>
          </table:table-cell>
        </table:table-row>
        <table:table-row table:style-name="ro1">
          <table:table-cell/>
          <table:table-cell office:value-type="float" office:value="4332.68405707" calcext:value-type="float">
            <text:p>4332.68405707</text:p>
          </table:table-cell>
        </table:table-row>
        <table:table-row table:style-name="ro1">
          <table:table-cell/>
          <table:table-cell office:value-type="float" office:value="4315.78202486" calcext:value-type="float">
            <text:p>4315.78202486</text:p>
          </table:table-cell>
        </table:table-row>
        <table:table-row table:style-name="ro1">
          <table:table-cell/>
          <table:table-cell office:value-type="float" office:value="4164.41155433" calcext:value-type="float">
            <text:p>4164.41155433</text:p>
          </table:table-cell>
        </table:table-row>
        <table:table-row table:style-name="ro1">
          <table:table-cell/>
          <table:table-cell office:value-type="float" office:value="4161.5718598" calcext:value-type="float">
            <text:p>4161.5718598</text:p>
          </table:table-cell>
        </table:table-row>
        <table:table-row table:style-name="ro1">
          <table:table-cell/>
          <table:table-cell office:value-type="float" office:value="3896.54924147" calcext:value-type="float">
            <text:p>3896.54924147</text:p>
          </table:table-cell>
        </table:table-row>
        <table:table-row table:style-name="ro1">
          <table:table-cell/>
          <table:table-cell office:value-type="float" office:value="3880.50024828" calcext:value-type="float">
            <text:p>3880.50024828</text:p>
          </table:table-cell>
        </table:table-row>
        <table:table-row table:style-name="ro1">
          <table:table-cell/>
          <table:table-cell office:value-type="float" office:value="3879.95118564" calcext:value-type="float">
            <text:p>3879.95118564</text:p>
          </table:table-cell>
        </table:table-row>
        <table:table-row table:style-name="ro1">
          <table:table-cell/>
          <table:table-cell office:value-type="float" office:value="3877.75726338" calcext:value-type="float">
            <text:p>3877.75726338</text:p>
          </table:table-cell>
        </table:table-row>
        <table:table-row table:style-name="ro1">
          <table:table-cell/>
          <table:table-cell office:value-type="float" office:value="3846.08944258" calcext:value-type="float">
            <text:p>3846.08944258</text:p>
          </table:table-cell>
        </table:table-row>
        <table:table-row table:style-name="ro1">
          <table:table-cell/>
          <table:table-cell office:value-type="float" office:value="3845.01616519" calcext:value-type="float">
            <text:p>3845.01616519</text:p>
          </table:table-cell>
        </table:table-row>
        <table:table-row table:style-name="ro1">
          <table:table-cell/>
          <table:table-cell office:value-type="float" office:value="3835.14792896" calcext:value-type="float">
            <text:p>3835.14792896</text:p>
          </table:table-cell>
        </table:table-row>
        <table:table-row table:style-name="ro1">
          <table:table-cell/>
          <table:table-cell office:value-type="float" office:value="3833.01195111" calcext:value-type="float">
            <text:p>3833.01195111</text:p>
          </table:table-cell>
        </table:table-row>
        <table:table-row table:style-name="ro1">
          <table:table-cell/>
          <table:table-cell office:value-type="float" office:value="3785.67420036" calcext:value-type="float">
            <text:p>3785.67420036</text:p>
          </table:table-cell>
        </table:table-row>
        <table:table-row table:style-name="ro1">
          <table:table-cell/>
          <table:table-cell office:value-type="float" office:value="3709.32232954" calcext:value-type="float">
            <text:p>3709.32232954</text:p>
          </table:table-cell>
        </table:table-row>
        <table:table-row table:style-name="ro1">
          <table:table-cell/>
          <table:table-cell office:value-type="float" office:value="3704.7923189" calcext:value-type="float">
            <text:p>3704.7923189</text:p>
          </table:table-cell>
        </table:table-row>
        <table:table-row table:style-name="ro1">
          <table:table-cell/>
          <table:table-cell office:value-type="float" office:value="3693.4998826" calcext:value-type="float">
            <text:p>3693.4998826</text:p>
          </table:table-cell>
        </table:table-row>
        <table:table-row table:style-name="ro1">
          <table:table-cell/>
          <table:table-cell office:value-type="float" office:value="3692.58730582" calcext:value-type="float">
            <text:p>3692.58730582</text:p>
          </table:table-cell>
        </table:table-row>
        <table:table-row table:style-name="ro1">
          <table:table-cell/>
          <table:table-cell office:value-type="float" office:value="3692.11228333" calcext:value-type="float">
            <text:p>3692.11228333</text:p>
          </table:table-cell>
        </table:table-row>
        <table:table-row table:style-name="ro1">
          <table:table-cell/>
          <table:table-cell office:value-type="float" office:value="3692.11228333" calcext:value-type="float">
            <text:p>3692.11228333</text:p>
          </table:table-cell>
        </table:table-row>
        <table:table-row table:style-name="ro1">
          <table:table-cell/>
          <table:table-cell office:value-type="float" office:value="3646.49194527" calcext:value-type="float">
            <text:p>3646.49194527</text:p>
          </table:table-cell>
        </table:table-row>
        <table:table-row table:style-name="ro1">
          <table:table-cell/>
          <table:table-cell office:value-type="float" office:value="3646.49194527" calcext:value-type="float">
            <text:p>3646.49194527</text:p>
          </table:table-cell>
        </table:table-row>
        <table:table-row table:style-name="ro1">
          <table:table-cell/>
          <table:table-cell office:value-type="float" office:value="3634.93890186" calcext:value-type="float">
            <text:p>3634.93890186</text:p>
          </table:table-cell>
        </table:table-row>
        <table:table-row table:style-name="ro1">
          <table:table-cell/>
          <table:table-cell office:value-type="float" office:value="3621.32621739" calcext:value-type="float">
            <text:p>3621.32621739</text:p>
          </table:table-cell>
        </table:table-row>
        <table:table-row table:style-name="ro1">
          <table:table-cell/>
          <table:table-cell office:value-type="float" office:value="3571.48577252" calcext:value-type="float">
            <text:p>3571.48577252</text:p>
          </table:table-cell>
        </table:table-row>
        <table:table-row table:style-name="ro1">
          <table:table-cell/>
          <table:table-cell office:value-type="float" office:value="3571.05596497" calcext:value-type="float">
            <text:p>3571.05596497</text:p>
          </table:table-cell>
        </table:table-row>
        <table:table-row table:style-name="ro1">
          <table:table-cell/>
          <table:table-cell office:value-type="float" office:value="3571.05596497" calcext:value-type="float">
            <text:p>3571.05596497</text:p>
          </table:table-cell>
        </table:table-row>
        <table:table-row table:style-name="ro1">
          <table:table-cell/>
          <table:table-cell office:value-type="float" office:value="3570.1968152" calcext:value-type="float">
            <text:p>3570.1968152</text:p>
          </table:table-cell>
        </table:table-row>
        <table:table-row table:style-name="ro1">
          <table:table-cell/>
          <table:table-cell office:value-type="float" office:value="3553.73712339" calcext:value-type="float">
            <text:p>3553.73712339</text:p>
          </table:table-cell>
        </table:table-row>
        <table:table-row table:style-name="ro1">
          <table:table-cell/>
          <table:table-cell office:value-type="float" office:value="3464.68032403" calcext:value-type="float">
            <text:p>3464.68032403</text:p>
          </table:table-cell>
        </table:table-row>
        <table:table-row table:style-name="ro1">
          <table:table-cell/>
          <table:table-cell office:value-type="float" office:value="3422.86160593" calcext:value-type="float">
            <text:p>3422.86160593</text:p>
          </table:table-cell>
        </table:table-row>
        <table:table-row table:style-name="ro1">
          <table:table-cell/>
          <table:table-cell office:value-type="float" office:value="3225.49767785" calcext:value-type="float">
            <text:p>3225.49767785</text:p>
          </table:table-cell>
        </table:table-row>
        <table:table-row table:style-name="ro1">
          <table:table-cell/>
          <table:table-cell office:value-type="float" office:value="3221.55853817" calcext:value-type="float">
            <text:p>3221.55853817</text:p>
          </table:table-cell>
        </table:table-row>
        <table:table-row table:style-name="ro1">
          <table:table-cell/>
          <table:table-cell office:value-type="float" office:value="3211.73902836" calcext:value-type="float">
            <text:p>3211.73902836</text:p>
          </table:table-cell>
        </table:table-row>
        <table:table-row table:style-name="ro1">
          <table:table-cell/>
          <table:table-cell office:value-type="float" office:value="3193.22535595" calcext:value-type="float">
            <text:p>3193.22535595</text:p>
          </table:table-cell>
        </table:table-row>
        <table:table-row table:style-name="ro1">
          <table:table-cell/>
          <table:table-cell office:value-type="float" office:value="3160.8164364" calcext:value-type="float">
            <text:p>3160.8164364</text:p>
          </table:table-cell>
        </table:table-row>
        <table:table-row table:style-name="ro1">
          <table:table-cell/>
          <table:table-cell office:value-type="float" office:value="3092.32810142" calcext:value-type="float">
            <text:p>3092.32810142</text:p>
          </table:table-cell>
        </table:table-row>
        <table:table-row table:style-name="ro1">
          <table:table-cell/>
          <table:table-cell office:value-type="float" office:value="3077.63812796" calcext:value-type="float">
            <text:p>3077.63812796</text:p>
          </table:table-cell>
        </table:table-row>
        <table:table-row table:style-name="ro1">
          <table:table-cell/>
          <table:table-cell office:value-type="float" office:value="3077.20266448" calcext:value-type="float">
            <text:p>3077.20266448</text:p>
          </table:table-cell>
        </table:table-row>
        <table:table-row table:style-name="ro1">
          <table:table-cell/>
          <table:table-cell office:value-type="float" office:value="3075.46265718" calcext:value-type="float">
            <text:p>3075.46265718</text:p>
          </table:table-cell>
        </table:table-row>
        <table:table-row table:style-name="ro1">
          <table:table-cell/>
          <table:table-cell office:value-type="float" office:value="3050.34679928" calcext:value-type="float">
            <text:p>3050.34679928</text:p>
          </table:table-cell>
        </table:table-row>
        <table:table-row table:style-name="ro1">
          <table:table-cell/>
          <table:table-cell office:value-type="float" office:value="3049.49557929" calcext:value-type="float">
            <text:p>3049.49557929</text:p>
          </table:table-cell>
        </table:table-row>
        <table:table-row table:style-name="ro1">
          <table:table-cell/>
          <table:table-cell office:value-type="float" office:value="3041.66904711" calcext:value-type="float">
            <text:p>3041.66904711</text:p>
          </table:table-cell>
        </table:table-row>
        <table:table-row table:style-name="ro1">
          <table:table-cell/>
          <table:table-cell office:value-type="float" office:value="3039.97499571" calcext:value-type="float">
            <text:p>3039.97499571</text:p>
          </table:table-cell>
        </table:table-row>
        <table:table-row table:style-name="ro1">
          <table:table-cell/>
          <table:table-cell office:value-type="float" office:value="3012.76549915" calcext:value-type="float">
            <text:p>3012.76549915</text:p>
          </table:table-cell>
        </table:table-row>
        <table:table-row table:style-name="ro1">
          <table:table-cell/>
          <table:table-cell office:value-type="float" office:value="3002.43126235" calcext:value-type="float">
            <text:p>3002.43126235</text:p>
          </table:table-cell>
        </table:table-row>
        <table:table-row table:style-name="ro1">
          <table:table-cell/>
          <table:table-cell office:value-type="float" office:value="2989.09836132" calcext:value-type="float">
            <text:p>2989.09836132</text:p>
          </table:table-cell>
        </table:table-row>
        <table:table-row table:style-name="ro1">
          <table:table-cell/>
          <table:table-cell office:value-type="float" office:value="2976.40139646" calcext:value-type="float">
            <text:p>2976.40139646</text:p>
          </table:table-cell>
        </table:table-row>
        <table:table-row table:style-name="ro1">
          <table:table-cell/>
          <table:table-cell office:value-type="float" office:value="2945.82293106" calcext:value-type="float">
            <text:p>2945.82293106</text:p>
          </table:table-cell>
        </table:table-row>
        <table:table-row table:style-name="ro1">
          <table:table-cell/>
          <table:table-cell office:value-type="float" office:value="2928.6037253" calcext:value-type="float">
            <text:p>2928.6037253</text:p>
          </table:table-cell>
        </table:table-row>
        <table:table-row table:style-name="ro1">
          <table:table-cell/>
          <table:table-cell office:value-type="float" office:value="2928.22698333" calcext:value-type="float">
            <text:p>2928.22698333</text:p>
          </table:table-cell>
        </table:table-row>
        <table:table-row table:style-name="ro1">
          <table:table-cell/>
          <table:table-cell office:value-type="float" office:value="2928.22698333" calcext:value-type="float">
            <text:p>2928.22698333</text:p>
          </table:table-cell>
        </table:table-row>
        <table:table-row table:style-name="ro1">
          <table:table-cell/>
          <table:table-cell office:value-type="float" office:value="2892.04533591" calcext:value-type="float">
            <text:p>2892.04533591</text:p>
          </table:table-cell>
        </table:table-row>
        <table:table-row table:style-name="ro1">
          <table:table-cell/>
          <table:table-cell office:value-type="float" office:value="2892.04533591" calcext:value-type="float">
            <text:p>2892.04533591</text:p>
          </table:table-cell>
        </table:table-row>
        <table:table-row table:style-name="ro1">
          <table:table-cell/>
          <table:table-cell office:value-type="float" office:value="2883.32493365" calcext:value-type="float">
            <text:p>2883.32493365</text:p>
          </table:table-cell>
        </table:table-row>
        <table:table-row table:style-name="ro1">
          <table:table-cell/>
          <table:table-cell office:value-type="float" office:value="2872.08631034" calcext:value-type="float">
            <text:p>2872.08631034</text:p>
          </table:table-cell>
        </table:table-row>
        <table:table-row table:style-name="ro1">
          <table:table-cell/>
          <table:table-cell office:value-type="float" office:value="2865.32796044" calcext:value-type="float">
            <text:p>2865.32796044</text:p>
          </table:table-cell>
        </table:table-row>
        <table:table-row table:style-name="ro1">
          <table:table-cell/>
          <table:table-cell office:value-type="float" office:value="2832.55768165" calcext:value-type="float">
            <text:p>2832.55768165</text:p>
          </table:table-cell>
        </table:table-row>
        <table:table-row table:style-name="ro1">
          <table:table-cell/>
          <table:table-cell office:value-type="float" office:value="2832.2167998" calcext:value-type="float">
            <text:p>2832.2167998</text:p>
          </table:table-cell>
        </table:table-row>
        <table:table-row table:style-name="ro1">
          <table:table-cell/>
          <table:table-cell office:value-type="float" office:value="2832.2167998" calcext:value-type="float">
            <text:p>2832.2167998</text:p>
          </table:table-cell>
        </table:table-row>
        <table:table-row table:style-name="ro1">
          <table:table-cell/>
          <table:table-cell office:value-type="float" office:value="2831.53540516" calcext:value-type="float">
            <text:p>2831.53540516</text:p>
          </table:table-cell>
        </table:table-row>
        <table:table-row table:style-name="ro1">
          <table:table-cell/>
          <table:table-cell office:value-type="float" office:value="2818.48116682" calcext:value-type="float">
            <text:p>2818.48116682</text:p>
          </table:table-cell>
        </table:table-row>
        <table:table-row table:style-name="ro1">
          <table:table-cell/>
          <table:table-cell office:value-type="float" office:value="2676.20706779" calcext:value-type="float">
            <text:p>2676.20706779</text:p>
          </table:table-cell>
        </table:table-row>
        <table:table-row table:style-name="ro1">
          <table:table-cell/>
          <table:table-cell office:value-type="float" office:value="2675.82840389" calcext:value-type="float">
            <text:p>2675.82840389</text:p>
          </table:table-cell>
        </table:table-row>
        <table:table-row table:style-name="ro1">
          <table:table-cell/>
          <table:table-cell office:value-type="float" office:value="2674.31535407" calcext:value-type="float">
            <text:p>2674.31535407</text:p>
          </table:table-cell>
        </table:table-row>
        <table:table-row table:style-name="ro1">
          <table:table-cell/>
          <table:table-cell office:value-type="float" office:value="2652.47547764" calcext:value-type="float">
            <text:p>2652.47547764</text:p>
          </table:table-cell>
        </table:table-row>
        <table:table-row table:style-name="ro1">
          <table:table-cell/>
          <table:table-cell office:value-type="float" office:value="2651.73528634" calcext:value-type="float">
            <text:p>2651.73528634</text:p>
          </table:table-cell>
        </table:table-row>
        <table:table-row table:style-name="ro1">
          <table:table-cell/>
          <table:table-cell office:value-type="float" office:value="2644.92960618" calcext:value-type="float">
            <text:p>2644.92960618</text:p>
          </table:table-cell>
        </table:table-row>
        <table:table-row table:style-name="ro1">
          <table:table-cell/>
          <table:table-cell office:value-type="float" office:value="2643.45651801" calcext:value-type="float">
            <text:p>2643.45651801</text:p>
          </table:table-cell>
        </table:table-row>
        <table:table-row table:style-name="ro1">
          <table:table-cell/>
          <table:table-cell office:value-type="float" office:value="2610.80979334" calcext:value-type="float">
            <text:p>2610.80979334</text:p>
          </table:table-cell>
        </table:table-row>
        <table:table-row table:style-name="ro1">
          <table:table-cell/>
          <table:table-cell office:value-type="float" office:value="2546.61193505" calcext:value-type="float">
            <text:p>2546.61193505</text:p>
          </table:table-cell>
        </table:table-row>
        <table:table-row table:style-name="ro1">
          <table:table-cell/>
          <table:table-cell office:value-type="float" office:value="2546.28433333" calcext:value-type="float">
            <text:p>2546.28433333</text:p>
          </table:table-cell>
        </table:table-row>
        <table:table-row table:style-name="ro1">
          <table:table-cell/>
          <table:table-cell office:value-type="float" office:value="2546.28433333" calcext:value-type="float">
            <text:p>2546.28433333</text:p>
          </table:table-cell>
        </table:table-row>
        <table:table-row table:style-name="ro1">
          <table:table-cell/>
          <table:table-cell office:value-type="float" office:value="2532.55804093" calcext:value-type="float">
            <text:p>2532.55804093</text:p>
          </table:table-cell>
        </table:table-row>
        <table:table-row table:style-name="ro1">
          <table:table-cell/>
          <table:table-cell office:value-type="float" office:value="2514.82203122" calcext:value-type="float">
            <text:p>2514.82203122</text:p>
          </table:table-cell>
        </table:table-row>
        <table:table-row table:style-name="ro1">
          <table:table-cell/>
          <table:table-cell office:value-type="float" office:value="2514.82203122" calcext:value-type="float">
            <text:p>2514.82203122</text:p>
          </table:table-cell>
        </table:table-row>
        <table:table-row table:style-name="ro1">
          <table:table-cell/>
          <table:table-cell office:value-type="float" office:value="2497.46635682" calcext:value-type="float">
            <text:p>2497.46635682</text:p>
          </table:table-cell>
        </table:table-row>
        <table:table-row table:style-name="ro1">
          <table:table-cell/>
          <table:table-cell office:value-type="float" office:value="2463.09363622" calcext:value-type="float">
            <text:p>2463.09363622</text:p>
          </table:table-cell>
        </table:table-row>
        <table:table-row table:style-name="ro1">
          <table:table-cell/>
          <table:table-cell office:value-type="float" office:value="2462.79721722" calcext:value-type="float">
            <text:p>2462.79721722</text:p>
          </table:table-cell>
        </table:table-row>
        <table:table-row table:style-name="ro1">
          <table:table-cell/>
          <table:table-cell office:value-type="float" office:value="2462.79721722" calcext:value-type="float">
            <text:p>2462.79721722</text:p>
          </table:table-cell>
        </table:table-row>
        <table:table-row table:style-name="ro1">
          <table:table-cell/>
          <table:table-cell office:value-type="float" office:value="2462.20470014" calcext:value-type="float">
            <text:p>2462.20470014</text:p>
          </table:table-cell>
        </table:table-row>
        <table:table-row table:style-name="ro1">
          <table:table-cell/>
          <table:table-cell office:value-type="float" office:value="2452.53608043" calcext:value-type="float">
            <text:p>2452.53608043</text:p>
          </table:table-cell>
        </table:table-row>
        <table:table-row table:style-name="ro1">
          <table:table-cell/>
          <table:table-cell office:value-type="float" office:value="2450.85318855" calcext:value-type="float">
            <text:p>2450.85318855</text:p>
          </table:table-cell>
        </table:table-row>
        <table:table-row table:style-name="ro1">
          <table:table-cell/>
          <table:table-cell office:value-type="float" office:value="2370.6642176" calcext:value-type="float">
            <text:p>2370.6642176</text:p>
          </table:table-cell>
        </table:table-row>
        <table:table-row table:style-name="ro1">
          <table:table-cell/>
          <table:table-cell office:value-type="float" office:value="2336.34232463" calcext:value-type="float">
            <text:p>2336.34232463</text:p>
          </table:table-cell>
        </table:table-row>
        <table:table-row table:style-name="ro1">
          <table:table-cell/>
          <table:table-cell office:value-type="float" office:value="2286.77494738" calcext:value-type="float">
            <text:p>2286.77494738</text:p>
          </table:table-cell>
        </table:table-row>
        <table:table-row table:style-name="ro1">
          <table:table-cell/>
          <table:table-cell office:value-type="float" office:value="2272.50148586" calcext:value-type="float">
            <text:p>2272.50148586</text:p>
          </table:table-cell>
        </table:table-row>
        <table:table-row table:style-name="ro1">
          <table:table-cell/>
          <table:table-cell office:value-type="float" office:value="2202.22438341" calcext:value-type="float">
            <text:p>2202.22438341</text:p>
          </table:table-cell>
        </table:table-row>
        <table:table-row table:style-name="ro1">
          <table:table-cell/>
          <table:table-cell office:value-type="float" office:value="2132.64006994" calcext:value-type="float">
            <text:p>2132.64006994</text:p>
          </table:table-cell>
        </table:table-row>
        <table:table-row table:style-name="ro1">
          <table:table-cell/>
          <table:table-cell office:value-type="float" office:value="2061.44714574" calcext:value-type="float">
            <text:p>2061.44714574</text:p>
          </table:table-cell>
        </table:table-row>
        <table:table-row table:style-name="ro1">
          <table:table-cell/>
          <table:table-cell office:value-type="float" office:value="2031.60202142" calcext:value-type="float">
            <text:p>2031.60202142</text:p>
          </table:table-cell>
        </table:table-row>
        <table:table-row table:style-name="ro1">
          <table:table-cell/>
          <table:table-cell office:value-type="float" office:value="1988.49995424" calcext:value-type="float">
            <text:p>1988.49995424</text:p>
          </table:table-cell>
        </table:table-row>
        <table:table-row table:style-name="ro1">
          <table:table-cell/>
          <table:table-cell office:value-type="float" office:value="1976.08824858" calcext:value-type="float">
            <text:p>1976.08824858</text:p>
          </table:table-cell>
        </table:table-row>
        <table:table-row table:style-name="ro1">
          <table:table-cell/>
          <table:table-cell office:value-type="float" office:value="1756.88003532" calcext:value-type="float">
            <text:p>1756.88003532</text:p>
          </table:table-cell>
        </table:table-row>
        <table:table-row table:style-name="ro1">
          <table:table-cell/>
          <table:table-cell office:value-type="float" office:value="1473.48507888" calcext:value-type="float">
            <text:p>1473.48507888</text:p>
          </table:table-cell>
        </table:table-row>
        <table:table-row table:style-name="ro1">
          <table:table-cell/>
          <table:table-cell office:value-type="float" office:value="1393.38761422" calcext:value-type="float">
            <text:p>1393.38761422</text:p>
          </table:table-cell>
        </table:table-row>
        <table:table-row table:style-name="ro1">
          <table:table-cell/>
          <table:table-cell office:value-type="float" office:value="1391.53327403" calcext:value-type="float">
            <text:p>1391.53327403</text:p>
          </table:table-cell>
        </table:table-row>
        <table:table-row table:style-name="ro1">
          <table:table-cell/>
          <table:table-cell office:value-type="float" office:value="1211.64140367" calcext:value-type="float">
            <text:p>1211.64140367</text:p>
          </table:table-cell>
        </table:table-row>
        <table:table-row table:style-name="ro1">
          <table:table-cell/>
          <table:table-cell office:value-type="float" office:value="1204.95615573" calcext:value-type="float">
            <text:p>1204.95615573</text:p>
          </table:table-cell>
        </table:table-row>
        <table:table-row table:style-name="ro1">
          <table:table-cell/>
          <table:table-cell office:value-type="float" office:value="1168.62609704" calcext:value-type="float">
            <text:p>1168.62609704</text:p>
          </table:table-cell>
        </table:table-row>
        <table:table-row table:style-name="ro1">
          <table:table-cell/>
          <table:table-cell office:value-type="float" office:value="1147.06270434" calcext:value-type="float">
            <text:p>1147.06270434</text:p>
          </table:table-cell>
        </table:table-row>
        <table:table-row table:style-name="ro1">
          <table:table-cell/>
          <table:table-cell office:value-type="float" office:value="1103.62983802" calcext:value-type="float">
            <text:p>1103.62983802</text:p>
          </table:table-cell>
        </table:table-row>
        <table:table-row table:style-name="ro1">
          <table:table-cell/>
          <table:table-cell office:value-type="float" office:value="1084.56884642" calcext:value-type="float">
            <text:p>1084.56884642</text:p>
          </table:table-cell>
        </table:table-row>
        <table:table-row table:style-name="ro1">
          <table:table-cell/>
          <table:table-cell office:value-type="float" office:value="1073.9974208" calcext:value-type="float">
            <text:p>1073.9974208</text:p>
          </table:table-cell>
        </table:table-row>
        <table:table-row table:style-name="ro1">
          <table:table-cell/>
          <table:table-cell office:value-type="float" office:value="1021.0182034" calcext:value-type="float">
            <text:p>1021.0182034</text:p>
          </table:table-cell>
        </table:table-row>
        <table:table-row table:style-name="ro1">
          <table:table-cell/>
          <table:table-cell office:value-type="float" office:value="1016.19660612" calcext:value-type="float">
            <text:p>1016.19660612</text:p>
          </table:table-cell>
        </table:table-row>
        <table:table-row table:style-name="ro1">
          <table:table-cell/>
          <table:table-cell office:value-type="float" office:value="982.852067727" calcext:value-type="float">
            <text:p>982.852067727</text:p>
          </table:table-cell>
        </table:table-row>
        <table:table-row table:style-name="ro1">
          <table:table-cell/>
          <table:table-cell office:value-type="float" office:value="961.652273277" calcext:value-type="float">
            <text:p>961.652273277</text:p>
          </table:table-cell>
        </table:table-row>
        <table:table-row table:style-name="ro1">
          <table:table-cell/>
          <table:table-cell office:value-type="float" office:value="960.141241119" calcext:value-type="float">
            <text:p>960.141241119</text:p>
          </table:table-cell>
        </table:table-row>
        <table:table-row table:style-name="ro1">
          <table:table-cell/>
          <table:table-cell office:value-type="float" office:value="959.678120022" calcext:value-type="float">
            <text:p>959.678120022</text:p>
          </table:table-cell>
        </table:table-row>
        <table:table-row table:style-name="ro1">
          <table:table-cell/>
          <table:table-cell office:value-type="float" office:value="955.65488213" calcext:value-type="float">
            <text:p>955.65488213</text:p>
          </table:table-cell>
        </table:table-row>
        <table:table-row table:style-name="ro1">
          <table:table-cell/>
          <table:table-cell office:value-type="float" office:value="945.645624132" calcext:value-type="float">
            <text:p>945.645624132</text:p>
          </table:table-cell>
        </table:table-row>
        <table:table-row table:style-name="ro1">
          <table:table-cell/>
          <table:table-cell office:value-type="float" office:value="942.59237858" calcext:value-type="float">
            <text:p>942.59237858</text:p>
          </table:table-cell>
        </table:table-row>
        <table:table-row table:style-name="ro1">
          <table:table-cell/>
          <table:table-cell office:value-type="float" office:value="932.638919625" calcext:value-type="float">
            <text:p>932.638919625</text:p>
          </table:table-cell>
        </table:table-row>
        <table:table-row table:style-name="ro1">
          <table:table-cell/>
          <table:table-cell office:value-type="float" office:value="931.252876568" calcext:value-type="float">
            <text:p>931.252876568</text:p>
          </table:table-cell>
        </table:table-row>
        <table:table-row table:style-name="ro1">
          <table:table-cell/>
          <table:table-cell office:value-type="float" office:value="928.60746435" calcext:value-type="float">
            <text:p>928.60746435</text:p>
          </table:table-cell>
        </table:table-row>
        <table:table-row table:style-name="ro1">
          <table:table-cell/>
          <table:table-cell office:value-type="float" office:value="911.770443479" calcext:value-type="float">
            <text:p>911.770443479</text:p>
          </table:table-cell>
        </table:table-row>
        <table:table-row table:style-name="ro1">
          <table:table-cell/>
          <table:table-cell office:value-type="float" office:value="909.739386199" calcext:value-type="float">
            <text:p>909.739386199</text:p>
          </table:table-cell>
        </table:table-row>
        <table:table-row table:style-name="ro1">
          <table:table-cell/>
          <table:table-cell office:value-type="float" office:value="903.540672935" calcext:value-type="float">
            <text:p>903.540672935</text:p>
          </table:table-cell>
        </table:table-row>
        <table:table-row table:style-name="ro1">
          <table:table-cell/>
          <table:table-cell office:value-type="float" office:value="899.348600887" calcext:value-type="float">
            <text:p>899.348600887</text:p>
          </table:table-cell>
        </table:table-row>
        <table:table-row table:style-name="ro1">
          <table:table-cell/>
          <table:table-cell office:value-type="float" office:value="894.379637215" calcext:value-type="float">
            <text:p>894.379637215</text:p>
          </table:table-cell>
        </table:table-row>
        <table:table-row table:style-name="ro1">
          <table:table-cell/>
          <table:table-cell office:value-type="float" office:value="885.63800894" calcext:value-type="float">
            <text:p>885.63800894</text:p>
          </table:table-cell>
        </table:table-row>
        <table:table-row table:style-name="ro1">
          <table:table-cell/>
          <table:table-cell office:value-type="float" office:value="872.913223738" calcext:value-type="float">
            <text:p>872.913223738</text:p>
          </table:table-cell>
        </table:table-row>
        <table:table-row table:style-name="ro1">
          <table:table-cell/>
          <table:table-cell office:value-type="float" office:value="866.53125949" calcext:value-type="float">
            <text:p>866.53125949</text:p>
          </table:table-cell>
        </table:table-row>
        <table:table-row table:style-name="ro1">
          <table:table-cell/>
          <table:table-cell office:value-type="float" office:value="860.175291992" calcext:value-type="float">
            <text:p>860.175291992</text:p>
          </table:table-cell>
        </table:table-row>
        <table:table-row table:style-name="ro1">
          <table:table-cell/>
          <table:table-cell office:value-type="float" office:value="856.703997157" calcext:value-type="float">
            <text:p>856.703997157</text:p>
          </table:table-cell>
        </table:table-row>
        <table:table-row table:style-name="ro1">
          <table:table-cell/>
          <table:table-cell office:value-type="float" office:value="851.791057873" calcext:value-type="float">
            <text:p>851.791057873</text:p>
          </table:table-cell>
        </table:table-row>
        <table:table-row table:style-name="ro1">
          <table:table-cell/>
          <table:table-cell office:value-type="float" office:value="845.783394117" calcext:value-type="float">
            <text:p>845.783394117</text:p>
          </table:table-cell>
        </table:table-row>
        <table:table-row table:style-name="ro1">
          <table:table-cell/>
          <table:table-cell office:value-type="float" office:value="839.228527664" calcext:value-type="float">
            <text:p>839.228527664</text:p>
          </table:table-cell>
        </table:table-row>
        <table:table-row table:style-name="ro1">
          <table:table-cell/>
          <table:table-cell office:value-type="float" office:value="831.004245332" calcext:value-type="float">
            <text:p>831.004245332</text:p>
          </table:table-cell>
        </table:table-row>
        <table:table-row table:style-name="ro1">
          <table:table-cell/>
          <table:table-cell office:value-type="float" office:value="822.050585399" calcext:value-type="float">
            <text:p>822.050585399</text:p>
          </table:table-cell>
        </table:table-row>
        <table:table-row table:style-name="ro1">
          <table:table-cell/>
          <table:table-cell office:value-type="float" office:value="818.088522451" calcext:value-type="float">
            <text:p>818.088522451</text:p>
          </table:table-cell>
        </table:table-row>
        <table:table-row table:style-name="ro1">
          <table:table-cell/>
          <table:table-cell office:value-type="float" office:value="816.469335966" calcext:value-type="float">
            <text:p>816.469335966</text:p>
          </table:table-cell>
        </table:table-row>
        <table:table-row table:style-name="ro1">
          <table:table-cell/>
          <table:table-cell office:value-type="float" office:value="816.028514682" calcext:value-type="float">
            <text:p>816.028514682</text:p>
          </table:table-cell>
        </table:table-row>
        <table:table-row table:style-name="ro1">
          <table:table-cell/>
          <table:table-cell office:value-type="float" office:value="814.706474909" calcext:value-type="float">
            <text:p>814.706474909</text:p>
          </table:table-cell>
        </table:table-row>
        <table:table-row table:style-name="ro1">
          <table:table-cell/>
          <table:table-cell office:value-type="float" office:value="812.650445573" calcext:value-type="float">
            <text:p>812.650445573</text:p>
          </table:table-cell>
        </table:table-row>
        <table:table-row table:style-name="ro1">
          <table:table-cell/>
          <table:table-cell office:value-type="float" office:value="809.773057868" calcext:value-type="float">
            <text:p>809.773057868</text:p>
          </table:table-cell>
        </table:table-row>
        <table:table-row table:style-name="ro1">
          <table:table-cell/>
          <table:table-cell office:value-type="float" office:value="804.166896021" calcext:value-type="float">
            <text:p>804.166896021</text:p>
          </table:table-cell>
        </table:table-row>
        <table:table-row table:style-name="ro1">
          <table:table-cell/>
          <table:table-cell office:value-type="float" office:value="801.873098092" calcext:value-type="float">
            <text:p>801.873098092</text:p>
          </table:table-cell>
        </table:table-row>
        <table:table-row table:style-name="ro1">
          <table:table-cell/>
          <table:table-cell office:value-type="float" office:value="792.016028857" calcext:value-type="float">
            <text:p>792.016028857</text:p>
          </table:table-cell>
        </table:table-row>
        <table:table-row table:style-name="ro1">
          <table:table-cell office:value-type="string" calcext:value-type="string">
            <text:p>2 Lev</text:p>
          </table:table-cell>
          <table:table-cell office:value-type="float" office:value="791.077727129" calcext:value-type="float">
            <text:p>791.077727129</text:p>
          </table:table-cell>
        </table:table-row>
        <table:table-row table:style-name="ro1">
          <table:table-cell/>
          <table:table-cell office:value-type="float" office:value="788.084447799" calcext:value-type="float">
            <text:p>788.084447799</text:p>
          </table:table-cell>
        </table:table-row>
        <table:table-row table:style-name="ro1">
          <table:table-cell/>
          <table:table-cell office:value-type="float" office:value="787.963047575" calcext:value-type="float">
            <text:p>787.963047575</text:p>
          </table:table-cell>
        </table:table-row>
        <table:table-row table:style-name="ro1">
          <table:table-cell/>
          <table:table-cell office:value-type="float" office:value="785.682957705" calcext:value-type="float">
            <text:p>785.682957705</text:p>
          </table:table-cell>
        </table:table-row>
        <table:table-row table:style-name="ro1">
          <table:table-cell/>
          <table:table-cell office:value-type="float" office:value="785.39040016" calcext:value-type="float">
            <text:p>785.39040016</text:p>
          </table:table-cell>
        </table:table-row>
        <table:table-row table:style-name="ro1">
          <table:table-cell/>
          <table:table-cell office:value-type="float" office:value="784.637254683" calcext:value-type="float">
            <text:p>784.637254683</text:p>
          </table:table-cell>
        </table:table-row>
        <table:table-row table:style-name="ro1">
          <table:table-cell/>
          <table:table-cell office:value-type="float" office:value="784.429635825" calcext:value-type="float">
            <text:p>784.429635825</text:p>
          </table:table-cell>
        </table:table-row>
        <table:table-row table:style-name="ro1">
          <table:table-cell/>
          <table:table-cell office:value-type="float" office:value="784.155886162" calcext:value-type="float">
            <text:p>784.155886162</text:p>
          </table:table-cell>
        </table:table-row>
        <table:table-row table:style-name="ro1">
          <table:table-cell/>
          <table:table-cell office:value-type="float" office:value="783.928209377" calcext:value-type="float">
            <text:p>783.928209377</text:p>
          </table:table-cell>
        </table:table-row>
        <table:table-row table:style-name="ro1">
          <table:table-cell/>
          <table:table-cell office:value-type="float" office:value="782.947500307" calcext:value-type="float">
            <text:p>782.947500307</text:p>
          </table:table-cell>
        </table:table-row>
        <table:table-row table:style-name="ro1">
          <table:table-cell/>
          <table:table-cell office:value-type="float" office:value="782.854836348" calcext:value-type="float">
            <text:p>782.854836348</text:p>
          </table:table-cell>
        </table:table-row>
        <table:table-row table:style-name="ro1">
          <table:table-cell/>
          <table:table-cell office:value-type="float" office:value="781.583166671" calcext:value-type="float">
            <text:p>781.583166671</text:p>
          </table:table-cell>
        </table:table-row>
        <table:table-row table:style-name="ro1">
          <table:table-cell/>
          <table:table-cell office:value-type="float" office:value="779.50336406" calcext:value-type="float">
            <text:p>779.50336406</text:p>
          </table:table-cell>
        </table:table-row>
        <table:table-row table:style-name="ro1">
          <table:table-cell/>
          <table:table-cell office:value-type="float" office:value="776.297705142" calcext:value-type="float">
            <text:p>776.297705142</text:p>
          </table:table-cell>
        </table:table-row>
        <table:table-row table:style-name="ro1">
          <table:table-cell/>
          <table:table-cell office:value-type="float" office:value="775.025006894" calcext:value-type="float">
            <text:p>775.025006894</text:p>
          </table:table-cell>
        </table:table-row>
        <table:table-row table:style-name="ro1">
          <table:table-cell/>
          <table:table-cell office:value-type="float" office:value="773.597807338" calcext:value-type="float">
            <text:p>773.597807338</text:p>
          </table:table-cell>
        </table:table-row>
        <table:table-row table:style-name="ro1">
          <table:table-cell/>
          <table:table-cell office:value-type="float" office:value="771.365295632" calcext:value-type="float">
            <text:p>771.365295632</text:p>
          </table:table-cell>
        </table:table-row>
        <table:table-row table:style-name="ro1">
          <table:table-cell/>
          <table:table-cell office:value-type="float" office:value="770.336741013" calcext:value-type="float">
            <text:p>770.336741013</text:p>
          </table:table-cell>
        </table:table-row>
        <table:table-row table:style-name="ro1">
          <table:table-cell/>
          <table:table-cell office:value-type="float" office:value="769.916241273" calcext:value-type="float">
            <text:p>769.916241273</text:p>
          </table:table-cell>
        </table:table-row>
        <table:table-row table:style-name="ro1">
          <table:table-cell/>
          <table:table-cell office:value-type="float" office:value="769.731574763" calcext:value-type="float">
            <text:p>769.731574763</text:p>
          </table:table-cell>
        </table:table-row>
        <table:table-row table:style-name="ro1">
          <table:table-cell/>
          <table:table-cell office:value-type="float" office:value="769.66522588" calcext:value-type="float">
            <text:p>769.66522588</text:p>
          </table:table-cell>
        </table:table-row>
        <table:table-row table:style-name="ro1">
          <table:table-cell/>
          <table:table-cell office:value-type="float" office:value="769.357164454" calcext:value-type="float">
            <text:p>769.357164454</text:p>
          </table:table-cell>
        </table:table-row>
        <table:table-row table:style-name="ro1">
          <table:table-cell/>
          <table:table-cell office:value-type="float" office:value="766.82315604" calcext:value-type="float">
            <text:p>766.82315604</text:p>
          </table:table-cell>
        </table:table-row>
        <table:table-row table:style-name="ro1">
          <table:table-cell/>
          <table:table-cell office:value-type="float" office:value="764.9967071" calcext:value-type="float">
            <text:p>764.9967071</text:p>
          </table:table-cell>
        </table:table-row>
        <table:table-row table:style-name="ro1">
          <table:table-cell/>
          <table:table-cell office:value-type="float" office:value="762.689733979" calcext:value-type="float">
            <text:p>762.689733979</text:p>
          </table:table-cell>
        </table:table-row>
        <table:table-row table:style-name="ro1">
          <table:table-cell/>
          <table:table-cell office:value-type="float" office:value="761.491329164" calcext:value-type="float">
            <text:p>761.491329164</text:p>
          </table:table-cell>
        </table:table-row>
        <table:table-row table:style-name="ro1">
          <table:table-cell/>
          <table:table-cell office:value-type="float" office:value="761.310820734" calcext:value-type="float">
            <text:p>761.310820734</text:p>
          </table:table-cell>
        </table:table-row>
        <table:table-row table:style-name="ro1">
          <table:table-cell/>
          <table:table-cell office:value-type="float" office:value="760.053447637" calcext:value-type="float">
            <text:p>760.053447637</text:p>
          </table:table-cell>
        </table:table-row>
        <table:table-row table:style-name="ro1">
          <table:table-cell/>
          <table:table-cell office:value-type="float" office:value="757.698624303" calcext:value-type="float">
            <text:p>757.698624303</text:p>
          </table:table-cell>
        </table:table-row>
        <table:table-row table:style-name="ro1">
          <table:table-cell/>
          <table:table-cell office:value-type="float" office:value="757.669362534" calcext:value-type="float">
            <text:p>757.669362534</text:p>
          </table:table-cell>
        </table:table-row>
        <table:table-row table:style-name="ro1">
          <table:table-cell/>
          <table:table-cell office:value-type="float" office:value="757.660061708" calcext:value-type="float">
            <text:p>757.660061708</text:p>
          </table:table-cell>
        </table:table-row>
        <table:table-row table:style-name="ro1">
          <table:table-cell/>
          <table:table-cell office:value-type="float" office:value="757.492804634" calcext:value-type="float">
            <text:p>757.492804634</text:p>
          </table:table-cell>
        </table:table-row>
        <table:table-row table:style-name="ro1">
          <table:table-cell/>
          <table:table-cell office:value-type="float" office:value="757.400868712" calcext:value-type="float">
            <text:p>757.400868712</text:p>
          </table:table-cell>
        </table:table-row>
        <table:table-row table:style-name="ro1">
          <table:table-cell/>
          <table:table-cell office:value-type="float" office:value="754.19629759" calcext:value-type="float">
            <text:p>754.19629759</text:p>
          </table:table-cell>
        </table:table-row>
        <table:table-row table:style-name="ro1">
          <table:table-cell/>
          <table:table-cell office:value-type="float" office:value="752.172600248" calcext:value-type="float">
            <text:p>752.172600248</text:p>
          </table:table-cell>
        </table:table-row>
        <table:table-row table:style-name="ro1">
          <table:table-cell/>
          <table:table-cell office:value-type="float" office:value="749.994805347" calcext:value-type="float">
            <text:p>749.994805347</text:p>
          </table:table-cell>
        </table:table-row>
        <table:table-row table:style-name="ro1">
          <table:table-cell/>
          <table:table-cell office:value-type="float" office:value="747.978514775" calcext:value-type="float">
            <text:p>747.978514775</text:p>
          </table:table-cell>
        </table:table-row>
        <table:table-row table:style-name="ro1">
          <table:table-cell/>
          <table:table-cell office:value-type="float" office:value="747.57326577" calcext:value-type="float">
            <text:p>747.57326577</text:p>
          </table:table-cell>
        </table:table-row>
        <table:table-row table:style-name="ro1">
          <table:table-cell/>
          <table:table-cell office:value-type="float" office:value="740.68787641" calcext:value-type="float">
            <text:p>740.68787641</text:p>
          </table:table-cell>
        </table:table-row>
        <table:table-row table:style-name="ro1">
          <table:table-cell/>
          <table:table-cell office:value-type="float" office:value="739.67914315" calcext:value-type="float">
            <text:p>739.67914315</text:p>
          </table:table-cell>
        </table:table-row>
        <table:table-row table:style-name="ro1">
          <table:table-cell/>
          <table:table-cell office:value-type="float" office:value="738.579867622" calcext:value-type="float">
            <text:p>738.579867622</text:p>
          </table:table-cell>
        </table:table-row>
        <table:table-row table:style-name="ro1">
          <table:table-cell/>
          <table:table-cell office:value-type="float" office:value="736.481782072" calcext:value-type="float">
            <text:p>736.481782072</text:p>
          </table:table-cell>
        </table:table-row>
        <table:table-row table:style-name="ro1">
          <table:table-cell/>
          <table:table-cell office:value-type="float" office:value="723.12828276" calcext:value-type="float">
            <text:p>723.12828276</text:p>
          </table:table-cell>
        </table:table-row>
        <table:table-row table:style-name="ro1">
          <table:table-cell/>
          <table:table-cell office:value-type="float" office:value="716.601223364" calcext:value-type="float">
            <text:p>716.601223364</text:p>
          </table:table-cell>
        </table:table-row>
        <table:table-row table:style-name="ro1">
          <table:table-cell/>
          <table:table-cell office:value-type="float" office:value="713.276476566" calcext:value-type="float">
            <text:p>713.276476566</text:p>
          </table:table-cell>
        </table:table-row>
        <table:table-row table:style-name="ro1">
          <table:table-cell/>
          <table:table-cell office:value-type="float" office:value="709.335574344" calcext:value-type="float">
            <text:p>709.335574344</text:p>
          </table:table-cell>
        </table:table-row>
        <table:table-row table:style-name="ro1">
          <table:table-cell/>
          <table:table-cell office:value-type="float" office:value="704.150485103" calcext:value-type="float">
            <text:p>704.150485103</text:p>
          </table:table-cell>
        </table:table-row>
        <table:table-row table:style-name="ro1">
          <table:table-cell/>
          <table:table-cell office:value-type="float" office:value="702.402558816" calcext:value-type="float">
            <text:p>702.402558816</text:p>
          </table:table-cell>
        </table:table-row>
        <table:table-row table:style-name="ro1">
          <table:table-cell/>
          <table:table-cell office:value-type="float" office:value="692.310487791" calcext:value-type="float">
            <text:p>692.310487791</text:p>
          </table:table-cell>
        </table:table-row>
        <table:table-row table:style-name="ro1">
          <table:table-cell/>
          <table:table-cell office:value-type="float" office:value="687.248929942" calcext:value-type="float">
            <text:p>687.248929942</text:p>
          </table:table-cell>
        </table:table-row>
        <table:table-row table:style-name="ro1">
          <table:table-cell/>
          <table:table-cell office:value-type="float" office:value="679.454894297" calcext:value-type="float">
            <text:p>679.454894297</text:p>
          </table:table-cell>
        </table:table-row>
        <table:table-row table:style-name="ro1">
          <table:table-cell/>
          <table:table-cell office:value-type="float" office:value="677.829012227" calcext:value-type="float">
            <text:p>677.829012227</text:p>
          </table:table-cell>
        </table:table-row>
        <table:table-row table:style-name="ro1">
          <table:table-cell/>
          <table:table-cell office:value-type="float" office:value="670.793726369" calcext:value-type="float">
            <text:p>670.793726369</text:p>
          </table:table-cell>
        </table:table-row>
        <table:table-row table:style-name="ro1">
          <table:table-cell/>
          <table:table-cell office:value-type="float" office:value="665.595039182" calcext:value-type="float">
            <text:p>665.595039182</text:p>
          </table:table-cell>
        </table:table-row>
        <table:table-row table:style-name="ro1">
          <table:table-cell/>
          <table:table-cell office:value-type="float" office:value="663.208464328" calcext:value-type="float">
            <text:p>663.208464328</text:p>
          </table:table-cell>
        </table:table-row>
        <table:table-row table:style-name="ro1">
          <table:table-cell/>
          <table:table-cell office:value-type="float" office:value="662.166373186" calcext:value-type="float">
            <text:p>662.166373186</text:p>
          </table:table-cell>
        </table:table-row>
        <table:table-row table:style-name="ro1">
          <table:table-cell/>
          <table:table-cell office:value-type="float" office:value="652.169395954" calcext:value-type="float">
            <text:p>652.169395954</text:p>
          </table:table-cell>
        </table:table-row>
        <table:table-row table:style-name="ro1">
          <table:table-cell/>
          <table:table-cell office:value-type="float" office:value="651.971153937" calcext:value-type="float">
            <text:p>651.971153937</text:p>
          </table:table-cell>
        </table:table-row>
        <table:table-row table:style-name="ro1">
          <table:table-cell/>
          <table:table-cell office:value-type="float" office:value="650.063709365" calcext:value-type="float">
            <text:p>650.063709365</text:p>
          </table:table-cell>
        </table:table-row>
        <table:table-row table:style-name="ro1">
          <table:table-cell/>
          <table:table-cell office:value-type="float" office:value="648.828828152" calcext:value-type="float">
            <text:p>648.828828152</text:p>
          </table:table-cell>
        </table:table-row>
        <table:table-row table:style-name="ro1">
          <table:table-cell/>
          <table:table-cell office:value-type="float" office:value="647.544645766" calcext:value-type="float">
            <text:p>647.544645766</text:p>
          </table:table-cell>
        </table:table-row>
        <table:table-row table:style-name="ro1">
          <table:table-cell/>
          <table:table-cell office:value-type="float" office:value="647.195028886" calcext:value-type="float">
            <text:p>647.195028886</text:p>
          </table:table-cell>
        </table:table-row>
        <table:table-row table:style-name="ro1">
          <table:table-cell/>
          <table:table-cell office:value-type="float" office:value="646.146514583" calcext:value-type="float">
            <text:p>646.146514583</text:p>
          </table:table-cell>
        </table:table-row>
        <table:table-row table:style-name="ro1">
          <table:table-cell/>
          <table:table-cell office:value-type="float" office:value="644.515870627" calcext:value-type="float">
            <text:p>644.515870627</text:p>
          </table:table-cell>
        </table:table-row>
        <table:table-row table:style-name="ro1">
          <table:table-cell/>
          <table:table-cell office:value-type="float" office:value="643.199254913" calcext:value-type="float">
            <text:p>643.199254913</text:p>
          </table:table-cell>
        </table:table-row>
        <table:table-row table:style-name="ro1">
          <table:table-cell/>
          <table:table-cell office:value-type="float" office:value="642.24336315" calcext:value-type="float">
            <text:p>642.24336315</text:p>
          </table:table-cell>
        </table:table-row>
        <table:table-row table:style-name="ro1">
          <table:table-cell/>
          <table:table-cell office:value-type="float" office:value="640.418940932" calcext:value-type="float">
            <text:p>640.418940932</text:p>
          </table:table-cell>
        </table:table-row>
        <table:table-row table:style-name="ro1">
          <table:table-cell/>
          <table:table-cell office:value-type="float" office:value="637.787538223" calcext:value-type="float">
            <text:p>637.787538223</text:p>
          </table:table-cell>
        </table:table-row>
        <table:table-row table:style-name="ro1">
          <table:table-cell/>
          <table:table-cell office:value-type="float" office:value="635.968319177" calcext:value-type="float">
            <text:p>635.968319177</text:p>
          </table:table-cell>
        </table:table-row>
        <table:table-row table:style-name="ro1">
          <table:table-cell/>
          <table:table-cell office:value-type="float" office:value="628.8072024" calcext:value-type="float">
            <text:p>628.8072024</text:p>
          </table:table-cell>
        </table:table-row>
        <table:table-row table:style-name="ro1">
          <table:table-cell/>
          <table:table-cell office:value-type="float" office:value="628.150643576" calcext:value-type="float">
            <text:p>628.150643576</text:p>
          </table:table-cell>
        </table:table-row>
        <table:table-row table:style-name="ro1">
          <table:table-cell/>
          <table:table-cell office:value-type="float" office:value="625.032493082" calcext:value-type="float">
            <text:p>625.032493082</text:p>
          </table:table-cell>
        </table:table-row>
        <table:table-row table:style-name="ro1">
          <table:table-cell/>
          <table:table-cell office:value-type="float" office:value="624.936210145" calcext:value-type="float">
            <text:p>624.936210145</text:p>
          </table:table-cell>
        </table:table-row>
        <table:table-row table:style-name="ro1">
          <table:table-cell/>
          <table:table-cell office:value-type="float" office:value="623.131498577" calcext:value-type="float">
            <text:p>623.131498577</text:p>
          </table:table-cell>
        </table:table-row>
        <table:table-row table:style-name="ro1">
          <table:table-cell/>
          <table:table-cell office:value-type="float" office:value="623.127863007" calcext:value-type="float">
            <text:p>623.127863007</text:p>
          </table:table-cell>
        </table:table-row>
        <table:table-row table:style-name="ro1">
          <table:table-cell/>
          <table:table-cell office:value-type="float" office:value="622.89583461" calcext:value-type="float">
            <text:p>622.89583461</text:p>
          </table:table-cell>
        </table:table-row>
        <table:table-row table:style-name="ro1">
          <table:table-cell/>
          <table:table-cell office:value-type="float" office:value="622.298512335" calcext:value-type="float">
            <text:p>622.298512335</text:p>
          </table:table-cell>
        </table:table-row>
        <table:table-row table:style-name="ro1">
          <table:table-cell/>
          <table:table-cell office:value-type="float" office:value="622.133849103" calcext:value-type="float">
            <text:p>622.133849103</text:p>
          </table:table-cell>
        </table:table-row>
        <table:table-row table:style-name="ro1">
          <table:table-cell/>
          <table:table-cell office:value-type="float" office:value="621.916737301" calcext:value-type="float">
            <text:p>621.916737301</text:p>
          </table:table-cell>
        </table:table-row>
        <table:table-row table:style-name="ro1">
          <table:table-cell/>
          <table:table-cell office:value-type="float" office:value="621.736166057" calcext:value-type="float">
            <text:p>621.736166057</text:p>
          </table:table-cell>
        </table:table-row>
        <table:table-row table:style-name="ro1">
          <table:table-cell/>
          <table:table-cell office:value-type="float" office:value="620.958362312" calcext:value-type="float">
            <text:p>620.958362312</text:p>
          </table:table-cell>
        </table:table-row>
        <table:table-row table:style-name="ro1">
          <table:table-cell/>
          <table:table-cell office:value-type="float" office:value="620.884870208" calcext:value-type="float">
            <text:p>620.884870208</text:p>
          </table:table-cell>
        </table:table-row>
        <table:table-row table:style-name="ro1">
          <table:table-cell/>
          <table:table-cell office:value-type="float" office:value="620.240414405" calcext:value-type="float">
            <text:p>620.240414405</text:p>
          </table:table-cell>
        </table:table-row>
        <table:table-row table:style-name="ro1">
          <table:table-cell/>
          <table:table-cell office:value-type="float" office:value="619.876304601" calcext:value-type="float">
            <text:p>619.876304601</text:p>
          </table:table-cell>
        </table:table-row>
        <table:table-row table:style-name="ro1">
          <table:table-cell/>
          <table:table-cell office:value-type="float" office:value="616.813542907" calcext:value-type="float">
            <text:p>616.813542907</text:p>
          </table:table-cell>
        </table:table-row>
        <table:table-row table:style-name="ro1">
          <table:table-cell/>
          <table:table-cell office:value-type="float" office:value="615.684386837" calcext:value-type="float">
            <text:p>615.684386837</text:p>
          </table:table-cell>
        </table:table-row>
        <table:table-row table:style-name="ro1">
          <table:table-cell/>
          <table:table-cell office:value-type="float" office:value="614.675005468" calcext:value-type="float">
            <text:p>614.675005468</text:p>
          </table:table-cell>
        </table:table-row>
        <table:table-row table:style-name="ro1">
          <table:table-cell/>
          <table:table-cell office:value-type="float" office:value="613.543088578" calcext:value-type="float">
            <text:p>613.543088578</text:p>
          </table:table-cell>
        </table:table-row>
        <table:table-row table:style-name="ro1">
          <table:table-cell/>
          <table:table-cell office:value-type="float" office:value="611.772475846" calcext:value-type="float">
            <text:p>611.772475846</text:p>
          </table:table-cell>
        </table:table-row>
        <table:table-row table:style-name="ro1">
          <table:table-cell/>
          <table:table-cell office:value-type="float" office:value="610.956725631" calcext:value-type="float">
            <text:p>610.956725631</text:p>
          </table:table-cell>
        </table:table-row>
        <table:table-row table:style-name="ro1">
          <table:table-cell/>
          <table:table-cell office:value-type="float" office:value="610.784833753" calcext:value-type="float">
            <text:p>610.784833753</text:p>
          </table:table-cell>
        </table:table-row>
        <table:table-row table:style-name="ro1">
          <table:table-cell/>
          <table:table-cell office:value-type="float" office:value="610.623225837" calcext:value-type="float">
            <text:p>610.623225837</text:p>
          </table:table-cell>
        </table:table-row>
        <table:table-row table:style-name="ro1">
          <table:table-cell/>
          <table:table-cell office:value-type="float" office:value="610.476766192" calcext:value-type="float">
            <text:p>610.476766192</text:p>
          </table:table-cell>
        </table:table-row>
        <table:table-row table:style-name="ro1">
          <table:table-cell/>
          <table:table-cell office:value-type="float" office:value="610.424144663" calcext:value-type="float">
            <text:p>610.424144663</text:p>
          </table:table-cell>
        </table:table-row>
        <table:table-row table:style-name="ro1">
          <table:table-cell/>
          <table:table-cell office:value-type="float" office:value="610.179820085" calcext:value-type="float">
            <text:p>610.179820085</text:p>
          </table:table-cell>
        </table:table-row>
        <table:table-row table:style-name="ro1">
          <table:table-cell/>
          <table:table-cell office:value-type="float" office:value="608.170089272" calcext:value-type="float">
            <text:p>608.170089272</text:p>
          </table:table-cell>
        </table:table-row>
        <table:table-row table:style-name="ro1">
          <table:table-cell/>
          <table:table-cell office:value-type="float" office:value="606.721526321" calcext:value-type="float">
            <text:p>606.721526321</text:p>
          </table:table-cell>
        </table:table-row>
        <table:table-row table:style-name="ro1">
          <table:table-cell/>
          <table:table-cell office:value-type="float" office:value="603.798237134" calcext:value-type="float">
            <text:p>603.798237134</text:p>
          </table:table-cell>
        </table:table-row>
        <table:table-row table:style-name="ro1">
          <table:table-cell/>
          <table:table-cell office:value-type="float" office:value="602.801010195" calcext:value-type="float">
            <text:p>602.801010195</text:p>
          </table:table-cell>
        </table:table-row>
        <table:table-row table:style-name="ro1">
          <table:table-cell/>
          <table:table-cell office:value-type="float" office:value="602.009119819" calcext:value-type="float">
            <text:p>602.009119819</text:p>
          </table:table-cell>
        </table:table-row>
        <table:table-row table:style-name="ro1">
          <table:table-cell/>
          <table:table-cell office:value-type="float" office:value="600.933391689" calcext:value-type="float">
            <text:p>600.933391689</text:p>
          </table:table-cell>
        </table:table-row>
        <table:table-row table:style-name="ro1">
          <table:table-cell/>
          <table:table-cell office:value-type="float" office:value="600.910184079" calcext:value-type="float">
            <text:p>600.910184079</text:p>
          </table:table-cell>
        </table:table-row>
        <table:table-row table:style-name="ro1">
          <table:table-cell/>
          <table:table-cell office:value-type="float" office:value="600.902807562" calcext:value-type="float">
            <text:p>600.902807562</text:p>
          </table:table-cell>
        </table:table-row>
        <table:table-row table:style-name="ro1">
          <table:table-cell/>
          <table:table-cell office:value-type="float" office:value="600.7701554" calcext:value-type="float">
            <text:p>600.7701554</text:p>
          </table:table-cell>
        </table:table-row>
        <table:table-row table:style-name="ro1">
          <table:table-cell/>
          <table:table-cell office:value-type="float" office:value="600.697240702" calcext:value-type="float">
            <text:p>600.697240702</text:p>
          </table:table-cell>
        </table:table-row>
        <table:table-row table:style-name="ro1">
          <table:table-cell/>
          <table:table-cell office:value-type="float" office:value="598.155684296" calcext:value-type="float">
            <text:p>598.155684296</text:p>
          </table:table-cell>
        </table:table-row>
        <table:table-row table:style-name="ro1">
          <table:table-cell/>
          <table:table-cell office:value-type="float" office:value="597.607765167" calcext:value-type="float">
            <text:p>597.607765167</text:p>
          </table:table-cell>
        </table:table-row>
        <table:table-row table:style-name="ro1">
          <table:table-cell/>
          <table:table-cell office:value-type="float" office:value="596.550682955" calcext:value-type="float">
            <text:p>596.550682955</text:p>
          </table:table-cell>
        </table:table-row>
        <table:table-row table:style-name="ro1">
          <table:table-cell/>
          <table:table-cell office:value-type="float" office:value="590.830342867" calcext:value-type="float">
            <text:p>590.830342867</text:p>
          </table:table-cell>
        </table:table-row>
        <table:table-row table:style-name="ro1">
          <table:table-cell/>
          <table:table-cell office:value-type="float" office:value="583.298892495" calcext:value-type="float">
            <text:p>583.298892495</text:p>
          </table:table-cell>
        </table:table-row>
        <table:table-row table:style-name="ro1">
          <table:table-cell/>
          <table:table-cell office:value-type="float" office:value="578.77829494" calcext:value-type="float">
            <text:p>578.77829494</text:p>
          </table:table-cell>
        </table:table-row>
        <table:table-row table:style-name="ro1">
          <table:table-cell/>
          <table:table-cell office:value-type="float" office:value="566.931438206" calcext:value-type="float">
            <text:p>566.931438206</text:p>
          </table:table-cell>
        </table:table-row>
        <table:table-row table:style-name="ro1">
          <table:table-cell/>
          <table:table-cell office:value-type="float" office:value="564.198981001" calcext:value-type="float">
            <text:p>564.198981001</text:p>
          </table:table-cell>
        </table:table-row>
        <table:table-row table:style-name="ro1">
          <table:table-cell/>
          <table:table-cell office:value-type="float" office:value="563.082300666" calcext:value-type="float">
            <text:p>563.082300666</text:p>
          </table:table-cell>
        </table:table-row>
        <table:table-row table:style-name="ro1">
          <table:table-cell/>
          <table:table-cell office:value-type="float" office:value="562.778285988" calcext:value-type="float">
            <text:p>562.778285988</text:p>
          </table:table-cell>
        </table:table-row>
        <table:table-row table:style-name="ro1">
          <table:table-cell/>
          <table:table-cell office:value-type="float" office:value="561.86653442" calcext:value-type="float">
            <text:p>561.86653442</text:p>
          </table:table-cell>
        </table:table-row>
        <table:table-row table:style-name="ro1">
          <table:table-cell/>
          <table:table-cell office:value-type="float" office:value="560.448583153" calcext:value-type="float">
            <text:p>560.448583153</text:p>
          </table:table-cell>
        </table:table-row>
        <table:table-row table:style-name="ro1">
          <table:table-cell/>
          <table:table-cell office:value-type="float" office:value="554.597859325" calcext:value-type="float">
            <text:p>554.597859325</text:p>
          </table:table-cell>
        </table:table-row>
        <table:table-row table:style-name="ro1">
          <table:table-cell/>
          <table:table-cell office:value-type="float" office:value="553.015929719" calcext:value-type="float">
            <text:p>553.015929719</text:p>
          </table:table-cell>
        </table:table-row>
        <table:table-row table:style-name="ro1">
          <table:table-cell/>
          <table:table-cell office:value-type="float" office:value="546.217950936" calcext:value-type="float">
            <text:p>546.217950936</text:p>
          </table:table-cell>
        </table:table-row>
        <table:table-row table:style-name="ro1">
          <table:table-cell/>
          <table:table-cell office:value-type="float" office:value="543.506515724" calcext:value-type="float">
            <text:p>543.506515724</text:p>
          </table:table-cell>
        </table:table-row>
        <table:table-row table:style-name="ro1">
          <table:table-cell/>
          <table:table-cell office:value-type="float" office:value="543.422791431" calcext:value-type="float">
            <text:p>543.422791431</text:p>
          </table:table-cell>
        </table:table-row>
        <table:table-row table:style-name="ro1">
          <table:table-cell/>
          <table:table-cell office:value-type="float" office:value="541.850315659" calcext:value-type="float">
            <text:p>541.850315659</text:p>
          </table:table-cell>
        </table:table-row>
        <table:table-row table:style-name="ro1">
          <table:table-cell/>
          <table:table-cell office:value-type="float" office:value="541.648551835" calcext:value-type="float">
            <text:p>541.648551835</text:p>
          </table:table-cell>
        </table:table-row>
        <table:table-row table:style-name="ro1">
          <table:table-cell/>
          <table:table-cell office:value-type="float" office:value="541.129141161" calcext:value-type="float">
            <text:p>541.129141161</text:p>
          </table:table-cell>
        </table:table-row>
        <table:table-row table:style-name="ro1">
          <table:table-cell/>
          <table:table-cell office:value-type="float" office:value="540.985955741" calcext:value-type="float">
            <text:p>540.985955741</text:p>
          </table:table-cell>
        </table:table-row>
        <table:table-row table:style-name="ro1">
          <table:table-cell/>
          <table:table-cell office:value-type="float" office:value="540.79716287" calcext:value-type="float">
            <text:p>540.79716287</text:p>
          </table:table-cell>
        </table:table-row>
        <table:table-row table:style-name="ro1">
          <table:table-cell/>
          <table:table-cell office:value-type="float" office:value="540.640144397" calcext:value-type="float">
            <text:p>540.640144397</text:p>
          </table:table-cell>
        </table:table-row>
        <table:table-row table:style-name="ro1">
          <table:table-cell/>
          <table:table-cell office:value-type="float" office:value="539.963793315" calcext:value-type="float">
            <text:p>539.963793315</text:p>
          </table:table-cell>
        </table:table-row>
        <table:table-row table:style-name="ro1">
          <table:table-cell/>
          <table:table-cell office:value-type="float" office:value="539.899887137" calcext:value-type="float">
            <text:p>539.899887137</text:p>
          </table:table-cell>
        </table:table-row>
        <table:table-row table:style-name="ro1">
          <table:table-cell/>
          <table:table-cell office:value-type="float" office:value="539.022873566" calcext:value-type="float">
            <text:p>539.022873566</text:p>
          </table:table-cell>
        </table:table-row>
        <table:table-row table:style-name="ro1">
          <table:table-cell/>
          <table:table-cell office:value-type="float" office:value="535.377727684" calcext:value-type="float">
            <text:p>535.377727684</text:p>
          </table:table-cell>
        </table:table-row>
        <table:table-row table:style-name="ro1">
          <table:table-cell/>
          <table:table-cell office:value-type="float" office:value="534.500004754" calcext:value-type="float">
            <text:p>534.500004754</text:p>
          </table:table-cell>
        </table:table-row>
        <table:table-row table:style-name="ro1">
          <table:table-cell/>
          <table:table-cell office:value-type="float" office:value="533.515729198" calcext:value-type="float">
            <text:p>533.515729198</text:p>
          </table:table-cell>
        </table:table-row>
        <table:table-row table:style-name="ro1">
          <table:table-cell/>
          <table:table-cell office:value-type="float" office:value="531.976065953" calcext:value-type="float">
            <text:p>531.976065953</text:p>
          </table:table-cell>
        </table:table-row>
        <table:table-row table:style-name="ro1">
          <table:table-cell/>
          <table:table-cell office:value-type="float" office:value="531.26671794" calcext:value-type="float">
            <text:p>531.26671794</text:p>
          </table:table-cell>
        </table:table-row>
        <table:table-row table:style-name="ro1">
          <table:table-cell/>
          <table:table-cell office:value-type="float" office:value="530.976718119" calcext:value-type="float">
            <text:p>530.976718119</text:p>
          </table:table-cell>
        </table:table-row>
        <table:table-row table:style-name="ro1">
          <table:table-cell/>
          <table:table-cell office:value-type="float" office:value="530.849361906" calcext:value-type="float">
            <text:p>530.849361906</text:p>
          </table:table-cell>
        </table:table-row>
        <table:table-row table:style-name="ro1">
          <table:table-cell/>
          <table:table-cell office:value-type="float" office:value="530.803604055" calcext:value-type="float">
            <text:p>530.803604055</text:p>
          </table:table-cell>
        </table:table-row>
        <table:table-row table:style-name="ro1">
          <table:table-cell/>
          <table:table-cell office:value-type="float" office:value="530.591147899" calcext:value-type="float">
            <text:p>530.591147899</text:p>
          </table:table-cell>
        </table:table-row>
        <table:table-row table:style-name="ro1">
          <table:table-cell/>
          <table:table-cell office:value-type="float" office:value="528.843555889" calcext:value-type="float">
            <text:p>528.843555889</text:p>
          </table:table-cell>
        </table:table-row>
        <table:table-row table:style-name="ro1">
          <table:table-cell/>
          <table:table-cell office:value-type="float" office:value="527.583935931" calcext:value-type="float">
            <text:p>527.583935931</text:p>
          </table:table-cell>
        </table:table-row>
        <table:table-row table:style-name="ro1">
          <table:table-cell/>
          <table:table-cell office:value-type="float" office:value="525.041945334" calcext:value-type="float">
            <text:p>525.041945334</text:p>
          </table:table-cell>
        </table:table-row>
        <table:table-row table:style-name="ro1">
          <table:table-cell/>
          <table:table-cell office:value-type="float" office:value="524.174791474" calcext:value-type="float">
            <text:p>524.174791474</text:p>
          </table:table-cell>
        </table:table-row>
        <table:table-row table:style-name="ro1">
          <table:table-cell/>
          <table:table-cell office:value-type="float" office:value="522.550775382" calcext:value-type="float">
            <text:p>522.550775382</text:p>
          </table:table-cell>
        </table:table-row>
        <table:table-row table:style-name="ro1">
          <table:table-cell/>
          <table:table-cell office:value-type="float" office:value="522.530594851" calcext:value-type="float">
            <text:p>522.530594851</text:p>
          </table:table-cell>
        </table:table-row>
        <table:table-row table:style-name="ro1">
          <table:table-cell/>
          <table:table-cell office:value-type="float" office:value="522.524180489" calcext:value-type="float">
            <text:p>522.524180489</text:p>
          </table:table-cell>
        </table:table-row>
        <table:table-row table:style-name="ro1">
          <table:table-cell/>
          <table:table-cell office:value-type="float" office:value="522.408830782" calcext:value-type="float">
            <text:p>522.408830782</text:p>
          </table:table-cell>
        </table:table-row>
        <table:table-row table:style-name="ro1">
          <table:table-cell/>
          <table:table-cell office:value-type="float" office:value="522.345426698" calcext:value-type="float">
            <text:p>522.345426698</text:p>
          </table:table-cell>
        </table:table-row>
        <table:table-row table:style-name="ro1">
          <table:table-cell/>
          <table:table-cell office:value-type="float" office:value="520.135377649" calcext:value-type="float">
            <text:p>520.135377649</text:p>
          </table:table-cell>
        </table:table-row>
        <table:table-row table:style-name="ro1">
          <table:table-cell/>
          <table:table-cell office:value-type="float" office:value="518.739724309" calcext:value-type="float">
            <text:p>518.739724309</text:p>
          </table:table-cell>
        </table:table-row>
        <table:table-row table:style-name="ro1">
          <table:table-cell/>
          <table:table-cell office:value-type="float" office:value="10377.9194936" calcext:value-type="float">
            <text:p>10377.9194936</text:p>
          </table:table-cell>
        </table:table-row>
        <table:table-row table:style-name="ro1">
          <table:table-cell/>
          <table:table-cell office:value-type="float" office:value="9327.30700796" calcext:value-type="float">
            <text:p>9327.30700796</text:p>
          </table:table-cell>
        </table:table-row>
        <table:table-row table:style-name="ro1">
          <table:table-cell/>
          <table:table-cell office:value-type="float" office:value="8726.53269283" calcext:value-type="float">
            <text:p>8726.53269283</text:p>
          </table:table-cell>
        </table:table-row>
        <table:table-row table:style-name="ro1">
          <table:table-cell/>
          <table:table-cell office:value-type="float" office:value="8474.99460019" calcext:value-type="float">
            <text:p>8474.99460019</text:p>
          </table:table-cell>
        </table:table-row>
        <table:table-row table:style-name="ro1">
          <table:table-cell/>
          <table:table-cell office:value-type="float" office:value="8230.76373631" calcext:value-type="float">
            <text:p>8230.76373631</text:p>
          </table:table-cell>
        </table:table-row>
        <table:table-row table:style-name="ro1">
          <table:table-cell/>
          <table:table-cell office:value-type="float" office:value="7397.51935113" calcext:value-type="float">
            <text:p>7397.51935113</text:p>
          </table:table-cell>
        </table:table-row>
        <table:table-row table:style-name="ro1">
          <table:table-cell/>
          <table:table-cell office:value-type="float" office:value="7157.18585766" calcext:value-type="float">
            <text:p>7157.18585766</text:p>
          </table:table-cell>
        </table:table-row>
        <table:table-row table:style-name="ro1">
          <table:table-cell/>
          <table:table-cell office:value-type="float" office:value="6946.73929411" calcext:value-type="float">
            <text:p>6946.73929411</text:p>
          </table:table-cell>
        </table:table-row>
        <table:table-row table:style-name="ro1">
          <table:table-cell/>
          <table:table-cell office:value-type="float" office:value="6921.04317019" calcext:value-type="float">
            <text:p>6921.04317019</text:p>
          </table:table-cell>
        </table:table-row>
        <table:table-row table:style-name="ro1">
          <table:table-cell/>
          <table:table-cell office:value-type="float" office:value="6915.34530686" calcext:value-type="float">
            <text:p>6915.34530686</text:p>
          </table:table-cell>
        </table:table-row>
        <table:table-row table:style-name="ro1">
          <table:table-cell/>
          <table:table-cell office:value-type="float" office:value="6822.26724383" calcext:value-type="float">
            <text:p>6822.26724383</text:p>
          </table:table-cell>
        </table:table-row>
        <table:table-row table:style-name="ro1">
          <table:table-cell/>
          <table:table-cell office:value-type="float" office:value="6721.54744153" calcext:value-type="float">
            <text:p>6721.54744153</text:p>
          </table:table-cell>
        </table:table-row>
        <table:table-row table:style-name="ro1">
          <table:table-cell/>
          <table:table-cell office:value-type="float" office:value="6432.62552273" calcext:value-type="float">
            <text:p>6432.62552273</text:p>
          </table:table-cell>
        </table:table-row>
        <table:table-row table:style-name="ro1">
          <table:table-cell/>
          <table:table-cell office:value-type="float" office:value="6261.43887757" calcext:value-type="float">
            <text:p>6261.43887757</text:p>
          </table:table-cell>
        </table:table-row>
        <table:table-row table:style-name="ro1">
          <table:table-cell/>
          <table:table-cell office:value-type="float" office:value="6042.52275136" calcext:value-type="float">
            <text:p>6042.52275136</text:p>
          </table:table-cell>
        </table:table-row>
        <table:table-row table:style-name="ro1">
          <table:table-cell/>
          <table:table-cell office:value-type="float" office:value="6038.39675379" calcext:value-type="float">
            <text:p>6038.39675379</text:p>
          </table:table-cell>
        </table:table-row>
        <table:table-row table:style-name="ro1">
          <table:table-cell/>
          <table:table-cell office:value-type="float" office:value="6018.29840886" calcext:value-type="float">
            <text:p>6018.29840886</text:p>
          </table:table-cell>
        </table:table-row>
        <table:table-row table:style-name="ro1">
          <table:table-cell/>
          <table:table-cell office:value-type="float" office:value="5844.8238622" calcext:value-type="float">
            <text:p>5844.8238622</text:p>
          </table:table-cell>
        </table:table-row>
        <table:table-row table:style-name="ro1">
          <table:table-cell/>
          <table:table-cell office:value-type="float" office:value="5654.9853604" calcext:value-type="float">
            <text:p>5654.9853604</text:p>
          </table:table-cell>
        </table:table-row>
        <table:table-row table:style-name="ro1">
          <table:table-cell/>
          <table:table-cell office:value-type="float" office:value="5509.48288844" calcext:value-type="float">
            <text:p>5509.48288844</text:p>
          </table:table-cell>
        </table:table-row>
        <table:table-row table:style-name="ro1">
          <table:table-cell/>
          <table:table-cell office:value-type="float" office:value="5484.5842089" calcext:value-type="float">
            <text:p>5484.5842089</text:p>
          </table:table-cell>
        </table:table-row>
        <table:table-row table:style-name="ro1">
          <table:table-cell/>
          <table:table-cell office:value-type="float" office:value="5410.76367614" calcext:value-type="float">
            <text:p>5410.76367614</text:p>
          </table:table-cell>
        </table:table-row>
        <table:table-row table:style-name="ro1">
          <table:table-cell/>
          <table:table-cell office:value-type="float" office:value="4965.96876498" calcext:value-type="float">
            <text:p>4965.96876498</text:p>
          </table:table-cell>
        </table:table-row>
        <table:table-row table:style-name="ro1">
          <table:table-cell/>
          <table:table-cell office:value-type="float" office:value="4792.34563038" calcext:value-type="float">
            <text:p>4792.34563038</text:p>
          </table:table-cell>
        </table:table-row>
        <table:table-row table:style-name="ro1">
          <table:table-cell/>
          <table:table-cell office:value-type="float" office:value="4790.8546856" calcext:value-type="float">
            <text:p>4790.8546856</text:p>
          </table:table-cell>
        </table:table-row>
        <table:table-row table:style-name="ro1">
          <table:table-cell/>
          <table:table-cell office:value-type="float" office:value="4789.07328748" calcext:value-type="float">
            <text:p>4789.07328748</text:p>
          </table:table-cell>
        </table:table-row>
        <table:table-row table:style-name="ro1">
          <table:table-cell/>
          <table:table-cell office:value-type="float" office:value="4769.20365991" calcext:value-type="float">
            <text:p>4769.20365991</text:p>
          </table:table-cell>
        </table:table-row>
        <table:table-row table:style-name="ro1">
          <table:table-cell/>
          <table:table-cell office:value-type="float" office:value="4705.0118923" calcext:value-type="float">
            <text:p>4705.0118923</text:p>
          </table:table-cell>
        </table:table-row>
        <table:table-row table:style-name="ro1">
          <table:table-cell/>
          <table:table-cell office:value-type="float" office:value="4685.57868334" calcext:value-type="float">
            <text:p>4685.57868334</text:p>
          </table:table-cell>
        </table:table-row>
        <table:table-row table:style-name="ro1">
          <table:table-cell/>
          <table:table-cell office:value-type="float" office:value="4679.83537739" calcext:value-type="float">
            <text:p>4679.83537739</text:p>
          </table:table-cell>
        </table:table-row>
        <table:table-row table:style-name="ro1">
          <table:table-cell/>
          <table:table-cell office:value-type="float" office:value="4665.55354623" calcext:value-type="float">
            <text:p>4665.55354623</text:p>
          </table:table-cell>
        </table:table-row>
        <table:table-row table:style-name="ro1">
          <table:table-cell/>
          <table:table-cell office:value-type="float" office:value="4612.2952574" calcext:value-type="float">
            <text:p>4612.2952574</text:p>
          </table:table-cell>
        </table:table-row>
        <table:table-row table:style-name="ro1">
          <table:table-cell/>
          <table:table-cell office:value-type="float" office:value="4484.98838928" calcext:value-type="float">
            <text:p>4484.98838928</text:p>
          </table:table-cell>
        </table:table-row>
        <table:table-row table:style-name="ro1">
          <table:table-cell/>
          <table:table-cell office:value-type="float" office:value="4368.50997378" calcext:value-type="float">
            <text:p>4368.50997378</text:p>
          </table:table-cell>
        </table:table-row>
        <table:table-row table:style-name="ro1">
          <table:table-cell/>
          <table:table-cell office:value-type="float" office:value="4355.3167316" calcext:value-type="float">
            <text:p>4355.3167316</text:p>
          </table:table-cell>
        </table:table-row>
        <table:table-row table:style-name="ro1">
          <table:table-cell/>
          <table:table-cell office:value-type="float" office:value="4318.23370867" calcext:value-type="float">
            <text:p>4318.23370867</text:p>
          </table:table-cell>
        </table:table-row>
        <table:table-row table:style-name="ro1">
          <table:table-cell/>
          <table:table-cell office:value-type="float" office:value="4167.2570699" calcext:value-type="float">
            <text:p>4167.2570699</text:p>
          </table:table-cell>
        </table:table-row>
        <table:table-row table:style-name="ro1">
          <table:table-cell/>
          <table:table-cell office:value-type="float" office:value="4164.41155433" calcext:value-type="float">
            <text:p>4164.41155433</text:p>
          </table:table-cell>
        </table:table-row>
        <table:table-row table:style-name="ro1">
          <table:table-cell/>
          <table:table-cell office:value-type="float" office:value="3899.98990372" calcext:value-type="float">
            <text:p>3899.98990372</text:p>
          </table:table-cell>
        </table:table-row>
        <table:table-row table:style-name="ro1">
          <table:table-cell/>
          <table:table-cell office:value-type="float" office:value="3867.38672078" calcext:value-type="float">
            <text:p>3867.38672078</text:p>
          </table:table-cell>
        </table:table-row>
        <table:table-row table:style-name="ro1">
          <table:table-cell/>
          <table:table-cell office:value-type="float" office:value="3866.29991825" calcext:value-type="float">
            <text:p>3866.29991825</text:p>
          </table:table-cell>
        </table:table-row>
        <table:table-row table:style-name="ro1">
          <table:table-cell/>
          <table:table-cell office:value-type="float" office:value="3864.67143103" calcext:value-type="float">
            <text:p>3864.67143103</text:p>
          </table:table-cell>
        </table:table-row>
        <table:table-row table:style-name="ro1">
          <table:table-cell/>
          <table:table-cell office:value-type="float" office:value="3852.00857639" calcext:value-type="float">
            <text:p>3852.00857639</text:p>
          </table:table-cell>
        </table:table-row>
        <table:table-row table:style-name="ro1">
          <table:table-cell/>
          <table:table-cell office:value-type="float" office:value="3850.93033744" calcext:value-type="float">
            <text:p>3850.93033744</text:p>
          </table:table-cell>
        </table:table-row>
        <table:table-row table:style-name="ro1">
          <table:table-cell/>
          <table:table-cell office:value-type="float" office:value="3841.57735162" calcext:value-type="float">
            <text:p>3841.57735162</text:p>
          </table:table-cell>
        </table:table-row>
        <table:table-row table:style-name="ro1">
          <table:table-cell/>
          <table:table-cell office:value-type="float" office:value="3838.89449819" calcext:value-type="float">
            <text:p>3838.89449819</text:p>
          </table:table-cell>
        </table:table-row>
        <table:table-row table:style-name="ro1">
          <table:table-cell/>
          <table:table-cell office:value-type="float" office:value="3793.21088748" calcext:value-type="float">
            <text:p>3793.21088748</text:p>
          </table:table-cell>
        </table:table-row>
        <table:table-row table:style-name="ro1">
          <table:table-cell/>
          <table:table-cell office:value-type="float" office:value="3716.14861094" calcext:value-type="float">
            <text:p>3716.14861094</text:p>
          </table:table-cell>
        </table:table-row>
        <table:table-row table:style-name="ro1">
          <table:table-cell/>
          <table:table-cell office:value-type="float" office:value="3711.59357518" calcext:value-type="float">
            <text:p>3711.59357518</text:p>
          </table:table-cell>
        </table:table-row>
        <table:table-row table:style-name="ro1">
          <table:table-cell/>
          <table:table-cell office:value-type="float" office:value="3700.26660563" calcext:value-type="float">
            <text:p>3700.26660563</text:p>
          </table:table-cell>
        </table:table-row>
        <table:table-row table:style-name="ro1">
          <table:table-cell/>
          <table:table-cell office:value-type="float" office:value="3698.77933016" calcext:value-type="float">
            <text:p>3698.77933016</text:p>
          </table:table-cell>
        </table:table-row>
        <table:table-row table:style-name="ro1">
          <table:table-cell/>
          <table:table-cell office:value-type="float" office:value="3698.77933016" calcext:value-type="float">
            <text:p>3698.77933016</text:p>
          </table:table-cell>
        </table:table-row>
        <table:table-row table:style-name="ro1">
          <table:table-cell/>
          <table:table-cell office:value-type="float" office:value="3698.77933016" calcext:value-type="float">
            <text:p>3698.77933016</text:p>
          </table:table-cell>
        </table:table-row>
        <table:table-row table:style-name="ro1">
          <table:table-cell/>
          <table:table-cell office:value-type="float" office:value="3689.15327177" calcext:value-type="float">
            <text:p>3689.15327177</text:p>
          </table:table-cell>
        </table:table-row>
        <table:table-row table:style-name="ro1">
          <table:table-cell/>
          <table:table-cell office:value-type="float" office:value="3688.68148288" calcext:value-type="float">
            <text:p>3688.68148288</text:p>
          </table:table-cell>
        </table:table-row>
        <table:table-row table:style-name="ro1">
          <table:table-cell/>
          <table:table-cell office:value-type="float" office:value="3658.02727312" calcext:value-type="float">
            <text:p>3658.02727312</text:p>
          </table:table-cell>
        </table:table-row>
        <table:table-row table:style-name="ro1">
          <table:table-cell/>
          <table:table-cell office:value-type="float" office:value="3627.76904457" calcext:value-type="float">
            <text:p>3627.76904457</text:p>
          </table:table-cell>
        </table:table-row>
        <table:table-row table:style-name="ro1">
          <table:table-cell/>
          <table:table-cell office:value-type="float" office:value="3596.23015873" calcext:value-type="float">
            <text:p>3596.23015873</text:p>
          </table:table-cell>
        </table:table-row>
        <table:table-row table:style-name="ro1">
          <table:table-cell/>
          <table:table-cell office:value-type="float" office:value="3578.38386832" calcext:value-type="float">
            <text:p>3578.38386832</text:p>
          </table:table-cell>
        </table:table-row>
        <table:table-row table:style-name="ro1">
          <table:table-cell/>
          <table:table-cell office:value-type="float" office:value="3577.95156582" calcext:value-type="float">
            <text:p>3577.95156582</text:p>
          </table:table-cell>
        </table:table-row>
        <table:table-row table:style-name="ro1">
          <table:table-cell/>
          <table:table-cell office:value-type="float" office:value="3577.95156582" calcext:value-type="float">
            <text:p>3577.95156582</text:p>
          </table:table-cell>
        </table:table-row>
        <table:table-row table:style-name="ro1">
          <table:table-cell/>
          <table:table-cell office:value-type="float" office:value="3577.08743067" calcext:value-type="float">
            <text:p>3577.08743067</text:p>
          </table:table-cell>
        </table:table-row>
        <table:table-row table:style-name="ro1">
          <table:table-cell/>
          <table:table-cell office:value-type="float" office:value="3464.68032403" calcext:value-type="float">
            <text:p>3464.68032403</text:p>
          </table:table-cell>
        </table:table-row>
        <table:table-row table:style-name="ro1">
          <table:table-cell/>
          <table:table-cell office:value-type="float" office:value="3454.21671817" calcext:value-type="float">
            <text:p>3454.21671817</text:p>
          </table:table-cell>
        </table:table-row>
        <table:table-row table:style-name="ro1">
          <table:table-cell/>
          <table:table-cell office:value-type="float" office:value="3231.43357473" calcext:value-type="float">
            <text:p>3231.43357473</text:p>
          </table:table-cell>
        </table:table-row>
        <table:table-row table:style-name="ro1">
          <table:table-cell/>
          <table:table-cell office:value-type="float" office:value="3228.93646144" calcext:value-type="float">
            <text:p>3228.93646144</text:p>
          </table:table-cell>
        </table:table-row>
        <table:table-row table:style-name="ro1">
          <table:table-cell/>
          <table:table-cell office:value-type="float" office:value="3227.47267407" calcext:value-type="float">
            <text:p>3227.47267407</text:p>
          </table:table-cell>
        </table:table-row>
        <table:table-row table:style-name="ro1">
          <table:table-cell/>
          <table:table-cell office:value-type="float" office:value="3217.62313533" calcext:value-type="float">
            <text:p>3217.62313533</text:p>
          </table:table-cell>
        </table:table-row>
        <table:table-row table:style-name="ro1">
          <table:table-cell/>
          <table:table-cell office:value-type="float" office:value="3180.89328097" calcext:value-type="float">
            <text:p>3180.89328097</text:p>
          </table:table-cell>
        </table:table-row>
        <table:table-row table:style-name="ro1">
          <table:table-cell/>
          <table:table-cell office:value-type="float" office:value="3097.34947647" calcext:value-type="float">
            <text:p>3097.34947647</text:p>
          </table:table-cell>
        </table:table-row>
        <table:table-row table:style-name="ro1">
          <table:table-cell/>
          <table:table-cell office:value-type="float" office:value="3067.23774408" calcext:value-type="float">
            <text:p>3067.23774408</text:p>
          </table:table-cell>
        </table:table-row>
        <table:table-row table:style-name="ro1">
          <table:table-cell/>
          <table:table-cell office:value-type="float" office:value="3066.37579725" calcext:value-type="float">
            <text:p>3066.37579725</text:p>
          </table:table-cell>
        </table:table-row>
        <table:table-row table:style-name="ro1">
          <table:table-cell/>
          <table:table-cell office:value-type="float" office:value="3065.08423841" calcext:value-type="float">
            <text:p>3065.08423841</text:p>
          </table:table-cell>
        </table:table-row>
        <table:table-row table:style-name="ro1">
          <table:table-cell/>
          <table:table-cell office:value-type="float" office:value="3055.04128472" calcext:value-type="float">
            <text:p>3055.04128472</text:p>
          </table:table-cell>
        </table:table-row>
        <table:table-row table:style-name="ro1">
          <table:table-cell/>
          <table:table-cell office:value-type="float" office:value="3054.18612969" calcext:value-type="float">
            <text:p>3054.18612969</text:p>
          </table:table-cell>
        </table:table-row>
        <table:table-row table:style-name="ro1">
          <table:table-cell/>
          <table:table-cell office:value-type="float" office:value="3046.7682444" calcext:value-type="float">
            <text:p>3046.7682444</text:p>
          </table:table-cell>
        </table:table-row>
        <table:table-row table:style-name="ro1">
          <table:table-cell/>
          <table:table-cell office:value-type="float" office:value="3044.6404641" calcext:value-type="float">
            <text:p>3044.6404641</text:p>
          </table:table-cell>
        </table:table-row>
        <table:table-row table:style-name="ro1">
          <table:table-cell/>
          <table:table-cell office:value-type="float" office:value="3012.76549915" calcext:value-type="float">
            <text:p>3012.76549915</text:p>
          </table:table-cell>
        </table:table-row>
        <table:table-row table:style-name="ro1">
          <table:table-cell/>
          <table:table-cell office:value-type="float" office:value="3008.4086349" calcext:value-type="float">
            <text:p>3008.4086349</text:p>
          </table:table-cell>
        </table:table-row>
        <table:table-row table:style-name="ro1">
          <table:table-cell/>
          <table:table-cell office:value-type="float" office:value="3003.66671145" calcext:value-type="float">
            <text:p>3003.66671145</text:p>
          </table:table-cell>
        </table:table-row>
        <table:table-row table:style-name="ro1">
          <table:table-cell/>
          <table:table-cell office:value-type="float" office:value="2986.44861869" calcext:value-type="float">
            <text:p>2986.44861869</text:p>
          </table:table-cell>
        </table:table-row>
        <table:table-row table:style-name="ro1">
          <table:table-cell/>
          <table:table-cell office:value-type="float" office:value="2950.98393127" calcext:value-type="float">
            <text:p>2950.98393127</text:p>
          </table:table-cell>
        </table:table-row>
        <table:table-row table:style-name="ro1">
          <table:table-cell/>
          <table:table-cell office:value-type="float" office:value="2933.51464116" calcext:value-type="float">
            <text:p>2933.51464116</text:p>
          </table:table-cell>
        </table:table-row>
        <table:table-row table:style-name="ro1">
          <table:table-cell/>
          <table:table-cell office:value-type="float" office:value="2933.51464116" calcext:value-type="float">
            <text:p>2933.51464116</text:p>
          </table:table-cell>
        </table:table-row>
        <table:table-row table:style-name="ro1">
          <table:table-cell/>
          <table:table-cell office:value-type="float" office:value="2933.51464116" calcext:value-type="float">
            <text:p>2933.51464116</text:p>
          </table:table-cell>
        </table:table-row>
        <table:table-row table:style-name="ro1">
          <table:table-cell/>
          <table:table-cell office:value-type="float" office:value="2925.88018107" calcext:value-type="float">
            <text:p>2925.88018107</text:p>
          </table:table-cell>
        </table:table-row>
        <table:table-row table:style-name="ro1">
          <table:table-cell/>
          <table:table-cell office:value-type="float" office:value="2925.50600367" calcext:value-type="float">
            <text:p>2925.50600367</text:p>
          </table:table-cell>
        </table:table-row>
        <table:table-row table:style-name="ro1">
          <table:table-cell/>
          <table:table-cell office:value-type="float" office:value="2908.62230196" calcext:value-type="float">
            <text:p>2908.62230196</text:p>
          </table:table-cell>
        </table:table-row>
        <table:table-row table:style-name="ro1">
          <table:table-cell/>
          <table:table-cell office:value-type="float" office:value="2877.1961388" calcext:value-type="float">
            <text:p>2877.1961388</text:p>
          </table:table-cell>
        </table:table-row>
        <table:table-row table:style-name="ro1">
          <table:table-cell/>
          <table:table-cell office:value-type="float" office:value="2871.02078149" calcext:value-type="float">
            <text:p>2871.02078149</text:p>
          </table:table-cell>
        </table:table-row>
        <table:table-row table:style-name="ro1">
          <table:table-cell/>
          <table:table-cell office:value-type="float" office:value="2852.18253968" calcext:value-type="float">
            <text:p>2852.18253968</text:p>
          </table:table-cell>
        </table:table-row>
        <table:table-row table:style-name="ro1">
          <table:table-cell/>
          <table:table-cell office:value-type="float" office:value="2838.02858522" calcext:value-type="float">
            <text:p>2838.02858522</text:p>
          </table:table-cell>
        </table:table-row>
        <table:table-row table:style-name="ro1">
          <table:table-cell/>
          <table:table-cell office:value-type="float" office:value="2837.68572462" calcext:value-type="float">
            <text:p>2837.68572462</text:p>
          </table:table-cell>
        </table:table-row>
        <table:table-row table:style-name="ro1">
          <table:table-cell/>
          <table:table-cell office:value-type="float" office:value="2837.68572462" calcext:value-type="float">
            <text:p>2837.68572462</text:p>
          </table:table-cell>
        </table:table-row>
        <table:table-row table:style-name="ro1">
          <table:table-cell/>
          <table:table-cell office:value-type="float" office:value="2837.00037605" calcext:value-type="float">
            <text:p>2837.00037605</text:p>
          </table:table-cell>
        </table:table-row>
        <table:table-row table:style-name="ro1">
          <table:table-cell/>
          <table:table-cell office:value-type="float" office:value="2667.16325572" calcext:value-type="float">
            <text:p>2667.16325572</text:p>
          </table:table-cell>
        </table:table-row>
        <table:table-row table:style-name="ro1">
          <table:table-cell/>
          <table:table-cell office:value-type="float" office:value="2666.41373673" calcext:value-type="float">
            <text:p>2666.41373673</text:p>
          </table:table-cell>
        </table:table-row>
        <table:table-row table:style-name="ro1">
          <table:table-cell/>
          <table:table-cell office:value-type="float" office:value="2665.29064209" calcext:value-type="float">
            <text:p>2665.29064209</text:p>
          </table:table-cell>
        </table:table-row>
        <table:table-row table:style-name="ro1">
          <table:table-cell/>
          <table:table-cell office:value-type="float" office:value="2656.55763889" calcext:value-type="float">
            <text:p>2656.55763889</text:p>
          </table:table-cell>
        </table:table-row>
        <table:table-row table:style-name="ro1">
          <table:table-cell/>
          <table:table-cell office:value-type="float" office:value="2655.81402582" calcext:value-type="float">
            <text:p>2655.81402582</text:p>
          </table:table-cell>
        </table:table-row>
        <table:table-row table:style-name="ro1">
          <table:table-cell/>
          <table:table-cell office:value-type="float" office:value="2649.36369078" calcext:value-type="float">
            <text:p>2649.36369078</text:p>
          </table:table-cell>
        </table:table-row>
        <table:table-row table:style-name="ro1">
          <table:table-cell/>
          <table:table-cell office:value-type="float" office:value="2647.51344704" calcext:value-type="float">
            <text:p>2647.51344704</text:p>
          </table:table-cell>
        </table:table-row>
        <table:table-row table:style-name="ro1">
          <table:table-cell/>
          <table:table-cell office:value-type="float" office:value="2616.00750861" calcext:value-type="float">
            <text:p>2616.00750861</text:p>
          </table:table-cell>
        </table:table-row>
        <table:table-row table:style-name="ro1">
          <table:table-cell/>
          <table:table-cell office:value-type="float" office:value="2560.88064183" calcext:value-type="float">
            <text:p>2560.88064183</text:p>
          </table:table-cell>
        </table:table-row>
        <table:table-row table:style-name="ro1">
          <table:table-cell/>
          <table:table-cell office:value-type="float" office:value="2550.88229666" calcext:value-type="float">
            <text:p>2550.88229666</text:p>
          </table:table-cell>
        </table:table-row>
        <table:table-row table:style-name="ro1">
          <table:table-cell/>
          <table:table-cell office:value-type="float" office:value="2550.88229666" calcext:value-type="float">
            <text:p>2550.88229666</text:p>
          </table:table-cell>
        </table:table-row>
        <table:table-row table:style-name="ro1">
          <table:table-cell/>
          <table:table-cell office:value-type="float" office:value="2550.88229666" calcext:value-type="float">
            <text:p>2550.88229666</text:p>
          </table:table-cell>
        </table:table-row>
        <table:table-row table:style-name="ro1">
          <table:table-cell/>
          <table:table-cell office:value-type="float" office:value="2544.24363571" calcext:value-type="float">
            <text:p>2544.24363571</text:p>
          </table:table-cell>
        </table:table-row>
        <table:table-row table:style-name="ro1">
          <table:table-cell/>
          <table:table-cell office:value-type="float" office:value="2543.91826406" calcext:value-type="float">
            <text:p>2543.91826406</text:p>
          </table:table-cell>
        </table:table-row>
        <table:table-row table:style-name="ro1">
          <table:table-cell/>
          <table:table-cell office:value-type="float" office:value="2501.90968591" calcext:value-type="float">
            <text:p>2501.90968591</text:p>
          </table:table-cell>
        </table:table-row>
        <table:table-row table:style-name="ro1">
          <table:table-cell/>
          <table:table-cell office:value-type="float" office:value="2480.15873016" calcext:value-type="float">
            <text:p>2480.15873016</text:p>
          </table:table-cell>
        </table:table-row>
        <table:table-row table:style-name="ro1">
          <table:table-cell/>
          <table:table-cell office:value-type="float" office:value="2467.85094366" calcext:value-type="float">
            <text:p>2467.85094366</text:p>
          </table:table-cell>
        </table:table-row>
        <table:table-row table:style-name="ro1">
          <table:table-cell/>
          <table:table-cell office:value-type="float" office:value="2467.55280401" calcext:value-type="float">
            <text:p>2467.55280401</text:p>
          </table:table-cell>
        </table:table-row>
        <table:table-row table:style-name="ro1">
          <table:table-cell/>
          <table:table-cell office:value-type="float" office:value="2467.55280401" calcext:value-type="float">
            <text:p>2467.55280401</text:p>
          </table:table-cell>
        </table:table-row>
        <table:table-row table:style-name="ro1">
          <table:table-cell/>
          <table:table-cell office:value-type="float" office:value="2466.95684873" calcext:value-type="float">
            <text:p>2466.95684873</text:p>
          </table:table-cell>
        </table:table-row>
        <table:table-row table:style-name="ro1">
          <table:table-cell/>
          <table:table-cell office:value-type="float" office:value="2456.5185503" calcext:value-type="float">
            <text:p>2456.5185503</text:p>
          </table:table-cell>
        </table:table-row>
        <table:table-row table:style-name="ro1">
          <table:table-cell/>
          <table:table-cell office:value-type="float" office:value="2368.56269758" calcext:value-type="float">
            <text:p>2368.56269758</text:p>
          </table:table-cell>
        </table:table-row>
        <table:table-row table:style-name="ro1">
          <table:table-cell/>
          <table:table-cell office:value-type="float" office:value="2340.43553169" calcext:value-type="float">
            <text:p>2340.43553169</text:p>
          </table:table-cell>
        </table:table-row>
        <table:table-row table:style-name="ro1">
          <table:table-cell/>
          <table:table-cell office:value-type="float" office:value="2306.83837742" calcext:value-type="float">
            <text:p>2306.83837742</text:p>
          </table:table-cell>
        </table:table-row>
        <table:table-row table:style-name="ro1">
          <table:table-cell/>
          <table:table-cell office:value-type="float" office:value="2277.01648187" calcext:value-type="float">
            <text:p>2277.01648187</text:p>
          </table:table-cell>
        </table:table-row>
        <table:table-row table:style-name="ro1">
          <table:table-cell/>
          <table:table-cell office:value-type="float" office:value="2226.85273203" calcext:value-type="float">
            <text:p>2226.85273203</text:p>
          </table:table-cell>
        </table:table-row>
        <table:table-row table:style-name="ro1">
          <table:table-cell/>
          <table:table-cell office:value-type="float" office:value="2136.10308722" calcext:value-type="float">
            <text:p>2136.10308722</text:p>
          </table:table-cell>
        </table:table-row>
        <table:table-row table:style-name="ro1">
          <table:table-cell/>
          <table:table-cell office:value-type="float" office:value="2059.61973703" calcext:value-type="float">
            <text:p>2059.61973703</text:p>
          </table:table-cell>
        </table:table-row>
        <table:table-row table:style-name="ro1">
          <table:table-cell/>
          <table:table-cell office:value-type="float" office:value="2035.16133191" calcext:value-type="float">
            <text:p>2035.16133191</text:p>
          </table:table-cell>
        </table:table-row>
        <table:table-row table:style-name="ro1">
          <table:table-cell/>
          <table:table-cell office:value-type="float" office:value="2005.94641515" calcext:value-type="float">
            <text:p>2005.94641515</text:p>
          </table:table-cell>
        </table:table-row>
        <table:table-row table:style-name="ro1">
          <table:table-cell/>
          <table:table-cell office:value-type="float" office:value="1980.01433206" calcext:value-type="float">
            <text:p>1980.01433206</text:p>
          </table:table-cell>
        </table:table-row>
        <table:table-row table:style-name="ro1">
          <table:table-cell/>
          <table:table-cell office:value-type="float" office:value="1757.97795921" calcext:value-type="float">
            <text:p>1757.97795921</text:p>
          </table:table-cell>
        </table:table-row>
        <table:table-row table:style-name="ro1">
          <table:table-cell/>
          <table:table-cell office:value-type="float" office:value="1481.40889558" calcext:value-type="float">
            <text:p>1481.40889558</text:p>
          </table:table-cell>
        </table:table-row>
        <table:table-row table:style-name="ro1">
          <table:table-cell/>
          <table:table-cell office:value-type="float" office:value="1394.25838144" calcext:value-type="float">
            <text:p>1394.25838144</text:p>
          </table:table-cell>
        </table:table-row>
        <table:table-row table:style-name="ro1">
          <table:table-cell/>
          <table:table-cell office:value-type="float" office:value="1386.67388507" calcext:value-type="float">
            <text:p>1386.67388507</text:p>
          </table:table-cell>
        </table:table-row>
        <table:table-row table:style-name="ro1">
          <table:table-cell/>
          <table:table-cell office:value-type="float" office:value="1212.39859256" calcext:value-type="float">
            <text:p>1212.39859256</text:p>
          </table:table-cell>
        </table:table-row>
        <table:table-row table:style-name="ro1">
          <table:table-cell/>
          <table:table-cell office:value-type="float" office:value="1204.12411528" calcext:value-type="float">
            <text:p>1204.12411528</text:p>
          </table:table-cell>
        </table:table-row>
        <table:table-row table:style-name="ro1">
          <table:table-cell/>
          <table:table-cell office:value-type="float" office:value="1174.91050339" calcext:value-type="float">
            <text:p>1174.91050339</text:p>
          </table:table-cell>
        </table:table-row>
        <table:table-row table:style-name="ro1">
          <table:table-cell office:value-type="string" calcext:value-type="string">
            <text:p>Bimodal</text:p>
          </table:table-cell>
          <table:table-cell office:value-type="float" office:value="1145.93129012" calcext:value-type="float">
            <text:p>1145.93129012</text:p>
          </table:table-cell>
        </table:table-row>
        <table:table-row table:style-name="ro1">
          <table:table-cell/>
          <table:table-cell office:value-type="float" office:value="1099.77583988" calcext:value-type="float">
            <text:p>1099.77583988</text:p>
          </table:table-cell>
        </table:table-row>
        <table:table-row table:style-name="ro1">
          <table:table-cell/>
          <table:table-cell office:value-type="float" office:value="1084.02315137" calcext:value-type="float">
            <text:p>1084.02315137</text:p>
          </table:table-cell>
        </table:table-row>
        <table:table-row table:style-name="ro1">
          <table:table-cell/>
          <table:table-cell office:value-type="float" office:value="1064.82024115" calcext:value-type="float">
            <text:p>1064.82024115</text:p>
          </table:table-cell>
        </table:table-row>
        <table:table-row table:style-name="ro1">
          <table:table-cell/>
          <table:table-cell office:value-type="float" office:value="1021.72878706" calcext:value-type="float">
            <text:p>1021.72878706</text:p>
          </table:table-cell>
        </table:table-row>
        <table:table-row table:style-name="ro1">
          <table:table-cell/>
          <table:table-cell office:value-type="float" office:value="1021.6613073" calcext:value-type="float">
            <text:p>1021.6613073</text:p>
          </table:table-cell>
        </table:table-row>
        <table:table-row table:style-name="ro1">
          <table:table-cell/>
          <table:table-cell office:value-type="float" office:value="983.628283832" calcext:value-type="float">
            <text:p>983.628283832</text:p>
          </table:table-cell>
        </table:table-row>
        <table:table-row table:style-name="ro1">
          <table:table-cell/>
          <table:table-cell office:value-type="float" office:value="962.982707572" calcext:value-type="float">
            <text:p>962.982707572</text:p>
          </table:table-cell>
        </table:table-row>
        <table:table-row table:style-name="ro1">
          <table:table-cell/>
          <table:table-cell office:value-type="float" office:value="960.093959278" calcext:value-type="float">
            <text:p>960.093959278</text:p>
          </table:table-cell>
        </table:table-row>
        <table:table-row table:style-name="ro1">
          <table:table-cell/>
          <table:table-cell office:value-type="float" office:value="956.326817288" calcext:value-type="float">
            <text:p>956.326817288</text:p>
          </table:table-cell>
        </table:table-row>
        <table:table-row table:style-name="ro1">
          <table:table-cell/>
          <table:table-cell office:value-type="float" office:value="954.99498798" calcext:value-type="float">
            <text:p>954.99498798</text:p>
          </table:table-cell>
        </table:table-row>
        <table:table-row table:style-name="ro1">
          <table:table-cell/>
          <table:table-cell office:value-type="float" office:value="946.457968764" calcext:value-type="float">
            <text:p>946.457968764</text:p>
          </table:table-cell>
        </table:table-row>
        <table:table-row table:style-name="ro1">
          <table:table-cell/>
          <table:table-cell office:value-type="float" office:value="943.303792028" calcext:value-type="float">
            <text:p>943.303792028</text:p>
          </table:table-cell>
        </table:table-row>
        <table:table-row table:style-name="ro1">
          <table:table-cell/>
          <table:table-cell office:value-type="float" office:value="932.649383716" calcext:value-type="float">
            <text:p>932.649383716</text:p>
          </table:table-cell>
        </table:table-row>
        <table:table-row table:style-name="ro1">
          <table:table-cell/>
          <table:table-cell office:value-type="float" office:value="932.478668545" calcext:value-type="float">
            <text:p>932.478668545</text:p>
          </table:table-cell>
        </table:table-row>
        <table:table-row table:style-name="ro1">
          <table:table-cell/>
          <table:table-cell office:value-type="float" office:value="927.442110355" calcext:value-type="float">
            <text:p>927.442110355</text:p>
          </table:table-cell>
        </table:table-row>
        <table:table-row table:style-name="ro1">
          <table:table-cell/>
          <table:table-cell office:value-type="float" office:value="912.523346763" calcext:value-type="float">
            <text:p>912.523346763</text:p>
          </table:table-cell>
        </table:table-row>
        <table:table-row table:style-name="ro1">
          <table:table-cell/>
          <table:table-cell office:value-type="float" office:value="908.842057682" calcext:value-type="float">
            <text:p>908.842057682</text:p>
          </table:table-cell>
        </table:table-row>
        <table:table-row table:style-name="ro1">
          <table:table-cell/>
          <table:table-cell office:value-type="float" office:value="903.693873902" calcext:value-type="float">
            <text:p>903.693873902</text:p>
          </table:table-cell>
        </table:table-row>
        <table:table-row table:style-name="ro1">
          <table:table-cell/>
          <table:table-cell office:value-type="float" office:value="900.7114404" calcext:value-type="float">
            <text:p>900.7114404</text:p>
          </table:table-cell>
        </table:table-row>
        <table:table-row table:style-name="ro1">
          <table:table-cell/>
          <table:table-cell office:value-type="float" office:value="895.01262068" calcext:value-type="float">
            <text:p>895.01262068</text:p>
          </table:table-cell>
        </table:table-row>
        <table:table-row table:style-name="ro1">
          <table:table-cell/>
          <table:table-cell office:value-type="float" office:value="886.832298504" calcext:value-type="float">
            <text:p>886.832298504</text:p>
          </table:table-cell>
        </table:table-row>
        <table:table-row table:style-name="ro1">
          <table:table-cell/>
          <table:table-cell office:value-type="float" office:value="873.267227136" calcext:value-type="float">
            <text:p>873.267227136</text:p>
          </table:table-cell>
        </table:table-row>
        <table:table-row table:style-name="ro1">
          <table:table-cell/>
          <table:table-cell office:value-type="float" office:value="867.879697976" calcext:value-type="float">
            <text:p>867.879697976</text:p>
          </table:table-cell>
        </table:table-row>
        <table:table-row table:style-name="ro1">
          <table:table-cell/>
          <table:table-cell office:value-type="float" office:value="859.742499365" calcext:value-type="float">
            <text:p>859.742499365</text:p>
          </table:table-cell>
        </table:table-row>
        <table:table-row table:style-name="ro1">
          <table:table-cell/>
          <table:table-cell office:value-type="float" office:value="856.979263729" calcext:value-type="float">
            <text:p>856.979263729</text:p>
          </table:table-cell>
        </table:table-row>
        <table:table-row table:style-name="ro1">
          <table:table-cell/>
          <table:table-cell office:value-type="float" office:value="846.794045849" calcext:value-type="float">
            <text:p>846.794045849</text:p>
          </table:table-cell>
        </table:table-row>
        <table:table-row table:style-name="ro1">
          <table:table-cell/>
          <table:table-cell office:value-type="float" office:value="844.512605049" calcext:value-type="float">
            <text:p>844.512605049</text:p>
          </table:table-cell>
        </table:table-row>
        <table:table-row table:style-name="ro1">
          <table:table-cell/>
          <table:table-cell office:value-type="float" office:value="839.789276861" calcext:value-type="float">
            <text:p>839.789276861</text:p>
          </table:table-cell>
        </table:table-row>
        <table:table-row table:style-name="ro1">
          <table:table-cell/>
          <table:table-cell office:value-type="float" office:value="830.43042433" calcext:value-type="float">
            <text:p>830.43042433</text:p>
          </table:table-cell>
        </table:table-row>
        <table:table-row table:style-name="ro1">
          <table:table-cell/>
          <table:table-cell office:value-type="float" office:value="822.584568542" calcext:value-type="float">
            <text:p>822.584568542</text:p>
          </table:table-cell>
        </table:table-row>
        <table:table-row table:style-name="ro1">
          <table:table-cell/>
          <table:table-cell office:value-type="float" office:value="819.801476378" calcext:value-type="float">
            <text:p>819.801476378</text:p>
          </table:table-cell>
        </table:table-row>
        <table:table-row table:style-name="ro1">
          <table:table-cell/>
          <table:table-cell office:value-type="float" office:value="819.206215516" calcext:value-type="float">
            <text:p>819.206215516</text:p>
          </table:table-cell>
        </table:table-row>
        <table:table-row table:style-name="ro1">
          <table:table-cell/>
          <table:table-cell office:value-type="float" office:value="817.502449751" calcext:value-type="float">
            <text:p>817.502449751</text:p>
          </table:table-cell>
        </table:table-row>
        <table:table-row table:style-name="ro1">
          <table:table-cell/>
          <table:table-cell office:value-type="float" office:value="817.043620454" calcext:value-type="float">
            <text:p>817.043620454</text:p>
          </table:table-cell>
        </table:table-row>
        <table:table-row table:style-name="ro1">
          <table:table-cell/>
          <table:table-cell office:value-type="float" office:value="815.905932652" calcext:value-type="float">
            <text:p>815.905932652</text:p>
          </table:table-cell>
        </table:table-row>
        <table:table-row table:style-name="ro1">
          <table:table-cell/>
          <table:table-cell office:value-type="float" office:value="810.336624218" calcext:value-type="float">
            <text:p>810.336624218</text:p>
          </table:table-cell>
        </table:table-row>
        <table:table-row table:style-name="ro1">
          <table:table-cell/>
          <table:table-cell office:value-type="float" office:value="804.567121266" calcext:value-type="float">
            <text:p>804.567121266</text:p>
          </table:table-cell>
        </table:table-row>
        <table:table-row table:style-name="ro1">
          <table:table-cell/>
          <table:table-cell office:value-type="float" office:value="802.964081654" calcext:value-type="float">
            <text:p>802.964081654</text:p>
          </table:table-cell>
        </table:table-row>
        <table:table-row table:style-name="ro1">
          <table:table-cell/>
          <table:table-cell office:value-type="float" office:value="792.976171796" calcext:value-type="float">
            <text:p>792.976171796</text:p>
          </table:table-cell>
        </table:table-row>
        <table:table-row table:style-name="ro1">
          <table:table-cell/>
          <table:table-cell office:value-type="float" office:value="790.297441463" calcext:value-type="float">
            <text:p>790.297441463</text:p>
          </table:table-cell>
        </table:table-row>
        <table:table-row table:style-name="ro1">
          <table:table-cell/>
          <table:table-cell office:value-type="float" office:value="789.075619825" calcext:value-type="float">
            <text:p>789.075619825</text:p>
          </table:table-cell>
        </table:table-row>
        <table:table-row table:style-name="ro1">
          <table:table-cell/>
          <table:table-cell office:value-type="float" office:value="788.411278177" calcext:value-type="float">
            <text:p>788.411278177</text:p>
          </table:table-cell>
        </table:table-row>
        <table:table-row table:style-name="ro1">
          <table:table-cell/>
          <table:table-cell office:value-type="float" office:value="786.765464651" calcext:value-type="float">
            <text:p>786.765464651</text:p>
          </table:table-cell>
        </table:table-row>
        <table:table-row table:style-name="ro1">
          <table:table-cell/>
          <table:table-cell office:value-type="float" office:value="786.65771273" calcext:value-type="float">
            <text:p>786.65771273</text:p>
          </table:table-cell>
        </table:table-row>
        <table:table-row table:style-name="ro1">
          <table:table-cell/>
          <table:table-cell office:value-type="float" office:value="785.905813524" calcext:value-type="float">
            <text:p>785.905813524</text:p>
          </table:table-cell>
        </table:table-row>
        <table:table-row table:style-name="ro1">
          <table:table-cell/>
          <table:table-cell office:value-type="float" office:value="785.591330019" calcext:value-type="float">
            <text:p>785.591330019</text:p>
          </table:table-cell>
        </table:table-row>
        <table:table-row table:style-name="ro1">
          <table:table-cell/>
          <table:table-cell office:value-type="float" office:value="785.367101095" calcext:value-type="float">
            <text:p>785.367101095</text:p>
          </table:table-cell>
        </table:table-row>
        <table:table-row table:style-name="ro1">
          <table:table-cell/>
          <table:table-cell office:value-type="float" office:value="785.145513433" calcext:value-type="float">
            <text:p>785.145513433</text:p>
          </table:table-cell>
        </table:table-row>
        <table:table-row table:style-name="ro1">
          <table:table-cell/>
          <table:table-cell office:value-type="float" office:value="784.450684175" calcext:value-type="float">
            <text:p>784.450684175</text:p>
          </table:table-cell>
        </table:table-row>
        <table:table-row table:style-name="ro1">
          <table:table-cell/>
          <table:table-cell office:value-type="float" office:value="784.187426277" calcext:value-type="float">
            <text:p>784.187426277</text:p>
          </table:table-cell>
        </table:table-row>
        <table:table-row table:style-name="ro1">
          <table:table-cell/>
          <table:table-cell office:value-type="float" office:value="782.415445792" calcext:value-type="float">
            <text:p>782.415445792</text:p>
          </table:table-cell>
        </table:table-row>
        <table:table-row table:style-name="ro1">
          <table:table-cell/>
          <table:table-cell office:value-type="float" office:value="780.118983731" calcext:value-type="float">
            <text:p>780.118983731</text:p>
          </table:table-cell>
        </table:table-row>
        <table:table-row table:style-name="ro1">
          <table:table-cell/>
          <table:table-cell office:value-type="float" office:value="778.610117188" calcext:value-type="float">
            <text:p>778.610117188</text:p>
          </table:table-cell>
        </table:table-row>
        <table:table-row table:style-name="ro1">
          <table:table-cell/>
          <table:table-cell office:value-type="float" office:value="776.165550348" calcext:value-type="float">
            <text:p>776.165550348</text:p>
          </table:table-cell>
        </table:table-row>
        <table:table-row table:style-name="ro1">
          <table:table-cell/>
          <table:table-cell office:value-type="float" office:value="775.708228182" calcext:value-type="float">
            <text:p>775.708228182</text:p>
          </table:table-cell>
        </table:table-row>
        <table:table-row table:style-name="ro1">
          <table:table-cell/>
          <table:table-cell office:value-type="float" office:value="772.412727659" calcext:value-type="float">
            <text:p>772.412727659</text:p>
          </table:table-cell>
        </table:table-row>
        <table:table-row table:style-name="ro1">
          <table:table-cell/>
          <table:table-cell office:value-type="float" office:value="772.151100288" calcext:value-type="float">
            <text:p>772.151100288</text:p>
          </table:table-cell>
        </table:table-row>
        <table:table-row table:style-name="ro1">
          <table:table-cell/>
          <table:table-cell office:value-type="float" office:value="771.138543234" calcext:value-type="float">
            <text:p>771.138543234</text:p>
          </table:table-cell>
        </table:table-row>
        <table:table-row table:style-name="ro1">
          <table:table-cell/>
          <table:table-cell office:value-type="float" office:value="770.96453867" calcext:value-type="float">
            <text:p>770.96453867</text:p>
          </table:table-cell>
        </table:table-row>
        <table:table-row table:style-name="ro1">
          <table:table-cell/>
          <table:table-cell office:value-type="float" office:value="770.811492533" calcext:value-type="float">
            <text:p>770.811492533</text:p>
          </table:table-cell>
        </table:table-row>
        <table:table-row table:style-name="ro1">
          <table:table-cell/>
          <table:table-cell office:value-type="float" office:value="770.668603954" calcext:value-type="float">
            <text:p>770.668603954</text:p>
          </table:table-cell>
        </table:table-row>
        <table:table-row table:style-name="ro1">
          <table:table-cell/>
          <table:table-cell office:value-type="float" office:value="768.701668943" calcext:value-type="float">
            <text:p>768.701668943</text:p>
          </table:table-cell>
        </table:table-row>
        <table:table-row table:style-name="ro1">
          <table:table-cell/>
          <table:table-cell office:value-type="float" office:value="766.121355546" calcext:value-type="float">
            <text:p>766.121355546</text:p>
          </table:table-cell>
        </table:table-row>
        <table:table-row table:style-name="ro1">
          <table:table-cell/>
          <table:table-cell office:value-type="float" office:value="763.744906003" calcext:value-type="float">
            <text:p>763.744906003</text:p>
          </table:table-cell>
        </table:table-row>
        <table:table-row table:style-name="ro1">
          <table:table-cell/>
          <table:table-cell office:value-type="float" office:value="762.137659377" calcext:value-type="float">
            <text:p>762.137659377</text:p>
          </table:table-cell>
        </table:table-row>
        <table:table-row table:style-name="ro1">
          <table:table-cell/>
          <table:table-cell office:value-type="float" office:value="761.453829771" calcext:value-type="float">
            <text:p>761.453829771</text:p>
          </table:table-cell>
        </table:table-row>
        <table:table-row table:style-name="ro1">
          <table:table-cell/>
          <table:table-cell office:value-type="float" office:value="761.14798043" calcext:value-type="float">
            <text:p>761.14798043</text:p>
          </table:table-cell>
        </table:table-row>
        <table:table-row table:style-name="ro1">
          <table:table-cell/>
          <table:table-cell office:value-type="float" office:value="758.855653229" calcext:value-type="float">
            <text:p>758.855653229</text:p>
          </table:table-cell>
        </table:table-row>
        <table:table-row table:style-name="ro1">
          <table:table-cell/>
          <table:table-cell office:value-type="float" office:value="758.461236585" calcext:value-type="float">
            <text:p>758.461236585</text:p>
          </table:table-cell>
        </table:table-row>
        <table:table-row table:style-name="ro1">
          <table:table-cell/>
          <table:table-cell office:value-type="float" office:value="758.452437805" calcext:value-type="float">
            <text:p>758.452437805</text:p>
          </table:table-cell>
        </table:table-row>
        <table:table-row table:style-name="ro1">
          <table:table-cell/>
          <table:table-cell office:value-type="float" office:value="758.288189266" calcext:value-type="float">
            <text:p>758.288189266</text:p>
          </table:table-cell>
        </table:table-row>
        <table:table-row table:style-name="ro1">
          <table:table-cell/>
          <table:table-cell office:value-type="float" office:value="758.272163447" calcext:value-type="float">
            <text:p>758.272163447</text:p>
          </table:table-cell>
        </table:table-row>
        <table:table-row table:style-name="ro1">
          <table:table-cell/>
          <table:table-cell office:value-type="float" office:value="755.378755382" calcext:value-type="float">
            <text:p>755.378755382</text:p>
          </table:table-cell>
        </table:table-row>
        <table:table-row table:style-name="ro1">
          <table:table-cell/>
          <table:table-cell office:value-type="float" office:value="753.272956269" calcext:value-type="float">
            <text:p>753.272956269</text:p>
          </table:table-cell>
        </table:table-row>
        <table:table-row table:style-name="ro1">
          <table:table-cell/>
          <table:table-cell office:value-type="float" office:value="750.639078676" calcext:value-type="float">
            <text:p>750.639078676</text:p>
          </table:table-cell>
        </table:table-row>
        <table:table-row table:style-name="ro1">
          <table:table-cell/>
          <table:table-cell office:value-type="float" office:value="748.13749023" calcext:value-type="float">
            <text:p>748.13749023</text:p>
          </table:table-cell>
        </table:table-row>
        <table:table-row table:style-name="ro1">
          <table:table-cell/>
          <table:table-cell office:value-type="float" office:value="747.60217336" calcext:value-type="float">
            <text:p>747.60217336</text:p>
          </table:table-cell>
        </table:table-row>
        <table:table-row table:style-name="ro1">
          <table:table-cell/>
          <table:table-cell office:value-type="float" office:value="739.687442258" calcext:value-type="float">
            <text:p>739.687442258</text:p>
          </table:table-cell>
        </table:table-row>
        <table:table-row table:style-name="ro1">
          <table:table-cell/>
          <table:table-cell office:value-type="float" office:value="739.552047466" calcext:value-type="float">
            <text:p>739.552047466</text:p>
          </table:table-cell>
        </table:table-row>
        <table:table-row table:style-name="ro1">
          <table:table-cell/>
          <table:table-cell office:value-type="float" office:value="735.5575358" calcext:value-type="float">
            <text:p>735.5575358</text:p>
          </table:table-cell>
        </table:table-row>
        <table:table-row table:style-name="ro1">
          <table:table-cell/>
          <table:table-cell office:value-type="float" office:value="734.358787002" calcext:value-type="float">
            <text:p>734.358787002</text:p>
          </table:table-cell>
        </table:table-row>
        <table:table-row table:style-name="ro1">
          <table:table-cell/>
          <table:table-cell office:value-type="float" office:value="723.725412951" calcext:value-type="float">
            <text:p>723.725412951</text:p>
          </table:table-cell>
        </table:table-row>
        <table:table-row table:style-name="ro1">
          <table:table-cell/>
          <table:table-cell office:value-type="float" office:value="716.722727578" calcext:value-type="float">
            <text:p>716.722727578</text:p>
          </table:table-cell>
        </table:table-row>
        <table:table-row table:style-name="ro1">
          <table:table-cell/>
          <table:table-cell office:value-type="float" office:value="714.357349281" calcext:value-type="float">
            <text:p>714.357349281</text:p>
          </table:table-cell>
        </table:table-row>
        <table:table-row table:style-name="ro1">
          <table:table-cell/>
          <table:table-cell office:value-type="float" office:value="709.837595713" calcext:value-type="float">
            <text:p>709.837595713</text:p>
          </table:table-cell>
        </table:table-row>
        <table:table-row table:style-name="ro1">
          <table:table-cell/>
          <table:table-cell office:value-type="float" office:value="704.640542798" calcext:value-type="float">
            <text:p>704.640542798</text:p>
          </table:table-cell>
        </table:table-row>
        <table:table-row table:style-name="ro1">
          <table:table-cell/>
          <table:table-cell office:value-type="float" office:value="703.349753985" calcext:value-type="float">
            <text:p>703.349753985</text:p>
          </table:table-cell>
        </table:table-row>
        <table:table-row table:style-name="ro1">
          <table:table-cell/>
          <table:table-cell office:value-type="float" office:value="692.591249107" calcext:value-type="float">
            <text:p>692.591249107</text:p>
          </table:table-cell>
        </table:table-row>
        <table:table-row table:style-name="ro1">
          <table:table-cell/>
          <table:table-cell office:value-type="float" office:value="688.318381152" calcext:value-type="float">
            <text:p>688.318381152</text:p>
          </table:table-cell>
        </table:table-row>
        <table:table-row table:style-name="ro1">
          <table:table-cell/>
          <table:table-cell office:value-type="float" office:value="679.673209166" calcext:value-type="float">
            <text:p>679.673209166</text:p>
          </table:table-cell>
        </table:table-row>
        <table:table-row table:style-name="ro1">
          <table:table-cell/>
          <table:table-cell office:value-type="float" office:value="678.364333678" calcext:value-type="float">
            <text:p>678.364333678</text:p>
          </table:table-cell>
        </table:table-row>
        <table:table-row table:style-name="ro1">
          <table:table-cell/>
          <table:table-cell office:value-type="float" office:value="671.595277742" calcext:value-type="float">
            <text:p>671.595277742</text:p>
          </table:table-cell>
        </table:table-row>
        <table:table-row table:style-name="ro1">
          <table:table-cell/>
          <table:table-cell office:value-type="float" office:value="666.039771304" calcext:value-type="float">
            <text:p>666.039771304</text:p>
          </table:table-cell>
        </table:table-row>
        <table:table-row table:style-name="ro1">
          <table:table-cell/>
          <table:table-cell office:value-type="float" office:value="664.126005221" calcext:value-type="float">
            <text:p>664.126005221</text:p>
          </table:table-cell>
        </table:table-row>
        <table:table-row table:style-name="ro1">
          <table:table-cell/>
          <table:table-cell office:value-type="float" office:value="662.133765019" calcext:value-type="float">
            <text:p>662.133765019</text:p>
          </table:table-cell>
        </table:table-row>
        <table:table-row table:style-name="ro1">
          <table:table-cell/>
          <table:table-cell office:value-type="float" office:value="652.729633631" calcext:value-type="float">
            <text:p>652.729633631</text:p>
          </table:table-cell>
        </table:table-row>
        <table:table-row table:style-name="ro1">
          <table:table-cell/>
          <table:table-cell office:value-type="float" office:value="652.394657809" calcext:value-type="float">
            <text:p>652.394657809</text:p>
          </table:table-cell>
        </table:table-row>
        <table:table-row table:style-name="ro1">
          <table:table-cell/>
          <table:table-cell office:value-type="float" office:value="650.55433933" calcext:value-type="float">
            <text:p>650.55433933</text:p>
          </table:table-cell>
        </table:table-row>
        <table:table-row table:style-name="ro1">
          <table:table-cell/>
          <table:table-cell office:value-type="float" office:value="650.187377817" calcext:value-type="float">
            <text:p>650.187377817</text:p>
          </table:table-cell>
        </table:table-row>
        <table:table-row table:style-name="ro1">
          <table:table-cell/>
          <table:table-cell office:value-type="float" office:value="649.715274375" calcext:value-type="float">
            <text:p>649.715274375</text:p>
          </table:table-cell>
        </table:table-row>
        <table:table-row table:style-name="ro1">
          <table:table-cell/>
          <table:table-cell office:value-type="float" office:value="648.364011871" calcext:value-type="float">
            <text:p>648.364011871</text:p>
          </table:table-cell>
        </table:table-row>
        <table:table-row table:style-name="ro1">
          <table:table-cell/>
          <table:table-cell office:value-type="float" office:value="648.000112774" calcext:value-type="float">
            <text:p>648.000112774</text:p>
          </table:table-cell>
        </table:table-row>
        <table:table-row table:style-name="ro1">
          <table:table-cell/>
          <table:table-cell office:value-type="float" office:value="647.097808655" calcext:value-type="float">
            <text:p>647.097808655</text:p>
          </table:table-cell>
        </table:table-row>
        <table:table-row table:style-name="ro1">
          <table:table-cell/>
          <table:table-cell office:value-type="float" office:value="643.206471529" calcext:value-type="float">
            <text:p>643.206471529</text:p>
          </table:table-cell>
        </table:table-row>
        <table:table-row table:style-name="ro1">
          <table:table-cell/>
          <table:table-cell office:value-type="float" office:value="643.088736927" calcext:value-type="float">
            <text:p>643.088736927</text:p>
          </table:table-cell>
        </table:table-row>
        <table:table-row table:style-name="ro1">
          <table:table-cell/>
          <table:table-cell office:value-type="float" office:value="639.615248521" calcext:value-type="float">
            <text:p>639.615248521</text:p>
          </table:table-cell>
        </table:table-row>
        <table:table-row table:style-name="ro1">
          <table:table-cell/>
          <table:table-cell office:value-type="float" office:value="638.104958246" calcext:value-type="float">
            <text:p>638.104958246</text:p>
          </table:table-cell>
        </table:table-row>
        <table:table-row table:style-name="ro1">
          <table:table-cell/>
          <table:table-cell office:value-type="float" office:value="636.833582002" calcext:value-type="float">
            <text:p>636.833582002</text:p>
          </table:table-cell>
        </table:table-row>
        <table:table-row table:style-name="ro1">
          <table:table-cell/>
          <table:table-cell office:value-type="float" office:value="629.326446044" calcext:value-type="float">
            <text:p>629.326446044</text:p>
          </table:table-cell>
        </table:table-row>
        <table:table-row table:style-name="ro1">
          <table:table-cell/>
          <table:table-cell office:value-type="float" office:value="628.912136252" calcext:value-type="float">
            <text:p>628.912136252</text:p>
          </table:table-cell>
        </table:table-row>
        <table:table-row table:style-name="ro1">
          <table:table-cell/>
          <table:table-cell office:value-type="float" office:value="625.818595034" calcext:value-type="float">
            <text:p>625.818595034</text:p>
          </table:table-cell>
        </table:table-row>
        <table:table-row table:style-name="ro1">
          <table:table-cell/>
          <table:table-cell office:value-type="float" office:value="625.291703382" calcext:value-type="float">
            <text:p>625.291703382</text:p>
          </table:table-cell>
        </table:table-row>
        <table:table-row table:style-name="ro1">
          <table:table-cell/>
          <table:table-cell office:value-type="float" office:value="623.986402999" calcext:value-type="float">
            <text:p>623.986402999</text:p>
          </table:table-cell>
        </table:table-row>
        <table:table-row table:style-name="ro1">
          <table:table-cell/>
          <table:table-cell office:value-type="float" office:value="623.900944579" calcext:value-type="float">
            <text:p>623.900944579</text:p>
          </table:table-cell>
        </table:table-row>
        <table:table-row table:style-name="ro1">
          <table:table-cell/>
          <table:table-cell office:value-type="float" office:value="623.304610726" calcext:value-type="float">
            <text:p>623.304610726</text:p>
          </table:table-cell>
        </table:table-row>
        <table:table-row table:style-name="ro1">
          <table:table-cell/>
          <table:table-cell office:value-type="float" office:value="623.237154416" calcext:value-type="float">
            <text:p>623.237154416</text:p>
          </table:table-cell>
        </table:table-row>
        <table:table-row table:style-name="ro1">
          <table:table-cell/>
          <table:table-cell office:value-type="float" office:value="623.055192774" calcext:value-type="float">
            <text:p>623.055192774</text:p>
          </table:table-cell>
        </table:table-row>
        <table:table-row table:style-name="ro1">
          <table:table-cell/>
          <table:table-cell office:value-type="float" office:value="622.877356041" calcext:value-type="float">
            <text:p>622.877356041</text:p>
          </table:table-cell>
        </table:table-row>
        <table:table-row table:style-name="ro1">
          <table:table-cell/>
          <table:table-cell office:value-type="float" office:value="622.701614102" calcext:value-type="float">
            <text:p>622.701614102</text:p>
          </table:table-cell>
        </table:table-row>
        <table:table-row table:style-name="ro1">
          <table:table-cell/>
          <table:table-cell office:value-type="float" office:value="622.150542621" calcext:value-type="float">
            <text:p>622.150542621</text:p>
          </table:table-cell>
        </table:table-row>
        <table:table-row table:style-name="ro1">
          <table:table-cell/>
          <table:table-cell office:value-type="float" office:value="621.941751876" calcext:value-type="float">
            <text:p>621.941751876</text:p>
          </table:table-cell>
        </table:table-row>
        <table:table-row table:style-name="ro1">
          <table:table-cell/>
          <table:table-cell office:value-type="float" office:value="621.180303723" calcext:value-type="float">
            <text:p>621.180303723</text:p>
          </table:table-cell>
        </table:table-row>
        <table:table-row table:style-name="ro1">
          <table:table-cell/>
          <table:table-cell office:value-type="float" office:value="620.536388043" calcext:value-type="float">
            <text:p>620.536388043</text:p>
          </table:table-cell>
        </table:table-row>
        <table:table-row table:style-name="ro1">
          <table:table-cell/>
          <table:table-cell office:value-type="float" office:value="617.518368804" calcext:value-type="float">
            <text:p>617.518368804</text:p>
          </table:table-cell>
        </table:table-row>
        <table:table-row table:style-name="ro1">
          <table:table-cell/>
          <table:table-cell office:value-type="float" office:value="617.250083229" calcext:value-type="float">
            <text:p>617.250083229</text:p>
          </table:table-cell>
        </table:table-row>
        <table:table-row table:style-name="ro1">
          <table:table-cell/>
          <table:table-cell office:value-type="float" office:value="615.579574414" calcext:value-type="float">
            <text:p>615.579574414</text:p>
          </table:table-cell>
        </table:table-row>
        <table:table-row table:style-name="ro1">
          <table:table-cell/>
          <table:table-cell office:value-type="float" office:value="615.216870627" calcext:value-type="float">
            <text:p>615.216870627</text:p>
          </table:table-cell>
        </table:table-row>
        <table:table-row table:style-name="ro1">
          <table:table-cell/>
          <table:table-cell office:value-type="float" office:value="612.603197798" calcext:value-type="float">
            <text:p>612.603197798</text:p>
          </table:table-cell>
        </table:table-row>
        <table:table-row table:style-name="ro1">
          <table:table-cell/>
          <table:table-cell office:value-type="float" office:value="612.395700229" calcext:value-type="float">
            <text:p>612.395700229</text:p>
          </table:table-cell>
        </table:table-row>
        <table:table-row table:style-name="ro1">
          <table:table-cell/>
          <table:table-cell office:value-type="float" office:value="611.608481727" calcext:value-type="float">
            <text:p>611.608481727</text:p>
          </table:table-cell>
        </table:table-row>
        <table:table-row table:style-name="ro1">
          <table:table-cell/>
          <table:table-cell office:value-type="float" office:value="611.592637737" calcext:value-type="float">
            <text:p>611.592637737</text:p>
          </table:table-cell>
        </table:table-row>
        <table:table-row table:style-name="ro1">
          <table:table-cell/>
          <table:table-cell office:value-type="float" office:value="611.454634117" calcext:value-type="float">
            <text:p>611.454634117</text:p>
          </table:table-cell>
        </table:table-row>
        <table:table-row table:style-name="ro1">
          <table:table-cell/>
          <table:table-cell office:value-type="float" office:value="611.333252699" calcext:value-type="float">
            <text:p>611.333252699</text:p>
          </table:table-cell>
        </table:table-row>
        <table:table-row table:style-name="ro1">
          <table:table-cell/>
          <table:table-cell office:value-type="float" office:value="611.219927273" calcext:value-type="float">
            <text:p>611.219927273</text:p>
          </table:table-cell>
        </table:table-row>
        <table:table-row table:style-name="ro1">
          <table:table-cell/>
          <table:table-cell office:value-type="float" office:value="609.659944334" calcext:value-type="float">
            <text:p>609.659944334</text:p>
          </table:table-cell>
        </table:table-row>
        <table:table-row table:style-name="ro1">
          <table:table-cell/>
          <table:table-cell office:value-type="float" office:value="607.613488882" calcext:value-type="float">
            <text:p>607.613488882</text:p>
          </table:table-cell>
        </table:table-row>
        <table:table-row table:style-name="ro1">
          <table:table-cell/>
          <table:table-cell office:value-type="float" office:value="604.454005712" calcext:value-type="float">
            <text:p>604.454005712</text:p>
          </table:table-cell>
        </table:table-row>
        <table:table-row table:style-name="ro1">
          <table:table-cell/>
          <table:table-cell office:value-type="float" office:value="603.669087928" calcext:value-type="float">
            <text:p>603.669087928</text:p>
          </table:table-cell>
        </table:table-row>
        <table:table-row table:style-name="ro1">
          <table:table-cell/>
          <table:table-cell office:value-type="float" office:value="602.253260093" calcext:value-type="float">
            <text:p>602.253260093</text:p>
          </table:table-cell>
        </table:table-row>
        <table:table-row table:style-name="ro1">
          <table:table-cell/>
          <table:table-cell office:value-type="float" office:value="601.851035319" calcext:value-type="float">
            <text:p>601.851035319</text:p>
          </table:table-cell>
        </table:table-row>
        <table:table-row table:style-name="ro1">
          <table:table-cell/>
          <table:table-cell office:value-type="float" office:value="601.538222119" calcext:value-type="float">
            <text:p>601.538222119</text:p>
          </table:table-cell>
        </table:table-row>
        <table:table-row table:style-name="ro1">
          <table:table-cell/>
          <table:table-cell office:value-type="float" office:value="601.531243776" calcext:value-type="float">
            <text:p>601.531243776</text:p>
          </table:table-cell>
        </table:table-row>
        <table:table-row table:style-name="ro1">
          <table:table-cell/>
          <table:table-cell office:value-type="float" office:value="601.400977694" calcext:value-type="float">
            <text:p>601.400977694</text:p>
          </table:table-cell>
        </table:table-row>
        <table:table-row table:style-name="ro1">
          <table:table-cell/>
          <table:table-cell office:value-type="float" office:value="601.388267562" calcext:value-type="float">
            <text:p>601.388267562</text:p>
          </table:table-cell>
        </table:table-row>
        <table:table-row table:style-name="ro1">
          <table:table-cell/>
          <table:table-cell office:value-type="float" office:value="599.093495648" calcext:value-type="float">
            <text:p>599.093495648</text:p>
          </table:table-cell>
        </table:table-row>
        <table:table-row table:style-name="ro1">
          <table:table-cell/>
          <table:table-cell office:value-type="float" office:value="598.537722741" calcext:value-type="float">
            <text:p>598.537722741</text:p>
          </table:table-cell>
        </table:table-row>
        <table:table-row table:style-name="ro1">
          <table:table-cell/>
          <table:table-cell office:value-type="float" office:value="597.42337911" calcext:value-type="float">
            <text:p>597.42337911</text:p>
          </table:table-cell>
        </table:table-row>
        <table:table-row table:style-name="ro1">
          <table:table-cell/>
          <table:table-cell office:value-type="float" office:value="591.020181883" calcext:value-type="float">
            <text:p>591.020181883</text:p>
          </table:table-cell>
        </table:table-row>
        <table:table-row table:style-name="ro1">
          <table:table-cell/>
          <table:table-cell office:value-type="float" office:value="583.995893689" calcext:value-type="float">
            <text:p>583.995893689</text:p>
          </table:table-cell>
        </table:table-row>
        <table:table-row table:style-name="ro1">
          <table:table-cell/>
          <table:table-cell office:value-type="float" office:value="579.165018525" calcext:value-type="float">
            <text:p>579.165018525</text:p>
          </table:table-cell>
        </table:table-row>
        <table:table-row table:style-name="ro1">
          <table:table-cell/>
          <table:table-cell office:value-type="float" office:value="567.299702443" calcext:value-type="float">
            <text:p>567.299702443</text:p>
          </table:table-cell>
        </table:table-row>
        <table:table-row table:style-name="ro1">
          <table:table-cell/>
          <table:table-cell office:value-type="float" office:value="565.380328537" calcext:value-type="float">
            <text:p>565.380328537</text:p>
          </table:table-cell>
        </table:table-row>
        <table:table-row table:style-name="ro1">
          <table:table-cell/>
          <table:table-cell office:value-type="float" office:value="564.969803804" calcext:value-type="float">
            <text:p>564.969803804</text:p>
          </table:table-cell>
        </table:table-row>
        <table:table-row table:style-name="ro1">
          <table:table-cell/>
          <table:table-cell office:value-type="float" office:value="563.794792932" calcext:value-type="float">
            <text:p>563.794792932</text:p>
          </table:table-cell>
        </table:table-row>
        <table:table-row table:style-name="ro1">
          <table:table-cell/>
          <table:table-cell office:value-type="float" office:value="563.478358933" calcext:value-type="float">
            <text:p>563.478358933</text:p>
          </table:table-cell>
        </table:table-row>
        <table:table-row table:style-name="ro1">
          <table:table-cell/>
          <table:table-cell office:value-type="float" office:value="562.693746657" calcext:value-type="float">
            <text:p>562.693746657</text:p>
          </table:table-cell>
        </table:table-row>
        <table:table-row table:style-name="ro1">
          <table:table-cell/>
          <table:table-cell office:value-type="float" office:value="554.873876735" calcext:value-type="float">
            <text:p>554.873876735</text:p>
          </table:table-cell>
        </table:table-row>
        <table:table-row table:style-name="ro1">
          <table:table-cell/>
          <table:table-cell office:value-type="float" office:value="553.768332176" calcext:value-type="float">
            <text:p>553.768332176</text:p>
          </table:table-cell>
        </table:table-row>
        <table:table-row table:style-name="ro1">
          <table:table-cell/>
          <table:table-cell office:value-type="float" office:value="546.88011848" calcext:value-type="float">
            <text:p>546.88011848</text:p>
          </table:table-cell>
        </table:table-row>
        <table:table-row table:style-name="ro1">
          <table:table-cell/>
          <table:table-cell office:value-type="float" office:value="544.190082638" calcext:value-type="float">
            <text:p>544.190082638</text:p>
          </table:table-cell>
        </table:table-row>
        <table:table-row table:style-name="ro1">
          <table:table-cell/>
          <table:table-cell office:value-type="float" office:value="543.731915984" calcext:value-type="float">
            <text:p>543.731915984</text:p>
          </table:table-cell>
        </table:table-row>
        <table:table-row table:style-name="ro1">
          <table:table-cell/>
          <table:table-cell office:value-type="float" office:value="542.596872173" calcext:value-type="float">
            <text:p>542.596872173</text:p>
          </table:table-cell>
        </table:table-row>
        <table:table-row table:style-name="ro1">
          <table:table-cell/>
          <table:table-cell office:value-type="float" office:value="542.522560503" calcext:value-type="float">
            <text:p>542.522560503</text:p>
          </table:table-cell>
        </table:table-row>
        <table:table-row table:style-name="ro1">
          <table:table-cell/>
          <table:table-cell office:value-type="float" office:value="542.004009328" calcext:value-type="float">
            <text:p>542.004009328</text:p>
          </table:table-cell>
        </table:table-row>
        <table:table-row table:style-name="ro1">
          <table:table-cell/>
          <table:table-cell office:value-type="float" office:value="541.787124151" calcext:value-type="float">
            <text:p>541.787124151</text:p>
          </table:table-cell>
        </table:table-row>
        <table:table-row table:style-name="ro1">
          <table:table-cell/>
          <table:table-cell office:value-type="float" office:value="541.632483514" calcext:value-type="float">
            <text:p>541.632483514</text:p>
          </table:table-cell>
        </table:table-row>
        <table:table-row table:style-name="ro1">
          <table:table-cell/>
          <table:table-cell office:value-type="float" office:value="541.479664436" calcext:value-type="float">
            <text:p>541.479664436</text:p>
          </table:table-cell>
        </table:table-row>
        <table:table-row table:style-name="ro1">
          <table:table-cell/>
          <table:table-cell office:value-type="float" office:value="541.000471845" calcext:value-type="float">
            <text:p>541.000471845</text:p>
          </table:table-cell>
        </table:table-row>
        <table:table-row table:style-name="ro1">
          <table:table-cell/>
          <table:table-cell office:value-type="float" office:value="540.818914674" calcext:value-type="float">
            <text:p>540.818914674</text:p>
          </table:table-cell>
        </table:table-row>
        <table:table-row table:style-name="ro1">
          <table:table-cell/>
          <table:table-cell office:value-type="float" office:value="539.596859167" calcext:value-type="float">
            <text:p>539.596859167</text:p>
          </table:table-cell>
        </table:table-row>
        <table:table-row table:style-name="ro1">
          <table:table-cell/>
          <table:table-cell office:value-type="float" office:value="536.972494613" calcext:value-type="float">
            <text:p>536.972494613</text:p>
          </table:table-cell>
        </table:table-row>
        <table:table-row table:style-name="ro1">
          <table:table-cell/>
          <table:table-cell office:value-type="float" office:value="535.286586447" calcext:value-type="float">
            <text:p>535.286586447</text:p>
          </table:table-cell>
        </table:table-row>
        <table:table-row table:style-name="ro1">
          <table:table-cell/>
          <table:table-cell office:value-type="float" office:value="534.971191849" calcext:value-type="float">
            <text:p>534.971191849</text:p>
          </table:table-cell>
        </table:table-row>
        <table:table-row table:style-name="ro1">
          <table:table-cell/>
          <table:table-cell office:value-type="float" office:value="532.698432868" calcext:value-type="float">
            <text:p>532.698432868</text:p>
          </table:table-cell>
        </table:table-row>
        <table:table-row table:style-name="ro1">
          <table:table-cell/>
          <table:table-cell office:value-type="float" office:value="532.518000198" calcext:value-type="float">
            <text:p>532.518000198</text:p>
          </table:table-cell>
        </table:table-row>
        <table:table-row table:style-name="ro1">
          <table:table-cell/>
          <table:table-cell office:value-type="float" office:value="531.819684989" calcext:value-type="float">
            <text:p>531.819684989</text:p>
          </table:table-cell>
        </table:table-row>
        <table:table-row table:style-name="ro1">
          <table:table-cell/>
          <table:table-cell office:value-type="float" office:value="531.699681841" calcext:value-type="float">
            <text:p>531.699681841</text:p>
          </table:table-cell>
        </table:table-row>
        <table:table-row table:style-name="ro1">
          <table:table-cell/>
          <table:table-cell office:value-type="float" office:value="531.594132781" calcext:value-type="float">
            <text:p>531.594132781</text:p>
          </table:table-cell>
        </table:table-row>
        <table:table-row table:style-name="ro1">
          <table:table-cell/>
          <table:table-cell office:value-type="float" office:value="531.495588933" calcext:value-type="float">
            <text:p>531.495588933</text:p>
          </table:table-cell>
        </table:table-row>
        <table:table-row table:style-name="ro1">
          <table:table-cell/>
          <table:table-cell office:value-type="float" office:value="530.13908203" calcext:value-type="float">
            <text:p>530.13908203</text:p>
          </table:table-cell>
        </table:table-row>
        <table:table-row table:style-name="ro1">
          <table:table-cell/>
          <table:table-cell office:value-type="float" office:value="528.359555549" calcext:value-type="float">
            <text:p>528.359555549</text:p>
          </table:table-cell>
        </table:table-row>
        <table:table-row table:style-name="ro1">
          <table:table-cell/>
          <table:table-cell office:value-type="float" office:value="525.61217888" calcext:value-type="float">
            <text:p>525.61217888</text:p>
          </table:table-cell>
        </table:table-row>
        <table:table-row table:style-name="ro1">
          <table:table-cell/>
          <table:table-cell office:value-type="float" office:value="524.929641676" calcext:value-type="float">
            <text:p>524.929641676</text:p>
          </table:table-cell>
        </table:table-row>
        <table:table-row table:style-name="ro1">
          <table:table-cell/>
          <table:table-cell office:value-type="float" office:value="523.348726365" calcext:value-type="float">
            <text:p>523.348726365</text:p>
          </table:table-cell>
        </table:table-row>
        <table:table-row table:style-name="ro1">
          <table:table-cell/>
          <table:table-cell office:value-type="float" office:value="523.076714886" calcext:value-type="float">
            <text:p>523.076714886</text:p>
          </table:table-cell>
        </table:table-row>
        <table:table-row table:style-name="ro1">
          <table:table-cell/>
          <table:table-cell office:value-type="float" office:value="523.070646762" calcext:value-type="float">
            <text:p>523.070646762</text:p>
          </table:table-cell>
        </table:table-row>
        <table:table-row table:style-name="ro1">
          <table:table-cell/>
          <table:table-cell office:value-type="float" office:value="522.957371908" calcext:value-type="float">
            <text:p>522.957371908</text:p>
          </table:table-cell>
        </table:table-row>
        <table:table-row table:style-name="ro1">
          <table:table-cell/>
          <table:table-cell office:value-type="float" office:value="522.946319619" calcext:value-type="float">
            <text:p>522.946319619</text:p>
          </table:table-cell>
        </table:table-row>
        <table:table-row table:style-name="ro1">
          <table:table-cell/>
          <table:table-cell office:value-type="float" office:value="520.950865781" calcext:value-type="float">
            <text:p>520.950865781</text:p>
          </table:table-cell>
        </table:table-row>
        <table:table-row table:style-name="ro1">
          <table:table-cell/>
          <table:table-cell office:value-type="float" office:value="519.49859053" calcext:value-type="float">
            <text:p>519.49859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2T21:31:12.957198542</dc:date>
    <meta:editing-duration>PT2M38S</meta:editing-duration>
    <meta:editing-cycles>1</meta:editing-cycles>
    <meta:document-statistic meta:table-count="1" meta:cell-count="1552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32cm" svg:height="15.699cm" xlink:href=".." xlink:type="simple" chart:class="chart:line" chart:style-name="ch1">
        <chart:title svg:x="9.823cm" svg:y="0.449cm" chart:style-name="ch2">
          <text:p>Branch Prediction Static Floating Point</text:p>
        </chart:title>
        <chart:plot-area chart:style-name="ch3" table:cell-range-address="ex_BT_comb_static_floating_Table.A1:ex_BT_comb_static_floating_Table.B1549" chart:data-source-has-labels="both" svg:x="1.559cm" svg:y="1.567cm" svg:width="25.325cm" svg:height="12.838cm">
          <chartooo:coordinate-region svg:x="2.736cm" svg:y="1.766cm" svg:width="24.148cm" svg:height="12.44cm"/>
          <chart:axis chart:dimension="x" chart:name="primary-x" chart:style-name="ch4" chartooo:axis-type="auto">
            <chartooo:date-scale/>
            <chart:title svg:x="12.351cm" svg:y="14.718cm" chart:style-name="ch5">
              <text:p>Type of branch prediction</text:p>
            </chart:title>
            <chart:categories table:cell-range-address="ex_BT_comb_static_floating_Table.A2:ex_BT_comb_static_floating_Table.A1549"/>
          </chart:axis>
          <chart:axis chart:dimension="y" chart:name="primary-y" chart:style-name="ch4">
            <chart:title svg:x="0.451cm" svg:y="9.419cm" chart:style-name="ch6">
              <text:p>Execution time (us)</text:p>
            </chart:title>
            <chart:grid chart:style-name="ch7" chart:class="major"/>
          </chart:axis>
          <chart:series chart:style-name="ch8" chart:values-cell-range-address="ex_BT_comb_static_floating_Table.B2:ex_BT_comb_static_floating_Table.B1549" chart:label-cell-address="ex_BT_comb_static_floating_Table.B1:ex_BT_comb_static_floating_Table.B1" chart:class="chart:line">
            <chart:data-point chart:repeated="15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ometric mean</text:p>
                <draw:g>
                  <svg:desc>ex_BT_comb_static_floating_Table.B1:ex_BT_comb_static_floating_Tab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ex_BT_comb_static_floating_Table.A2:ex_BT_comb_static_floating_Table.A1549</svg:desc>
                </draw:g>
              </table:table-cell>
              <table:table-cell office:value-type="float" office:value="1153.52769109">
                <text:p>1153.52769109</text:p>
                <draw:g>
                  <svg:desc>ex_BT_comb_static_floating_Table.B2:ex_BT_comb_static_floating_Table.B154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.81739184">
                <text:p>1120.81739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8.28272462">
                <text:p>1118.2827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5.62132938">
                <text:p>1085.6213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.01830444">
                <text:p>1084.01830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.89194244">
                <text:p>1081.89194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.17466438">
                <text:p>1055.17466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.13394456">
                <text:p>1048.13394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7.92755804">
                <text:p>1047.92755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6.38353546">
                <text:p>1046.38353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.23332484">
                <text:p>1044.23332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.81040665">
                <text:p>1028.81040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.42613831">
                <text:p>1026.42613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0.82628778">
                <text:p>1020.82628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8.38378807">
                <text:p>1018.38378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.35857693">
                <text:p>1009.35857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.25940144">
                <text:p>1009.25940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.8629916">
                <text:p>1008.8629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.57787826">
                <text:p>1007.57787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.9190776">
                <text:p>999.9190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8.370015357">
                <text:p>998.370015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6.443773903">
                <text:p>996.443773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6.415766875">
                <text:p>996.41576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4.108355596">
                <text:p>994.10835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.005014507">
                <text:p>980.005014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859961131">
                <text:p>969.859961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417615054">
                <text:p>969.417615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323583566">
                <text:p>969.323583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260934204">
                <text:p>969.260934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015824481">
                <text:p>969.015824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.015824481">
                <text:p>969.015824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.35833846">
                <text:p>968.35833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.916386719">
                <text:p>967.916386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6.491081924">
                <text:p>966.491081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.956567505">
                <text:p>965.956567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.182380769">
                <text:p>947.182380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.745371987">
                <text:p>942.745371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.599161957">
                <text:p>941.599161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.507881926">
                <text:p>941.507881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.141859227">
                <text:p>940.141859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.712086311">
                <text:p>939.712086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8.149071468">
                <text:p>938.149071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.783022361">
                <text:p>937.783022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.692094642">
                <text:p>937.692094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.32864808">
                <text:p>937.3286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6.240838837">
                <text:p>936.240838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.347129478">
                <text:p>928.347129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.608615939">
                <text:p>927.608615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.35323683">
                <text:p>921.35323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.122013751">
                <text:p>916.122013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4.866789487">
                <text:p>914.86678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.356422779">
                <text:p>912.356422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.268011865">
                <text:p>912.268011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.914625057">
                <text:p>911.914625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.856923609">
                <text:p>910.856923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8.745490532">
                <text:p>908.745490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.807790674">
                <text:p>905.807790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.050471723">
                <text:p>905.05047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.050471723">
                <text:p>905.050471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.425945995">
                <text:p>896.425945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2.973108607">
                <text:p>892.973108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1.251739233">
                <text:p>891.25173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.924138359">
                <text:p>888.924138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.913885042">
                <text:p>886.913885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.278494502">
                <text:p>885.27849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3.450786102">
                <text:p>883.45078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786605395">
                <text:p>882.78660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183110172">
                <text:p>882.183110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.097672846">
                <text:p>882.097672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.337904984">
                <text:p>876.337904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677393074">
                <text:p>872.677393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374694342">
                <text:p>871.374694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.080447452">
                <text:p>871.080447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9.103158913">
                <text:p>869.10315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054189872">
                <text:p>867.054189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.95357662">
                <text:p>862.95357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.010019854">
                <text:p>861.010019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.738655249">
                <text:p>859.73865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.052230213">
                <text:p>858.052230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.859683572">
                <text:p>852.859683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.261242958">
                <text:p>852.261242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330721195">
                <text:p>851.330721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129403998">
                <text:p>851.129403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.074885254">
                <text:p>850.07488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89371275">
                <text:p>848.89371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.409050055">
                <text:p>848.40905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.862664854">
                <text:p>836.862664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838332795">
                <text:p>832.838332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517823495">
                <text:p>832.517823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.435943207">
                <text:p>832.435943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292150027">
                <text:p>831.292150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278645689">
                <text:p>831.278645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114959826">
                <text:p>831.114959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.877940315">
                <text:p>830.877940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.890390191">
                <text:p>829.890390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.585266276">
                <text:p>829.585266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.185050731">
                <text:p>828.185050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463217454">
                <text:p>819.463217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953081141">
                <text:p>815.953081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.062109697">
                <text:p>814.062109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.187258877">
                <text:p>813.18725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.187258877">
                <text:p>813.187258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.868174204">
                <text:p>812.868174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.913169166">
                <text:p>811.913169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620848929">
                <text:p>809.620848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.683693988">
                <text:p>807.683693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1.289118089">
                <text:p>801.289118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525767914">
                <text:p>800.525767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447111488">
                <text:p>800.447111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132717481">
                <text:p>800.132717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.059592256">
                <text:p>800.059592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9.113489657">
                <text:p>799.113489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.536338684">
                <text:p>795.536338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.611255882">
                <text:p>793.61125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.533538479">
                <text:p>793.533538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.300523194">
                <text:p>793.30052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.039268441">
                <text:p>793.039268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1.810701834">
                <text:p>791.810701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.282993095">
                <text:p>790.282993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.260780627">
                <text:p>790.260780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.078403775">
                <text:p>790.07840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.430764785">
                <text:p>788.430764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.251278407">
                <text:p>788.251278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845959288">
                <text:p>785.845959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.22992718">
                <text:p>782.22992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.748376641">
                <text:p>778.748376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.694894926">
                <text:p>777.694894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.245356331">
                <text:p>777.245356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.122658152">
                <text:p>776.122658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878736783">
                <text:p>773.878736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744887442">
                <text:p>773.744887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977511617">
                <text:p>772.977511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229465254">
                <text:p>771.22946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19927952">
                <text:p>769.19927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848453318">
                <text:p>768.848453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73876621">
                <text:p>768.773876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24189198">
                <text:p>768.724189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52979183">
                <text:p>768.52979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52979183">
                <text:p>768.52979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008337401">
                <text:p>768.008337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.657823949">
                <text:p>767.657823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632424978">
                <text:p>766.632424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55823594">
                <text:p>766.55823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527409804">
                <text:p>766.527409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103484573">
                <text:p>766.103484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595734274">
                <text:p>765.595734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321406357">
                <text:p>765.321406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.122317316">
                <text:p>765.122317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4.747578159">
                <text:p>764.747578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4.048553708">
                <text:p>764.048553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18001454">
                <text:p>760.18001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295611656">
                <text:p>754.295611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295611656">
                <text:p>754.295611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003870933">
                <text:p>754.003870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.130675654">
                <text:p>753.130675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1.213612335">
                <text:p>751.21361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8.972089719">
                <text:p>748.972089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8.704365089">
                <text:p>748.704365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69460537">
                <text:p>747.69460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598830649">
                <text:p>747.598830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785542241">
                <text:p>746.785542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713147733">
                <text:p>746.713147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.132374096">
                <text:p>746.132374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.629750421">
                <text:p>745.629750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.288896038">
                <text:p>745.288896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.049263577">
                <text:p>744.049263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758948768">
                <text:p>743.758948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68683368">
                <text:p>743.68683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.398582958">
                <text:p>743.398582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2.535837697">
                <text:p>742.535837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1.731564542">
                <text:p>741.731564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1.731564542">
                <text:p>741.731564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1.516497153">
                <text:p>741.516497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.674002084">
                <text:p>737.674002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.122198651">
                <text:p>737.122198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.275309587">
                <text:p>736.275309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689591953">
                <text:p>735.689591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.950294812">
                <text:p>731.950294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.728429208">
                <text:p>730.728429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.297304653">
                <text:p>730.297304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.226831085">
                <text:p>729.226831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.921651397">
                <text:p>728.921651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7.70666509">
                <text:p>727.70666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.972129733">
                <text:p>726.972129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.579528146">
                <text:p>726.579528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.376205119">
                <text:p>725.376205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.306591062">
                <text:p>724.306591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593024961">
                <text:p>723.593024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522905961">
                <text:p>723.522905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242633665">
                <text:p>723.242633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887771696">
                <text:p>722.887771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850996249">
                <text:p>722.850996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708660716">
                <text:p>722.70866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.403766999">
                <text:p>722.403766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.643817555">
                <text:p>721.643817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.729182144">
                <text:p>720.729182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.160913677">
                <text:p>720.160913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399282259">
                <text:p>718.399282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053826869">
                <text:p>718.053826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.045318345">
                <text:p>718.045318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.912658318">
                <text:p>717.912658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.798649987">
                <text:p>717.79864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.798649987">
                <text:p>717.79864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997087772">
                <text:p>716.99708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686661437">
                <text:p>716.686661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.927602669">
                <text:p>715.927602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.455608814">
                <text:p>715.455608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.052382618">
                <text:p>711.052382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.958508892">
                <text:p>710.958508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.645312965">
                <text:p>710.645312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.575597429">
                <text:p>710.575597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.366573863">
                <text:p>710.366573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852020462">
                <text:p>709.852020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524418382">
                <text:p>709.524418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462931885">
                <text:p>709.462931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.220051655">
                <text:p>708.220051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.880095388">
                <text:p>707.880095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.698041031">
                <text:p>707.698041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6.854827667">
                <text:p>706.85482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6.06237311">
                <text:p>706.06237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018129506">
                <text:p>704.018129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327430632">
                <text:p>703.327430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202681215">
                <text:p>703.202681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162422473">
                <text:p>703.16242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162422473">
                <text:p>703.162422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.95602481">
                <text:p>702.95602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.333646945">
                <text:p>702.33364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.251948039">
                <text:p>702.251948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.117426673">
                <text:p>702.117426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833051038">
                <text:p>700.833051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732534104">
                <text:p>700.732534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667864839">
                <text:p>700.667864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.141100829">
                <text:p>700.141100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.662466687">
                <text:p>699.662466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.594706049">
                <text:p>699.594706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.990802952">
                <text:p>698.990802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.570736361">
                <text:p>698.570736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.062529221">
                <text:p>698.062529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995015073">
                <text:p>697.995015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.119109984">
                <text:p>697.119109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.109363403">
                <text:p>696.109363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.040966511">
                <text:p>696.040966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956234125">
                <text:p>695.956234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817880133">
                <text:p>695.817880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767580417">
                <text:p>695.767580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711125733">
                <text:p>695.711125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.026614296">
                <text:p>695.026614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.881295354">
                <text:p>694.881295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.697923724">
                <text:p>694.697923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.783398565">
                <text:p>693.783398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964240921">
                <text:p>692.964240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89724578">
                <text:p>692.89724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696376882">
                <text:p>692.696376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123449678">
                <text:p>692.123449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894644696">
                <text:p>691.894644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.090274823">
                <text:p>691.090274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.856906601">
                <text:p>690.856906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.179023612">
                <text:p>690.179023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599363862">
                <text:p>689.599363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.288712242">
                <text:p>689.288712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531045074">
                <text:p>688.531045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770579523">
                <text:p>687.770579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71366805">
                <text:p>687.71366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663667831">
                <text:p>687.663667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647219075">
                <text:p>687.647219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202602692">
                <text:p>687.20260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183287501">
                <text:p>687.183287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.591969377">
                <text:p>685.59196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481573045">
                <text:p>684.481573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.411457318">
                <text:p>684.411457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.092961991">
                <text:p>683.092961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76301319">
                <text:p>682.76301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.512365967">
                <text:p>682.512365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.513554185">
                <text:p>681.513554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.814382581">
                <text:p>680.814382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.827742215">
                <text:p>679.827742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.670444734">
                <text:p>679.670444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.962585207">
                <text:p>678.962585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.453624386">
                <text:p>678.453624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.085750781">
                <text:p>678.085750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975555139">
                <text:p>677.975555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844329829">
                <text:p>677.844329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927881258">
                <text:p>676.92788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405955936">
                <text:p>676.40595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137307524">
                <text:p>676.137307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06412827">
                <text:p>676.0641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055169178">
                <text:p>676.05516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.047868134">
                <text:p>676.047868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931330622">
                <text:p>675.931330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865527246">
                <text:p>675.865527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495228051">
                <text:p>675.49522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43597469">
                <text:p>675.43597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193330602">
                <text:p>675.193330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.033665241">
                <text:p>675.033665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919292118">
                <text:p>674.91929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919292118">
                <text:p>674.91929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658251965">
                <text:p>674.658251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547301145">
                <text:p>674.54730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.197322787">
                <text:p>674.197322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898929722">
                <text:p>673.898929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874872507">
                <text:p>673.874872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841387663">
                <text:p>673.841387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811958653">
                <text:p>673.811958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296587168">
                <text:p>673.296587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.260530801">
                <text:p>673.260530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987815349">
                <text:p>672.987815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876143146">
                <text:p>672.876143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.428328515">
                <text:p>672.428328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960427376">
                <text:p>671.96042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960427376">
                <text:p>671.96042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765590346">
                <text:p>671.765590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732442001">
                <text:p>671.732442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692610501">
                <text:p>671.692610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667474406">
                <text:p>671.66747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824607414">
                <text:p>670.824607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644237121">
                <text:p>669.644237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585162158">
                <text:p>669.585162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469730651">
                <text:p>669.469730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326335259">
                <text:p>669.32633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231040408">
                <text:p>669.231040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.142717426">
                <text:p>669.142717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978046185">
                <text:p>668.978046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969730379">
                <text:p>668.969730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868938712">
                <text:p>668.868938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854480188">
                <text:p>668.854480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788397643">
                <text:p>668.788397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616105986">
                <text:p>668.61610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563872451">
                <text:p>668.56387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499023149">
                <text:p>668.499023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455816694">
                <text:p>668.455816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286775504">
                <text:p>668.286775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.286775504">
                <text:p>668.286775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83333687">
                <text:p>667.83333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570802012">
                <text:p>667.570802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528542565">
                <text:p>667.528542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509376914">
                <text:p>667.50937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509376914">
                <text:p>667.50937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46882097">
                <text:p>667.46882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315942654">
                <text:p>667.315942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209783688">
                <text:p>667.209783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.15248049">
                <text:p>667.15248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545573742">
                <text:p>666.545573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544559913">
                <text:p>666.544559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341155457">
                <text:p>666.341155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176943107">
                <text:p>666.176943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154763631">
                <text:p>666.15476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086925421">
                <text:p>666.086925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021401155">
                <text:p>666.021401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82503417">
                <text:p>665.82503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821226754">
                <text:p>665.821226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759766804">
                <text:p>665.759766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624834737">
                <text:p>665.624834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392586009">
                <text:p>665.392586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08644065">
                <text:p>665.08644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.511107301">
                <text:p>664.51110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.408234083">
                <text:p>664.40823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.041177994">
                <text:p>664.041177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877215334">
                <text:p>663.87721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780133475">
                <text:p>663.780133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651928716">
                <text:p>663.651928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295517679">
                <text:p>663.295517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187592002">
                <text:p>663.187592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167948581">
                <text:p>663.167948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12346324">
                <text:p>663.12346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98017014">
                <text:p>662.98017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873506565">
                <text:p>662.873506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71541287">
                <text:p>662.71541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651354543">
                <text:p>662.651354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355366307">
                <text:p>662.355366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22760946">
                <text:p>662.22760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207388255">
                <text:p>662.207388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182893243">
                <text:p>662.182893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119243232">
                <text:p>662.119243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079363625">
                <text:p>662.079363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079363625">
                <text:p>662.079363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015379149">
                <text:p>662.015379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756483974">
                <text:p>661.756483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64139445">
                <text:p>661.64139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558895469">
                <text:p>661.558895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494973647">
                <text:p>661.494973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303319297">
                <text:p>661.30331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249009555">
                <text:p>661.249009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121539866">
                <text:p>661.121539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046478329">
                <text:p>661.04647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046478329">
                <text:p>661.046478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.017595026">
                <text:p>661.017595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982606018">
                <text:p>660.982606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918752219">
                <text:p>660.91875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890610567">
                <text:p>660.890610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791100117">
                <text:p>660.791100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727301796">
                <text:p>660.72730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538364363">
                <text:p>660.538364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526953596">
                <text:p>660.526953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42094985">
                <text:p>660.42094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400564914">
                <text:p>660.400564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336791985">
                <text:p>660.336791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272756565">
                <text:p>660.272756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207817026">
                <text:p>660.207817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145583991">
                <text:p>660.145583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.090333267">
                <text:p>660.090333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963160482">
                <text:p>659.963160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94714875">
                <text:p>659.94714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94714875">
                <text:p>659.94714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914243048">
                <text:p>659.914243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883419606">
                <text:p>659.883419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819708921">
                <text:p>659.819708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787543567">
                <text:p>659.787543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756016686">
                <text:p>659.756016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62868753">
                <text:p>659.62868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300670711">
                <text:p>659.30067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247185542">
                <text:p>659.247185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.247185542">
                <text:p>659.247185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97215956">
                <text:p>658.97215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915845882">
                <text:p>658.91584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852240896">
                <text:p>658.852240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605189973">
                <text:p>658.605189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252958736">
                <text:p>658.252958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252958736">
                <text:p>658.252958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189491257">
                <text:p>658.18949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.189491257">
                <text:p>658.189491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.946935322">
                <text:p>657.946935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.229228118">
                <text:p>653.229228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169222061">
                <text:p>650.169222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919103498">
                <text:p>649.919103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378732384">
                <text:p>649.378732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315780638">
                <text:p>649.315780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373696019">
                <text:p>648.373696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077300903">
                <text:p>648.077300903</text:p>
              </table:table-cell>
            </table:table-row>
            <table:table-row>
              <table:table-cell office:value-type="string">
                <text:p>Comb</text:p>
              </table:table-cell>
              <table:table-cell office:value-type="float" office:value="646.999359633">
                <text:p>646.999359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746911972">
                <text:p>646.746911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6842032">
                <text:p>646.6842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433550399">
                <text:p>646.433550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.683337128">
                <text:p>645.683337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.941619109">
                <text:p>644.94161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.941619109">
                <text:p>644.941619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.688551954">
                <text:p>644.688551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931134166">
                <text:p>643.931134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239399641">
                <text:p>640.23939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.730079959">
                <text:p>639.730079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505162621">
                <text:p>635.505162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416025399">
                <text:p>635.41602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.530021445">
                <text:p>634.530021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.808285345">
                <text:p>631.808285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415823631">
                <text:p>629.41582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35418569">
                <text:p>629.35418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211326054">
                <text:p>629.211326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169380464">
                <text:p>629.169380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150353009">
                <text:p>629.150353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906637969">
                <text:p>628.906637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177188694">
                <text:p>628.177188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.721027952">
                <text:p>626.721027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.613906442">
                <text:p>626.613906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164807012">
                <text:p>625.164807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695028051">
                <text:p>624.69502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172739119">
                <text:p>624.172739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172739119">
                <text:p>624.172739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257140124">
                <text:p>623.257140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.389252591">
                <text:p>620.389252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.224790341">
                <text:p>618.22479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.628022854">
                <text:p>617.628022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.792502873">
                <text:p>616.792502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843523178">
                <text:p>615.843523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545556465">
                <text:p>615.545556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656371884">
                <text:p>614.65637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.76589469">
                <text:p>613.76589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.659738316">
                <text:p>613.659738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536892759">
                <text:p>610.536892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276404207">
                <text:p>609.276404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818348547">
                <text:p>608.818348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402144945">
                <text:p>608.402144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343222651">
                <text:p>608.343222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01881981">
                <text:p>608.01881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.959980228">
                <text:p>607.959980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.196616838">
                <text:p>607.196616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979046421">
                <text:p>606.97904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821148216">
                <text:p>606.821148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523941298">
                <text:p>606.523941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.969542596">
                <text:p>605.969542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370968954">
                <text:p>604.370968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901390842">
                <text:p>602.901390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846477981">
                <text:p>601.846477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948065063">
                <text:p>600.948065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745136175">
                <text:p>600.745136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381488906">
                <text:p>599.381488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234450624">
                <text:p>598.23445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234450624">
                <text:p>598.234450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003070051">
                <text:p>598.003070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.96840681">
                <text:p>597.96840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.310535863">
                <text:p>597.310535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.140397668">
                <text:p>595.140397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.012347019">
                <text:p>594.012347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.269861533">
                <text:p>588.26986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.269861533">
                <text:p>588.26986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.179092118">
                <text:p>588.17909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.099290846">
                <text:p>588.099290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766374454">
                <text:p>587.76637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.124635307">
                <text:p>587.124635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985795861">
                <text:p>586.98579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.258541554">
                <text:p>586.258541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.443939828">
                <text:p>585.443939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.109689692">
                <text:p>585.109689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.051794757">
                <text:p>585.051794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614157551">
                <text:p>584.614157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.512302782">
                <text:p>580.512302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.201310587">
                <text:p>579.201310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352314309">
                <text:p>578.35231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110275246">
                <text:p>578.110275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.564102892">
                <text:p>576.564102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.298369577">
                <text:p>575.298369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.45005498">
                <text:p>574.45005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.371263996">
                <text:p>574.371263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.1502231">
                <text:p>574.1502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.093753936">
                <text:p>574.093753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324784448">
                <text:p>573.324784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304931053">
                <text:p>573.30493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.019269183">
                <text:p>573.019269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.127769845">
                <text:p>572.127769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.490966137">
                <text:p>569.49096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.484217998">
                <text:p>569.48421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.379004872">
                <text:p>569.379004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.652862716">
                <text:p>568.652862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.406662519">
                <text:p>568.406662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804650393">
                <text:p>567.804650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430310438">
                <text:p>567.430310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14704652">
                <text:p>565.14704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938096559">
                <text:p>563.938096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615248214">
                <text:p>563.615248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559956582">
                <text:p>563.559956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394179271">
                <text:p>563.394179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.986085194">
                <text:p>562.986085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.677497702">
                <text:p>562.67749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.27775668">
                <text:p>561.27775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.818799225">
                <text:p>560.818799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.818799225">
                <text:p>560.818799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.59874083">
                <text:p>560.59874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980502812">
                <text:p>559.980502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.940116666">
                <text:p>559.94011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811410501">
                <text:p>557.811410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712471308">
                <text:p>557.712471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680541961">
                <text:p>557.680541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680541961">
                <text:p>557.680541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.516847263">
                <text:p>557.516847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.958441548">
                <text:p>556.958441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.833109444">
                <text:p>555.833109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.753389117">
                <text:p>555.753389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372016134">
                <text:p>554.372016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038859872">
                <text:p>554.038859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.635799038">
                <text:p>553.635799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.582253335">
                <text:p>553.582253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887569988">
                <text:p>552.887569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.613184888">
                <text:p>552.613184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.965289134">
                <text:p>551.965289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.855560105">
                <text:p>551.855560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.770892823">
                <text:p>551.770892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.765236038">
                <text:p>551.765236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.967318816">
                <text:p>550.967318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.242005759">
                <text:p>550.24200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.592329006">
                <text:p>549.592329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.539194928">
                <text:p>549.539194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.379885114">
                <text:p>549.379885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.744028552">
                <text:p>548.744028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.383363554">
                <text:p>547.383363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.318107505">
                <text:p>547.318107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.264509296">
                <text:p>547.264509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.103809099">
                <text:p>547.103809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.473218242">
                <text:p>545.473218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.428081557">
                <text:p>545.428081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.375380646">
                <text:p>545.37538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.881657776">
                <text:p>544.881657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621571315">
                <text:p>543.621571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864695864">
                <text:p>542.86469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962730543">
                <text:p>541.962730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763383648">
                <text:p>541.763383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501700117">
                <text:p>541.501700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30291094">
                <text:p>541.3029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510749871">
                <text:p>540.510749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956234461">
                <text:p>539.95623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468915296">
                <text:p>539.468915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173726584">
                <text:p>539.17372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048973409">
                <text:p>539.048973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.487567578">
                <text:p>538.48756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.083908996">
                <text:p>538.083908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792147172">
                <text:p>537.792147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704750627">
                <text:p>537.704750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600675382">
                <text:p>537.60067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.067845959">
                <text:p>537.067845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873836859">
                <text:p>536.87383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341306846">
                <text:p>536.341306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246830105">
                <text:p>536.246830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188791386">
                <text:p>536.188791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1816859">
                <text:p>536.181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175895417">
                <text:p>536.175895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737594661">
                <text:p>535.737594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690600616">
                <text:p>535.690600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280817887">
                <text:p>535.280817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280817887">
                <text:p>535.280817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257005622">
                <text:p>535.257005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073786041">
                <text:p>535.07378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985790563">
                <text:p>534.985790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471564952">
                <text:p>534.471564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452485092">
                <text:p>534.452485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425928147">
                <text:p>534.425928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402587898">
                <text:p>534.402587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993844995">
                <text:p>533.993844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748957001">
                <text:p>533.74895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709473644">
                <text:p>533.709473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617163753">
                <text:p>533.61716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305226064">
                <text:p>533.305226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934132057">
                <text:p>532.934132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934132057">
                <text:p>532.934132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779606137">
                <text:p>532.779606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753316069">
                <text:p>532.753316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72172557">
                <text:p>532.72172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701790046">
                <text:p>532.701790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033309328">
                <text:p>532.033309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097153578">
                <text:p>531.097153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050301022">
                <text:p>531.050301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958751896">
                <text:p>530.958751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845024516">
                <text:p>530.84502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76944584">
                <text:p>530.76944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699396579">
                <text:p>530.699396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6879525">
                <text:p>530.56879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62199956">
                <text:p>530.562199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470794632">
                <text:p>530.470794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418384337">
                <text:p>530.418384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28173923">
                <text:p>530.28173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452705044">
                <text:p>529.452705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403988587">
                <text:p>529.40398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403988587">
                <text:p>529.403988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371823528">
                <text:p>529.371823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250575208">
                <text:p>529.250575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166380166">
                <text:p>529.166380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.120932802">
                <text:p>529.120932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712017227">
                <text:p>528.71201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660852373">
                <text:p>528.66085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638788897">
                <text:p>528.638788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477468122">
                <text:p>528.477468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329640122">
                <text:p>528.32964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275837402">
                <text:p>528.275837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223869881">
                <text:p>528.223869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068130549">
                <text:p>528.068130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065110874">
                <text:p>528.065110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016366776">
                <text:p>528.016366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99705812">
                <text:p>527.99705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909351688">
                <text:p>527.909351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807866453">
                <text:p>527.807866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725154421">
                <text:p>527.725154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670563666">
                <text:p>527.670563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482349481">
                <text:p>527.48234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412122868">
                <text:p>527.4121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026050618">
                <text:p>527.02605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944461514">
                <text:p>526.944461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93003704">
                <text:p>526.93003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653348064">
                <text:p>526.653348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523308713">
                <text:p>526.523308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446312757">
                <text:p>526.446312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34463312">
                <text:p>526.34463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.061962297">
                <text:p>526.061962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97636607">
                <text:p>525.97636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960786805">
                <text:p>525.960786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925505328">
                <text:p>525.925505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811859076">
                <text:p>525.811859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727263827">
                <text:p>525.727263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601879172">
                <text:p>525.601879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551074293">
                <text:p>525.551074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316325002">
                <text:p>525.316325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215000606">
                <text:p>525.215000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198963099">
                <text:p>525.198963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179536021">
                <text:p>525.17953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129054977">
                <text:p>525.129054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097426324">
                <text:p>525.097426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097426324">
                <text:p>525.097426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046680015">
                <text:p>525.046680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841349358">
                <text:p>524.841349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750071461">
                <text:p>524.750071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684641234">
                <text:p>524.684641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633944617">
                <text:p>524.63394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481942891">
                <text:p>524.481942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438869648">
                <text:p>524.438869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337772997">
                <text:p>524.337772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78241434">
                <text:p>524.27824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78241434">
                <text:p>524.27824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62078993">
                <text:p>524.26207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55333986">
                <text:p>524.255333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227584084">
                <text:p>524.22758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6941415">
                <text:p>524.176941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54622173">
                <text:p>524.154622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075700093">
                <text:p>524.075700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025101425">
                <text:p>524.025101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875254495">
                <text:p>523.875254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782132639">
                <text:p>523.782132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765965277">
                <text:p>523.765965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715386747">
                <text:p>523.715386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563739028">
                <text:p>523.563739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519919488">
                <text:p>523.519919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419058314">
                <text:p>523.419058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406359353">
                <text:p>523.406359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406359353">
                <text:p>523.406359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380261728">
                <text:p>523.380261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355815549">
                <text:p>523.35581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305286385">
                <text:p>523.3052863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279775932">
                <text:p>523.27977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254771854">
                <text:p>523.254771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153786661">
                <text:p>523.153786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851216119">
                <text:p>522.85121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851216119">
                <text:p>522.85121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588429492">
                <text:p>522.588429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537984159">
                <text:p>522.537984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34204722">
                <text:p>522.34204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062691411">
                <text:p>522.06269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062691411">
                <text:p>522.062691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012355134">
                <text:p>522.012355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012355134">
                <text:p>522.012355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203870108">
                <text:p>520.203870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203870108">
                <text:p>520.203870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002669609">
                <text:p>520.002669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.400465968">
                <text:p>519.400465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.532475668">
                <text:p>516.532475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.539010029">
                <text:p>511.53901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.539010029">
                <text:p>511.539010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.390687692">
                <text:p>511.390687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.740691093">
                <text:p>508.74069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.360137001">
                <text:p>508.36013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.793306767">
                <text:p>504.793306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.653313554">
                <text:p>503.653313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915055921">
                <text:p>502.91505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.70458717">
                <text:p>502.70458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.36008947">
                <text:p>501.36008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.259451806">
                <text:p>500.259451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.521786939">
                <text:p>499.521786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.543290824">
                <text:p>498.543290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.209535771">
                <text:p>495.209535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.203667824">
                <text:p>495.203667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.11217815">
                <text:p>495.11217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.480750188">
                <text:p>494.480750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.26666306">
                <text:p>494.26666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.743174255">
                <text:p>493.743174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.417661251">
                <text:p>493.417661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380953529">
                <text:p>490.380953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100215838">
                <text:p>490.100215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.052136158">
                <text:p>490.05213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.907981974">
                <text:p>489.907981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.55311756">
                <text:p>489.55311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.28478061">
                <text:p>489.28478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.067614505">
                <text:p>488.067614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.939567663">
                <text:p>486.939567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.053400436">
                <text:p>485.053400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967366355">
                <text:p>484.9673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939601706">
                <text:p>484.939601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939601706">
                <text:p>484.939601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79725849">
                <text:p>484.79725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.311688302">
                <text:p>484.311688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.333138647">
                <text:p>483.333138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.263816623">
                <text:p>483.263816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.062622726">
                <text:p>482.062622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.772921628">
                <text:p>481.772921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.422433945">
                <text:p>481.422433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.375872464">
                <text:p>481.37587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.771799989">
                <text:p>480.771799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.969816638">
                <text:p>479.969816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.874400092">
                <text:p>479.874400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.800776367">
                <text:p>479.800776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.102016361">
                <text:p>479.102016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.471309355">
                <text:p>478.471309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906373049">
                <text:p>477.906373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860169503">
                <text:p>477.860169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721639229">
                <text:p>477.721639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.16872048">
                <text:p>477.16872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.985533525">
                <text:p>475.985533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.324537602">
                <text:p>474.324537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.28528831">
                <text:p>474.2852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.239461431">
                <text:p>474.239461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.056257273">
                <text:p>472.05625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.098594477">
                <text:p>471.098594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87104358">
                <text:p>470.87104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698183426">
                <text:p>470.698183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.009347714">
                <text:p>470.009347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.527160401">
                <text:p>469.527160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.846718769">
                <text:p>468.84671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.738237747">
                <text:p>468.738237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.250058763">
                <text:p>468.250058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899051301">
                <text:p>467.899051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645345366">
                <text:p>467.645345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569348372">
                <text:p>467.569348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.478848158">
                <text:p>467.478848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.846814661">
                <text:p>466.846814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.301591395">
                <text:p>466.301591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.251122945">
                <text:p>466.251122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.244944261">
                <text:p>466.244944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.239909058">
                <text:p>466.239909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858777966">
                <text:p>465.85877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817913579">
                <text:p>465.817913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461580771">
                <text:p>465.46158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461580771">
                <text:p>465.461580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281553079">
                <text:p>465.281553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.205035272">
                <text:p>465.205035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757882567">
                <text:p>464.757882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741291384">
                <text:p>464.741291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718198388">
                <text:p>464.718198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69790252">
                <text:p>464.69790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342473909">
                <text:p>464.342473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.129527827">
                <text:p>464.129527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743674838">
                <text:p>463.743674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420984397">
                <text:p>463.420984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420984397">
                <text:p>463.420984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286614032">
                <text:p>463.286614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263753104">
                <text:p>463.263753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236283104">
                <text:p>463.236283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.218947866">
                <text:p>463.21894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.637660285">
                <text:p>462.637660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823611808">
                <text:p>461.823611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782870454">
                <text:p>461.78287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703262518">
                <text:p>461.703262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604369144">
                <text:p>461.604369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538648557">
                <text:p>461.538648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477736156">
                <text:p>461.47773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364169783">
                <text:p>461.364169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358434744">
                <text:p>461.358434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278951854">
                <text:p>461.278951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233377685">
                <text:p>461.233377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.114555852">
                <text:p>461.114555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39365656">
                <text:p>460.39365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351294423">
                <text:p>460.35129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351294423">
                <text:p>460.35129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323324807">
                <text:p>460.323324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217891486">
                <text:p>460.217891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144678405">
                <text:p>460.144678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.105158959">
                <text:p>460.105158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685903389">
                <text:p>459.685903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545624453">
                <text:p>459.545624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417078366">
                <text:p>459.417078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370293394">
                <text:p>459.370293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325104245">
                <text:p>459.325104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189678738">
                <text:p>459.189678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187052934">
                <text:p>459.187052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144666762">
                <text:p>459.144666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.051610164">
                <text:p>459.05161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.891438627">
                <text:p>458.891438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.680303897">
                <text:p>458.680303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.283522276">
                <text:p>458.283522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.21257523">
                <text:p>458.21257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9594331">
                <text:p>457.9594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846355403">
                <text:p>457.846355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779402397">
                <text:p>457.779402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690985321">
                <text:p>457.690985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445184606">
                <text:p>457.445184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370753104">
                <text:p>457.370753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357205918">
                <text:p>457.35720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326526372">
                <text:p>457.326526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227703545">
                <text:p>457.227703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154142459">
                <text:p>457.15414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045112324">
                <text:p>457.045112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.000934168">
                <text:p>457.000934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796804349">
                <text:p>456.796804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708696179">
                <text:p>456.708696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69475052">
                <text:p>456.69475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677857409">
                <text:p>456.677857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63396085">
                <text:p>456.6339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606457673">
                <text:p>456.606457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606457673">
                <text:p>456.606457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562330448">
                <text:p>456.562330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383782051">
                <text:p>456.38378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304409966">
                <text:p>456.304409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247514117">
                <text:p>456.24751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203430102">
                <text:p>456.203430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071254688">
                <text:p>456.071254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.033799693">
                <text:p>456.033799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945889562">
                <text:p>455.945889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894122986">
                <text:p>455.894122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894122986">
                <text:p>455.894122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874203466">
                <text:p>455.874203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850073117">
                <text:p>455.850073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806036013">
                <text:p>455.806036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786627977">
                <text:p>455.786627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718000081">
                <text:p>455.718000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674001239">
                <text:p>455.674001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543699561">
                <text:p>455.543699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462724034">
                <text:p>455.462724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448665458">
                <text:p>455.448665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404684127">
                <text:p>455.404684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272816546">
                <text:p>455.272816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234712598">
                <text:p>455.234712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14700723">
                <text:p>455.14700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135964655">
                <text:p>455.13596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135964655">
                <text:p>455.135964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113271067">
                <text:p>455.113271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092013521">
                <text:p>455.092013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048075118">
                <text:p>455.048075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025892114">
                <text:p>455.025892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.004149438">
                <text:p>455.004149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916336227">
                <text:p>454.916336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653231408">
                <text:p>454.653231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653231408">
                <text:p>454.653231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424721297">
                <text:p>454.424721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38085579">
                <text:p>454.38085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.210475844">
                <text:p>454.210475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.967557749">
                <text:p>453.96755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.967557749">
                <text:p>453.967557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.923787074">
                <text:p>453.923787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.923787074">
                <text:p>453.923787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7.5155616">
                <text:p>10367.5155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2.15296544">
                <text:p>9312.15296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4.55698051">
                <text:p>8764.55698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6.59935831">
                <text:p>8466.59935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2.51234202">
                <text:p>8222.51234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5.50062776">
                <text:p>7385.50062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0.01073219">
                <text:p>7150.01073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1.20036387">
                <text:p>6951.20036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0.52297136">
                <text:p>6940.52297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0.15715665">
                <text:p>6920.15715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5.53062663">
                <text:p>6795.53062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4.88914625">
                <text:p>6714.88914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2.17445892">
                <text:p>6422.17445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2.39188274">
                <text:p>6282.39188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4.52205554">
                <text:p>6044.52205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8.39675379">
                <text:p>6038.3967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4.2791967">
                <text:p>6034.2791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9.03404021">
                <text:p>5839.03404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9.99640013">
                <text:p>5649.9964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4.55270142">
                <text:p>5504.55270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8.40050357">
                <text:p>5488.40050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9.55877284">
                <text:p>5389.55877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2.58666562">
                <text:p>4982.58666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9.07328748">
                <text:p>4789.0732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6.56756646">
                <text:p>4786.56756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5.80763877">
                <text:p>4785.80763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2.52217702">
                <text:p>4772.52217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6.57284595">
                <text:p>4686.57284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6.97163287">
                <text:p>4676.97163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1.25988034">
                <text:p>4671.25988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7.02159112">
                <text:p>4657.02159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3.18383278">
                <text:p>4583.18383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1.03162769">
                <text:p>4481.03162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8.50997378">
                <text:p>4368.5099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2.68405707">
                <text:p>4332.68405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5.78202486">
                <text:p>4315.78202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4.41155433">
                <text:p>4164.4115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1.5718598">
                <text:p>4161.571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6.54924147">
                <text:p>3896.54924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0.50024828">
                <text:p>3880.5002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9.95118564">
                <text:p>3879.95118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7.75726338">
                <text:p>3877.75726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6.08944258">
                <text:p>3846.08944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5.01616519">
                <text:p>3845.01616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.14792896">
                <text:p>3835.14792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3.01195111">
                <text:p>3833.01195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5.67420036">
                <text:p>3785.67420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9.32232954">
                <text:p>3709.32232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4.7923189">
                <text:p>3704.7923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3.4998826">
                <text:p>3693.4998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2.58730582">
                <text:p>3692.58730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2.11228333">
                <text:p>3692.1122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2.11228333">
                <text:p>3692.1122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6.49194527">
                <text:p>3646.4919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6.49194527">
                <text:p>3646.49194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4.93890186">
                <text:p>3634.93890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1.32621739">
                <text:p>3621.32621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1.48577252">
                <text:p>3571.48577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1.05596497">
                <text:p>3571.05596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1.05596497">
                <text:p>3571.05596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0.1968152">
                <text:p>3570.1968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3.73712339">
                <text:p>3553.73712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4.68032403">
                <text:p>3464.68032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2.86160593">
                <text:p>3422.86160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5.49767785">
                <text:p>3225.49767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1.55853817">
                <text:p>3221.5585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1.73902836">
                <text:p>3211.73902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3.22535595">
                <text:p>3193.22535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0.8164364">
                <text:p>3160.816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2.32810142">
                <text:p>3092.32810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7.63812796">
                <text:p>3077.63812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7.20266448">
                <text:p>3077.2026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5.46265718">
                <text:p>3075.46265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0.34679928">
                <text:p>3050.34679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9.49557929">
                <text:p>3049.49557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1.66904711">
                <text:p>3041.66904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9.97499571">
                <text:p>3039.97499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2.76549915">
                <text:p>3012.76549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2.43126235">
                <text:p>3002.43126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.09836132">
                <text:p>2989.09836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6.40139646">
                <text:p>2976.40139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5.82293106">
                <text:p>2945.8229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8.6037253">
                <text:p>2928.6037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8.22698333">
                <text:p>2928.2269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8.22698333">
                <text:p>2928.22698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.04533591">
                <text:p>2892.0453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.04533591">
                <text:p>2892.04533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3.32493365">
                <text:p>2883.32493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2.08631034">
                <text:p>2872.086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5.32796044">
                <text:p>2865.32796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2.55768165">
                <text:p>2832.55768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2.2167998">
                <text:p>2832.216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2.2167998">
                <text:p>2832.2167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1.53540516">
                <text:p>2831.53540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8.48116682">
                <text:p>2818.48116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6.20706779">
                <text:p>2676.20706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.82840389">
                <text:p>2675.82840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4.31535407">
                <text:p>2674.31535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2.47547764">
                <text:p>2652.47547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1.73528634">
                <text:p>2651.73528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4.92960618">
                <text:p>2644.92960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3.45651801">
                <text:p>2643.45651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0.80979334">
                <text:p>2610.80979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6.61193505">
                <text:p>2546.61193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6.28433333">
                <text:p>2546.284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6.28433333">
                <text:p>2546.284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2.55804093">
                <text:p>2532.55804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4.82203122">
                <text:p>2514.82203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4.82203122">
                <text:p>2514.82203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7.46635682">
                <text:p>2497.46635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3.09363622">
                <text:p>2463.09363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2.79721722">
                <text:p>2462.79721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2.79721722">
                <text:p>2462.79721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2.20470014">
                <text:p>2462.20470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2.53608043">
                <text:p>2452.5360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0.85318855">
                <text:p>2450.85318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0.6642176">
                <text:p>2370.6642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6.34232463">
                <text:p>2336.34232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6.77494738">
                <text:p>2286.77494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2.50148586">
                <text:p>2272.50148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2.22438341">
                <text:p>2202.22438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2.64006994">
                <text:p>2132.64006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1.44714574">
                <text:p>2061.44714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1.60202142">
                <text:p>2031.6020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.49995424">
                <text:p>1988.49995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.08824858">
                <text:p>1976.08824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6.88003532">
                <text:p>1756.88003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3.48507888">
                <text:p>1473.48507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3.38761422">
                <text:p>1393.38761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1.53327403">
                <text:p>1391.53327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1.64140367">
                <text:p>1211.6414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4.95615573">
                <text:p>1204.95615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.62609704">
                <text:p>1168.62609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.06270434">
                <text:p>1147.06270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3.62983802">
                <text:p>1103.62983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.56884642">
                <text:p>1084.56884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3.9974208">
                <text:p>1073.9974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.0182034">
                <text:p>1021.0182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6.19660612">
                <text:p>1016.19660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2.852067727">
                <text:p>982.852067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.652273277">
                <text:p>961.652273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.141241119">
                <text:p>960.141241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.678120022">
                <text:p>959.678120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.65488213">
                <text:p>955.65488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.645624132">
                <text:p>945.645624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.59237858">
                <text:p>942.59237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.638919625">
                <text:p>932.638919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.252876568">
                <text:p>931.252876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.60746435">
                <text:p>928.60746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.770443479">
                <text:p>911.770443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9.739386199">
                <text:p>909.739386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.540672935">
                <text:p>903.540672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.348600887">
                <text:p>899.348600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4.379637215">
                <text:p>894.379637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.63800894">
                <text:p>885.63800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.913223738">
                <text:p>872.913223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6.53125949">
                <text:p>866.53125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.175291992">
                <text:p>860.175291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.703997157">
                <text:p>856.703997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.791057873">
                <text:p>851.791057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5.783394117">
                <text:p>845.78339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228527664">
                <text:p>839.228527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.004245332">
                <text:p>831.004245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050585399">
                <text:p>822.050585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.088522451">
                <text:p>818.088522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.469335966">
                <text:p>816.469335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.028514682">
                <text:p>816.028514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.706474909">
                <text:p>814.706474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.650445573">
                <text:p>812.650445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.773057868">
                <text:p>809.773057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.166896021">
                <text:p>804.16689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1.873098092">
                <text:p>801.873098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2.016028857">
                <text:p>792.016028857</text:p>
              </table:table-cell>
            </table:table-row>
            <table:table-row>
              <table:table-cell office:value-type="string">
                <text:p>2 Lev</text:p>
              </table:table-cell>
              <table:table-cell office:value-type="float" office:value="791.077727129">
                <text:p>791.077727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.084447799">
                <text:p>788.084447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.963047575">
                <text:p>787.963047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682957705">
                <text:p>785.682957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39040016">
                <text:p>785.39040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.637254683">
                <text:p>784.637254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.429635825">
                <text:p>784.429635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.155886162">
                <text:p>784.155886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.928209377">
                <text:p>783.92820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.947500307">
                <text:p>782.94750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.854836348">
                <text:p>782.854836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1.583166671">
                <text:p>781.583166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9.50336406">
                <text:p>779.5033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.297705142">
                <text:p>776.297705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.025006894">
                <text:p>775.025006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.597807338">
                <text:p>773.597807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365295632">
                <text:p>771.365295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336741013">
                <text:p>770.336741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916241273">
                <text:p>769.91624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731574763">
                <text:p>769.731574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66522588">
                <text:p>769.66522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.357164454">
                <text:p>769.35716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82315604">
                <text:p>766.82315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4.9967071">
                <text:p>764.9967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689733979">
                <text:p>762.689733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491329164">
                <text:p>761.491329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310820734">
                <text:p>761.310820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.053447637">
                <text:p>760.053447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698624303">
                <text:p>757.698624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669362534">
                <text:p>757.669362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660061708">
                <text:p>757.660061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492804634">
                <text:p>757.492804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.400868712">
                <text:p>757.400868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.19629759">
                <text:p>754.19629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.172600248">
                <text:p>752.172600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.994805347">
                <text:p>749.994805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978514775">
                <text:p>747.978514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57326577">
                <text:p>747.57326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.68787641">
                <text:p>740.68787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.67914315">
                <text:p>739.67914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.579867622">
                <text:p>738.579867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.481782072">
                <text:p>736.481782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12828276">
                <text:p>723.12828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601223364">
                <text:p>716.601223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.276476566">
                <text:p>713.276476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335574344">
                <text:p>709.335574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150485103">
                <text:p>704.150485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.402558816">
                <text:p>702.402558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310487791">
                <text:p>692.310487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.248929942">
                <text:p>687.248929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.454894297">
                <text:p>679.454894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.829012227">
                <text:p>677.829012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.793726369">
                <text:p>670.793726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.595039182">
                <text:p>665.595039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208464328">
                <text:p>663.208464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166373186">
                <text:p>662.166373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.169395954">
                <text:p>652.169395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.971153937">
                <text:p>651.971153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063709365">
                <text:p>650.063709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828828152">
                <text:p>648.828828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544645766">
                <text:p>647.544645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195028886">
                <text:p>647.195028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.146514583">
                <text:p>646.146514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.515870627">
                <text:p>644.515870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199254913">
                <text:p>643.199254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.24336315">
                <text:p>642.24336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.418940932">
                <text:p>640.418940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.787538223">
                <text:p>637.787538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.968319177">
                <text:p>635.968319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8072024">
                <text:p>628.8072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150643576">
                <text:p>628.150643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032493082">
                <text:p>625.032493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.936210145">
                <text:p>624.936210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131498577">
                <text:p>623.131498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127863007">
                <text:p>623.127863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89583461">
                <text:p>622.89583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298512335">
                <text:p>622.29851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133849103">
                <text:p>622.133849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916737301">
                <text:p>621.916737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736166057">
                <text:p>621.736166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.958362312">
                <text:p>620.958362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.884870208">
                <text:p>620.884870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.240414405">
                <text:p>620.240414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.876304601">
                <text:p>619.876304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.813542907">
                <text:p>616.813542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684386837">
                <text:p>615.684386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675005468">
                <text:p>614.67500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.543088578">
                <text:p>613.543088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772475846">
                <text:p>611.772475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956725631">
                <text:p>610.956725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784833753">
                <text:p>610.784833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623225837">
                <text:p>610.623225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476766192">
                <text:p>610.476766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424144663">
                <text:p>610.424144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.179820085">
                <text:p>610.179820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.170089272">
                <text:p>608.170089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.721526321">
                <text:p>606.721526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798237134">
                <text:p>603.798237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801010195">
                <text:p>602.801010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009119819">
                <text:p>602.009119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933391689">
                <text:p>600.933391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910184079">
                <text:p>600.91018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902807562">
                <text:p>600.902807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7701554">
                <text:p>600.7701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.697240702">
                <text:p>600.697240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155684296">
                <text:p>598.155684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.607765167">
                <text:p>597.607765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.550682955">
                <text:p>596.550682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.830342867">
                <text:p>590.830342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298892495">
                <text:p>583.298892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.77829494">
                <text:p>578.77829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.931438206">
                <text:p>566.931438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198981001">
                <text:p>564.198981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082300666">
                <text:p>563.08230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.778285988">
                <text:p>562.778285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.86653442">
                <text:p>561.86653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.448583153">
                <text:p>560.448583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597859325">
                <text:p>554.597859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.015929719">
                <text:p>553.015929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.217950936">
                <text:p>546.217950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506515724">
                <text:p>543.506515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422791431">
                <text:p>543.422791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850315659">
                <text:p>541.850315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648551835">
                <text:p>541.648551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129141161">
                <text:p>541.129141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985955741">
                <text:p>540.985955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79716287">
                <text:p>540.79716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640144397">
                <text:p>540.640144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963793315">
                <text:p>539.963793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899887137">
                <text:p>539.899887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022873566">
                <text:p>539.022873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377727684">
                <text:p>535.377727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500004754">
                <text:p>534.500004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.515729198">
                <text:p>533.515729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976065953">
                <text:p>531.976065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26671794">
                <text:p>531.26671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976718119">
                <text:p>530.976718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849361906">
                <text:p>530.84936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803604055">
                <text:p>530.803604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591147899">
                <text:p>530.591147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843555889">
                <text:p>528.84355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.583935931">
                <text:p>527.583935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041945334">
                <text:p>525.041945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174791474">
                <text:p>524.17479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550775382">
                <text:p>522.55077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530594851">
                <text:p>522.530594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524180489">
                <text:p>522.524180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408830782">
                <text:p>522.408830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345426698">
                <text:p>522.345426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135377649">
                <text:p>520.135377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.739724309">
                <text:p>518.73972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77.9194936">
                <text:p>10377.9194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7.30700796">
                <text:p>9327.3070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6.53269283">
                <text:p>8726.53269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4.99460019">
                <text:p>8474.9946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30.76373631">
                <text:p>8230.7637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7.51935113">
                <text:p>7397.51935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7.18585766">
                <text:p>7157.18585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6.73929411">
                <text:p>6946.73929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1.04317019">
                <text:p>6921.04317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5.34530686">
                <text:p>6915.34530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2.26724383">
                <text:p>6822.26724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1.54744153">
                <text:p>6721.54744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2.62552273">
                <text:p>6432.62552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1.43887757">
                <text:p>6261.43887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2.52275136">
                <text:p>6042.52275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8.39675379">
                <text:p>6038.39675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8.29840886">
                <text:p>6018.29840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4.8238622">
                <text:p>5844.8238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4.9853604">
                <text:p>5654.9853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9.48288844">
                <text:p>5509.48288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4.5842089">
                <text:p>5484.5842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0.76367614">
                <text:p>5410.76367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5.96876498">
                <text:p>4965.96876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2.34563038">
                <text:p>4792.34563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0.8546856">
                <text:p>4790.854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9.07328748">
                <text:p>4789.0732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9.20365991">
                <text:p>4769.20365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5.0118923">
                <text:p>4705.0118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5.57868334">
                <text:p>4685.57868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9.83537739">
                <text:p>4679.83537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5.55354623">
                <text:p>4665.55354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2.2952574">
                <text:p>4612.2952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4.98838928">
                <text:p>4484.98838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8.50997378">
                <text:p>4368.50997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5.3167316">
                <text:p>4355.3167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8.23370867">
                <text:p>4318.23370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7.2570699">
                <text:p>4167.2570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4.41155433">
                <text:p>4164.4115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9.98990372">
                <text:p>3899.98990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7.38672078">
                <text:p>3867.38672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6.29991825">
                <text:p>3866.29991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4.67143103">
                <text:p>3864.67143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2.00857639">
                <text:p>3852.00857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0.93033744">
                <text:p>3850.93033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1.57735162">
                <text:p>3841.57735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8.89449819">
                <text:p>3838.89449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3.21088748">
                <text:p>3793.21088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6.14861094">
                <text:p>3716.1486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1.59357518">
                <text:p>3711.59357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0.26660563">
                <text:p>3700.26660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8.77933016">
                <text:p>3698.7793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8.77933016">
                <text:p>3698.7793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8.77933016">
                <text:p>3698.7793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9.15327177">
                <text:p>3689.15327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8.68148288">
                <text:p>3688.68148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8.02727312">
                <text:p>3658.0272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7.76904457">
                <text:p>3627.7690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6.23015873">
                <text:p>3596.2301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8.38386832">
                <text:p>3578.38386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7.95156582">
                <text:p>3577.95156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7.95156582">
                <text:p>3577.95156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7.08743067">
                <text:p>3577.08743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4.68032403">
                <text:p>3464.68032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4.21671817">
                <text:p>3454.21671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1.43357473">
                <text:p>3231.43357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8.93646144">
                <text:p>3228.93646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7.47267407">
                <text:p>3227.47267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7.62313533">
                <text:p>3217.62313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.89328097">
                <text:p>3180.89328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7.34947647">
                <text:p>3097.3494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.23774408">
                <text:p>3067.2377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6.37579725">
                <text:p>3066.37579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5.08423841">
                <text:p>3065.08423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5.04128472">
                <text:p>3055.04128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4.18612969">
                <text:p>3054.18612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6.7682444">
                <text:p>3046.7682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4.6404641">
                <text:p>3044.6404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2.76549915">
                <text:p>3012.76549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8.4086349">
                <text:p>3008.408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3.66671145">
                <text:p>3003.666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6.44861869">
                <text:p>2986.44861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0.98393127">
                <text:p>2950.98393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3.51464116">
                <text:p>2933.5146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3.51464116">
                <text:p>2933.5146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3.51464116">
                <text:p>2933.51464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.88018107">
                <text:p>2925.8801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.50600367">
                <text:p>2925.50600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8.62230196">
                <text:p>2908.62230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7.1961388">
                <text:p>2877.1961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1.02078149">
                <text:p>2871.02078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2.18253968">
                <text:p>2852.18253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8.02858522">
                <text:p>2838.02858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7.68572462">
                <text:p>2837.6857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7.68572462">
                <text:p>2837.6857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7.00037605">
                <text:p>2837.00037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7.16325572">
                <text:p>2667.16325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.41373673">
                <text:p>2666.41373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5.29064209">
                <text:p>2665.29064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6.55763889">
                <text:p>2656.55763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5.81402582">
                <text:p>2655.81402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9.36369078">
                <text:p>2649.36369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7.51344704">
                <text:p>2647.51344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6.00750861">
                <text:p>2616.00750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0.88064183">
                <text:p>2560.88064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0.88229666">
                <text:p>2550.88229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0.88229666">
                <text:p>2550.88229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0.88229666">
                <text:p>2550.88229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4.24363571">
                <text:p>2544.24363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3.91826406">
                <text:p>2543.91826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1.90968591">
                <text:p>2501.90968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0.15873016">
                <text:p>2480.15873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7.85094366">
                <text:p>2467.85094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7.55280401">
                <text:p>2467.55280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7.55280401">
                <text:p>2467.55280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6.95684873">
                <text:p>2466.95684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6.5185503">
                <text:p>2456.5185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8.56269758">
                <text:p>2368.56269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0.43553169">
                <text:p>2340.43553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6.83837742">
                <text:p>2306.83837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7.01648187">
                <text:p>2277.01648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6.85273203">
                <text:p>2226.85273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6.10308722">
                <text:p>2136.10308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9.61973703">
                <text:p>2059.61973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5.16133191">
                <text:p>2035.16133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.94641515">
                <text:p>2005.94641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.01433206">
                <text:p>1980.01433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7.97795921">
                <text:p>1757.97795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1.40889558">
                <text:p>1481.40889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4.25838144">
                <text:p>1394.2583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.67388507">
                <text:p>1386.67388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2.39859256">
                <text:p>1212.39859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4.12411528">
                <text:p>1204.12411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4.91050339">
                <text:p>1174.91050339</text:p>
              </table:table-cell>
            </table:table-row>
            <table:table-row>
              <table:table-cell office:value-type="string">
                <text:p>Bimodal</text:p>
              </table:table-cell>
              <table:table-cell office:value-type="float" office:value="1145.93129012">
                <text:p>1145.93129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9.77583988">
                <text:p>1099.77583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.02315137">
                <text:p>1084.02315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.82024115">
                <text:p>1064.82024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.72878706">
                <text:p>1021.72878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.6613073">
                <text:p>1021.661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.628283832">
                <text:p>983.62828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.982707572">
                <text:p>962.982707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.093959278">
                <text:p>960.093959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.326817288">
                <text:p>956.32681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4.99498798">
                <text:p>954.99498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.457968764">
                <text:p>946.457968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3.303792028">
                <text:p>943.30379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.649383716">
                <text:p>932.64938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.478668545">
                <text:p>932.478668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.442110355">
                <text:p>927.442110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.523346763">
                <text:p>912.523346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8.842057682">
                <text:p>908.842057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.693873902">
                <text:p>903.693873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.7114404">
                <text:p>900.7114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.01262068">
                <text:p>895.01262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.832298504">
                <text:p>886.832298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3.267227136">
                <text:p>873.267227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.879697976">
                <text:p>867.87969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.742499365">
                <text:p>859.742499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.979263729">
                <text:p>856.979263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.794045849">
                <text:p>846.794045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.512605049">
                <text:p>844.512605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.789276861">
                <text:p>839.789276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.43042433">
                <text:p>830.43042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.584568542">
                <text:p>822.584568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801476378">
                <text:p>819.801476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.206215516">
                <text:p>819.206215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.502449751">
                <text:p>817.502449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.043620454">
                <text:p>817.04362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.905932652">
                <text:p>815.905932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0.336624218">
                <text:p>810.336624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.567121266">
                <text:p>804.567121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.964081654">
                <text:p>802.964081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2.976171796">
                <text:p>792.97617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.297441463">
                <text:p>790.297441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.075619825">
                <text:p>789.075619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.411278177">
                <text:p>788.411278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.765464651">
                <text:p>786.765464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.65771273">
                <text:p>786.6577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905813524">
                <text:p>785.905813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591330019">
                <text:p>785.591330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367101095">
                <text:p>785.367101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.145513433">
                <text:p>785.145513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.450684175">
                <text:p>784.450684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.187426277">
                <text:p>784.187426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.415445792">
                <text:p>782.415445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.118983731">
                <text:p>780.118983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.610117188">
                <text:p>778.610117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.165550348">
                <text:p>776.165550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.708228182">
                <text:p>775.708228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412727659">
                <text:p>772.412727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.151100288">
                <text:p>772.151100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.138543234">
                <text:p>771.13854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96453867">
                <text:p>770.96453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811492533">
                <text:p>770.811492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.668603954">
                <text:p>770.66860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.701668943">
                <text:p>768.701668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.121355546">
                <text:p>766.121355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3.744906003">
                <text:p>763.744906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.137659377">
                <text:p>762.13765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453829771">
                <text:p>761.453829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14798043">
                <text:p>761.1479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855653229">
                <text:p>758.855653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461236585">
                <text:p>758.461236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452437805">
                <text:p>758.452437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288189266">
                <text:p>758.28818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.272163447">
                <text:p>758.272163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.378755382">
                <text:p>755.378755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.272956269">
                <text:p>753.272956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0.639078676">
                <text:p>750.639078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8.13749023">
                <text:p>748.13749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.60217336">
                <text:p>747.60217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.687442258">
                <text:p>739.687442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.552047466">
                <text:p>739.552047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.5575358">
                <text:p>735.557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.358787002">
                <text:p>734.358787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.725412951">
                <text:p>723.725412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.722727578">
                <text:p>716.722727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.357349281">
                <text:p>714.357349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.837595713">
                <text:p>709.837595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.640542798">
                <text:p>704.64054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.349753985">
                <text:p>703.349753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.591249107">
                <text:p>692.591249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.318381152">
                <text:p>688.318381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.673209166">
                <text:p>679.673209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.364333678">
                <text:p>678.36433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.595277742">
                <text:p>671.595277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.039771304">
                <text:p>666.039771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.126005221">
                <text:p>664.126005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.133765019">
                <text:p>662.133765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.729633631">
                <text:p>652.729633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.394657809">
                <text:p>652.39465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55433933">
                <text:p>650.5543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.187377817">
                <text:p>650.187377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.715274375">
                <text:p>649.715274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364011871">
                <text:p>648.364011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.000112774">
                <text:p>648.000112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097808655">
                <text:p>647.097808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206471529">
                <text:p>643.206471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.088736927">
                <text:p>643.08873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.615248521">
                <text:p>639.615248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.104958246">
                <text:p>638.104958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.833582002">
                <text:p>636.833582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.326446044">
                <text:p>629.326446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.912136252">
                <text:p>628.912136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818595034">
                <text:p>625.818595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.291703382">
                <text:p>625.29170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986402999">
                <text:p>623.986402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900944579">
                <text:p>623.900944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304610726">
                <text:p>623.304610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237154416">
                <text:p>623.237154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.055192774">
                <text:p>623.055192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877356041">
                <text:p>622.877356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701614102">
                <text:p>622.701614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.150542621">
                <text:p>622.150542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941751876">
                <text:p>621.941751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.180303723">
                <text:p>621.180303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.536388043">
                <text:p>620.536388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.518368804">
                <text:p>617.518368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.250083229">
                <text:p>617.250083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579574414">
                <text:p>615.579574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.216870627">
                <text:p>615.216870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603197798">
                <text:p>612.60319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.395700229">
                <text:p>612.395700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608481727">
                <text:p>611.608481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592637737">
                <text:p>611.592637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454634117">
                <text:p>611.454634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333252699">
                <text:p>611.333252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.219927273">
                <text:p>611.219927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.659944334">
                <text:p>609.659944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.613488882">
                <text:p>607.613488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.454005712">
                <text:p>604.454005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.669087928">
                <text:p>603.669087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.253260093">
                <text:p>602.253260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851035319">
                <text:p>601.851035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38222119">
                <text:p>601.538222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531243776">
                <text:p>601.531243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400977694">
                <text:p>601.400977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.388267562">
                <text:p>601.388267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.093495648">
                <text:p>599.093495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.537722741">
                <text:p>598.537722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.42337911">
                <text:p>597.42337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.020181883">
                <text:p>591.020181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.995893689">
                <text:p>583.995893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.165018525">
                <text:p>579.165018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299702443">
                <text:p>567.299702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.380328537">
                <text:p>565.380328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.969803804">
                <text:p>564.969803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794792932">
                <text:p>563.794792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.478358933">
                <text:p>563.47835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.693746657">
                <text:p>562.693746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.873876735">
                <text:p>554.873876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.768332176">
                <text:p>553.768332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.88011848">
                <text:p>546.88011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.190082638">
                <text:p>544.190082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.731915984">
                <text:p>543.731915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596872173">
                <text:p>542.596872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522560503">
                <text:p>542.522560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.004009328">
                <text:p>542.0040093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787124151">
                <text:p>541.787124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632483514">
                <text:p>541.632483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479664436">
                <text:p>541.479664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.000471845">
                <text:p>541.000471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.818914674">
                <text:p>540.818914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.596859167">
                <text:p>539.596859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.972494613">
                <text:p>536.972494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.286586447">
                <text:p>535.286586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.971191849">
                <text:p>534.971191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698432868">
                <text:p>532.69843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.518000198">
                <text:p>532.518000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819684989">
                <text:p>531.819684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699681841">
                <text:p>531.699681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594132781">
                <text:p>531.59413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.495588933">
                <text:p>531.495588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.13908203">
                <text:p>530.13908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.359555549">
                <text:p>528.35955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.61217888">
                <text:p>525.61217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.929641676">
                <text:p>524.929641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348726365">
                <text:p>523.348726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076714886">
                <text:p>523.07671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.070646762">
                <text:p>523.070646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957371908">
                <text:p>522.957371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.946319619">
                <text:p>522.946319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.950865781">
                <text:p>520.950865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.49859053">
                <text:p>519.49859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